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13mm"/>
    </style:style>
    <style:style style:name="co2" style:family="table-column">
      <style:table-column-properties fo:break-before="auto" style:column-width="49.21mm"/>
    </style:style>
    <style:style style:name="co3" style:family="table-column">
      <style:table-column-properties fo:break-before="auto" style:column-width="15.08mm"/>
    </style:style>
    <style:style style:name="co4" style:family="table-column">
      <style:table-column-properties fo:break-before="auto" style:column-width="12.29mm"/>
    </style:style>
    <style:style style:name="co5" style:family="table-column">
      <style:table-column-properties fo:break-before="auto" style:column-width="12.01mm"/>
    </style:style>
    <style:style style:name="co6" style:family="table-column">
      <style:table-column-properties fo:break-before="auto" style:column-width="22.63mm"/>
    </style:style>
    <style:style style:name="co7" style:family="table-column">
      <style:table-column-properties fo:break-before="auto" style:column-width="22.35mm"/>
    </style:style>
    <style:style style:name="co8" style:family="table-column">
      <style:table-column-properties fo:break-before="auto" style:column-width="41.66mm"/>
    </style:style>
    <style:style style:name="co9" style:family="table-column">
      <style:table-column-properties fo:break-before="auto" style:column-width="42.49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11.17mm"/>
    </style:style>
    <style:style style:name="co12" style:family="table-column">
      <style:table-column-properties fo:break-before="auto" style:column-width="11.73mm"/>
    </style:style>
    <style:style style:name="co13" style:family="table-column">
      <style:table-column-properties fo:break-before="auto" style:column-width="20.67mm"/>
    </style:style>
    <style:style style:name="co14" style:family="table-column">
      <style:table-column-properties fo:break-before="auto" style:column-width="10.34mm"/>
    </style:style>
    <style:style style:name="co15" style:family="table-column">
      <style:table-column-properties fo:break-before="auto" style:column-width="17.32mm"/>
    </style:style>
    <style:style style:name="co16" style:family="table-column">
      <style:table-column-properties fo:break-before="auto" style:column-width="38.58mm"/>
    </style:style>
    <style:style style:name="co17" style:family="table-column">
      <style:table-column-properties fo:break-before="auto" style:column-width="40.82mm"/>
    </style:style>
    <style:style style:name="co18" style:family="table-column">
      <style:table-column-properties fo:break-before="auto" style:column-width="12.84mm"/>
    </style:style>
    <style:style style:name="co19" style:family="table-column">
      <style:table-column-properties fo:break-before="auto" style:column-width="27.96mm"/>
    </style:style>
    <style:style style:name="co20" style:family="table-column">
      <style:table-column-properties fo:break-before="auto" style:column-width="38.01mm"/>
    </style:style>
    <style:style style:name="co21" style:family="table-column">
      <style:table-column-properties fo:break-before="auto" style:column-width="34.94mm"/>
    </style:style>
    <style:style style:name="co22" style:family="table-column">
      <style:table-column-properties fo:break-before="auto" style:column-width="13.12mm"/>
    </style:style>
    <style:style style:name="co23" style:family="table-column">
      <style:table-column-properties fo:break-before="auto" style:column-width="10.6mm"/>
    </style:style>
    <style:style style:name="co24" style:family="table-column">
      <style:table-column-properties fo:break-before="auto" style:column-width="11.45mm"/>
    </style:style>
    <style:style style:name="co25" style:family="table-column">
      <style:table-column-properties fo:break-before="auto" style:column-width="25.72mm"/>
    </style:style>
    <style:style style:name="co26" style:family="table-column">
      <style:table-column-properties fo:break-before="auto" style:column-width="0.81mm"/>
    </style:style>
    <style:style style:name="co27" style:family="table-column">
      <style:table-column-properties fo:break-before="auto" style:column-width="29.92mm"/>
    </style:style>
    <style:style style:name="co28" style:family="table-column">
      <style:table-column-properties fo:break-before="auto" style:column-width="35.22mm"/>
    </style:style>
    <style:style style:name="co29" style:family="table-column">
      <style:table-column-properties fo:break-before="auto" style:column-width="27.39mm"/>
    </style:style>
    <style:style style:name="co30" style:family="table-column">
      <style:table-column-properties fo:break-before="auto" style:column-width="16.47mm"/>
    </style:style>
    <style:style style:name="co31" style:family="table-column">
      <style:table-column-properties fo:break-before="auto" style:column-width="26.26mm"/>
    </style:style>
    <style:style style:name="co32" style:family="table-column">
      <style:table-column-properties fo:break-before="auto" style:column-width="37.75mm"/>
    </style:style>
    <style:style style:name="co33" style:family="table-column">
      <style:table-column-properties fo:break-before="auto" style:column-width="21.52mm"/>
    </style:style>
    <style:style style:name="co34" style:family="table-column">
      <style:table-column-properties fo:break-before="auto" style:column-width="22.08mm"/>
    </style:style>
    <style:style style:name="co35" style:family="table-column">
      <style:table-column-properties fo:break-before="auto" style:column-width="0.26mm"/>
    </style:style>
    <style:style style:name="co36" style:family="table-column">
      <style:table-column-properties fo:break-before="auto" style:column-width="13.97mm"/>
    </style:style>
    <style:style style:name="co37" style:family="table-column">
      <style:table-column-properties fo:break-before="auto" style:column-width="21.8mm"/>
    </style:style>
    <style:style style:name="co38" style:family="table-column">
      <style:table-column-properties fo:break-before="auto" style:column-width="19mm"/>
    </style:style>
    <style:style style:name="co39" style:family="table-column">
      <style:table-column-properties fo:break-before="auto" style:column-width="19.84mm"/>
    </style:style>
    <style:style style:name="co40" style:family="table-column">
      <style:table-column-properties fo:break-before="auto" style:column-width="28.5mm"/>
    </style:style>
    <style:style style:name="co41" style:family="table-column">
      <style:table-column-properties fo:break-before="auto" style:column-width="20.96mm"/>
    </style:style>
    <style:style style:name="ro1" style:family="table-row">
      <style:table-row-properties style:row-height="9.26mm" fo:break-before="auto" style:use-optimal-row-height="false"/>
    </style:style>
    <style:style style:name="ro2" style:family="table-row">
      <style:table-row-properties style:row-height="10.16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21.91mm" fo:break-before="auto" style:use-optimal-row-height="false"/>
    </style:style>
    <style:style style:name="ro5" style:family="table-row">
      <style:table-row-properties style:row-height="8.8mm" fo:break-before="auto" style:use-optimal-row-height="false"/>
    </style:style>
    <style:style style:name="ro6" style:family="table-row">
      <style:table-row-properties style:row-height="10.58mm" fo:break-before="auto" style:use-optimal-row-height="false"/>
    </style:style>
    <style:style style:name="ro7" style:family="table-row">
      <style:table-row-properties style:row-height="5.17mm" fo:break-before="auto" style:use-optimal-row-height="false"/>
    </style:style>
    <style:style style:name="ro8" style:family="table-row">
      <style:table-row-properties style:row-height="8.2mm" fo:break-before="auto" style:use-optimal-row-height="false"/>
    </style:style>
    <style:style style:name="ro9" style:family="table-row">
      <style:table-row-properties style:row-height="6.83mm" fo:break-before="auto" style:use-optimal-row-height="fals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5.56mm" fo:break-before="auto" style:use-optimal-row-height="false"/>
    </style:style>
    <style:style style:name="ro12" style:family="table-row">
      <style:table-row-properties style:row-height="5.29mm" fo:break-before="auto" style:use-optimal-row-height="false"/>
    </style:style>
    <style:style style:name="ro13" style:family="table-row">
      <style:table-row-properties style:row-height="4.23mm" fo:break-before="auto" style:use-optimal-row-height="false"/>
    </style:style>
    <style:style style:name="ro14" style:family="table-row">
      <style:table-row-properties style:row-height="5.57mm" fo:break-before="auto" style:use-optimal-row-height="false"/>
    </style:style>
    <style:style style:name="ro15" style:family="table-row">
      <style:table-row-properties style:row-height="3.51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ro17" style:family="table-row">
      <style:table-row-properties style:row-height="22.75mm" fo:break-before="auto" style:use-optimal-row-height="false"/>
    </style:style>
    <style:style style:name="ro18" style:family="table-row">
      <style:table-row-properties style:row-height="15.35mm" fo:break-before="auto" style:use-optimal-row-height="false"/>
    </style:style>
    <style:style style:name="ro19" style:family="table-row">
      <style:table-row-properties style:row-height="22.9mm" fo:break-before="auto" style:use-optimal-row-height="false"/>
    </style:style>
    <style:style style:name="ro20" style:family="table-row">
      <style:table-row-properties style:row-height="6.69mm" fo:break-before="auto" style:use-optimal-row-height="false"/>
    </style:style>
    <style:style style:name="ro21" style:family="table-row">
      <style:table-row-properties style:row-height="7.74mm" fo:break-before="auto" style:use-optimal-row-height="false"/>
    </style:style>
    <style:style style:name="ro22" style:family="table-row">
      <style:table-row-properties style:row-height="7.66mm" fo:break-before="auto" style:use-optimal-row-height="false"/>
    </style:style>
    <style:style style:name="ro23" style:family="table-row">
      <style:table-row-properties style:row-height="1.06mm" fo:break-before="auto" style:use-optimal-row-height="false"/>
    </style:style>
    <style:style style:name="ro24" style:family="table-row">
      <style:table-row-properties style:row-height="7.09mm" fo:break-before="auto" style:use-optimal-row-height="false"/>
    </style:style>
    <style:style style:name="ro25" style:family="table-row">
      <style:table-row-properties style:row-height="9.33mm" fo:break-before="auto" style:use-optimal-row-height="false"/>
    </style:style>
    <style:style style:name="ta1" style:family="table" style:master-page-name="PageStyle_5f_SEMENTES">
      <style:table-properties table:display="true" style:writing-mode="lr-tb"/>
    </style:style>
    <style:style style:name="ta2" style:family="table" style:master-page-name="PageStyle_5f_MUDAS">
      <style:table-properties table:display="true" style:writing-mode="lr-tb"/>
    </style:style>
    <style:style style:name="ta3" style:family="table" style:master-page-name="PageStyle_5f_ERVA_20_-_20_MATE">
      <style:table-properties table:display="true" style:writing-mode="lr-tb"/>
    </style:style>
    <style:style style:name="ta4" style:family="table" style:master-page-name="PageStyle_5f_LENHA">
      <style:table-properties table:display="true" style:writing-mode="lr-tb"/>
    </style:style>
    <style:style style:name="ta5" style:family="table" style:master-page-name="PageStyle_5f_CARVÃO">
      <style:table-properties table:display="true" style:writing-mode="lr-tb"/>
    </style:style>
    <style:style style:name="ta6" style:family="table" style:master-page-name="PageStyle_5f_TORAS">
      <style:table-properties table:display="true" style:writing-mode="lr-tb"/>
    </style:style>
    <style:style style:name="ta7" style:family="table" style:master-page-name="PageStyle_5f_TORAS_20_2_20_">
      <style:table-properties table:display="true" style:writing-mode="lr-tb"/>
    </style:style>
    <style:style style:name="ta8" style:family="table" style:master-page-name="PageStyle_5f_MADEIRA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>
      <style:table-cell-properties style:glyph-orientation-vertical="0" fo:border-bottom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Default">
      <style:table-cell-properties fo:border-bottom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" style:family="table-cell" style:parent-style-name="Default">
      <style:table-cell-properties fo:border-bottom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" style:family="table-cell" style:parent-style-name="Default">
      <style:table-cell-properties fo:border-bottom="1.76pt solid #000000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" style:family="table-cell" style:parent-style-name="Default">
      <style:table-cell-properties fo:border-bottom="1.76pt solid #000000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>
      <style:table-cell-properties fo:border="1.76pt solid #000000" fo:padding="0.71m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6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7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9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20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border-bottom="0.74pt solid #000000" fo:border-left="1.76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fo:border-bottom="0.74pt solid #000000" fo:border-left="1.76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23" style:family="table-cell" style:parent-style-name="Default">
      <style:table-cell-properties style:glyph-orientation-vertical="0" fo:border-bottom="1.76pt solid #000000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000000" style:text-align-source="fix" style:repeat-content="false" fo:wrap-option="no-wrap" fo:border-left="1.76pt solid #000000" style:direction="ltr" fo:padding="0.71mm" fo:border-right="0.74pt solid #000000" style:rotation-angle="9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5" style:family="table-cell" style:parent-style-name="Default" style:data-style-name="N2">
      <style:table-cell-properties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" style:family="table-cell" style:parent-style-name="Default">
      <style:table-cell-properties fo:border-bottom="0.74pt solid #000000" fo:border-left="0.74pt solid #000000" fo:padding="0.71mm" fo:border-right="none" style:rotation-align="none" fo:border-top="0.74pt solid #000000"/>
    </style:style>
    <style:style style:name="ce27" style:family="table-cell" style:parent-style-name="Default">
      <style:table-cell-properties fo:border-bottom="1.76pt solid #000000" fo:border-left="0.74pt solid #000000" fo:padding="0.71mm" fo:border-right="none" style:rotation-align="none" fo:border-top="0.74pt solid #000000"/>
    </style:style>
    <style:style style:name="ce28" style:family="table-cell" style:parent-style-name="Default">
      <style:table-cell-properties style:glyph-orientation-vertical="0" fo:border-bottom="1.76pt solid #000000" style:text-align-source="fix" style:repeat-content="false" fo:wrap-option="no-wrap" fo:border-left="none" style:direction="ltr" fo:padding="0.71mm" fo:border-right="0.74pt solid #000000" style:rotation-angle="9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9" style:family="table-cell" style:parent-style-name="Excel_5f_BuiltIn_5f_Comma" style:data-style-name="N2">
      <style:table-cell-properties style:glyph-orientation-vertical="0" style:cell-protect="protected" style:print-content="tru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Default">
      <style:table-cell-properties fo:border-bottom="0.74pt solid #000000" fo:border-left="none" fo:padding="0.71mm" fo:border-right="0.74pt solid #000000" style:rotation-align="none" fo:border-top="0.74pt solid #000000"/>
    </style:style>
    <style:style style:name="ce31" style:family="table-cell" style:parent-style-name="Default">
      <style:table-cell-properties fo:border-bottom="1.76pt solid #000000" fo:border-left="none" fo:padding="0.71mm" fo:border-right="0.74pt solid #000000" style:rotation-align="none" fo:border-top="0.74pt solid #000000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3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style:text-align-source="fix" style:repeat-content="false" fo:wrap-option="no-wrap" fo:border-left="none" style:direction="ltr" fo:padding="0.71mm" fo:border-right="0.74pt solid #000000" style:rotation-angle="9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5" style:family="table-cell" style:parent-style-name="Default">
      <style:table-cell-properties fo:border-bottom="0.74pt solid #000000" fo:border-left="none" fo:padding="0.71mm" fo:border-right="none" style:rotation-align="none" fo:border-top="0.74pt solid #000000"/>
    </style:style>
    <style:style style:name="ce36" style:family="table-cell" style:parent-style-name="Default">
      <style:table-cell-properties fo:border-bottom="1.76pt solid #000000" fo:border-left="none" fo:padding="0.71mm" fo:border-right="none" style:rotation-align="none" fo:border-top="0.74pt solid #000000"/>
    </style:style>
    <style:style style:name="ce37" style:family="table-cell" style:parent-style-name="Default">
      <style:table-cell-properties style:glyph-orientation-vertical="0" fo:border-bottom="1.76pt solid #000000" style:text-align-source="fix" style:repeat-content="false" fo:wrap-option="no-wrap" fo:border-left="none" style:direction="ltr" fo:padding="0.71mm" fo:border-right="0.74pt solid #000000" style:rotation-angle="9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000000" style:text-align-source="fix" style:repeat-content="false" fo:wrap-option="no-wrap" fo:border-left="none" style:direction="ltr" fo:padding="0.71mm" fo:border-right="1.76pt solid #000000" style:rotation-angle="9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0" style:family="table-cell" style:parent-style-name="Default">
      <style:table-cell-properties fo:border-bottom="0.74pt solid #000000" fo:border-left="none" fo:padding="0.71mm" fo:border-right="none" style:rotation-align="none" fo:border-top="none"/>
    </style:style>
    <style:style style:name="ce41" style:family="table-cell" style:parent-style-name="Default">
      <style:table-cell-properties style:glyph-orientation-vertical="0" fo:border-bottom="1.76pt solid #000000" style:text-align-source="fix" style:repeat-content="false" fo:background-color="transparent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 style:data-style-name="N2">
      <style:table-cell-properties fo:border-bottom="0.74pt solid #000000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3" style:family="table-cell" style:parent-style-name="Default">
      <style:table-cell-properties fo:border-bottom="0.74pt solid #000000" fo:border-left="1.76pt solid #000000" fo:padding="0.71mm" fo:border-right="none" style:rotation-align="none" fo:border-top="0.74pt solid #000000"/>
    </style:style>
    <style:style style:name="ce44" style:family="table-cell" style:parent-style-name="Default" style:data-style-name="N2">
      <style:table-cell-properties fo:border-bottom="0.74pt solid #000000" fo:border-left="none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Default">
      <style:table-cell-properties fo:border-bottom="0.74pt solid #000000" fo:border-left="none" fo:padding="0.71mm" fo:border-right="1.76pt solid #000000" style:rotation-align="none" fo:border-top="0.74pt solid #000000"/>
    </style:style>
    <style:style style:name="ce4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8" style:family="table-cell" style:parent-style-name="Default">
      <style:table-cell-properties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9" style:family="table-cell" style:parent-style-name="Default">
      <style:table-cell-properties fo:border="none" fo:padding="0.71mm" style:rotation-align="none"/>
    </style:style>
    <style:style style:name="ce5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1" style:family="table-cell" style:parent-style-name="Default">
      <style:table-cell-properties fo:border="none" fo:padding="0.71m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3" style:family="table-cell" style:parent-style-name="Default">
      <style:table-cell-properties style:glyph-orientation-vertical="0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fo:background-color="#ffffff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Default">
      <style:table-cell-properties style:glyph-orientation-vertical="0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Default">
      <style:table-cell-properties fo:border="1.76pt solid #000000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" style:family="table-cell" style:parent-style-name="Default">
      <style:table-cell-properties fo:border-bottom="1.76pt solid #000000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1" style:family="table-cell" style:parent-style-name="Default">
      <style:table-cell-properties fo:border-bottom="none" fo:border-left="1.76pt solid #000000" fo:padding="0.71mm" fo:border-right="none" style:rotation-align="none" fo:border-top="none"/>
    </style:style>
    <style:style style:name="ce62" style:family="table-cell" style:parent-style-name="Default">
      <style:table-cell-properties fo:border-bottom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3" style:family="table-cell" style:parent-style-name="Default">
      <style:table-cell-properties fo:border-bottom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4" style:family="table-cell" style:parent-style-name="Default">
      <style:table-cell-properties style:glyph-orientation-vertical="0" fo:border-bottom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5" style:family="table-cell" style:parent-style-name="Default">
      <style:table-cell-properties fo:border-bottom="1.76pt solid #000000" fo:border-left="1.76pt solid #000000" fo:padding="0.71mm" fo:border-right="none" style:rotation-align="none" fo:border-top="1.76pt solid #000000"/>
    </style:style>
    <style:style style:name="ce66" style:family="table-cell" style:parent-style-name="Default">
      <style:table-cell-properties style:glyph-orientation-vertical="0" fo:border-bottom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fo:background-color="#ffffff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33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9" style:family="table-cell" style:parent-style-name="Default" style:data-style-name="N100">
      <style:table-cell-properties style:glyph-orientation-vertical="0" fo:border-bottom="0.74pt solid #000000" fo:background-color="#ffffff" style:cell-protect="none" style:print-content="tru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0" style:family="table-cell" style:parent-style-name="Default">
      <style:table-cell-properties style:glyph-orientation-vertical="0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fo:border-bottom="1.76pt solid #000000" fo:background-color="#ffffff" style:cell-protect="none" style:print-content="tru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4" style:family="table-cell" style:parent-style-name="Default">
      <style:table-cell-properties fo:border="none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5" style:family="table-cell" style:parent-style-name="Default">
      <style:table-cell-properties fo:border="none" fo:padding="0.71mm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1" style:family="table-cell" style:parent-style-name="Default">
      <style:table-cell-properties style:glyph-orientation-vertical="0" fo:border-bottom="1.76pt solid #000000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3" style:family="table-cell" style:parent-style-name="Default">
      <style:table-cell-properties style:glyph-orientation-vertical="0" fo:background-color="#ffffff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84" style:family="table-cell" style:parent-style-name="Default">
      <style:table-cell-properties style:glyph-orientation-vertical="0" style:text-align-source="value-type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85" style:family="table-cell" style:parent-style-name="Default">
      <style:table-cell-properties style:glyph-orientation-vertical="0" fo:border-bottom="1.76pt solid #000000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86" style:family="table-cell" style:parent-style-name="Default">
      <style:table-cell-properties style:glyph-orientation-vertical="0" style:text-align-source="value-type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87" style:family="table-cell" style:parent-style-name="Default">
      <style:table-cell-properties style:glyph-orientation-vertical="0" fo:border-bottom="1.76pt solid #000000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88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9" style:family="table-cell" style:parent-style-name="Default">
      <style:table-cell-properties fo:background-color="#ffffff" fo:border="none" fo:padding="0.71mm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0" style:family="table-cell" style:parent-style-name="Default">
      <style:table-cell-properties fo:border-bottom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91" style:family="table-cell" style:parent-style-name="Default">
      <style:table-cell-properties style:glyph-orientation-vertical="0" fo:border-bottom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92" style:family="table-cell" style:parent-style-name="Default">
      <style:table-cell-properties style:glyph-orientation-vertical="0" fo:border-bottom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93" style:family="table-cell" style:parent-style-name="Default">
      <style:table-cell-properties style:glyph-orientation-vertical="0" fo:border-bottom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1.76pt solid #000000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95" style:family="table-cell" style:parent-style-name="Default">
      <style:table-cell-properties style:glyph-orientation-vertical="0" fo:border-bottom="1.76pt solid #000000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96" style:family="table-cell" style:parent-style-name="Default">
      <style:table-cell-properties style:glyph-orientation-vertical="0" fo:border-bottom="1.76pt solid #000000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1.76pt solid #000000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1.76pt solid #000000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9" style:family="table-cell" style:parent-style-name="Default">
      <style:table-cell-properties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1.76pt solid #000000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1.76pt solid #000000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2" style:family="table-cell" style:parent-style-name="Default">
      <style:table-cell-properties fo:border-bottom="1.76pt solid #000000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1.76pt solid #000000" fo:background-color="#ffffff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33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4" style:family="table-cell" style:parent-style-name="Default">
      <style:table-cell-properties style:glyph-orientation-vertical="0" fo:border-bottom="1.76pt solid #000000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fo:border-bottom="none" fo:border-left="none" fo:padding="0.71mm" fo:border-right="none" style:rotation-align="none" fo:border-top="1.76pt solid #000000"/>
    </style:style>
    <style:style style:name="ce106" style:family="table-cell" style:parent-style-name="Default">
      <style:table-cell-properties style:glyph-orientation-vertical="0" fo:border-bottom="1.76pt solid #000000" fo:background-color="#ffffff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7" style:family="table-cell" style:parent-style-name="Default">
      <style:table-cell-properties fo:border="1.76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fo:border="1.76pt solid #000000" fo:padding="0.71mm" style:rotation-align="none"/>
    </style:style>
    <style:style style:name="ce109" style:family="table-cell" style:parent-style-name="Default">
      <style:table-cell-properties fo:border-bottom="1.76pt solid #000000" fo:border-left="none" fo:padding="0.71mm" fo:border-right="1.76pt solid #000000" style:rotation-align="none" fo:border-top="none"/>
    </style:style>
    <style:style style:name="ce110" style:family="table-cell" style:parent-style-name="Default">
      <style:table-cell-properties fo:border-bottom="1.76pt solid #000000" fo:border-left="none" fo:padding="0.71mm" fo:border-right="1.76pt solid #000000" style:rotation-align="none" fo:border-top="1.76pt solid #000000"/>
    </style:style>
    <style:style style:name="ce111" style:family="table-cell" style:parent-style-name="Default">
      <style:table-cell-properties fo:border-bottom="1.76pt solid #000000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4" style:family="table-cell" style:parent-style-name="Default">
      <style:table-cell-properties style:glyph-orientation-vertical="0" fo:border-bottom="0.74pt solid #000000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ackground-color="#ffffff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1" style:family="table-cell" style:parent-style-name="Default">
      <style:table-cell-properties fo:background-color="#ffffff" fo:border="none" fo:padding="0.71mm"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2" style:family="table-cell" style:parent-style-name="Default">
      <style:table-cell-properties fo:border-bottom="0.74pt solid #000000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1.76pt solid #000000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6" style:family="table-cell" style:parent-style-name="Default">
      <style:table-cell-properties fo:border="none" fo:padding="0.71mm"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7" style:family="table-cell" style:parent-style-name="Default">
      <style:table-cell-properties fo:border="0.74pt solid #000000" fo:padding="0.71mm"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8" style:family="table-cell" style:parent-style-name="Default">
      <style:table-cell-properties fo:border-bottom="0.74pt solid #000000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0" style:family="table-cell" style:parent-style-name="Default">
      <style:table-cell-properties fo:border-bottom="1.76pt solid #000000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1.76pt solid #000000" style:text-align-source="fix" style:repeat-content="false" fo:wrap-option="no-wrap" fo:border-left="1.76pt solid #000000" style:direction="ltr" fo:padding="0.71mm" fo:border-right="none" style:rotation-angle="9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2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9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>
      <style:table-cell-properties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4" style:family="table-cell" style:parent-style-name="Default">
      <style:table-cell-properties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Default">
      <style:table-cell-properties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 style:data-style-name="N2">
      <style:table-cell-properties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Excel_5f_BuiltIn_5f_Comma">
      <style:table-cell-properties style:glyph-orientation-vertical="0" style:cell-protect="protected" style:print-content="tru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Default">
      <style:table-cell-properties fo:border-bottom="1.76pt solid #000000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1.76pt solid #000000" style:text-align-source="fix" style:repeat-content="false" fo:wrap-option="no-wrap" fo:border-left="0.74pt solid #000000" style:direction="ltr" fo:padding="0.71mm" fo:border-right="0.74pt solid #000000" style:rotation-angle="9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1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Default">
      <style:table-cell-properties style:glyph-orientation-vertical="0" fo:border-bottom="1.76pt solid #000000" style:text-align-source="fix" style:repeat-content="false" fo:wrap-option="no-wrap" fo:border-left="0.74pt solid #000000" style:direction="ltr" fo:padding="0.71mm" fo:border-right="none" style:rotation-angle="9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4" style:family="table-cell" style:parent-style-name="Default" style:data-style-name="N2">
      <style:table-cell-properties style:glyph-orientation-vertical="0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5" style:family="table-cell" style:parent-style-name="Default">
      <style:table-cell-properties fo:background-color="#ffffff" fo:padding="0.71m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6" style:family="table-cell" style:parent-style-name="Excel_5f_BuiltIn_5f_Comma">
      <style:table-cell-properties style:glyph-orientation-vertical="0" style:cell-protect="protected" style:print-content="tru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Excel_5f_BuiltIn_5f_Comma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>
      <style:table-cell-properties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1.76pt solid #000000" style:text-align-source="fix" style:repeat-content="false" fo:wrap-option="no-wrap" fo:border-left="0.74pt solid #000000" style:direction="ltr" fo:padding="0.71mm" fo:border-right="none" style:rotation-angle="9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0" style:family="table-cell" style:parent-style-name="Default">
      <style:table-cell-properties fo:border-bottom="0.74pt solid #000000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style:glyph-orientation-vertical="0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Default" style:data-style-name="N2">
      <style:table-cell-properties style:glyph-orientation-vertical="0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3" style:family="table-cell" style:parent-style-name="Excel_5f_BuiltIn_5f_Comma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4" style:family="table-cell" style:parent-style-name="Excel_5f_BuiltIn_5f_Comma">
      <style:table-cell-properties style:glyph-orientation-vertical="0" style:cell-protect="protected" style:print-content="tru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5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Default">
      <style:table-cell-properties fo:border="0.74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>
      <style:table-cell-properties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9" style:family="table-cell" style:parent-style-name="Default">
      <style:table-cell-properties style:glyph-orientation-vertical="0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1.76pt solid #000000" style:text-align-source="fix" style:repeat-content="false" fo:wrap-option="no-wrap" fo:border-left="0.74pt solid #000000" style:direction="ltr" fo:padding="0.71mm" fo:border-right="0.74pt solid #000000" style:rotation-angle="9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62" style:family="table-cell" style:parent-style-name="Default">
      <style:table-cell-properties fo:padding="0.71m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3" style:family="table-cell" style:parent-style-name="Default" style:data-style-name="N2">
      <style:table-cell-properties fo:padding="0.71mm"/>
    </style:style>
    <style:style style:name="ce164" style:family="table-cell" style:parent-style-name="Default" style:data-style-name="N2">
      <style:table-cell-properties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Default">
      <style:table-cell-properties style:glyph-orientation-vertical="0" fo:border-bottom="1.76pt solid #000000" style:text-align-source="fix" style:repeat-content="false" fo:wrap-option="no-wrap" fo:border-left="0.74pt solid #000000" style:direction="ltr" fo:padding="0.71mm" fo:border-right="none" style:rotation-angle="9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66" style:family="table-cell" style:parent-style-name="Default" style:data-style-name="N4">
      <style:table-cell-properties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Default" style:data-style-name="N4">
      <style:table-cell-properties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" style:family="table-cell" style:parent-style-name="Excel_5f_BuiltIn_5f_Comma" style:data-style-name="N4">
      <style:table-cell-properties style:glyph-orientation-vertical="0" style:cell-protect="protected" style:print-content="tru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" style:family="table-cell" style:parent-style-name="Default" style:data-style-name="N4">
      <style:table-cell-properties fo:padding="0.71mm"/>
    </style:style>
    <style:style style:name="ce171" style:family="table-cell" style:parent-style-name="Default" style:data-style-name="N4">
      <style:table-cell-properties fo:border="none" fo:padding="0.71mm" style:rotation-align="none"/>
    </style:style>
    <style:style style:name="ce17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3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4" style:family="table-cell" style:parent-style-name="Default">
      <style:table-cell-properties fo:border-bottom="1.76pt solid #000000" fo:border-left="none" fo:padding="0.71mm" fo:border-right="none" style:rotation-align="none" fo:border-top="1.76pt solid #000000"/>
      <style:text-properties fo:color="#ff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1.76pt solid #000000" style:text-align-source="fix" style:repeat-content="false" fo:wrap-option="no-wrap" fo:border-left="0.74pt solid #000000" style:direction="ltr" fo:padding="0.71mm" fo:border-right="0.74pt solid #000000" style:rotation-angle="9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76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9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7" style:family="table-cell" style:parent-style-name="Default">
      <style:table-cell-properties fo:border="none" fo:padding="0.71mm" style:rotation-align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8" style:family="table-cell" style:parent-style-name="Default">
      <style:table-cell-properties fo:border="0.74pt solid #000000" fo:padding="0.71mm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9" style:family="table-cell" style:parent-style-name="Default" style:data-style-name="N2">
      <style:table-cell-properties fo:border="0.74pt solid #000000" fo:padding="0.71m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0" style:family="table-cell" style:parent-style-name="Default">
      <style:table-cell-properties fo:border="none" fo:padding="0.71m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Default">
      <style:table-cell-properties fo:border="0.74pt solid #000000" fo:padding="0.71m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3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fo:border-bottom="1.76pt solid #000000" style:text-align-source="fix" style:repeat-content="false" fo:wrap-option="no-wrap" fo:border-left="0.74pt solid #000000" style:direction="ltr" fo:padding="0.71mm" fo:border-right="none" style:rotation-angle="9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6" style:family="table-cell" style:parent-style-name="Default">
      <style:table-cell-properties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88" style:family="table-cell" style:parent-style-name="Default">
      <style:table-cell-properties style:glyph-orientation-vertical="0" fo:border-bottom="1.76pt solid #000000" style:text-align-source="fix" style:repeat-content="false" fo:wrap-option="no-wrap" fo:border-left="0.74pt solid #000000" style:direction="ltr" fo:padding="0.71mm" fo:border-right="none" style:rotation-angle="9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9" style:family="table-cell" style:parent-style-name="Default">
      <style:table-cell-properties style:glyph-orientation-vertical="0" fo:border-bottom="1.76pt solid #000000" style:text-align-source="fix" style:repeat-content="false" fo:wrap-option="no-wrap" fo:border-left="0.74pt solid #000000" style:direction="ltr" fo:padding="0.71mm" fo:border-right="1.76pt solid #000000" style:rotation-angle="9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Default">
      <style:table-cell-properties style:glyph-orientation-vertical="0" style:text-align-source="fix" style:repeat-content="false" fo:background-color="transparent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2" style:family="table-cell" style:parent-style-name="Default">
      <style:table-cell-properties style:glyph-orientation-vertical="0" fo:border-bottom="0.74pt solid #000000" style:text-align-source="fix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3" style:family="table-cell" style:parent-style-name="Default">
      <style:table-cell-properties fo:border-bottom="0.74pt solid #000000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4" style:family="table-cell" style:parent-style-name="Default" style:data-style-name="N2">
      <style:table-cell-properties fo:border-bottom="0.74pt solid #000000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5" style:family="table-cell" style:parent-style-name="Default">
      <style:table-cell-properties fo:border-bottom="0.74pt solid #000000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6" style:family="table-cell" style:parent-style-name="Default">
      <style:table-cell-properties fo:border-bottom="1.76pt solid #000000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7" style:family="table-cell" style:parent-style-name="Default">
      <style:table-cell-properties style:glyph-orientation-vertical="0" fo:border-bottom="none" style:text-align-source="fix" style:repeat-content="false" fo:background-color="transparent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8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9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Default">
      <style:table-cell-properties fo:border-bottom="0.74pt solid #000000" fo:border-left="none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2" style:family="table-cell" style:parent-style-name="Default">
      <style:table-cell-properties fo:border-bottom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3" style:family="table-cell" style:parent-style-name="Default">
      <style:table-cell-properties fo:border-bottom="0.74pt solid #000000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5" style:family="table-cell" style:parent-style-name="Default">
      <style:table-cell-properties fo:border-bottom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7" style:family="table-cell" style:parent-style-name="Default">
      <style:table-cell-properties fo:border-bottom="1.76pt solid #000000" fo:background-color="#ffffff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8" style:family="table-cell" style:parent-style-name="Default">
      <style:table-cell-properties style:glyph-orientation-vertical="0" fo:border-bottom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09" style:family="table-cell" style:parent-style-name="Default">
      <style:table-cell-properties style:glyph-orientation-vertical="0" fo:border-bottom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10" style:family="table-cell" style:parent-style-name="Default">
      <style:table-cell-properties fo:border-bottom="none" fo:border-left="1.76pt solid #000000" fo:padding="0.71mm" fo:border-right="1.76pt solid #000000" style:rotation-align="none" fo:border-top="none"/>
    </style:style>
    <style:style style:name="ce211" style:family="table-cell" style:parent-style-name="Default">
      <style:table-cell-properties style:glyph-orientation-vertical="0" fo:border-bottom="1.76pt solid #000000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12" style:family="table-cell" style:parent-style-name="Default">
      <style:table-cell-properties style:glyph-orientation-vertical="0" fo:border-bottom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13" style:family="table-cell" style:parent-style-name="Default">
      <style:table-cell-properties style:glyph-orientation-vertical="0" fo:border-bottom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14" style:family="table-cell" style:parent-style-name="Default">
      <style:table-cell-properties style:glyph-orientation-vertical="0" fo:border-bottom="1.76pt solid #000000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15" style:family="table-cell" style:parent-style-name="Default">
      <style:table-cell-properties style:glyph-orientation-vertical="0" fo:border-bottom="1.76pt solid #000000" fo:background-color="#ffffff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6" style:family="table-cell" style:parent-style-name="Default">
      <style:table-cell-properties style:glyph-orientation-vertical="0" fo:border-bottom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7" style:family="table-cell" style:parent-style-name="Default">
      <style:table-cell-properties style:glyph-orientation-vertical="0" fo:border-bottom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8" style:family="table-cell" style:parent-style-name="Default">
      <style:table-cell-properties style:glyph-orientation-vertical="0" fo:border-bottom="1.76pt solid #000000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9" style:family="table-cell" style:parent-style-name="Default" style:data-style-name="N2">
      <style:table-cell-properties fo:border-bottom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0" style:family="table-cell" style:parent-style-name="Default" style:data-style-name="N2">
      <style:table-cell-properties fo:border-bottom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1" style:family="table-cell" style:parent-style-name="Default" style:data-style-name="N2">
      <style:table-cell-properties fo:border-bottom="1.76pt solid #000000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2" style:family="table-cell" style:parent-style-name="Default" style:data-style-name="N2">
      <style:table-cell-properties fo:border-bottom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3" style:family="table-cell" style:parent-style-name="Default" style:data-style-name="N2">
      <style:table-cell-properties fo:border-bottom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4" style:family="table-cell" style:parent-style-name="Default" style:data-style-name="N2">
      <style:table-cell-properties fo:border-bottom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5" style:family="table-cell" style:parent-style-name="Default" style:data-style-name="N2">
      <style:table-cell-properties fo:border-bottom="1.76pt solid #000000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6" style:family="table-cell" style:parent-style-name="Default" style:data-style-name="N2">
      <style:table-cell-properties fo:border-bottom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7" style:family="table-cell" style:parent-style-name="Default" style:data-style-name="N2">
      <style:table-cell-properties style:glyph-orientation-vertical="0" fo:border-bottom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8" style:family="table-cell" style:parent-style-name="Default" style:data-style-name="N2">
      <style:table-cell-properties style:glyph-orientation-vertical="0" fo:border-bottom="1.76pt solid #000000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9" style:family="table-cell" style:parent-style-name="Default" style:data-style-name="N2">
      <style:table-cell-properties style:glyph-orientation-vertical="0" fo:border-bottom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0" style:family="table-cell" style:parent-style-name="Default" style:data-style-name="N2">
      <style:table-cell-properties fo:border-bottom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1" style:family="table-cell" style:parent-style-name="Default" style:data-style-name="N2">
      <style:table-cell-properties fo:border-bottom="1.76pt solid #000000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2" style:family="table-cell" style:parent-style-name="Default" style:data-style-name="N2">
      <style:table-cell-properties fo:border-bottom="1.76pt solid #000000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3" style:family="table-cell" style:parent-style-name="Default" style:data-style-name="N2">
      <style:table-cell-properties fo:border-bottom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4" style:family="table-cell" style:parent-style-name="Default" style:data-style-name="N2">
      <style:table-cell-properties fo:border-bottom="1.76pt solid #000000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5" style:family="table-cell" style:parent-style-name="Default" style:data-style-name="N2">
      <style:table-cell-properties fo:border-bottom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6" style:family="table-cell" style:parent-style-name="Default" style:data-style-name="N2">
      <style:table-cell-properties fo:border-bottom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7" style:family="table-cell" style:parent-style-name="Default" style:data-style-name="N2">
      <style:table-cell-properties fo:border-bottom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8" style:family="table-cell" style:parent-style-name="Default" style:data-style-name="N2">
      <style:table-cell-properties fo:border-bottom="none" fo:border-left="0.74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9" style:family="table-cell" style:parent-style-name="Default" style:data-style-name="N2">
      <style:table-cell-properties fo:border-bottom="none" fo:border-left="0.74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0" style:family="table-cell" style:parent-style-name="Default" style:data-style-name="N2">
      <style:table-cell-properties fo:border-bottom="1.76pt solid #000000" fo:border-left="0.74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1" style:family="table-cell" style:parent-style-name="Default" style:data-style-name="N2">
      <style:table-cell-properties fo:border-bottom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2" style:family="table-cell" style:parent-style-name="Default" style:data-style-name="N2">
      <style:table-cell-properties fo:border-bottom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3" style:family="table-cell" style:parent-style-name="Default" style:data-style-name="N2">
      <style:table-cell-properties fo:border-bottom="1.76pt solid #000000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4" style:family="table-cell" style:parent-style-name="Default" style:data-style-name="N2">
      <style:table-cell-properties fo:border-bottom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5" style:family="table-cell" style:parent-style-name="Default" style:data-style-name="N2">
      <style:table-cell-properties fo:border-bottom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6" style:family="table-cell" style:parent-style-name="Default" style:data-style-name="N2">
      <style:table-cell-properties fo:border-bottom="1.76pt solid #000000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48" style:family="table-cell" style:parent-style-name="Default">
      <style:table-cell-properties style:glyph-orientation-vertical="0" fo:border-bottom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49" style:family="table-cell" style:parent-style-name="Default">
      <style:table-cell-properties style:glyph-orientation-vertical="0" fo:border-bottom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0" style:family="table-cell" style:parent-style-name="Default">
      <style:table-cell-properties style:glyph-orientation-vertical="0" fo:border-bottom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1" style:family="table-cell" style:parent-style-name="Default">
      <style:table-cell-properties style:glyph-orientation-vertical="0" fo:border-bottom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52" style:family="table-cell" style:parent-style-name="Default">
      <style:table-cell-properties style:glyph-orientation-vertical="0" fo:border-bottom="1.76pt solid #000000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53" style:family="table-cell" style:parent-style-name="Default">
      <style:table-cell-properties fo:border-bottom="none" fo:border-left="1.76pt solid #000000" fo:padding="0.71mm" fo:border-right="1.76pt solid #000000" style:rotation-align="none" fo:border-top="1.76pt solid #000000"/>
    </style:style>
    <style:style style:name="ce254" style:family="table-cell" style:parent-style-name="Default">
      <style:table-cell-properties style:glyph-orientation-vertical="0" fo:border-bottom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5" style:family="table-cell" style:parent-style-name="Default">
      <style:table-cell-properties style:glyph-orientation-vertical="0" fo:border-bottom="1.76pt solid #000000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6" style:family="table-cell" style:parent-style-name="Default">
      <style:table-cell-properties style:glyph-orientation-vertical="0" fo:border-bottom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57" style:family="table-cell" style:parent-style-name="Default">
      <style:table-cell-properties style:glyph-orientation-vertical="0" fo:border-bottom="1.76pt solid #000000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58" style:family="table-cell" style:parent-style-name="Default">
      <style:table-cell-properties style:glyph-orientation-vertical="0" fo:border-bottom="1.76pt solid #000000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0" style:family="table-cell" style:parent-style-name="Default">
      <style:table-cell-properties style:glyph-orientation-vertical="0" fo:border-bottom="1.76pt solid #000000" fo:background-color="#ffffff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1" style:family="table-cell" style:parent-style-name="Default">
      <style:table-cell-properties style:glyph-orientation-vertical="0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62" style:family="table-cell" style:parent-style-name="Default">
      <style:table-cell-properties style:glyph-orientation-vertical="0" fo:border-bottom="1.76pt solid #000000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63" style:family="table-cell" style:parent-style-name="Default">
      <style:table-cell-properties style:glyph-orientation-vertical="0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64" style:family="table-cell" style:parent-style-name="Default">
      <style:table-cell-properties style:glyph-orientation-vertical="0" fo:border-bottom="1.76pt solid #000000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265" style:family="table-cell" style:parent-style-name="Default" style:data-style-name="N2">
      <style:table-cell-properties style:glyph-orientation-vertical="0" fo:border-bottom="0.74pt solid #000000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6" style:family="table-cell" style:parent-style-name="Default" style:data-style-name="N2">
      <style:table-cell-properties style:glyph-orientation-vertical="0" fo:border-bottom="0.74pt solid #000000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7" style:family="table-cell" style:parent-style-name="Default" style:data-style-name="N2">
      <style:table-cell-properties fo:border-bottom="0.74pt solid #000000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 style:data-style-name="N2">
      <style:table-cell-properties fo:border-bottom="1.76pt solid #000000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9" style:family="table-cell" style:parent-style-name="Default" style:data-style-name="N2">
      <style:table-cell-properties fo:border="0.74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Default" style:data-style-name="N2">
      <style:table-cell-properties fo:border-bottom="0.74pt solid #000000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 style:data-style-name="N2">
      <style:table-cell-properties fo:border-bottom="0.74pt solid #000000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2" style:family="table-cell" style:parent-style-name="Default" style:data-style-name="N2">
      <style:table-cell-properties fo:border-bottom="0.74pt solid #000000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3" style:family="table-cell" style:parent-style-name="Default">
      <style:table-cell-properties fo:border="0.74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fo:border-bottom="1.76pt solid #000000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5" style:family="table-cell" style:parent-style-name="Default" style:data-style-name="N2">
      <style:table-cell-properties fo:border-bottom="0.74pt solid #000000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6" style:family="table-cell" style:parent-style-name="Default" style:data-style-name="N2">
      <style:table-cell-properties fo:border-bottom="1.76pt solid #000000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7" style:family="table-cell" style:parent-style-name="Default">
      <style:table-cell-properties style:glyph-orientation-vertical="0" fo:border-bottom="1.76pt solid #000000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 style:data-style-name="N2">
      <style:table-cell-properties style:glyph-orientation-vertical="0" fo:border-bottom="1.76pt solid #000000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0" style:family="table-cell" style:parent-style-name="Default" style:data-style-name="N2">
      <style:table-cell-properties style:glyph-orientation-vertical="0" fo:border-bottom="0.74pt solid #000000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1" style:family="table-cell" style:parent-style-name="Default" style:data-style-name="N2">
      <style:table-cell-properties style:glyph-orientation-vertical="0" fo:border-bottom="1.76pt solid #000000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2" style:family="table-cell" style:parent-style-name="Default">
      <style:table-cell-properties style:glyph-orientation-vertical="0" fo:border-bottom="1.76pt solid #000000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3" style:family="table-cell" style:parent-style-name="Default">
      <style:table-cell-properties style:glyph-orientation-vertical="0" fo:border-bottom="1.76pt solid #000000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4" style:family="table-cell" style:parent-style-name="Default" style:data-style-name="N2">
      <style:table-cell-properties style:glyph-orientation-vertical="0" fo:border-bottom="1.76pt solid #000000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5" style:family="table-cell" style:parent-style-name="Excel_5f_BuiltIn_5f_Comma" style:data-style-name="N147">
      <style:table-cell-properties style:glyph-orientation-vertical="0" fo:border-bottom="1.76pt solid #000000" style:cell-protect="protected" style:print-content="tru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6" style:family="table-cell" style:parent-style-name="Default">
      <style:table-cell-properties style:glyph-orientation-vertical="0" style:text-align-source="fix" style:repeat-content="false" fo:background-color="transparent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87" style:family="table-cell" style:parent-style-name="Default" style:data-style-name="N2">
      <style:table-cell-properties fo:border-bottom="0.74pt solid #000000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8" style:family="table-cell" style:parent-style-name="Default" style:data-style-name="N1">
      <style:table-cell-properties fo:border-bottom="1.76pt solid #000000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9" style:family="table-cell" style:parent-style-name="Default">
      <style:table-cell-properties fo:border-bottom="0.74pt solid #000000" fo:border-left="none" fo:padding="0.71mm" fo:border-right="1.76pt solid #000000" style:rotation-align="none" fo:border-top="1.76pt solid #000000"/>
    </style:style>
    <style:style style:name="ce290" style:family="table-cell" style:parent-style-name="Default">
      <style:table-cell-properties fo:border-bottom="1.76pt solid #000000" fo:border-left="none" fo:padding="0.71mm" fo:border-right="1.76pt solid #000000" style:rotation-align="none" fo:border-top="0.74pt solid #000000"/>
    </style:style>
    <style:style style:name="ce291" style:family="table-cell" style:parent-style-name="Default">
      <style:table-cell-properties fo:border-bottom="1.76pt solid #000000" fo:background-color="#ffffff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2" style:family="table-cell" style:parent-style-name="Default">
      <style:table-cell-properties fo:border-bottom="none" fo:background-color="#ffffff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3" style:family="table-cell" style:parent-style-name="Default">
      <style:table-cell-properties style:glyph-orientation-vertical="0" fo:border-bottom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4" style:family="table-cell" style:parent-style-name="Default">
      <style:table-cell-properties style:glyph-orientation-vertical="0" fo:border-bottom="1.76pt solid #000000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5" style:family="table-cell" style:parent-style-name="Default">
      <style:table-cell-properties style:glyph-orientation-vertical="0" fo:border-bottom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6" style:family="table-cell" style:parent-style-name="Default">
      <style:table-cell-properties style:glyph-orientation-vertical="0" fo:border-bottom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7" style:family="table-cell" style:parent-style-name="Default">
      <style:table-cell-properties style:glyph-orientation-vertical="0" fo:border-bottom="1.76pt solid #000000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8" style:family="table-cell" style:parent-style-name="Default">
      <style:table-cell-properties style:glyph-orientation-vertical="0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9" style:family="table-cell" style:parent-style-name="Default">
      <style:table-cell-properties style:glyph-orientation-vertical="0" fo:border-bottom="1.76pt solid #000000" fo:background-color="#ffffff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0" style:family="table-cell" style:parent-style-name="Default">
      <style:table-cell-properties style:glyph-orientation-vertical="0" fo:border-bottom="0.74pt solid #000000" fo:background-color="#ffffff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301" style:family="table-cell" style:parent-style-name="Default">
      <style:table-cell-properties style:glyph-orientation-vertical="0" fo:border-bottom="1.76pt solid #000000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302" style:family="table-cell" style:parent-style-name="Default">
      <style:table-cell-properties style:glyph-orientation-vertical="0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303" style:family="table-cell" style:parent-style-name="Default">
      <style:table-cell-properties style:glyph-orientation-vertical="0" fo:border-bottom="1.76pt solid #000000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304" style:family="table-cell" style:parent-style-name="Default">
      <style:table-cell-properties style:glyph-orientation-vertical="0" fo:border-bottom="1.76pt solid #000000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5" style:family="table-cell" style:parent-style-name="Default" style:data-style-name="N2">
      <style:table-cell-properties style:glyph-orientation-vertical="0" fo:border-bottom="0.74pt solid #000000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6" style:family="table-cell" style:parent-style-name="Default" style:data-style-name="N2">
      <style:table-cell-properties fo:border-bottom="0.74pt solid #000000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7" style:family="table-cell" style:parent-style-name="Default" style:data-style-name="N2">
      <style:table-cell-properties fo:border-bottom="1.76pt solid #000000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8" style:family="table-cell" style:parent-style-name="Default" style:data-style-name="N2">
      <style:table-cell-properties fo:border-bottom="0.74pt solid #000000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9" style:family="table-cell" style:parent-style-name="Default">
      <style:table-cell-properties fo:border-bottom="0.74pt solid #000000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0" style:family="table-cell" style:parent-style-name="Default">
      <style:table-cell-properties fo:border-bottom="1.76pt solid #000000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1" style:family="table-cell" style:parent-style-name="Default" style:data-style-name="N2">
      <style:table-cell-properties fo:border-bottom="1.76pt solid #000000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2" style:family="table-cell" style:parent-style-name="Default">
      <style:table-cell-properties style:glyph-orientation-vertical="0" fo:border-bottom="0.74pt solid #000000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3" style:family="table-cell" style:parent-style-name="Default">
      <style:table-cell-properties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4" style:family="table-cell" style:parent-style-name="Default">
      <style:table-cell-properties fo:border-bottom="1.76pt solid #000000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5" style:family="table-cell" style:parent-style-name="Default">
      <style:table-cell-properties fo:border-bottom="0.74pt solid #000000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6" style:family="table-cell" style:parent-style-name="Default">
      <style:table-cell-properties fo:border-bottom="1.76pt solid #000000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7" style:family="table-cell" style:parent-style-name="Default">
      <style:table-cell-properties style:glyph-orientation-vertical="0" fo:border-bottom="1.76pt solid #000000" style:text-align-source="fix" style:repeat-content="false" fo:wrap-option="no-wrap" fo:border-left="0.74pt solid #000000" style:direction="ltr" fo:padding="0.71mm" fo:border-right="none" style:rotation-angle="9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8" style:family="table-cell" style:parent-style-name="Default">
      <style:table-cell-properties style:glyph-orientation-vertical="0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9" style:family="table-cell" style:parent-style-name="Excel_5f_BuiltIn_5f_Comma">
      <style:table-cell-properties style:glyph-orientation-vertical="0" style:cell-protect="protected" style:print-content="tru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0" style:family="table-cell" style:parent-style-name="Default" style:data-style-name="N2">
      <style:table-cell-properties style:glyph-orientation-vertical="0" fo:border-bottom="1.76pt solid #000000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1" style:family="table-cell" style:parent-style-name="Excel_5f_BuiltIn_5f_Comma" style:data-style-name="N117">
      <style:table-cell-properties style:glyph-orientation-vertical="0" fo:border-bottom="0.74pt solid #000000" style:cell-protect="protected" style:print-content="tru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2" style:family="table-cell" style:parent-style-name="Default">
      <style:table-cell-properties style:glyph-orientation-vertical="0" fo:border-bottom="1.76pt solid #000000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3" style:family="table-cell" style:parent-style-name="Default" style:data-style-name="N2">
      <style:table-cell-properties style:glyph-orientation-vertical="0" fo:border-bottom="1.76pt solid #000000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5" style:family="table-cell" style:parent-style-name="Default" style:data-style-name="N2">
      <style:table-cell-properties fo:border-bottom="1.76pt solid #000000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6" style:family="table-cell" style:parent-style-name="Default" style:data-style-name="N2">
      <style:table-cell-properties style:glyph-orientation-vertical="0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7" style:family="table-cell" style:parent-style-name="Default" style:data-style-name="N2">
      <style:table-cell-properties style:glyph-orientation-vertical="0" fo:border-bottom="0.74pt solid #000000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8" style:family="table-cell" style:parent-style-name="Default" style:data-style-name="N2">
      <style:table-cell-properties fo:border-bottom="0.74pt solid #000000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9" style:family="table-cell" style:parent-style-name="Default" style:data-style-name="N2">
      <style:table-cell-properties fo:border-bottom="1.76pt solid #000000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0" style:family="table-cell" style:parent-style-name="Default" style:data-style-name="N113">
      <style:table-cell-properties style:glyph-orientation-vertical="0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1" style:family="table-cell" style:parent-style-name="Default" style:data-style-name="N113">
      <style:table-cell-properties fo:border-bottom="1.76pt solid #000000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33" style:family="table-cell" style:parent-style-name="Default" style:data-style-name="N2">
      <style:table-cell-properties style:glyph-orientation-vertical="0" fo:border-bottom="0.74pt solid #000000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4" style:family="table-cell" style:parent-style-name="Default" style:data-style-name="N2">
      <style:table-cell-properties style:glyph-orientation-vertical="0" fo:border-bottom="1.76pt solid #000000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5" style:family="table-cell" style:parent-style-name="Default" style:data-style-name="N2">
      <style:table-cell-properties style:glyph-orientation-vertical="0" fo:border-bottom="1.76pt solid #000000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6" style:family="table-cell" style:parent-style-name="Excel_5f_BuiltIn_5f_Comma">
      <style:table-cell-properties style:glyph-orientation-vertical="0" fo:border-bottom="1.76pt solid #000000" style:cell-protect="protected" style:print-content="tru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7" style:family="table-cell" style:parent-style-name="Default" style:data-style-name="N2">
      <style:table-cell-properties style:glyph-orientation-vertical="0" fo:border-bottom="0.74pt solid #000000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8" style:family="table-cell" style:parent-style-name="Default" style:data-style-name="N2">
      <style:table-cell-properties style:glyph-orientation-vertical="0" fo:border-bottom="1.76pt solid #000000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9" style:family="table-cell" style:parent-style-name="Default">
      <style:table-cell-properties fo:border-bottom="1.76pt solid #000000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40" style:family="table-cell" style:parent-style-name="Default">
      <style:table-cell-properties style:glyph-orientation-vertical="0" fo:border-bottom="1.76pt solid #000000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1" style:family="table-cell" style:parent-style-name="Default">
      <style:table-cell-properties style:glyph-orientation-vertical="0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2" style:family="table-cell" style:parent-style-name="Default">
      <style:table-cell-properties style:glyph-orientation-vertical="0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43" style:family="table-cell" style:parent-style-name="Default">
      <style:table-cell-properties style:glyph-orientation-vertical="0" fo:border-bottom="0.74pt solid #000000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344" style:family="table-cell" style:parent-style-name="Default">
      <style:table-cell-properties style:glyph-orientation-vertical="0" fo:border-bottom="1.76pt solid #000000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5" style:family="table-cell" style:parent-style-name="Default">
      <style:table-cell-properties style:glyph-orientation-vertical="0" fo:border-bottom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6" style:family="table-cell" style:parent-style-name="Default">
      <style:table-cell-properties style:glyph-orientation-vertical="0" fo:border-bottom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347" style:family="table-cell" style:parent-style-name="Default">
      <style:table-cell-properties fo:border-bottom="1.76pt solid #000000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8" style:family="table-cell" style:parent-style-name="Default">
      <style:table-cell-properties style:glyph-orientation-vertical="0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9" style:family="table-cell" style:parent-style-name="Default">
      <style:table-cell-properties style:glyph-orientation-vertical="0" fo:border-bottom="1.76pt solid #000000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0" style:family="table-cell" style:parent-style-name="Default">
      <style:table-cell-properties style:glyph-orientation-vertical="0" fo:border-bottom="0.74pt solid #000000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1" style:family="table-cell" style:parent-style-name="Default">
      <style:table-cell-properties style:glyph-orientation-vertical="0" fo:border-bottom="0.74pt solid #000000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52" style:family="table-cell" style:parent-style-name="Default">
      <style:table-cell-properties style:glyph-orientation-vertical="0" fo:border-bottom="0.74pt solid #000000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3" style:family="table-cell" style:parent-style-name="Default">
      <style:table-cell-properties style:glyph-orientation-vertical="0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54" style:family="table-cell" style:parent-style-name="Default">
      <style:table-cell-properties style:glyph-orientation-vertical="0" fo:border-bottom="1.76pt solid #000000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55" style:family="table-cell" style:parent-style-name="Default">
      <style:table-cell-properties style:glyph-orientation-vertical="0" fo:border-bottom="1.76pt solid #000000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6" style:family="table-cell" style:parent-style-name="Default">
      <style:table-cell-properties style:glyph-orientation-vertical="0" fo:border-bottom="1.76pt solid #000000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7" style:family="table-cell" style:parent-style-name="Default">
      <style:table-cell-properties style:glyph-orientation-vertical="0" fo:border-bottom="1.76pt solid #000000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8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9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0" style:family="table-cell" style:parent-style-name="Default">
      <style:table-cell-properties fo:border-bottom="1.76pt solid #000000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1" style:family="table-cell" style:parent-style-name="Default">
      <style:table-cell-properties style:glyph-orientation-vertical="0" fo:border-bottom="1.76pt solid #000000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62" style:family="table-cell" style:parent-style-name="Default" style:data-style-name="N2">
      <style:table-cell-properties fo:border-bottom="0.74pt solid #000000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63" style:family="table-cell" style:parent-style-name="Default" style:data-style-name="N2">
      <style:table-cell-properties fo:border-bottom="0.74pt solid #000000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64" style:family="table-cell" style:parent-style-name="Default">
      <style:table-cell-properties fo:border-bottom="0.74pt solid #000000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65" style:family="table-cell" style:parent-style-name="Default">
      <style:table-cell-properties fo:border-bottom="1.76pt solid #000000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66" style:family="table-cell" style:parent-style-name="Default">
      <style:table-cell-properties fo:border-bottom="1.76pt solid #000000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7" style:family="table-cell" style:parent-style-name="Default">
      <style:table-cell-properties fo:border-bottom="0.74pt solid #000000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68" style:family="table-cell" style:parent-style-name="Default">
      <style:table-cell-properties fo:border-bottom="1.76pt solid #000000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69" style:family="table-cell" style:parent-style-name="Default">
      <style:table-cell-properties fo:border-bottom="1.76pt solid #000000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0" style:family="table-cell" style:parent-style-name="Excel_5f_BuiltIn_5f_Comma">
      <style:table-cell-properties style:glyph-orientation-vertical="0" fo:border-bottom="1.76pt solid #000000" style:cell-protect="protected" style:print-content="tru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1" style:family="table-cell" style:parent-style-name="Default">
      <style:table-cell-properties style:glyph-orientation-vertical="0" fo:border-bottom="1.76pt solid #000000" style:text-align-source="fix" style:repeat-content="false" fo:wrap-option="no-wrap" fo:border-left="0.74pt solid #000000" style:direction="ltr" fo:padding="0.71mm" fo:border-right="0.74pt solid #000000" style:rotation-angle="9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72" style:family="table-cell" style:parent-style-name="Default">
      <style:table-cell-properties style:glyph-orientation-vertical="0" fo:border-bottom="1.76pt solid #000000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3" style:family="table-cell" style:parent-style-name="Default">
      <style:table-cell-properties fo:border-bottom="0.74pt solid #000000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74" style:family="table-cell" style:parent-style-name="Default">
      <style:table-cell-properties fo:border-bottom="1.76pt solid #000000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75" style:family="table-cell" style:parent-style-name="Excel_5f_BuiltIn_5f_Comma" style:data-style-name="N147">
      <style:table-cell-properties style:glyph-orientation-vertical="0" fo:border-bottom="1.76pt solid #000000" style:cell-protect="protected" style:print-content="tru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 style:data-style-name="N1">
      <style:table-cell-properties fo:border-bottom="1.76pt solid #000000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7" style:family="table-cell" style:parent-style-name="Default">
      <style:table-cell-properties fo:border-bottom="0.74pt solid #000000" fo:border-left="1.76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78" style:family="table-cell" style:parent-style-name="Default">
      <style:table-cell-properties fo:border-bottom="1.76pt solid #000000" fo:border-left="1.76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79" style:family="table-cell" style:parent-style-name="Default" style:data-style-name="N2">
      <style:table-cell-properties fo:border-bottom="0.74pt solid #000000" fo:border-left="0.74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0" style:family="table-cell" style:parent-style-name="Default" style:data-style-name="N2">
      <style:table-cell-properties fo:border-bottom="0.74pt solid #000000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1" style:family="table-cell" style:parent-style-name="Default" style:data-style-name="N2">
      <style:table-cell-properties fo:border-bottom="1.76pt solid #000000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2" style:family="table-cell" style:parent-style-name="Default">
      <style:table-cell-properties style:glyph-orientation-vertical="0" style:text-align-source="fix" style:repeat-content="false" fo:background-color="transparent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3" style:family="table-cell" style:parent-style-name="Default" style:data-style-name="N2">
      <style:table-cell-properties fo:border-bottom="0.74pt solid #000000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4" style:family="table-cell" style:parent-style-name="Default" style:data-style-name="N2">
      <style:table-cell-properties fo:border="1.7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86" style:family="table-cell" style:parent-style-name="Default">
      <style:table-cell-properties style:glyph-orientation-vertical="0" fo:background-color="#ffffff" style:text-align-source="value-type" style:repeat-content="false" fo:wrap-option="wrap" fo:border="1.7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7" style:family="table-cell" style:parent-style-name="Default">
      <style:table-cell-properties style:glyph-orientation-vertical="0" fo:border-bottom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88" style:family="table-cell" style:parent-style-name="Default">
      <style:table-cell-properties style:glyph-orientation-vertical="0" fo:border-bottom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89" style:family="table-cell" style:parent-style-name="Default">
      <style:table-cell-properties fo:border="1.7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0" style:family="table-cell" style:parent-style-name="Default">
      <style:table-cell-properties style:glyph-orientation-vertical="0" fo:border-bottom="1.76pt solid #000000" fo:background-color="#ffffff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1" style:family="table-cell" style:parent-style-name="Default">
      <style:table-cell-properties style:glyph-orientation-vertical="0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2" style:family="table-cell" style:parent-style-name="Default">
      <style:table-cell-properties style:glyph-orientation-vertical="0" fo:border-bottom="0.74pt solid #000000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3" style:family="table-cell" style:parent-style-name="Default">
      <style:table-cell-properties fo:border-bottom="0.74pt solid #000000" fo:border-left="0.74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4" style:family="table-cell" style:parent-style-name="Default">
      <style:table-cell-properties fo:border-bottom="1.76pt solid #000000" fo:border-left="0.74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5" style:family="table-cell" style:parent-style-name="Default">
      <style:table-cell-properties style:glyph-orientation-vertical="0" fo:border-bottom="1.76pt solid #000000" fo:background-color="#ffffff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6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398" style:family="table-cell" style:parent-style-name="Default">
      <style:table-cell-properties style:glyph-orientation-vertical="0" fo:border-bottom="1.76pt solid #000000" fo:background-color="#ffffff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99" style:family="table-cell" style:parent-style-name="Default">
      <style:table-cell-properties style:glyph-orientation-vertical="0" fo:border-bottom="0.74pt solid #000000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00" style:family="table-cell" style:parent-style-name="Default">
      <style:table-cell-properties style:glyph-orientation-vertical="0" fo:border-bottom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01" style:family="table-cell" style:parent-style-name="Default">
      <style:table-cell-properties style:glyph-orientation-vertical="0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0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0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04" style:family="table-cell" style:parent-style-name="Default">
      <style:table-cell-properties style:glyph-orientation-vertical="0" fo:border-bottom="1.76pt solid #000000" fo:background-color="#ffffff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5" style:family="table-cell" style:parent-style-name="Default">
      <style:table-cell-properties style:glyph-orientation-vertical="0" fo:border-bottom="1.76pt solid #000000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6" style:family="table-cell" style:parent-style-name="Default">
      <style:table-cell-properties style:glyph-orientation-vertical="0" fo:border-bottom="1.76pt solid #000000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7" style:family="table-cell" style:parent-style-name="Default">
      <style:table-cell-properties style:glyph-orientation-vertical="0" fo:border-bottom="1.76pt solid #000000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408" style:family="table-cell" style:parent-style-name="Default">
      <style:table-cell-properties style:glyph-orientation-vertical="0" fo:border-bottom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9" style:family="table-cell" style:parent-style-name="Default">
      <style:table-cell-properties style:glyph-orientation-vertical="0" fo:border-bottom="0.74pt solid #000000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10" style:family="table-cell" style:parent-style-name="Default">
      <style:table-cell-properties style:glyph-orientation-vertical="0" fo:border-bottom="1.76pt solid #000000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11" style:family="table-cell" style:parent-style-name="Default">
      <style:table-cell-properties style:glyph-orientation-vertical="0" fo:border-bottom="1.76pt solid #000000" fo:background-color="#ffffff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2" style:family="table-cell" style:parent-style-name="Default">
      <style:table-cell-properties style:glyph-orientation-vertical="0" fo:border-bottom="1.76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13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14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15" style:family="table-cell" style:parent-style-name="Default">
      <style:table-cell-properties fo:border="1.76pt solid #000000" fo:padding="0.71mm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16" style:family="table-cell" style:parent-style-name="Default">
      <style:table-cell-properties fo:border="none" fo:padding="0.71mm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17" style:family="table-cell" style:parent-style-name="Default">
      <style:table-cell-properties fo:border-bottom="1.76pt solid #000000" fo:border-left="none" fo:padding="0.71mm" fo:border-right="none" style:rotation-align="none" fo:border-top="1.76pt solid #000000"/>
    </style:style>
    <style:style style:name="ce418" style:family="table-cell" style:parent-style-name="Default">
      <style:table-cell-properties style:glyph-orientation-vertical="0" fo:border-bottom="1.76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19" style:family="table-cell" style:parent-style-name="Default">
      <style:table-cell-properties style:glyph-orientation-vertical="0" fo:border-bottom="1.76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20" style:family="table-cell" style:parent-style-name="Default">
      <style:table-cell-properties style:glyph-orientation-vertical="0" fo:border-bottom="1.76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21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22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23" style:family="table-cell" style:parent-style-name="Default">
      <style:table-cell-properties style:glyph-orientation-vertical="0" fo:border-bottom="1.76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24" style:family="table-cell" style:parent-style-name="Default">
      <style:table-cell-properties style:glyph-orientation-vertical="0" fo:border-bottom="1.76pt solid #000000" fo:background-color="#ffffff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5" style:family="table-cell" style:parent-style-name="Default">
      <style:table-cell-properties style:glyph-orientation-vertical="0" fo:border-bottom="1.76pt solid #000000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26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27" style:family="table-cell" style:parent-style-name="Default">
      <style:table-cell-properties fo:border-bottom="0.74pt solid #000000" fo:border-left="none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28" style:family="table-cell" style:parent-style-name="Default">
      <style:table-cell-properties fo:border-bottom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29" style:family="table-cell" style:parent-style-name="Default">
      <style:table-cell-properties style:glyph-orientation-vertical="0" fo:border-bottom="1.76pt solid #000000" fo:background-color="#ffffff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0" style:family="table-cell" style:parent-style-name="Default">
      <style:table-cell-properties style:glyph-orientation-vertical="0" fo:border-bottom="1.76pt solid #000000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31" style:family="table-cell" style:parent-style-name="Default">
      <style:table-cell-properties style:glyph-orientation-vertical="0" fo:border-bottom="1.76pt solid #000000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32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33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34" style:family="table-cell" style:parent-style-name="Default">
      <style:table-cell-properties style:glyph-orientation-vertical="0" fo:border-bottom="1.76pt solid #000000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35" style:family="table-cell" style:parent-style-name="Default" style:data-style-name="N2">
      <style:table-cell-properties fo:border-bottom="0.74pt solid #000000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36" style:family="table-cell" style:parent-style-name="Default" style:data-style-name="N2">
      <style:table-cell-properties fo:border-bottom="1.76pt solid #000000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37" style:family="table-cell" style:parent-style-name="Default">
      <style:table-cell-properties style:glyph-orientation-vertical="0" style:text-align-source="fix" style:repeat-content="false" fo:background-color="transparent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38" style:family="table-cell" style:parent-style-name="Default" style:data-style-name="N2">
      <style:table-cell-properties fo:border-bottom="0.74pt solid #000000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39" style:family="table-cell" style:parent-style-name="Default" style:data-style-name="N2">
      <style:table-cell-properties fo:border="1.76pt solid #000000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gr1" style:family="graphic">
      <style:graphic-properties draw:stroke="solid" svg:stroke-width="0.35mm" svg:stroke-color="#000000" draw:stroke-linejoin="miter" draw:fill="solid" draw:fill-color="#ffffff" draw:textarea-horizontal-align="justify" draw:textarea-vertical-align="top" draw:auto-grow-height="false" draw:auto-grow-width="false" fo:min-height="9.66mm" fo:min-width="45.05mm" fo:padding-top="0.56mm" fo:padding-bottom="0.56mm" fo:padding-left="0.56mm" fo:padding-right="0.56mm" fo:wrap-option="wrap"/>
    </style:style>
    <style:style style:name="gr2" style:family="graphic">
      <style:graphic-properties draw:stroke="solid" svg:stroke-width="0mm" svg:stroke-color="#000000" draw:stroke-linejoin="miter" draw:fill="solid" draw:fill-color="#ffffff" draw:textarea-horizontal-align="justify" draw:textarea-vertical-align="top" draw:auto-grow-height="false" draw:auto-grow-width="false" fo:min-height="9.66mm" fo:min-width="47.85mm" fo:padding-top="0.56mm" fo:padding-bottom="0.56mm" fo:padding-left="0.56mm" fo:padding-right="0.56mm" fo:wrap-option="wrap"/>
    </style:style>
    <style:style style:name="gr3" style:family="graphic">
      <style:graphic-properties draw:stroke="solid" svg:stroke-width="0.7mm" svg:stroke-color="#000000" draw:stroke-linejoin="miter" draw:textarea-horizontal-align="justify" draw:textarea-vertical-align="middle" fo:padding-top="0.56mm" fo:padding-bottom="0.56mm" fo:padding-left="0.56mm" fo:padding-right="0.56mm"/>
    </style:style>
    <style:style style:name="gr4" style:family="graphic">
      <style:graphic-properties draw:stroke="none" svg:stroke-width="0mm" svg:stroke-color="#000000" draw:stroke-linejoin="miter" draw:textarea-horizontal-align="justify" draw:textarea-vertical-align="middle" fo:padding-top="0.56mm" fo:padding-bottom="0.56mm" fo:padding-left="0.56mm" fo:padding-right="0.56mm"/>
    </style:style>
    <style:style style:name="gr5" style:family="graphic">
      <style:graphic-properties draw:stroke="solid" svg:stroke-width="0mm" svg:stroke-color="#000000" draw:stroke-linejoin="miter" draw:textarea-horizontal-align="justify" draw:textarea-vertical-align="middle" fo:padding-top="0.56mm" fo:padding-bottom="0.56mm" fo:padding-left="0.56mm" fo:padding-right="0.56m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/>
    </style:style>
    <style:style style:name="P3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text-position="0% 100%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normal" style:font-weight-complex="normal" style:font-style-asian="normal" style:font-style-complex="normal"/>
    </style:style>
    <style:style style:name="T5" style:family="text">
      <style:text-properties style:font-name="Aria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4pt" style:font-size-complex="14pt" style:font-weight-asian="bold" style:font-weight-complex="bold" style:font-style-asian="normal" style:font-style-complex="normal"/>
    </style:style>
    <style:style style:name="T6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7" style:family="text">
      <style:text-properties fo:font-size="8pt" fo:font-weight="normal" style:text-underline-style="none" style:text-underline-color="font-color" style:text-line-through-type="none" style:text-outline="false" fo:text-shadow="none" style:text-position="0% 100%" style:font-size-asian="8pt" style:font-size-complex="8pt" style:font-weight-asian="normal" style:font-weight-complex="normal" style:font-name="Arial" fo:font-style="italic" style:font-name-complex="Arial" style:font-style-asian="italic" style:font-style-complex="italic"/>
    </style:style>
    <style:style style:name="T8" style:family="text">
      <style:text-properties style:font-name="Arial" fo:font-size="8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8pt" style:font-size-complex="8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EMENTES" table:style-name="ta1">
        <office:forms form:automatic-focus="false" form:apply-design-mode="false"/>
        <table:shapes>
          <draw:custom-shape draw:z-index="0" draw:name="Texto 1" draw:style-name="gr1" draw:text-style-name="P2" svg:width="46.17mm" svg:height="10.78mm" svg:x="0mm" svg:y="36.37mm">
            <text:p text:style-name="P1"><text:span text:style-name="T1">NOME VULGAR</text:span></text:p>
            <text:p text:style-name="P1"><text:span text:style-name="T2"/></text:p>
            <draw:enhanced-geometry svg:viewBox="0 0 21600 21600" draw:type="rectangle" draw:enhanced-path="M 0 0 L 21600 0 21600 21600 0 21600 0 0 Z N"/>
          </draw:custom-shape>
          <draw:custom-shape draw:z-index="1" draw:name="Texto 2" draw:style-name="gr2" draw:text-style-name="P2" svg:width="48.97mm" svg:height="10.78mm" svg:x="46.13mm" svg:y="36.37mm">
            <text:p text:style-name="P1"><text:span text:style-name="T3">NOME CIENTÍFICO</text:span></text:p>
            <text:p text:style-name="P1"><text:span text:style-name="T3"/>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4" table:number-columns-repeated="6" table:default-cell-style-name="ce3"/>
        <table:table-column table:style-name="co3" table:number-columns-repeated="2" table:default-cell-style-name="ce3"/>
        <table:table-column table:style-name="co4" table:number-columns-repeated="3" table:default-cell-style-name="ce3"/>
        <table:table-column table:style-name="co6" table:default-cell-style-name="ce3"/>
        <table:table-column table:style-name="co3" table:default-cell-style-name="ce3"/>
        <table:table-column table:style-name="co7" table:number-columns-repeated="234" table:default-cell-style-name="ce3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>
            <text:p>ACOMPANHAMENTO DE PREÇOS DE PRODUTOS FLORESTAIS - SETEMBRO/99:</text:p>
          </table:table-cell>
          <table:table-cell table:style-name="ce1" table:number-columns-repeated="4"/>
          <table:table-cell table:style-name="ce32" table:number-columns-repeated="2"/>
          <table:table-cell table:number-columns-repeated="5"/>
          <table:table-cell table:style-name="ce32" table:number-columns-repeated="2"/>
          <table:table-cell table:style-name="ce38" table:number-columns-repeated="4"/>
          <table:table-cell table:style-name="ce32"/>
          <table:table-cell table:number-columns-repeated="1005"/>
        </table:table-row>
        <table:table-row table:style-name="ro2">
          <table:table-cell table:style-name="ce2" office:value-type="string" calcext:value-type="string">
            <text:p>1. PREÇOS DE SEMENTES FLORESTAIS NO PARANÁ (R$/kg)</text:p>
          </table:table-cell>
          <table:table-cell table:number-columns-repeated="1023"/>
        </table:table-row>
        <table:table-row table:style-name="ro3">
          <table:table-cell table:number-columns-repeated="21"/>
          <table:table-cell table:style-name="ce40"/>
          <table:table-cell table:number-columns-repeated="1002"/>
        </table:table-row>
        <table:table-row table:style-name="ro4">
          <table:table-cell table:style-name="ce4" office:value-type="string" calcext:value-type="string" table:number-columns-spanned="2" table:number-rows-spanned="1">
            <text:p>ESPÉCIE FLORESTAL</text:p>
          </table:table-cell>
          <table:covered-table-cell table:style-name="ce4"/>
          <table:table-cell table:style-name="ce24" office:value-type="string" calcext:value-type="string">
            <text:p>APUCARANA</text:p>
          </table:table-cell>
          <table:table-cell table:style-name="ce28" office:value-type="string" calcext:value-type="string">
            <text:p>C.MOURÃO</text:p>
          </table:table-cell>
          <table:table-cell table:style-name="ce28" office:value-type="string" calcext:value-type="string">
            <text:p>CASCAVEL</text:p>
          </table:table-cell>
          <table:table-cell table:style-name="ce28" office:value-type="string" calcext:value-type="string">
            <text:p>C.PROCÓPIO</text:p>
          </table:table-cell>
          <table:table-cell table:style-name="ce28" office:value-type="string" calcext:value-type="string">
            <text:p>CURITIBA</text:p>
          </table:table-cell>
          <table:table-cell table:style-name="ce28" office:value-type="string" calcext:value-type="string">
            <text:p>F.BELTRÃO</text:p>
          </table:table-cell>
          <table:table-cell table:style-name="ce34" office:value-type="string" calcext:value-type="string">
            <text:p>GUARAPUAVA</text:p>
          </table:table-cell>
          <table:table-cell table:style-name="ce34" office:value-type="string" calcext:value-type="string">
            <text:p>IRATI</text:p>
          </table:table-cell>
          <table:table-cell table:style-name="ce37" office:value-type="string" calcext:value-type="string">
            <text:p>IVAIPORÃ</text:p>
          </table:table-cell>
          <table:table-cell table:style-name="ce34" office:value-type="string" calcext:value-type="string">
            <text:p>JACAREZINHO</text:p>
          </table:table-cell>
          <table:table-cell table:style-name="ce28" office:value-type="string" calcext:value-type="string">
            <text:p>LONDRINA</text:p>
          </table:table-cell>
          <table:table-cell table:style-name="ce28" office:value-type="string" calcext:value-type="string">
            <text:p>MARINGÁ</text:p>
          </table:table-cell>
          <table:table-cell table:style-name="ce28" office:value-type="string" calcext:value-type="string">
            <text:p>PARANAGUÁ</text:p>
          </table:table-cell>
          <table:table-cell table:style-name="ce28" office:value-type="string" calcext:value-type="string">
            <text:p>PARANAVAÍ</text:p>
          </table:table-cell>
          <table:table-cell table:style-name="ce34" office:value-type="string" calcext:value-type="string">
            <text:p>P. BRANCO</text:p>
          </table:table-cell>
          <table:table-cell table:style-name="ce28" office:value-type="string" calcext:value-type="string">
            <text:p>P. GROSSA</text:p>
          </table:table-cell>
          <table:table-cell table:style-name="ce28" office:value-type="string" calcext:value-type="string">
            <text:p>TOLEDO</text:p>
          </table:table-cell>
          <table:table-cell table:style-name="ce28" office:value-type="string" calcext:value-type="string">
            <text:p>UMUARAMA</text:p>
          </table:table-cell>
          <table:table-cell table:style-name="ce39" office:value-type="string" calcext:value-type="string">
            <text:p>U. VITÓRIA</text:p>
          </table:table-cell>
          <table:table-cell table:style-name="ce41" office:value-type="string" calcext:value-type="string" table:number-columns-spanned="2" table:number-rows-spanned="1">
            <text:p>MÉDIA ESTADUAL</text:p>
          </table:table-cell>
          <table:covered-table-cell table:style-name="ce41"/>
          <table:table-cell table:style-name="ce46"/>
          <table:table-cell table:style-name="ce50" table:number-columns-repeated="1000"/>
        </table:table-row>
        <table:table-row table:style-name="ro5">
          <table:table-cell table:style-name="ce5" office:value-type="string" calcext:value-type="string">
            <text:p>Erva-Mate</text:p>
          </table:table-cell>
          <table:table-cell table:style-name="ce15" office:value-type="string" calcext:value-type="string">
            <text:p>Ilex paraguariensis</text:p>
          </table:table-cell>
          <table:table-cell table:style-name="ce25"/>
          <table:table-cell table:style-name="ce29"/>
          <table:table-cell table:style-name="ce25" table:number-columns-repeated="2"/>
          <table:table-cell table:style-name="ce25" office:value-type="float" office:value="30" calcext:value-type="float">
            <text:p>30,00</text:p>
          </table:table-cell>
          <table:table-cell table:style-name="ce25"/>
          <table:table-cell table:style-name="ce25" office:value-type="float" office:value="53.75" calcext:value-type="float">
            <text:p>53,75</text:p>
          </table:table-cell>
          <table:table-cell table:style-name="ce25" table:number-columns-repeated="7"/>
          <table:table-cell table:style-name="ce25" office:value-type="float" office:value="19.33" calcext:value-type="float">
            <text:p>19,33</text:p>
          </table:table-cell>
          <table:table-cell table:style-name="ce25" office:value-type="float" office:value="20" calcext:value-type="float">
            <text:p>20,00</text:p>
          </table:table-cell>
          <table:table-cell table:style-name="ce25" table:number-columns-repeated="2"/>
          <table:table-cell table:style-name="ce25" office:value-type="float" office:value="20" calcext:value-type="float">
            <text:p>20,00</text:p>
          </table:table-cell>
          <table:table-cell table:style-name="ce42" table:formula="of:=AVERAGE([.C5:.U5])" office:value-type="float" office:value="28.616" calcext:value-type="float">
            <text:p>28,62</text:p>
          </table:table-cell>
          <table:table-cell table:style-name="ce44"/>
          <table:table-cell table:style-name="ce47"/>
          <table:table-cell table:style-name="ce50" table:number-columns-repeated="1000"/>
        </table:table-row>
        <table:table-row table:style-name="ro5">
          <table:table-cell table:style-name="ce6" office:value-type="string" calcext:value-type="string">
            <text:p>Eucalipto</text:p>
          </table:table-cell>
          <table:table-cell table:style-name="ce16" office:value-type="string" calcext:value-type="string">
            <text:p>E. dunnii</text:p>
          </table:table-cell>
          <table:table-cell table:style-name="ce25" table:number-columns-repeated="4"/>
          <table:table-cell table:style-name="ce25" office:value-type="float" office:value="1000" calcext:value-type="float">
            <text:p>1000,00</text:p>
          </table:table-cell>
          <table:table-cell table:style-name="ce25" table:number-columns-repeated="9"/>
          <table:table-cell table:style-name="ce25" office:value-type="float" office:value="1500" calcext:value-type="float">
            <text:p>1500,00</text:p>
          </table:table-cell>
          <table:table-cell table:style-name="ce25" office:value-type="float" office:value="805.5" calcext:value-type="float">
            <text:p>805,50</text:p>
          </table:table-cell>
          <table:table-cell table:style-name="ce25" table:number-columns-repeated="3"/>
          <table:table-cell table:style-name="ce42" table:formula="of:=AVERAGE([.C6:.U6])" office:value-type="float" office:value="1101.83333333333" calcext:value-type="float">
            <text:p>1101,83</text:p>
          </table:table-cell>
          <table:table-cell table:style-name="ce44"/>
          <table:table-cell table:style-name="ce47"/>
          <table:table-cell table:style-name="ce50" table:number-columns-repeated="1000"/>
        </table:table-row>
        <table:table-row table:style-name="ro5">
          <table:table-cell table:style-name="ce7"/>
          <table:table-cell table:style-name="ce16" office:value-type="string" calcext:value-type="string">
            <text:p>E. grandis</text:p>
          </table:table-cell>
          <table:table-cell table:style-name="ce25" table:number-columns-repeated="3"/>
          <table:table-cell table:style-name="ce25" office:value-type="float" office:value="190" calcext:value-type="float">
            <text:p>190,00</text:p>
          </table:table-cell>
          <table:table-cell table:style-name="ce25" office:value-type="float" office:value="200" calcext:value-type="float">
            <text:p>200,00</text:p>
          </table:table-cell>
          <table:table-cell table:style-name="ce25" table:number-columns-repeated="9"/>
          <table:table-cell table:style-name="ce25" office:value-type="float" office:value="150" calcext:value-type="float">
            <text:p>150,00</text:p>
          </table:table-cell>
          <table:table-cell table:style-name="ce25" office:value-type="float" office:value="200" calcext:value-type="float">
            <text:p>200,00</text:p>
          </table:table-cell>
          <table:table-cell table:style-name="ce25" table:number-columns-repeated="3"/>
          <table:table-cell table:style-name="ce42" table:formula="of:=AVERAGE([.C7:.U7])" office:value-type="float" office:value="185" calcext:value-type="float">
            <text:p>185,00</text:p>
          </table:table-cell>
          <table:table-cell table:style-name="ce44"/>
          <table:table-cell table:style-name="ce47"/>
          <table:table-cell table:style-name="ce50" table:number-columns-repeated="1000"/>
        </table:table-row>
        <table:table-row table:style-name="ro5">
          <table:table-cell table:style-name="ce7"/>
          <table:table-cell table:style-name="ce16" office:value-type="string" calcext:value-type="string">
            <text:p>E. saligna</text:p>
          </table:table-cell>
          <table:table-cell table:style-name="ce25" table:number-columns-repeated="4"/>
          <table:table-cell table:style-name="ce25" office:value-type="float" office:value="200" calcext:value-type="float">
            <text:p>200,00</text:p>
          </table:table-cell>
          <table:table-cell table:style-name="ce25" table:number-columns-repeated="10"/>
          <table:table-cell table:style-name="ce25" office:value-type="float" office:value="200" calcext:value-type="float">
            <text:p>200,00</text:p>
          </table:table-cell>
          <table:table-cell table:style-name="ce25" table:number-columns-repeated="3"/>
          <table:table-cell table:style-name="ce42" table:formula="of:=AVERAGE([.C8:.U8])" office:value-type="float" office:value="200" calcext:value-type="float">
            <text:p>200,00</text:p>
          </table:table-cell>
          <table:table-cell table:style-name="ce44"/>
          <table:table-cell table:style-name="ce47"/>
          <table:table-cell table:style-name="ce50" table:number-columns-repeated="1000"/>
        </table:table-row>
        <table:table-row table:style-name="ro5">
          <table:table-cell table:style-name="ce7"/>
          <table:table-cell table:style-name="ce16" office:value-type="string" calcext:value-type="string">
            <text:p>E. citriodora</text:p>
          </table:table-cell>
          <table:table-cell table:style-name="ce25" table:number-columns-repeated="3"/>
          <table:table-cell table:style-name="ce25" office:value-type="float" office:value="165" calcext:value-type="float">
            <text:p>165,00</text:p>
          </table:table-cell>
          <table:table-cell table:style-name="ce25" office:value-type="float" office:value="150" calcext:value-type="float">
            <text:p>150,00</text:p>
          </table:table-cell>
          <table:table-cell table:style-name="ce25" table:number-columns-repeated="10"/>
          <table:table-cell table:style-name="ce25" office:value-type="float" office:value="234" calcext:value-type="float">
            <text:p>234,00</text:p>
          </table:table-cell>
          <table:table-cell table:style-name="ce25" table:number-columns-repeated="3"/>
          <table:table-cell table:style-name="ce42" table:formula="of:=AVERAGE([.C9:.U9])" office:value-type="float" office:value="183" calcext:value-type="float">
            <text:p>183,00</text:p>
          </table:table-cell>
          <table:table-cell table:style-name="ce44"/>
          <table:table-cell table:style-name="ce47"/>
          <table:table-cell table:style-name="ce50" table:number-columns-repeated="1000"/>
        </table:table-row>
        <table:table-row table:style-name="ro5">
          <table:table-cell table:style-name="ce7"/>
          <table:table-cell table:style-name="ce16" office:value-type="string" calcext:value-type="string">
            <text:p>E. viminalis</text:p>
          </table:table-cell>
          <table:table-cell table:style-name="ce25" table:number-columns-repeated="4"/>
          <table:table-cell table:style-name="ce25" office:value-type="float" office:value="120" calcext:value-type="float">
            <text:p>120,00</text:p>
          </table:table-cell>
          <table:table-cell table:style-name="ce25" table:number-columns-repeated="9"/>
          <table:table-cell table:style-name="ce25" office:value-type="float" office:value="140" calcext:value-type="float">
            <text:p>140,00</text:p>
          </table:table-cell>
          <table:table-cell table:style-name="ce25" table:number-columns-repeated="4"/>
          <table:table-cell table:style-name="ce42" table:formula="of:=AVERAGE([.C10:.U10])" office:value-type="float" office:value="130" calcext:value-type="float">
            <text:p>130,00</text:p>
          </table:table-cell>
          <table:table-cell table:style-name="ce44"/>
          <table:table-cell table:style-name="ce47"/>
          <table:table-cell table:style-name="ce50" table:number-columns-repeated="1000"/>
        </table:table-row>
        <table:table-row table:style-name="ro5">
          <table:table-cell table:style-name="ce6" office:value-type="string" calcext:value-type="string">
            <text:p>Bracatinga</text:p>
          </table:table-cell>
          <table:table-cell table:style-name="ce17" office:value-type="string" calcext:value-type="string">
            <text:p>Variedade comum</text:p>
          </table:table-cell>
          <table:table-cell table:style-name="ce25" table:number-columns-repeated="4"/>
          <table:table-cell table:style-name="ce25" office:value-type="float" office:value="17.5" calcext:value-type="float">
            <text:p>17,50</text:p>
          </table:table-cell>
          <table:table-cell table:style-name="ce25"/>
          <table:table-cell table:style-name="ce25" office:value-type="float" office:value="15" calcext:value-type="float">
            <text:p>15,00</text:p>
          </table:table-cell>
          <table:table-cell table:style-name="ce25" table:number-columns-repeated="2"/>
          <table:table-cell table:style-name="ce25" office:value-type="float" office:value="16" calcext:value-type="float">
            <text:p>16,00</text:p>
          </table:table-cell>
          <table:table-cell table:style-name="ce25" table:number-columns-repeated="8"/>
          <table:table-cell table:style-name="ce25" office:value-type="float" office:value="10" calcext:value-type="float">
            <text:p>10,00</text:p>
          </table:table-cell>
          <table:table-cell table:style-name="ce42" table:formula="of:=AVERAGE([.C11:.U11])" office:value-type="float" office:value="14.625" calcext:value-type="float">
            <text:p>14,63</text:p>
          </table:table-cell>
          <table:table-cell table:style-name="ce44"/>
          <table:table-cell table:style-name="ce47"/>
          <table:table-cell table:style-name="ce50" table:number-columns-repeated="1000"/>
        </table:table-row>
        <table:table-row table:style-name="ro5">
          <table:table-cell table:style-name="ce8"/>
          <table:table-cell table:style-name="ce17" office:value-type="string" calcext:value-type="string">
            <text:p>Variedade Argentina</text:p>
          </table:table-cell>
          <table:table-cell table:style-name="ce25" table:number-columns-repeated="4"/>
          <table:table-cell table:style-name="ce25" office:value-type="float" office:value="15" calcext:value-type="float">
            <text:p>15,00</text:p>
          </table:table-cell>
          <table:table-cell table:style-name="ce25"/>
          <table:table-cell table:style-name="ce25" office:value-type="float" office:value="15" calcext:value-type="float">
            <text:p>15,00</text:p>
          </table:table-cell>
          <table:table-cell table:style-name="ce25" table:number-columns-repeated="2"/>
          <table:table-cell table:style-name="ce25" office:value-type="float" office:value="16" calcext:value-type="float">
            <text:p>16,00</text:p>
          </table:table-cell>
          <table:table-cell table:style-name="ce25" table:number-columns-repeated="9"/>
          <table:table-cell table:style-name="ce42" table:formula="of:=AVERAGE([.C12:.U12])" office:value-type="float" office:value="15.3333333333333" calcext:value-type="float">
            <text:p>15,33</text:p>
          </table:table-cell>
          <table:table-cell table:style-name="ce44"/>
          <table:table-cell table:style-name="ce47"/>
          <table:table-cell table:style-name="ce50" table:number-columns-repeated="1000"/>
        </table:table-row>
        <table:table-row table:style-name="ro5">
          <table:table-cell table:style-name="ce9" office:value-type="string" calcext:value-type="string">
            <text:p>Grevílea</text:p>
          </table:table-cell>
          <table:table-cell table:style-name="ce16" office:value-type="string" calcext:value-type="string">
            <text:p>Grevillea robusta</text:p>
          </table:table-cell>
          <table:table-cell table:style-name="ce25" table:number-columns-repeated="19"/>
          <table:table-cell table:style-name="ce42"/>
          <table:table-cell table:style-name="ce44"/>
          <table:table-cell table:style-name="ce47"/>
          <table:table-cell table:style-name="ce50" table:number-columns-repeated="1000"/>
        </table:table-row>
        <table:table-row table:style-name="ro5">
          <table:table-cell table:style-name="ce9" office:value-type="string" calcext:value-type="string">
            <text:p>Palmito (Juçara)</text:p>
          </table:table-cell>
          <table:table-cell table:style-name="ce16" office:value-type="string" calcext:value-type="string">
            <text:p>Euterpe edulis</text:p>
          </table:table-cell>
          <table:table-cell table:style-name="ce25" table:number-columns-repeated="4"/>
          <table:table-cell table:style-name="ce25" office:value-type="float" office:value="2" calcext:value-type="float">
            <text:p>2,00</text:p>
          </table:table-cell>
          <table:table-cell table:style-name="ce25" table:number-columns-repeated="14"/>
          <table:table-cell table:style-name="ce42"/>
          <table:table-cell table:style-name="ce44"/>
          <table:table-cell table:style-name="ce47"/>
          <table:table-cell table:style-name="ce50" table:number-columns-repeated="1000"/>
        </table:table-row>
        <table:table-row table:style-name="ro5">
          <table:table-cell table:style-name="ce10" office:value-type="string" calcext:value-type="string">
            <text:p>Palmito-Pupunha</text:p>
          </table:table-cell>
          <table:table-cell table:style-name="ce16" office:value-type="string" calcext:value-type="string">
            <text:p>Bactris gasipaes</text:p>
          </table:table-cell>
          <table:table-cell table:style-name="ce25" table:number-columns-repeated="19"/>
          <table:table-cell table:style-name="ce42"/>
          <table:table-cell table:style-name="ce44"/>
          <table:table-cell table:style-name="ce48"/>
          <table:table-cell table:style-name="ce51" table:number-columns-repeated="1000"/>
        </table:table-row>
        <table:table-row table:style-name="ro5">
          <table:table-cell table:style-name="ce6"/>
          <table:table-cell table:style-name="ce18" office:value-type="string" calcext:value-type="string">
            <text:p>P. taeda</text:p>
          </table:table-cell>
          <table:table-cell table:style-name="ce25" table:number-columns-repeated="4"/>
          <table:table-cell table:style-name="ce25" office:value-type="float" office:value="200" calcext:value-type="float">
            <text:p>200,00</text:p>
          </table:table-cell>
          <table:table-cell table:style-name="ce25" table:number-columns-repeated="9"/>
          <table:table-cell table:style-name="ce25" office:value-type="float" office:value="333.33" calcext:value-type="float">
            <text:p>333,33</text:p>
          </table:table-cell>
          <table:table-cell table:style-name="ce25" office:value-type="float" office:value="185" calcext:value-type="float">
            <text:p>185,00</text:p>
          </table:table-cell>
          <table:table-cell table:style-name="ce25" table:number-columns-repeated="2"/>
          <table:table-cell table:style-name="ce25" office:value-type="float" office:value="342" calcext:value-type="float">
            <text:p>342,00</text:p>
          </table:table-cell>
          <table:table-cell table:style-name="ce42" table:formula="of:=AVERAGE([.C16:.U16])" office:value-type="float" office:value="265.0825" calcext:value-type="float">
            <text:p>265,08</text:p>
          </table:table-cell>
          <table:table-cell table:style-name="ce44"/>
          <table:table-cell table:style-name="ce48"/>
          <table:table-cell table:style-name="ce49" table:number-columns-repeated="1000"/>
        </table:table-row>
        <table:table-row table:style-name="ro5">
          <table:table-cell table:style-name="ce11" office:value-type="string" calcext:value-type="string">
            <text:p>Pinus</text:p>
          </table:table-cell>
          <table:table-cell table:style-name="ce19" office:value-type="string" calcext:value-type="string">
            <text:p>P. elliottii</text:p>
          </table:table-cell>
          <table:table-cell table:style-name="ce25" table:number-columns-repeated="4"/>
          <table:table-cell table:style-name="ce25" office:value-type="float" office:value="200" calcext:value-type="float">
            <text:p>200,00</text:p>
          </table:table-cell>
          <table:table-cell table:style-name="ce25" table:number-columns-repeated="9"/>
          <table:table-cell table:style-name="ce25" office:value-type="float" office:value="191.66" calcext:value-type="float">
            <text:p>191,66</text:p>
          </table:table-cell>
          <table:table-cell table:style-name="ce25" office:value-type="float" office:value="185" calcext:value-type="float">
            <text:p>185,00</text:p>
          </table:table-cell>
          <table:table-cell table:style-name="ce25" table:number-columns-repeated="2"/>
          <table:table-cell table:style-name="ce25" office:value-type="float" office:value="204" calcext:value-type="float">
            <text:p>204,00</text:p>
          </table:table-cell>
          <table:table-cell table:style-name="ce42" table:formula="of:=AVERAGE([.C17:.U17])" office:value-type="float" office:value="195.165" calcext:value-type="float">
            <text:p>195,17</text:p>
          </table:table-cell>
          <table:table-cell table:style-name="ce44"/>
          <table:table-cell table:style-name="ce48"/>
          <table:table-cell table:style-name="ce49" table:number-columns-repeated="1000"/>
        </table:table-row>
        <table:table-row table:style-name="ro5">
          <table:table-cell table:style-name="ce12"/>
          <table:table-cell table:style-name="ce20" office:value-type="string" calcext:value-type="string">
            <text:p>Tropicais</text:p>
          </table:table-cell>
          <table:table-cell table:style-name="ce25" table:number-columns-repeated="4"/>
          <table:table-cell table:style-name="ce25" office:value-type="float" office:value="125" calcext:value-type="float">
            <text:p>125,00</text:p>
          </table:table-cell>
          <table:table-cell table:style-name="ce25" table:number-columns-repeated="14"/>
          <table:table-cell table:style-name="ce42"/>
          <table:table-cell table:style-name="ce44"/>
          <table:table-cell table:style-name="ce48"/>
          <table:table-cell table:style-name="ce49" table:number-columns-repeated="1000"/>
        </table:table-row>
        <table:table-row table:style-name="ro5">
          <table:table-cell table:style-name="ce5" office:value-type="string" calcext:value-type="string">
            <text:p>Pinheiro Brasileiro</text:p>
          </table:table-cell>
          <table:table-cell table:style-name="ce19" office:value-type="string" calcext:value-type="string">
            <text:p>Araucaria angustifolia</text:p>
          </table:table-cell>
          <table:table-cell table:style-name="ce25" table:number-columns-repeated="8"/>
          <table:table-cell table:style-name="ce25" office:value-type="float" office:value="0.5" calcext:value-type="float">
            <text:p>0,50</text:p>
          </table:table-cell>
          <table:table-cell table:style-name="ce25" table:number-columns-repeated="5"/>
          <table:table-cell table:style-name="ce25" office:value-type="float" office:value="0.73" calcext:value-type="float">
            <text:p>0,73</text:p>
          </table:table-cell>
          <table:table-cell table:style-name="ce25" table:number-columns-repeated="3"/>
          <table:table-cell table:style-name="ce25" office:value-type="float" office:value="0.7" calcext:value-type="float">
            <text:p>0,70</text:p>
          </table:table-cell>
          <table:table-cell table:style-name="ce42" table:formula="of:=AVERAGE([.C19:.U19])" office:value-type="float" office:value="0.643333333333333" calcext:value-type="float">
            <text:p>0,64</text:p>
          </table:table-cell>
          <table:table-cell table:style-name="ce44"/>
          <table:table-cell table:style-name="ce48"/>
          <table:table-cell table:style-name="ce49" table:number-columns-repeated="1000"/>
        </table:table-row>
        <table:table-row table:style-name="ro5" table:visibility="collapse">
          <table:table-cell table:style-name="ce6" office:value-type="string" calcext:value-type="string">
            <text:p>Ornamentais</text:p>
          </table:table-cell>
          <table:table-cell table:style-name="ce21"/>
          <table:table-cell table:style-name="ce25" table:number-columns-repeated="3"/>
          <table:table-cell table:style-name="ce33"/>
          <table:table-cell table:style-name="ce25" table:number-columns-repeated="15"/>
          <table:table-cell table:style-name="ce42"/>
          <table:table-cell table:style-name="ce44"/>
          <table:table-cell table:style-name="ce48"/>
          <table:table-cell table:style-name="ce49" table:number-columns-repeated="1000"/>
        </table:table-row>
        <table:table-row table:style-name="ro5" table:visibility="collapse">
          <table:table-cell table:style-name="ce13"/>
          <table:table-cell table:style-name="ce22"/>
          <table:table-cell table:style-name="ce25" table:number-columns-repeated="19"/>
          <table:table-cell table:style-name="ce42"/>
          <table:table-cell table:style-name="ce44"/>
          <table:table-cell table:style-name="ce48"/>
          <table:table-cell table:style-name="ce49" table:number-columns-repeated="1000"/>
        </table:table-row>
        <table:table-row table:style-name="ro6" table:visibility="collapse">
          <table:table-cell table:style-name="ce5" office:value-type="string" calcext:value-type="string">
            <text:p>Uva-do-Japão</text:p>
          </table:table-cell>
          <table:table-cell table:style-name="ce19" office:value-type="string" calcext:value-type="string">
            <text:p>Hovenia dulcis</text:p>
          </table:table-cell>
          <table:table-cell table:style-name="ce26"/>
          <table:table-cell table:style-name="ce30"/>
          <table:table-cell table:style-name="ce26"/>
          <table:table-cell table:style-name="ce30"/>
          <table:table-cell table:style-name="ce26"/>
          <table:table-cell table:style-name="ce30"/>
          <table:table-cell table:style-name="ce35"/>
          <table:table-cell table:style-name="ce26"/>
          <table:table-cell table:style-name="ce30"/>
          <table:table-cell table:style-name="ce26"/>
          <table:table-cell table:style-name="ce30"/>
          <table:table-cell table:style-name="ce26"/>
          <table:table-cell table:style-name="ce30"/>
          <table:table-cell table:style-name="ce26"/>
          <table:table-cell table:style-name="ce30"/>
          <table:table-cell table:style-name="ce26"/>
          <table:table-cell table:style-name="ce30"/>
          <table:table-cell table:style-name="ce35"/>
          <table:table-cell table:style-name="ce30"/>
          <table:table-cell table:style-name="ce43"/>
          <table:table-cell table:style-name="ce45"/>
          <table:table-cell table:style-name="ce49" table:number-columns-repeated="1001"/>
        </table:table-row>
        <table:table-row table:style-name="ro6" table:visibility="collapse">
          <table:table-cell table:style-name="ce6"/>
          <table:table-cell table:style-name="ce20" office:value-type="string" calcext:value-type="string">
            <text:p>Madereiras</text:p>
          </table:table-cell>
          <table:table-cell table:style-name="ce26"/>
          <table:table-cell table:style-name="ce30"/>
          <table:table-cell table:style-name="ce26"/>
          <table:table-cell table:style-name="ce30"/>
          <table:table-cell table:style-name="ce26"/>
          <table:table-cell table:style-name="ce30"/>
          <table:table-cell table:style-name="ce35"/>
          <table:table-cell table:style-name="ce26"/>
          <table:table-cell table:style-name="ce30"/>
          <table:table-cell table:style-name="ce26"/>
          <table:table-cell table:style-name="ce30"/>
          <table:table-cell table:style-name="ce26"/>
          <table:table-cell table:style-name="ce30"/>
          <table:table-cell table:style-name="ce26"/>
          <table:table-cell table:style-name="ce30"/>
          <table:table-cell table:style-name="ce26"/>
          <table:table-cell table:style-name="ce30"/>
          <table:table-cell table:style-name="ce35"/>
          <table:table-cell table:style-name="ce30"/>
          <table:table-cell table:style-name="ce43"/>
          <table:table-cell table:style-name="ce45"/>
          <table:table-cell table:style-name="ce49" table:number-columns-repeated="1001"/>
        </table:table-row>
        <table:table-row table:style-name="ro6" table:visibility="collapse">
          <table:table-cell table:style-name="ce11" office:value-type="string" calcext:value-type="string">
            <text:p>Nativas</text:p>
          </table:table-cell>
          <table:table-cell table:style-name="ce20" office:value-type="string" calcext:value-type="string">
            <text:p>Energia e revegetação</text:p>
          </table:table-cell>
          <table:table-cell table:style-name="ce26"/>
          <table:table-cell table:style-name="ce30"/>
          <table:table-cell table:style-name="ce26"/>
          <table:table-cell table:style-name="ce30"/>
          <table:table-cell table:style-name="ce26"/>
          <table:table-cell table:style-name="ce30"/>
          <table:table-cell table:style-name="ce35"/>
          <table:table-cell table:style-name="ce26"/>
          <table:table-cell table:style-name="ce30"/>
          <table:table-cell table:style-name="ce26"/>
          <table:table-cell table:style-name="ce30"/>
          <table:table-cell table:style-name="ce26"/>
          <table:table-cell table:style-name="ce30"/>
          <table:table-cell table:style-name="ce26"/>
          <table:table-cell table:style-name="ce30"/>
          <table:table-cell table:style-name="ce26"/>
          <table:table-cell table:style-name="ce30"/>
          <table:table-cell table:style-name="ce35"/>
          <table:table-cell table:style-name="ce30"/>
          <table:table-cell table:style-name="ce43"/>
          <table:table-cell table:style-name="ce45"/>
          <table:table-cell table:style-name="ce49" table:number-columns-repeated="1001"/>
        </table:table-row>
        <table:table-row table:style-name="ro6" table:visibility="collapse">
          <table:table-cell table:style-name="ce12"/>
          <table:table-cell table:style-name="ce23" office:value-type="string" calcext:value-type="string">
            <text:p>Reflorest. ambiental</text:p>
          </table:table-cell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36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36"/>
          <table:table-cell table:style-name="ce31"/>
          <table:table-cell table:style-name="ce43"/>
          <table:table-cell table:style-name="ce45"/>
          <table:table-cell table:style-name="ce49" table:number-columns-repeated="1001"/>
        </table:table-row>
        <table:table-row table:style-name="ro7">
          <table:table-cell table:style-name="ce14" office:value-type="string" calcext:value-type="string">
            <text:p>FONTE: SEAB/PR - DERAL/DEB</text:p>
          </table:table-cell>
          <table:table-cell table:number-columns-repeated="1023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number-columns-repeated="20"/>
          <table:table-cell office:value-type="string" calcext:value-type="string">
            <text:p><text:s/></text:p>
          </table:table-cell>
          <table:table-cell table:number-columns-repeated="1003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UDAS" table:style-name="ta2"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4" table:number-columns-repeated="8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4" table:default-cell-style-name="ce3"/>
        <table:table-column table:style-name="co4" table:number-columns-repeated="2" table:default-cell-style-name="ce183"/>
        <table:table-column table:style-name="co4" table:number-columns-repeated="5" table:default-cell-style-name="ce3"/>
        <table:table-column table:style-name="co13" table:default-cell-style-name="ce3"/>
        <table:table-column table:style-name="co14" table:default-cell-style-name="ce3"/>
        <table:table-column table:style-name="co4" table:default-cell-style-name="ce3"/>
        <table:table-column table:style-name="co15" table:default-cell-style-name="ce3"/>
        <table:table-column table:style-name="co7" table:number-columns-repeated="231" table:default-cell-style-name="ce3"/>
        <table:table-column table:style-name="co7" table:number-columns-repeated="767" table:default-cell-style-name="Default"/>
        <table:table-row table:style-name="ro8">
          <table:table-cell table:style-name="ce38" office:value-type="string" calcext:value-type="string">
            <text:p>2. PREÇOS DE MUDAS FLORESTAIS A NÍVEL DE VIVEIROS DO PARANÁ (R$/MUDA)</text:p>
          </table:table-cell>
          <table:table-cell table:style-name="ce1" table:number-columns-repeated="12"/>
          <table:table-cell table:style-name="ce172" office:value-type="string" calcext:value-type="string">
            <text:p><text:s/>- SETEMBRO/99</text:p>
          </table:table-cell>
          <table:table-cell table:style-name="ce172"/>
          <table:table-cell table:style-name="ce173" table:number-columns-repeated="2"/>
          <table:table-cell table:style-name="ce187" table:number-columns-repeated="2"/>
          <table:table-cell table:style-name="ce1" table:number-columns-repeated="1005"/>
        </table:table-row>
        <table:table-row table:style-name="ro9" table:visibility="collapse">
          <table:table-cell table:style-name="ce52"/>
          <table:table-cell table:style-name="ce50" table:number-columns-repeated="2"/>
          <table:table-cell table:style-name="ce130"/>
          <table:table-cell table:style-name="ce139" table:number-columns-repeated="11"/>
          <table:table-cell table:style-name="ce174" table:number-columns-repeated="2"/>
          <table:table-cell table:style-name="ce139" table:number-columns-repeated="6"/>
          <table:table-cell table:style-name="ce196"/>
          <table:table-cell table:style-name="ce50" table:number-columns-repeated="1000"/>
        </table:table-row>
        <table:table-row table:style-name="ro4">
          <table:table-cell table:style-name="ce53" office:value-type="string" calcext:value-type="string" table:number-columns-spanned="2" table:number-rows-spanned="1">
            <text:p>ESPÉCIE <text:s text:c="18"/>FLORESTAL</text:p>
          </table:table-cell>
          <table:covered-table-cell table:style-name="ce81"/>
          <table:table-cell table:style-name="ce113" office:value-type="string" calcext:value-type="string">
            <text:p>TIPO DE EMBALAGEM DAS MUDAS FLORESTAIS</text:p>
          </table:table-cell>
          <table:table-cell table:style-name="ce131" office:value-type="string" calcext:value-type="string">
            <text:p>APUCARANA</text:p>
          </table:table-cell>
          <table:table-cell table:style-name="ce140" office:value-type="string" calcext:value-type="string">
            <text:p>C.MOURÃO</text:p>
          </table:table-cell>
          <table:table-cell table:style-name="ce142" office:value-type="string" calcext:value-type="string">
            <text:p>CASCAVEL</text:p>
          </table:table-cell>
          <table:table-cell table:style-name="ce149" office:value-type="string" calcext:value-type="string">
            <text:p>C.PROCÓPIO</text:p>
          </table:table-cell>
          <table:table-cell table:style-name="ce140" office:value-type="string" calcext:value-type="string">
            <text:p>CURITIBA</text:p>
          </table:table-cell>
          <table:table-cell table:style-name="ce142" office:value-type="string" calcext:value-type="string">
            <text:p>F.BELTRÃO</text:p>
          </table:table-cell>
          <table:table-cell table:style-name="ce161" office:value-type="string" calcext:value-type="string">
            <text:p>GUARAPUAVA</text:p>
          </table:table-cell>
          <table:table-cell table:style-name="ce142" office:value-type="string" calcext:value-type="string">
            <text:p>IRATI</text:p>
          </table:table-cell>
          <table:table-cell table:style-name="ce140" office:value-type="string" calcext:value-type="string">
            <text:p>IVAIPORÃ</text:p>
          </table:table-cell>
          <table:table-cell table:style-name="ce165" office:value-type="string" calcext:value-type="string">
            <text:p>JACAREZINHO</text:p>
          </table:table-cell>
          <table:table-cell table:style-name="ce140" office:value-type="string" calcext:value-type="string">
            <text:p>LONDRINA</text:p>
          </table:table-cell>
          <table:table-cell table:style-name="ce142" office:value-type="string" calcext:value-type="string">
            <text:p>MARINGÁ</text:p>
          </table:table-cell>
          <table:table-cell table:style-name="ce175" office:value-type="string" calcext:value-type="string">
            <text:p>PARANAGUÁ</text:p>
          </table:table-cell>
          <table:table-cell table:style-name="ce185" office:value-type="string" calcext:value-type="string">
            <text:p>PARANAVAÍ</text:p>
          </table:table-cell>
          <table:table-cell table:style-name="ce140" office:value-type="string" calcext:value-type="string">
            <text:p>P.BRANCO</text:p>
          </table:table-cell>
          <table:table-cell table:style-name="ce142" office:value-type="string" calcext:value-type="string">
            <text:p>P.GROSSA</text:p>
          </table:table-cell>
          <table:table-cell table:style-name="ce142" office:value-type="string" calcext:value-type="string">
            <text:p>TOLEDO</text:p>
          </table:table-cell>
          <table:table-cell table:style-name="ce188" office:value-type="string" calcext:value-type="string">
            <text:p>UMUARAMA</text:p>
          </table:table-cell>
          <table:table-cell table:style-name="ce189" office:value-type="string" calcext:value-type="string">
            <text:p>U.VITÓRIA</text:p>
          </table:table-cell>
          <table:table-cell table:style-name="ce191" table:formula="of:=[$SEMENTES.V4]" office:value-type="string" office:string-value="MÉDIA ESTADUAL" calcext:value-type="string" table:number-columns-spanned="2" table:number-rows-spanned="1">
            <text:p>MÉDIA ESTADUAL</text:p>
          </table:table-cell>
          <table:covered-table-cell table:style-name="ce191"/>
          <table:table-cell table:style-name="ce50" table:number-columns-repeated="1000"/>
        </table:table-row>
        <table:table-row table:style-name="ro10">
          <table:table-cell table:style-name="ce54" office:value-type="string" calcext:value-type="string">
            <text:p>NOME VULGAR</text:p>
          </table:table-cell>
          <table:table-cell table:style-name="ce82" office:value-type="string" calcext:value-type="string">
            <text:p>NOME CIENTÍFICO</text:p>
          </table:table-cell>
          <table:table-cell table:style-name="ce114"/>
          <table:table-cell table:style-name="ce132" table:number-columns-repeated="12"/>
          <table:table-cell table:style-name="ce176" table:number-columns-repeated="2"/>
          <table:table-cell table:style-name="ce132" table:number-columns-repeated="5"/>
          <table:table-cell table:style-name="ce192"/>
          <table:table-cell table:style-name="ce197"/>
          <table:table-cell table:style-name="ce50" table:number-columns-repeated="1000"/>
        </table:table-row>
        <table:table-row table:style-name="ro10">
          <table:table-cell table:style-name="ce55" office:value-type="string" calcext:value-type="string">
            <text:p>REFLORESTAMENTO AMBIENTAL</text:p>
          </table:table-cell>
          <table:table-cell table:style-name="ce83"/>
          <table:table-cell table:style-name="ce115"/>
          <table:table-cell table:style-name="ce133" table:number-columns-repeated="4"/>
          <table:table-cell table:style-name="ce150"/>
          <table:table-cell table:style-name="ce133" table:number-columns-repeated="7"/>
          <table:table-cell table:style-name="ce177"/>
          <table:table-cell table:style-name="ce186"/>
          <table:table-cell table:style-name="ce133" table:number-columns-repeated="5"/>
          <table:table-cell table:style-name="ce193"/>
          <table:table-cell table:style-name="ce198"/>
          <table:table-cell table:style-name="ce204" table:number-columns-repeated="1000"/>
        </table:table-row>
        <table:table-row table:style-name="ro11">
          <table:table-cell table:style-name="ce56" office:value-type="string" calcext:value-type="string">
            <text:p>ERVA-MATE</text:p>
          </table:table-cell>
          <table:table-cell table:style-name="ce84" office:value-type="string" calcext:value-type="string">
            <text:p>llex paraguariensis</text:p>
          </table:table-cell>
          <table:table-cell table:style-name="ce116" office:value-type="string" calcext:value-type="string">
            <text:p>saquinho</text:p>
          </table:table-cell>
          <table:table-cell table:style-name="ce134"/>
          <table:table-cell table:style-name="ce134" office:value-type="float" office:value="0.15" calcext:value-type="float">
            <text:p>0,15</text:p>
          </table:table-cell>
          <table:table-cell table:style-name="ce134" office:value-type="float" office:value="0.18" calcext:value-type="float">
            <text:p>0,18</text:p>
          </table:table-cell>
          <table:table-cell table:style-name="ce136"/>
          <table:table-cell table:style-name="ce151" office:value-type="float" office:value="0.15" calcext:value-type="float">
            <text:p>0,15</text:p>
          </table:table-cell>
          <table:table-cell table:style-name="ce134" office:value-type="float" office:value="0.15" calcext:value-type="float">
            <text:p>0,15</text:p>
          </table:table-cell>
          <table:table-cell table:style-name="ce134" office:value-type="float" office:value="0.14" calcext:value-type="float">
            <text:p>0,14</text:p>
          </table:table-cell>
          <table:table-cell table:style-name="ce134" office:value-type="float" office:value="0.17" calcext:value-type="float">
            <text:p>0,17</text:p>
          </table:table-cell>
          <table:table-cell table:style-name="ce136" office:value-type="float" office:value="0.15" calcext:value-type="float">
            <text:p>0,15</text:p>
          </table:table-cell>
          <table:table-cell table:style-name="ce166"/>
          <table:table-cell table:style-name="ce134" table:number-columns-repeated="2"/>
          <table:table-cell table:style-name="ce178"/>
          <table:table-cell table:style-name="ce181"/>
          <table:table-cell table:style-name="ce134" office:value-type="float" office:value="0.17" calcext:value-type="float">
            <text:p>0,17</text:p>
          </table:table-cell>
          <table:table-cell table:style-name="ce136" office:value-type="float" office:value="0.2" calcext:value-type="float">
            <text:p>0,20</text:p>
          </table:table-cell>
          <table:table-cell table:style-name="ce134" office:value-type="float" office:value="0.19" calcext:value-type="float">
            <text:p>0,19</text:p>
          </table:table-cell>
          <table:table-cell table:style-name="ce134"/>
          <table:table-cell table:style-name="ce136" office:value-type="float" office:value="0.18" calcext:value-type="float">
            <text:p>0,18</text:p>
          </table:table-cell>
          <table:table-cell table:style-name="ce194" table:formula="of:=AVERAGE([.D6:.V6])" office:value-type="float" office:value="0.166363636363636" calcext:value-type="float">
            <text:p>0,17</text:p>
          </table:table-cell>
          <table:table-cell table:style-name="ce199"/>
          <table:table-cell table:style-name="ce204" table:number-columns-repeated="1000"/>
        </table:table-row>
        <table:table-row table:style-name="ro10">
          <table:table-cell table:style-name="ce57" office:value-type="string" calcext:value-type="string">
            <text:p>PAINEIRA</text:p>
          </table:table-cell>
          <table:table-cell table:style-name="ce85" office:value-type="string" calcext:value-type="string">
            <text:p>Chorisia speciosa</text:p>
          </table:table-cell>
          <table:table-cell table:style-name="ce117" office:value-type="string" calcext:value-type="string">
            <text:p>saquinho</text:p>
          </table:table-cell>
          <table:table-cell table:style-name="ce134"/>
          <table:table-cell table:style-name="ce134" office:value-type="float" office:value="0.05" calcext:value-type="float">
            <text:p>0,05</text:p>
          </table:table-cell>
          <table:table-cell table:style-name="ce134" table:number-columns-repeated="2"/>
          <table:table-cell table:style-name="ce152" office:value-type="float" office:value="0.1" calcext:value-type="float">
            <text:p>0,10</text:p>
          </table:table-cell>
          <table:table-cell table:style-name="ce134" table:number-columns-repeated="3"/>
          <table:table-cell table:style-name="ce136"/>
          <table:table-cell table:style-name="ce166" office:value-type="float" office:value="0.05" calcext:value-type="float">
            <text:p>0,05</text:p>
          </table:table-cell>
          <table:table-cell table:style-name="ce134" table:number-columns-repeated="2"/>
          <table:table-cell table:style-name="ce178"/>
          <table:table-cell table:style-name="ce181"/>
          <table:table-cell table:style-name="ce134"/>
          <table:table-cell table:style-name="ce136" office:value-type="float" office:value="2" calcext:value-type="float">
            <text:p>2,00</text:p>
          </table:table-cell>
          <table:table-cell table:style-name="ce134" table:number-columns-repeated="2"/>
          <table:table-cell table:style-name="ce190" office:value-type="float" office:value="0.1" calcext:value-type="float">
            <text:p>0,10</text:p>
          </table:table-cell>
          <table:table-cell table:style-name="ce194" table:formula="of:=AVERAGE([.D7:.V7])" office:value-type="float" office:value="0.46" calcext:value-type="float">
            <text:p>0,46</text:p>
          </table:table-cell>
          <table:table-cell table:style-name="ce200"/>
          <table:table-cell table:style-name="ce204" table:number-columns-repeated="1000"/>
        </table:table-row>
        <table:table-row table:style-name="ro10">
          <table:table-cell table:style-name="ce57" office:value-type="string" calcext:value-type="string">
            <text:p>CAROBA</text:p>
          </table:table-cell>
          <table:table-cell table:style-name="ce86" office:value-type="string" calcext:value-type="string">
            <text:p>Jacaranda micrantha</text:p>
          </table:table-cell>
          <table:table-cell table:style-name="ce117" office:value-type="string" calcext:value-type="string">
            <text:p>saquinho</text:p>
          </table:table-cell>
          <table:table-cell table:style-name="ce134"/>
          <table:table-cell table:style-name="ce134" office:value-type="float" office:value="0.05" calcext:value-type="float">
            <text:p>0,05</text:p>
          </table:table-cell>
          <table:table-cell table:style-name="ce134" table:number-columns-repeated="2"/>
          <table:table-cell table:style-name="ce153" office:value-type="float" office:value="0.1" calcext:value-type="float">
            <text:p><text:s/>0,10 </text:p>
          </table:table-cell>
          <table:table-cell table:style-name="ce134" table:number-columns-repeated="3"/>
          <table:table-cell table:style-name="ce136"/>
          <table:table-cell table:style-name="ce166" office:value-type="float" office:value="0.05" calcext:value-type="float">
            <text:p>0,05</text:p>
          </table:table-cell>
          <table:table-cell table:style-name="ce134" table:number-columns-repeated="2"/>
          <table:table-cell table:style-name="ce178"/>
          <table:table-cell table:style-name="ce181"/>
          <table:table-cell table:style-name="ce134" table:number-columns-repeated="4"/>
          <table:table-cell table:style-name="ce136" office:value-type="float" office:value="0.1" calcext:value-type="float">
            <text:p>0,10</text:p>
          </table:table-cell>
          <table:table-cell table:style-name="ce194" table:formula="of:=AVERAGE([.D8:.V8])" office:value-type="float" office:value="0.075" calcext:value-type="float">
            <text:p>0,08</text:p>
          </table:table-cell>
          <table:table-cell table:style-name="ce200"/>
          <table:table-cell table:style-name="ce204" table:number-columns-repeated="1000"/>
        </table:table-row>
        <table:table-row table:style-name="ro11">
          <table:table-cell table:style-name="ce58" office:value-type="string" calcext:value-type="string">
            <text:p>BRACATINGADE C.MOURÃO</text:p>
          </table:table-cell>
          <table:table-cell table:style-name="ce87" office:value-type="string" calcext:value-type="string">
            <text:p>Mimosa flocculosa</text:p>
          </table:table-cell>
          <table:table-cell table:style-name="ce117" office:value-type="string" calcext:value-type="string">
            <text:p>saquinho</text:p>
          </table:table-cell>
          <table:table-cell table:style-name="ce134" table:number-columns-repeated="4"/>
          <table:table-cell table:style-name="ce154" office:value-type="float" office:value="0.1" calcext:value-type="float">
            <text:p><text:s/>0,10 </text:p>
          </table:table-cell>
          <table:table-cell table:style-name="ce134"/>
          <table:table-cell table:style-name="ce134" office:value-type="float" office:value="0.17" calcext:value-type="float">
            <text:p>0,17</text:p>
          </table:table-cell>
          <table:table-cell table:style-name="ce134"/>
          <table:table-cell table:style-name="ce136"/>
          <table:table-cell table:style-name="ce166"/>
          <table:table-cell table:style-name="ce134" table:number-columns-repeated="2"/>
          <table:table-cell table:style-name="ce178"/>
          <table:table-cell table:style-name="ce181"/>
          <table:table-cell table:style-name="ce134" table:number-columns-repeated="4"/>
          <table:table-cell table:style-name="ce136" office:value-type="float" office:value="0.1" calcext:value-type="float">
            <text:p>0,10</text:p>
          </table:table-cell>
          <table:table-cell table:style-name="ce194" table:formula="of:=AVERAGE([.D9:.V9])" office:value-type="float" office:value="0.123333333333333" calcext:value-type="float">
            <text:p>0,12</text:p>
          </table:table-cell>
          <table:table-cell table:style-name="ce200"/>
          <table:table-cell table:style-name="ce204" table:number-columns-repeated="1000"/>
        </table:table-row>
        <table:table-row table:style-name="ro12">
          <table:table-cell table:style-name="ce59" office:value-type="string" calcext:value-type="string">
            <text:p>PALMITO</text:p>
          </table:table-cell>
          <table:table-cell table:style-name="ce88" office:value-type="string" calcext:value-type="string">
            <text:p>Juçara</text:p>
          </table:table-cell>
          <table:table-cell table:style-name="ce117" office:value-type="string" calcext:value-type="string">
            <text:p>saquinho</text:p>
          </table:table-cell>
          <table:table-cell table:style-name="ce134" table:number-columns-repeated="4"/>
          <table:table-cell table:style-name="ce154" office:value-type="float" office:value="0.1" calcext:value-type="float">
            <text:p><text:s/>0,10 </text:p>
          </table:table-cell>
          <table:table-cell table:style-name="ce134" table:number-columns-repeated="3"/>
          <table:table-cell table:style-name="ce136"/>
          <table:table-cell table:style-name="ce166" office:value-type="float" office:value="0.05" calcext:value-type="float">
            <text:p>0,05</text:p>
          </table:table-cell>
          <table:table-cell table:style-name="ce136"/>
          <table:table-cell table:style-name="ce134"/>
          <table:table-cell table:style-name="ce179" office:value-type="float" office:value="0.1" calcext:value-type="float">
            <text:p>0,10</text:p>
          </table:table-cell>
          <table:table-cell table:style-name="ce181"/>
          <table:table-cell table:style-name="ce134" table:number-columns-repeated="3"/>
          <table:table-cell table:style-name="ce136"/>
          <table:table-cell table:style-name="ce134"/>
          <table:table-cell table:style-name="ce194" table:formula="of:=AVERAGE([.D10:.V10])" office:value-type="float" office:value="0.0833333333333333" calcext:value-type="float">
            <text:p>0,08</text:p>
          </table:table-cell>
          <table:table-cell table:style-name="ce200"/>
          <table:table-cell table:style-name="ce204" table:number-columns-repeated="1000"/>
        </table:table-row>
        <table:table-row table:style-name="ro12">
          <table:table-cell table:style-name="ce60"/>
          <table:table-cell table:style-name="ce88" office:value-type="string" calcext:value-type="string">
            <text:p>Pupunha</text:p>
          </table:table-cell>
          <table:table-cell table:style-name="ce117" office:value-type="string" calcext:value-type="string">
            <text:p>saquinho</text:p>
          </table:table-cell>
          <table:table-cell table:style-name="ce134" table:number-columns-repeated="2"/>
          <table:table-cell table:style-name="ce136"/>
          <table:table-cell table:style-name="ce136" office:value-type="float" office:value="0.7" calcext:value-type="float">
            <text:p>0,70</text:p>
          </table:table-cell>
          <table:table-cell table:style-name="ce154"/>
          <table:table-cell table:style-name="ce134" table:number-columns-repeated="3"/>
          <table:table-cell table:style-name="ce136"/>
          <table:table-cell table:style-name="ce166"/>
          <table:table-cell table:style-name="ce143" office:value-type="float" office:value="1.83" calcext:value-type="float">
            <text:p>1,83</text:p>
          </table:table-cell>
          <table:table-cell table:style-name="ce136" office:value-type="float" office:value="1.07" calcext:value-type="float">
            <text:p>1,07</text:p>
          </table:table-cell>
          <table:table-cell table:style-name="ce179" office:value-type="float" office:value="1" calcext:value-type="float">
            <text:p>1,00</text:p>
          </table:table-cell>
          <table:table-cell table:style-name="ce181"/>
          <table:table-cell table:style-name="ce134" table:number-columns-repeated="5"/>
          <table:table-cell table:style-name="ce194" table:formula="of:=AVERAGE([.D11:.V11])" office:value-type="float" office:value="1.15" calcext:value-type="float">
            <text:p>1,15</text:p>
          </table:table-cell>
          <table:table-cell table:style-name="ce201"/>
          <table:table-cell table:style-name="ce50" table:number-columns-repeated="1000"/>
        </table:table-row>
        <table:table-row table:style-name="ro13">
          <table:table-cell table:style-name="ce61"/>
          <table:table-cell table:style-name="ce89" office:value-type="string" calcext:value-type="string">
            <text:p>EXÓTICAS</text:p>
          </table:table-cell>
          <table:table-cell table:style-name="ce118"/>
          <table:table-cell table:style-name="ce135" table:number-columns-repeated="4"/>
          <table:table-cell table:style-name="ce155"/>
          <table:table-cell table:style-name="ce135" table:number-columns-repeated="3"/>
          <table:table-cell table:style-name="ce164"/>
          <table:table-cell table:style-name="ce135" table:number-columns-repeated="3"/>
          <table:table-cell table:style-name="ce180" table:number-columns-repeated="2"/>
          <table:table-cell table:style-name="ce135" table:number-columns-repeated="6"/>
          <table:table-cell table:style-name="ce202"/>
          <table:table-cell table:style-name="ce51" table:number-columns-repeated="55"/>
          <table:table-cell table:style-name="ce205" table:number-columns-repeated="945"/>
        </table:table-row>
        <table:table-row table:style-name="ro11">
          <table:table-cell table:style-name="ce62"/>
          <table:table-cell table:style-name="ce90"/>
          <table:table-cell table:style-name="ce119" office:value-type="string" calcext:value-type="string">
            <text:p>tubete</text:p>
          </table:table-cell>
          <table:table-cell table:style-name="ce134" table:number-columns-repeated="4"/>
          <table:table-cell table:style-name="ce152" office:value-type="float" office:value="0.07" calcext:value-type="float">
            <text:p>0,07</text:p>
          </table:table-cell>
          <table:table-cell table:style-name="ce134" table:number-columns-repeated="2"/>
          <table:table-cell table:style-name="ce136" office:value-type="float" office:value="0.11" calcext:value-type="float">
            <text:p>0,11</text:p>
          </table:table-cell>
          <table:table-cell table:style-name="ce136"/>
          <table:table-cell table:style-name="ce166"/>
          <table:table-cell table:style-name="ce134"/>
          <table:table-cell table:style-name="ce134" office:value-type="float" office:value="0.07" calcext:value-type="float">
            <text:p>0,07</text:p>
          </table:table-cell>
          <table:table-cell table:style-name="ce181" table:number-columns-repeated="2"/>
          <table:table-cell table:style-name="ce134" office:value-type="float" office:value="0.15" calcext:value-type="float">
            <text:p>0,15</text:p>
          </table:table-cell>
          <table:table-cell table:style-name="ce134" office:value-type="float" office:value="0.07" calcext:value-type="float">
            <text:p>0,07</text:p>
          </table:table-cell>
          <table:table-cell table:style-name="ce134" table:number-columns-repeated="3"/>
          <table:table-cell table:style-name="ce194" table:formula="of:=AVERAGE([.D13:.V13])" office:value-type="float" office:value="0.094" calcext:value-type="float">
            <text:p>0,09</text:p>
          </table:table-cell>
          <table:table-cell table:style-name="ce201"/>
          <table:table-cell table:style-name="ce50" table:number-columns-repeated="1000"/>
        </table:table-row>
        <table:table-row table:style-name="ro11">
          <table:table-cell table:style-name="ce63"/>
          <table:table-cell table:style-name="ce85" office:value-type="string" calcext:value-type="string">
            <text:p>E. dunnii</text:p>
          </table:table-cell>
          <table:table-cell table:style-name="ce117" office:value-type="string" calcext:value-type="string">
            <text:p>saquinho</text:p>
          </table:table-cell>
          <table:table-cell table:style-name="ce134" table:number-columns-repeated="4"/>
          <table:table-cell table:style-name="ce151"/>
          <table:table-cell table:style-name="ce136" office:value-type="float" office:value="0.07" calcext:value-type="float">
            <text:p>0,07</text:p>
          </table:table-cell>
          <table:table-cell table:style-name="ce134" office:value-type="float" office:value="0.09" calcext:value-type="float">
            <text:p>0,09</text:p>
          </table:table-cell>
          <table:table-cell table:style-name="ce136" office:value-type="float" office:value="0.1" calcext:value-type="float">
            <text:p>0,10</text:p>
          </table:table-cell>
          <table:table-cell table:style-name="ce136"/>
          <table:table-cell table:style-name="ce166" office:value-type="float" office:value="0.07" calcext:value-type="float">
            <text:p>0,07</text:p>
          </table:table-cell>
          <table:table-cell table:style-name="ce134"/>
          <table:table-cell table:style-name="ce134" office:value-type="float" office:value="0.07" calcext:value-type="float">
            <text:p>0,07</text:p>
          </table:table-cell>
          <table:table-cell table:style-name="ce181" table:number-columns-repeated="2"/>
          <table:table-cell table:style-name="ce134" table:number-columns-repeated="4"/>
          <table:table-cell table:style-name="ce134" office:value-type="float" office:value="0.08" calcext:value-type="float">
            <text:p>0,08</text:p>
          </table:table-cell>
          <table:table-cell table:style-name="ce194" table:formula="of:=AVERAGE([.D14:.V14])" office:value-type="float" office:value="0.08" calcext:value-type="float">
            <text:p>0,08</text:p>
          </table:table-cell>
          <table:table-cell table:style-name="ce201"/>
          <table:table-cell table:style-name="ce50" table:number-columns-repeated="1000"/>
        </table:table-row>
        <table:table-row table:style-name="ro11">
          <table:table-cell table:style-name="ce63"/>
          <table:table-cell table:style-name="ce91"/>
          <table:table-cell table:style-name="ce117" office:value-type="string" calcext:value-type="string">
            <text:p>tubete</text:p>
          </table:table-cell>
          <table:table-cell table:style-name="ce136"/>
          <table:table-cell table:style-name="ce134" table:number-columns-repeated="3"/>
          <table:table-cell table:style-name="ce151" office:value-type="float" office:value="0.07" calcext:value-type="float">
            <text:p>0,07</text:p>
          </table:table-cell>
          <table:table-cell table:style-name="ce134" table:number-columns-repeated="2"/>
          <table:table-cell table:style-name="ce134" office:value-type="float" office:value="0.07" calcext:value-type="float">
            <text:p>0,07</text:p>
          </table:table-cell>
          <table:table-cell table:style-name="ce136"/>
          <table:table-cell table:style-name="ce166"/>
          <table:table-cell table:style-name="ce134"/>
          <table:table-cell table:style-name="ce134" office:value-type="float" office:value="0.07" calcext:value-type="float">
            <text:p>0,07</text:p>
          </table:table-cell>
          <table:table-cell table:style-name="ce181" table:number-columns-repeated="2"/>
          <table:table-cell table:style-name="ce136" office:value-type="float" office:value="0.1" calcext:value-type="float">
            <text:p>0,10</text:p>
          </table:table-cell>
          <table:table-cell table:style-name="ce134" office:value-type="float" office:value="0.08" calcext:value-type="float">
            <text:p>0,08</text:p>
          </table:table-cell>
          <table:table-cell table:style-name="ce134" table:number-columns-repeated="3"/>
          <table:table-cell table:style-name="ce194" table:formula="of:=AVERAGE([.D15:.V15])" office:value-type="float" office:value="0.078" calcext:value-type="float">
            <text:p>0,08</text:p>
          </table:table-cell>
          <table:table-cell table:style-name="ce201"/>
          <table:table-cell table:style-name="ce50" table:number-columns-repeated="1000"/>
        </table:table-row>
        <table:table-row table:style-name="ro11">
          <table:table-cell table:style-name="ce63"/>
          <table:table-cell table:style-name="ce85" office:value-type="string" calcext:value-type="string">
            <text:p>E. grandis</text:p>
          </table:table-cell>
          <table:table-cell table:style-name="ce117" office:value-type="string" calcext:value-type="string">
            <text:p>saquinho</text:p>
          </table:table-cell>
          <table:table-cell table:style-name="ce134"/>
          <table:table-cell table:style-name="ce134" office:value-type="float" office:value="0.07" calcext:value-type="float">
            <text:p>0,07</text:p>
          </table:table-cell>
          <table:table-cell table:style-name="ce136"/>
          <table:table-cell table:style-name="ce134" office:value-type="float" office:value="0.08" calcext:value-type="float">
            <text:p>0,08</text:p>
          </table:table-cell>
          <table:table-cell table:style-name="ce151"/>
          <table:table-cell table:style-name="ce136" office:value-type="float" office:value="0.07" calcext:value-type="float">
            <text:p>0,07</text:p>
          </table:table-cell>
          <table:table-cell table:style-name="ce134" office:value-type="float" office:value="0.07" calcext:value-type="float">
            <text:p>0,07</text:p>
          </table:table-cell>
          <table:table-cell table:style-name="ce134"/>
          <table:table-cell table:style-name="ce136" office:value-type="float" office:value="0.1" calcext:value-type="float">
            <text:p>0,10</text:p>
          </table:table-cell>
          <table:table-cell table:style-name="ce166" office:value-type="float" office:value="0.07" calcext:value-type="float">
            <text:p>0,07</text:p>
          </table:table-cell>
          <table:table-cell table:style-name="ce134"/>
          <table:table-cell table:style-name="ce134" office:value-type="float" office:value="0.07" calcext:value-type="float">
            <text:p>0,07</text:p>
          </table:table-cell>
          <table:table-cell table:style-name="ce181"/>
          <table:table-cell table:style-name="ce181" office:value-type="float" office:value="0.07" calcext:value-type="float">
            <text:p>0,07</text:p>
          </table:table-cell>
          <table:table-cell table:style-name="ce134" table:number-columns-repeated="3"/>
          <table:table-cell table:style-name="ce134" office:value-type="float" office:value="0.07" calcext:value-type="float">
            <text:p>0,07</text:p>
          </table:table-cell>
          <table:table-cell table:style-name="ce134"/>
          <table:table-cell table:style-name="ce194" table:formula="of:=AVERAGE([.D16:.V16])" office:value-type="float" office:value="0.0744444444444445" calcext:value-type="float">
            <text:p>0,07</text:p>
          </table:table-cell>
          <table:table-cell table:style-name="ce201"/>
          <table:table-cell table:style-name="ce50" table:number-columns-repeated="1000"/>
        </table:table-row>
        <table:table-row table:style-name="ro11">
          <table:table-cell table:style-name="ce63"/>
          <table:table-cell table:style-name="ce91"/>
          <table:table-cell table:style-name="ce117" office:value-type="string" calcext:value-type="string">
            <text:p>tubete</text:p>
          </table:table-cell>
          <table:table-cell table:style-name="ce134" table:number-columns-repeated="4"/>
          <table:table-cell table:style-name="ce151" office:value-type="float" office:value="0.07" calcext:value-type="float">
            <text:p>0,07</text:p>
          </table:table-cell>
          <table:table-cell table:style-name="ce134" table:number-columns-repeated="3"/>
          <table:table-cell table:style-name="ce136" office:value-type="float" office:value="0.07" calcext:value-type="float">
            <text:p>0,07</text:p>
          </table:table-cell>
          <table:table-cell table:style-name="ce166"/>
          <table:table-cell table:style-name="ce134"/>
          <table:table-cell table:style-name="ce134" office:value-type="float" office:value="0.07" calcext:value-type="float">
            <text:p>0,07</text:p>
          </table:table-cell>
          <table:table-cell table:style-name="ce181" table:number-columns-repeated="2"/>
          <table:table-cell table:style-name="ce134"/>
          <table:table-cell table:style-name="ce134" office:value-type="float" office:value="0.08" calcext:value-type="float">
            <text:p>0,08</text:p>
          </table:table-cell>
          <table:table-cell table:style-name="ce134" table:number-columns-repeated="3"/>
          <table:table-cell table:style-name="ce194" table:formula="of:=AVERAGE([.D17:.V17])" office:value-type="float" office:value="0.0725" calcext:value-type="float">
            <text:p>0,07</text:p>
          </table:table-cell>
          <table:table-cell table:style-name="ce201"/>
          <table:table-cell table:style-name="ce50" table:number-columns-repeated="1000"/>
        </table:table-row>
        <table:table-row table:style-name="ro11">
          <table:table-cell table:style-name="ce64" office:value-type="string" calcext:value-type="string">
            <text:p>EUCALIPTO</text:p>
          </table:table-cell>
          <table:table-cell table:style-name="ce85" office:value-type="string" calcext:value-type="string">
            <text:p>E. saligna</text:p>
          </table:table-cell>
          <table:table-cell table:style-name="ce117" office:value-type="string" calcext:value-type="string">
            <text:p>saquinho</text:p>
          </table:table-cell>
          <table:table-cell table:style-name="ce134" table:number-columns-repeated="4"/>
          <table:table-cell table:style-name="ce156"/>
          <table:table-cell table:style-name="ce136" office:value-type="float" office:value="0.07" calcext:value-type="float">
            <text:p>0,07</text:p>
          </table:table-cell>
          <table:table-cell table:style-name="ce134" table:number-columns-repeated="2"/>
          <table:table-cell table:style-name="ce136"/>
          <table:table-cell table:style-name="ce166" office:value-type="float" office:value="0.07" calcext:value-type="float">
            <text:p>0,07</text:p>
          </table:table-cell>
          <table:table-cell table:style-name="ce136"/>
          <table:table-cell table:style-name="ce134" office:value-type="float" office:value="0.07" calcext:value-type="float">
            <text:p>0,07</text:p>
          </table:table-cell>
          <table:table-cell table:style-name="ce181"/>
          <table:table-cell table:style-name="ce181" office:value-type="float" office:value="0.07" calcext:value-type="float">
            <text:p>0,07</text:p>
          </table:table-cell>
          <table:table-cell table:style-name="ce134" table:number-columns-repeated="3"/>
          <table:table-cell table:style-name="ce134" office:value-type="float" office:value="0.07" calcext:value-type="float">
            <text:p>0,07</text:p>
          </table:table-cell>
          <table:table-cell table:style-name="ce134"/>
          <table:table-cell table:style-name="ce194" table:formula="of:=AVERAGE([.D18:.V18])" office:value-type="float" office:value="0.07" calcext:value-type="float">
            <text:p>0,07</text:p>
          </table:table-cell>
          <table:table-cell table:style-name="ce201"/>
          <table:table-cell table:style-name="ce50" table:number-columns-repeated="1000"/>
        </table:table-row>
        <table:table-row table:style-name="ro11">
          <table:table-cell table:style-name="ce63"/>
          <table:table-cell table:style-name="ce90"/>
          <table:table-cell table:style-name="ce117" office:value-type="string" calcext:value-type="string">
            <text:p>tubete</text:p>
          </table:table-cell>
          <table:table-cell table:style-name="ce134" table:number-columns-repeated="4"/>
          <table:table-cell table:style-name="ce151" office:value-type="float" office:value="0.07" calcext:value-type="float">
            <text:p>0,07</text:p>
          </table:table-cell>
          <table:table-cell table:style-name="ce134" table:number-columns-repeated="3"/>
          <table:table-cell table:style-name="ce136" office:value-type="float" office:value="0.07" calcext:value-type="float">
            <text:p>0,07</text:p>
          </table:table-cell>
          <table:table-cell table:style-name="ce166"/>
          <table:table-cell table:style-name="ce134"/>
          <table:table-cell table:style-name="ce134" office:value-type="float" office:value="0.07" calcext:value-type="float">
            <text:p>0,07</text:p>
          </table:table-cell>
          <table:table-cell table:style-name="ce181" table:number-columns-repeated="2"/>
          <table:table-cell table:style-name="ce134" table:number-columns-repeated="5"/>
          <table:table-cell table:style-name="ce194"/>
          <table:table-cell table:style-name="ce201"/>
          <table:table-cell table:style-name="ce50" table:number-columns-repeated="1000"/>
        </table:table-row>
        <table:table-row table:style-name="ro11">
          <table:table-cell table:style-name="ce63"/>
          <table:table-cell table:style-name="ce85" office:value-type="string" calcext:value-type="string">
            <text:p>E. camaldulensis</text:p>
          </table:table-cell>
          <table:table-cell table:style-name="ce117" office:value-type="string" calcext:value-type="string">
            <text:p>saquinho</text:p>
          </table:table-cell>
          <table:table-cell table:style-name="ce134" table:number-columns-repeated="4"/>
          <table:table-cell table:style-name="ce151"/>
          <table:table-cell table:style-name="ce136" office:value-type="float" office:value="0.07" calcext:value-type="float">
            <text:p>0,07</text:p>
          </table:table-cell>
          <table:table-cell table:style-name="ce134" table:number-columns-repeated="2"/>
          <table:table-cell table:style-name="ce136"/>
          <table:table-cell table:style-name="ce166" office:value-type="float" office:value="0.07" calcext:value-type="float">
            <text:p>0,07</text:p>
          </table:table-cell>
          <table:table-cell table:style-name="ce134"/>
          <table:table-cell table:style-name="ce134" office:value-type="float" office:value="0.07" calcext:value-type="float">
            <text:p>0,07</text:p>
          </table:table-cell>
          <table:table-cell table:style-name="ce181"/>
          <table:table-cell table:style-name="ce181" office:value-type="float" office:value="0.07" calcext:value-type="float">
            <text:p>0,07</text:p>
          </table:table-cell>
          <table:table-cell table:style-name="ce134" table:number-columns-repeated="3"/>
          <table:table-cell table:style-name="ce134" office:value-type="float" office:value="0.07" calcext:value-type="float">
            <text:p>0,07</text:p>
          </table:table-cell>
          <table:table-cell table:style-name="ce134"/>
          <table:table-cell table:style-name="ce194" table:formula="of:=AVERAGE([.D20:.V20])" office:value-type="float" office:value="0.07" calcext:value-type="float">
            <text:p>0,07</text:p>
          </table:table-cell>
          <table:table-cell table:style-name="ce201"/>
          <table:table-cell table:style-name="ce50" table:number-columns-repeated="1000"/>
        </table:table-row>
        <table:table-row table:style-name="ro11">
          <table:table-cell table:style-name="ce63"/>
          <table:table-cell table:style-name="ce90"/>
          <table:table-cell table:style-name="ce117" office:value-type="string" calcext:value-type="string">
            <text:p>tubete</text:p>
          </table:table-cell>
          <table:table-cell table:style-name="ce134"/>
          <table:table-cell table:style-name="ce134" office:value-type="float" office:value="0.07" calcext:value-type="float">
            <text:p>0,07</text:p>
          </table:table-cell>
          <table:table-cell table:style-name="ce134" table:number-columns-repeated="2"/>
          <table:table-cell table:style-name="ce151" office:value-type="float" office:value="0.07" calcext:value-type="float">
            <text:p>0,07</text:p>
          </table:table-cell>
          <table:table-cell table:style-name="ce136"/>
          <table:table-cell table:style-name="ce134" table:number-columns-repeated="2"/>
          <table:table-cell table:style-name="ce136"/>
          <table:table-cell table:style-name="ce166"/>
          <table:table-cell table:style-name="ce136"/>
          <table:table-cell table:style-name="ce134" office:value-type="float" office:value="0.07" calcext:value-type="float">
            <text:p>0,07</text:p>
          </table:table-cell>
          <table:table-cell table:style-name="ce181" table:number-columns-repeated="2"/>
          <table:table-cell table:style-name="ce134" table:number-columns-repeated="5"/>
          <table:table-cell table:style-name="ce194" table:formula="of:=AVERAGE([.D21:.V21])" office:value-type="float" office:value="0.07" calcext:value-type="float">
            <text:p>0,07</text:p>
          </table:table-cell>
          <table:table-cell table:style-name="ce201"/>
          <table:table-cell table:style-name="ce50" table:number-columns-repeated="1000"/>
        </table:table-row>
        <table:table-row table:style-name="ro11">
          <table:table-cell table:style-name="ce63"/>
          <table:table-cell table:style-name="ce85" office:value-type="string" calcext:value-type="string">
            <text:p>E. citriodora</text:p>
          </table:table-cell>
          <table:table-cell table:style-name="ce117" office:value-type="string" calcext:value-type="string">
            <text:p>saquinho</text:p>
          </table:table-cell>
          <table:table-cell table:style-name="ce134"/>
          <table:table-cell table:style-name="ce134" office:value-type="float" office:value="0.07" calcext:value-type="float">
            <text:p>0,07</text:p>
          </table:table-cell>
          <table:table-cell table:style-name="ce134"/>
          <table:table-cell table:style-name="ce134" office:value-type="float" office:value="0.08" calcext:value-type="float">
            <text:p>0,08</text:p>
          </table:table-cell>
          <table:table-cell table:style-name="ce151"/>
          <table:table-cell table:style-name="ce136" office:value-type="float" office:value="0.07" calcext:value-type="float">
            <text:p>0,07</text:p>
          </table:table-cell>
          <table:table-cell table:style-name="ce134" table:number-columns-repeated="2"/>
          <table:table-cell table:style-name="ce136"/>
          <table:table-cell table:style-name="ce166" office:value-type="float" office:value="0.07" calcext:value-type="float">
            <text:p>0,07</text:p>
          </table:table-cell>
          <table:table-cell table:style-name="ce134"/>
          <table:table-cell table:style-name="ce134" office:value-type="float" office:value="0.07" calcext:value-type="float">
            <text:p>0,07</text:p>
          </table:table-cell>
          <table:table-cell table:style-name="ce181"/>
          <table:table-cell table:style-name="ce181" office:value-type="float" office:value="0.07" calcext:value-type="float">
            <text:p>0,07</text:p>
          </table:table-cell>
          <table:table-cell table:style-name="ce134" table:number-columns-repeated="3"/>
          <table:table-cell table:style-name="ce134" office:value-type="float" office:value="0.07" calcext:value-type="float">
            <text:p>0,07</text:p>
          </table:table-cell>
          <table:table-cell table:style-name="ce134"/>
          <table:table-cell table:style-name="ce194" table:formula="of:=AVERAGE([.D22:.V22])" office:value-type="float" office:value="0.0714285714285714" calcext:value-type="float">
            <text:p>0,07</text:p>
          </table:table-cell>
          <table:table-cell table:style-name="ce201"/>
          <table:table-cell table:style-name="ce50" table:number-columns-repeated="1000"/>
        </table:table-row>
        <table:table-row table:style-name="ro11">
          <table:table-cell table:style-name="ce63"/>
          <table:table-cell table:style-name="ce92"/>
          <table:table-cell table:style-name="ce117" office:value-type="string" calcext:value-type="string">
            <text:p>tubete</text:p>
          </table:table-cell>
          <table:table-cell table:style-name="ce134" table:number-columns-repeated="4"/>
          <table:table-cell table:style-name="ce151" office:value-type="float" office:value="0.07" calcext:value-type="float">
            <text:p>0,07</text:p>
          </table:table-cell>
          <table:table-cell table:style-name="ce136"/>
          <table:table-cell table:style-name="ce134"/>
          <table:table-cell table:style-name="ce134" office:value-type="float" office:value="0.07" calcext:value-type="float">
            <text:p>0,07</text:p>
          </table:table-cell>
          <table:table-cell table:style-name="ce136"/>
          <table:table-cell table:style-name="ce166"/>
          <table:table-cell table:style-name="ce134"/>
          <table:table-cell table:style-name="ce134" office:value-type="float" office:value="0.07" calcext:value-type="float">
            <text:p>0,07</text:p>
          </table:table-cell>
          <table:table-cell table:style-name="ce181" table:number-columns-repeated="2"/>
          <table:table-cell table:style-name="ce134" office:value-type="float" office:value="0.09" calcext:value-type="float">
            <text:p>0,09</text:p>
          </table:table-cell>
          <table:table-cell table:style-name="ce134" table:number-columns-repeated="4"/>
          <table:table-cell table:style-name="ce194"/>
          <table:table-cell table:style-name="ce201"/>
          <table:table-cell table:style-name="ce50" table:number-columns-repeated="1000"/>
        </table:table-row>
        <table:table-row table:style-name="ro11">
          <table:table-cell table:style-name="ce63"/>
          <table:table-cell table:style-name="ce85" office:value-type="string" calcext:value-type="string">
            <text:p>E. viminalis</text:p>
          </table:table-cell>
          <table:table-cell table:style-name="ce117" office:value-type="string" calcext:value-type="string">
            <text:p>saquinho</text:p>
          </table:table-cell>
          <table:table-cell table:style-name="ce134" table:number-columns-repeated="4"/>
          <table:table-cell table:style-name="ce151"/>
          <table:table-cell table:style-name="ce136" office:value-type="float" office:value="0.07" calcext:value-type="float">
            <text:p>0,07</text:p>
          </table:table-cell>
          <table:table-cell table:style-name="ce134" office:value-type="float" office:value="0.07" calcext:value-type="float">
            <text:p>0,07</text:p>
          </table:table-cell>
          <table:table-cell table:style-name="ce134" office:value-type="float" office:value="0.06" calcext:value-type="float">
            <text:p>0,06</text:p>
          </table:table-cell>
          <table:table-cell table:style-name="ce136"/>
          <table:table-cell table:style-name="ce166" office:value-type="float" office:value="0.07" calcext:value-type="float">
            <text:p>0,07</text:p>
          </table:table-cell>
          <table:table-cell table:style-name="ce134"/>
          <table:table-cell table:style-name="ce134" office:value-type="float" office:value="0.07" calcext:value-type="float">
            <text:p>0,07</text:p>
          </table:table-cell>
          <table:table-cell table:style-name="ce181" table:number-columns-repeated="2"/>
          <table:table-cell table:style-name="ce134" office:value-type="float" office:value="0.07" calcext:value-type="float">
            <text:p>0,07</text:p>
          </table:table-cell>
          <table:table-cell table:style-name="ce134" table:number-columns-repeated="4"/>
          <table:table-cell table:style-name="ce194" table:formula="of:=AVERAGE([.D24:.V24])" office:value-type="float" office:value="0.0683333333333333" calcext:value-type="float">
            <text:p>0,07</text:p>
          </table:table-cell>
          <table:table-cell table:style-name="ce201"/>
          <table:table-cell table:style-name="ce50" table:number-columns-repeated="1000"/>
        </table:table-row>
        <table:table-row table:style-name="ro11">
          <table:table-cell table:style-name="ce62"/>
          <table:table-cell table:style-name="ce93"/>
          <table:table-cell table:style-name="ce117" office:value-type="string" calcext:value-type="string">
            <text:p>tubete</text:p>
          </table:table-cell>
          <table:table-cell table:style-name="ce134" table:number-columns-repeated="4"/>
          <table:table-cell table:style-name="ce151" office:value-type="float" office:value="0.07" calcext:value-type="float">
            <text:p>0,07</text:p>
          </table:table-cell>
          <table:table-cell table:style-name="ce136" table:number-columns-repeated="2"/>
          <table:table-cell table:style-name="ce134" office:value-type="float" office:value="0.08" calcext:value-type="float">
            <text:p>0,08</text:p>
          </table:table-cell>
          <table:table-cell table:style-name="ce136"/>
          <table:table-cell table:style-name="ce166"/>
          <table:table-cell table:style-name="ce136"/>
          <table:table-cell table:style-name="ce134"/>
          <table:table-cell table:style-name="ce181" table:number-columns-repeated="2"/>
          <table:table-cell table:style-name="ce134" office:value-type="float" office:value="0.09" calcext:value-type="float">
            <text:p>0,09</text:p>
          </table:table-cell>
          <table:table-cell table:style-name="ce134" office:value-type="float" office:value="0.07" calcext:value-type="float">
            <text:p>0,07</text:p>
          </table:table-cell>
          <table:table-cell table:style-name="ce134" table:number-columns-repeated="3"/>
          <table:table-cell table:style-name="ce194" table:formula="of:=AVERAGE([.D25:.V25])" office:value-type="float" office:value="0.0775" calcext:value-type="float">
            <text:p>0,08</text:p>
          </table:table-cell>
          <table:table-cell table:style-name="ce201"/>
          <table:table-cell table:style-name="ce50" table:number-columns-repeated="1000"/>
        </table:table-row>
        <table:table-row table:style-name="ro11">
          <table:table-cell table:style-name="ce63"/>
          <table:table-cell table:style-name="ce94" office:value-type="string" calcext:value-type="string">
            <text:p>P. taeda</text:p>
          </table:table-cell>
          <table:table-cell table:style-name="ce117" office:value-type="string" calcext:value-type="string">
            <text:p>saquinho</text:p>
          </table:table-cell>
          <table:table-cell table:style-name="ce134" table:number-columns-repeated="4"/>
          <table:table-cell table:style-name="ce151"/>
          <table:table-cell table:style-name="ce136"/>
          <table:table-cell table:style-name="ce134" office:value-type="float" office:value="0.08" calcext:value-type="float">
            <text:p>0,08</text:p>
          </table:table-cell>
          <table:table-cell table:style-name="ce134" office:value-type="float" office:value="0.07" calcext:value-type="float">
            <text:p>0,07</text:p>
          </table:table-cell>
          <table:table-cell table:style-name="ce136"/>
          <table:table-cell table:style-name="ce166" office:value-type="float" office:value="0.07" calcext:value-type="float">
            <text:p>0,07</text:p>
          </table:table-cell>
          <table:table-cell table:style-name="ce134" table:number-columns-repeated="2"/>
          <table:table-cell table:style-name="ce181" table:number-columns-repeated="2"/>
          <table:table-cell table:style-name="ce134" office:value-type="float" office:value="0.07" calcext:value-type="float">
            <text:p>0,07</text:p>
          </table:table-cell>
          <table:table-cell table:style-name="ce134" table:number-columns-repeated="3"/>
          <table:table-cell table:style-name="ce134" office:value-type="float" office:value="0.07" calcext:value-type="float">
            <text:p>0,07</text:p>
          </table:table-cell>
          <table:table-cell table:style-name="ce194" table:formula="of:=AVERAGE([.D26:.V26])" office:value-type="float" office:value="0.072" calcext:value-type="float">
            <text:p>0,07</text:p>
          </table:table-cell>
          <table:table-cell table:style-name="ce201"/>
          <table:table-cell table:style-name="ce50" table:number-columns-repeated="1000"/>
        </table:table-row>
        <table:table-row table:style-name="ro11">
          <table:table-cell table:style-name="ce64" office:value-type="string" calcext:value-type="string">
            <text:p>PINUS</text:p>
          </table:table-cell>
          <table:table-cell table:style-name="ce90"/>
          <table:table-cell table:style-name="ce120" office:value-type="string" calcext:value-type="string">
            <text:p>tubete</text:p>
          </table:table-cell>
          <table:table-cell table:style-name="ce134" table:number-columns-repeated="4"/>
          <table:table-cell table:style-name="ce151" office:value-type="float" office:value="0.07" calcext:value-type="float">
            <text:p>0,07</text:p>
          </table:table-cell>
          <table:table-cell table:style-name="ce136"/>
          <table:table-cell table:style-name="ce134"/>
          <table:table-cell table:style-name="ce134" office:value-type="float" office:value="0.08" calcext:value-type="float">
            <text:p>0,08</text:p>
          </table:table-cell>
          <table:table-cell table:style-name="ce136"/>
          <table:table-cell table:style-name="ce166"/>
          <table:table-cell table:style-name="ce136"/>
          <table:table-cell table:style-name="ce134"/>
          <table:table-cell table:style-name="ce181" table:number-columns-repeated="2"/>
          <table:table-cell table:style-name="ce134" office:value-type="float" office:value="0.09" calcext:value-type="float">
            <text:p>0,09</text:p>
          </table:table-cell>
          <table:table-cell table:style-name="ce134" office:value-type="float" office:value="0.08" calcext:value-type="float">
            <text:p>0,08</text:p>
          </table:table-cell>
          <table:table-cell table:style-name="ce134" table:number-columns-repeated="3"/>
          <table:table-cell table:style-name="ce194" table:formula="of:=AVERAGE([.D27:.V27])" office:value-type="float" office:value="0.08" calcext:value-type="float">
            <text:p>0,08</text:p>
          </table:table-cell>
          <table:table-cell table:style-name="ce201"/>
          <table:table-cell table:style-name="ce50" table:number-columns-repeated="1000"/>
        </table:table-row>
        <table:table-row table:style-name="ro11">
          <table:table-cell table:style-name="ce63"/>
          <table:table-cell table:style-name="ce95" office:value-type="string" calcext:value-type="string">
            <text:p>P. elliottii</text:p>
          </table:table-cell>
          <table:table-cell table:style-name="ce117" office:value-type="string" calcext:value-type="string">
            <text:p>saquinho</text:p>
          </table:table-cell>
          <table:table-cell table:style-name="ce134" table:number-columns-repeated="2"/>
          <table:table-cell table:style-name="ce143"/>
          <table:table-cell table:style-name="ce134" office:value-type="float" office:value="0.08" calcext:value-type="float">
            <text:p>0,08</text:p>
          </table:table-cell>
          <table:table-cell table:style-name="ce151"/>
          <table:table-cell table:style-name="ce136" office:value-type="float" office:value="0.07" calcext:value-type="float">
            <text:p>0,07</text:p>
          </table:table-cell>
          <table:table-cell table:style-name="ce134" office:value-type="float" office:value="0.08" calcext:value-type="float">
            <text:p>0,08</text:p>
          </table:table-cell>
          <table:table-cell table:style-name="ce134" office:value-type="float" office:value="0.07" calcext:value-type="float">
            <text:p>0,07</text:p>
          </table:table-cell>
          <table:table-cell table:style-name="ce136"/>
          <table:table-cell table:style-name="ce166" office:value-type="float" office:value="0.07" calcext:value-type="float">
            <text:p>0,07</text:p>
          </table:table-cell>
          <table:table-cell table:style-name="ce134" table:number-columns-repeated="2"/>
          <table:table-cell table:style-name="ce181" table:number-columns-repeated="2"/>
          <table:table-cell table:style-name="ce134" office:value-type="float" office:value="0.07" calcext:value-type="float">
            <text:p>0,07</text:p>
          </table:table-cell>
          <table:table-cell table:style-name="ce134" table:number-columns-repeated="3"/>
          <table:table-cell table:style-name="ce134" office:value-type="float" office:value="0.07" calcext:value-type="float">
            <text:p>0,07</text:p>
          </table:table-cell>
          <table:table-cell table:style-name="ce194" table:formula="of:=AVERAGE([.D28:.V28])" office:value-type="float" office:value="0.0728571428571429" calcext:value-type="float">
            <text:p>0,07</text:p>
          </table:table-cell>
          <table:table-cell table:style-name="ce201"/>
          <table:table-cell table:style-name="ce51" table:number-columns-repeated="1000"/>
        </table:table-row>
        <table:table-row table:style-name="ro11">
          <table:table-cell table:style-name="ce63"/>
          <table:table-cell table:style-name="ce93"/>
          <table:table-cell table:style-name="ce117" office:value-type="string" calcext:value-type="string">
            <text:p>tubete</text:p>
          </table:table-cell>
          <table:table-cell table:style-name="ce134" table:number-columns-repeated="4"/>
          <table:table-cell table:style-name="ce151" office:value-type="float" office:value="0.07" calcext:value-type="float">
            <text:p>0,07</text:p>
          </table:table-cell>
          <table:table-cell table:style-name="ce134" table:number-columns-repeated="3"/>
          <table:table-cell table:style-name="ce136"/>
          <table:table-cell table:style-name="ce166"/>
          <table:table-cell table:style-name="ce134" table:number-columns-repeated="2"/>
          <table:table-cell table:style-name="ce181" table:number-columns-repeated="2"/>
          <table:table-cell table:style-name="ce134" table:number-columns-repeated="5"/>
          <table:table-cell table:style-name="ce194"/>
          <table:table-cell table:style-name="ce201"/>
          <table:table-cell table:style-name="ce49" table:number-columns-repeated="1000"/>
        </table:table-row>
        <table:table-row table:style-name="ro11">
          <table:table-cell table:style-name="ce63"/>
          <table:table-cell table:style-name="ce96" office:value-type="string" calcext:value-type="string">
            <text:p>tropicais</text:p>
          </table:table-cell>
          <table:table-cell table:style-name="ce117" office:value-type="string" calcext:value-type="string">
            <text:p>saquinho</text:p>
          </table:table-cell>
          <table:table-cell table:style-name="ce134" table:number-columns-repeated="2"/>
          <table:table-cell table:style-name="ce138" office:value-type="float" office:value="0.1" calcext:value-type="float">
            <text:p><text:s/>0,10 </text:p>
          </table:table-cell>
          <table:table-cell table:style-name="ce134"/>
          <table:table-cell table:style-name="ce151"/>
          <table:table-cell table:style-name="ce134" table:number-columns-repeated="3"/>
          <table:table-cell table:style-name="ce136"/>
          <table:table-cell table:style-name="ce166" office:value-type="float" office:value="0.07" calcext:value-type="float">
            <text:p>0,07</text:p>
          </table:table-cell>
          <table:table-cell table:style-name="ce134"/>
          <table:table-cell table:style-name="ce134" office:value-type="float" office:value="0.09" calcext:value-type="float">
            <text:p>0,09</text:p>
          </table:table-cell>
          <table:table-cell table:style-name="ce181" table:number-columns-repeated="2"/>
          <table:table-cell table:style-name="ce134" table:number-columns-repeated="5"/>
          <table:table-cell table:style-name="ce194" table:formula="of:=AVERAGE([.D30:.V30])" office:value-type="float" office:value="0.0866666666666667" calcext:value-type="float">
            <text:p>0,09</text:p>
          </table:table-cell>
          <table:table-cell table:style-name="ce201"/>
          <table:table-cell table:style-name="ce49" table:number-columns-repeated="1000"/>
        </table:table-row>
        <table:table-row table:style-name="ro13">
          <table:table-cell table:style-name="ce65"/>
          <table:table-cell table:style-name="ce89" office:value-type="string" calcext:value-type="string">
            <text:p>NATIVAS PARA MADEIRA</text:p>
          </table:table-cell>
          <table:table-cell table:style-name="ce121"/>
          <table:table-cell table:style-name="ce135"/>
          <table:table-cell table:style-name="ce137"/>
          <table:table-cell table:style-name="ce135" table:number-columns-repeated="2"/>
          <table:table-cell table:style-name="ce155"/>
          <table:table-cell table:style-name="ce135" table:number-columns-repeated="3"/>
          <table:table-cell table:style-name="ce164"/>
          <table:table-cell table:style-name="ce167"/>
          <table:table-cell table:style-name="ce135" table:number-columns-repeated="2"/>
          <table:table-cell table:style-name="ce180" table:number-columns-repeated="2"/>
          <table:table-cell table:style-name="ce135" table:number-columns-repeated="5"/>
          <table:table-cell table:style-name="ce195"/>
          <table:table-cell table:style-name="ce201"/>
          <table:table-cell table:style-name="ce49" table:number-columns-repeated="1000"/>
        </table:table-row>
        <table:table-row table:style-name="ro14">
          <table:table-cell table:style-name="ce57" office:value-type="string" calcext:value-type="string">
            <text:p>IMBUIA</text:p>
          </table:table-cell>
          <table:table-cell table:style-name="ce97" office:value-type="string" calcext:value-type="string">
            <text:p>Ocotea porosa</text:p>
          </table:table-cell>
          <table:table-cell table:style-name="ce120" office:value-type="string" calcext:value-type="string">
            <text:p>saquinho</text:p>
          </table:table-cell>
          <table:table-cell table:style-name="ce134"/>
          <table:table-cell table:style-name="ce136"/>
          <table:table-cell table:style-name="ce134" table:number-columns-repeated="2"/>
          <table:table-cell table:style-name="ce151" office:value-type="string" calcext:value-type="string">
            <text:p>0.10</text:p>
          </table:table-cell>
          <table:table-cell table:style-name="ce134"/>
          <table:table-cell table:style-name="ce134" office:value-type="float" office:value="0.07" calcext:value-type="float">
            <text:p>0,07</text:p>
          </table:table-cell>
          <table:table-cell table:style-name="ce134" office:value-type="float" office:value="0.08" calcext:value-type="float">
            <text:p>0,08</text:p>
          </table:table-cell>
          <table:table-cell table:style-name="ce136"/>
          <table:table-cell table:style-name="ce166" office:value-type="float" office:value="0.05" calcext:value-type="float">
            <text:p>0,05</text:p>
          </table:table-cell>
          <table:table-cell table:style-name="ce134"/>
          <table:table-cell table:style-name="ce136" office:value-type="float" office:value="0.07" calcext:value-type="float">
            <text:p>0,07</text:p>
          </table:table-cell>
          <table:table-cell table:style-name="ce181"/>
          <table:table-cell table:style-name="ce179" office:value-type="float" office:value="0.1" calcext:value-type="float">
            <text:p>0,10</text:p>
          </table:table-cell>
          <table:table-cell table:style-name="ce134" office:value-type="float" office:value="0.13" calcext:value-type="float">
            <text:p>0,13</text:p>
          </table:table-cell>
          <table:table-cell table:style-name="ce134" table:number-columns-repeated="3"/>
          <table:table-cell table:style-name="ce136" office:value-type="float" office:value="0.1" calcext:value-type="float">
            <text:p>0,10</text:p>
          </table:table-cell>
          <table:table-cell table:style-name="ce194" table:formula="of:=AVERAGE([.D32:.V32])" office:value-type="float" office:value="0.0857142857142857" calcext:value-type="float">
            <text:p>0,09</text:p>
          </table:table-cell>
          <table:table-cell table:style-name="ce201"/>
          <table:table-cell table:style-name="ce49" table:number-columns-repeated="1000"/>
        </table:table-row>
        <table:table-row table:style-name="ro11">
          <table:table-cell table:style-name="ce57" office:value-type="string" calcext:value-type="string">
            <text:p>ARAUCARIA</text:p>
          </table:table-cell>
          <table:table-cell table:style-name="ce98" office:value-type="string" calcext:value-type="string">
            <text:p>Angustifolia</text:p>
          </table:table-cell>
          <table:table-cell table:style-name="ce117" office:value-type="string" calcext:value-type="string">
            <text:p>saquinho</text:p>
          </table:table-cell>
          <table:table-cell table:style-name="ce134" table:number-columns-repeated="4"/>
          <table:table-cell table:style-name="ce151" office:value-type="string" calcext:value-type="string">
            <text:p>0.10</text:p>
          </table:table-cell>
          <table:table-cell table:style-name="ce134"/>
          <table:table-cell table:style-name="ce134" office:value-type="float" office:value="0.12" calcext:value-type="float">
            <text:p>0,12</text:p>
          </table:table-cell>
          <table:table-cell table:style-name="ce136" office:value-type="float" office:value="0.13" calcext:value-type="float">
            <text:p>0,13</text:p>
          </table:table-cell>
          <table:table-cell table:style-name="ce136"/>
          <table:table-cell table:style-name="ce166" office:value-type="float" office:value="0.05" calcext:value-type="float">
            <text:p>0,05</text:p>
          </table:table-cell>
          <table:table-cell table:style-name="ce134"/>
          <table:table-cell table:style-name="ce136"/>
          <table:table-cell table:style-name="ce181" table:number-columns-repeated="2"/>
          <table:table-cell table:style-name="ce134" office:value-type="float" office:value="0.15" calcext:value-type="float">
            <text:p>0,15</text:p>
          </table:table-cell>
          <table:table-cell table:style-name="ce136" office:value-type="float" office:value="0.1" calcext:value-type="float">
            <text:p>0,10</text:p>
          </table:table-cell>
          <table:table-cell table:style-name="ce134" table:number-columns-repeated="2"/>
          <table:table-cell table:style-name="ce136" office:value-type="float" office:value="0.1" calcext:value-type="float">
            <text:p>0,10</text:p>
          </table:table-cell>
          <table:table-cell table:style-name="ce194" table:formula="of:=AVERAGE([.D33:.V33])" office:value-type="float" office:value="0.108333333333333" calcext:value-type="float">
            <text:p>0,11</text:p>
          </table:table-cell>
          <table:table-cell table:style-name="ce201"/>
          <table:table-cell table:style-name="ce49" table:number-columns-repeated="1000"/>
        </table:table-row>
        <table:table-row table:style-name="ro11">
          <table:table-cell table:style-name="ce57" office:value-type="string" calcext:value-type="string">
            <text:p>CANELA - GUAICÁ</text:p>
          </table:table-cell>
          <table:table-cell table:style-name="ce99" office:value-type="string" calcext:value-type="string">
            <text:p>Ocotea puberula</text:p>
          </table:table-cell>
          <table:table-cell table:style-name="ce117" office:value-type="string" calcext:value-type="string">
            <text:p>saquinho</text:p>
          </table:table-cell>
          <table:table-cell table:style-name="ce134" table:number-columns-repeated="4"/>
          <table:table-cell table:style-name="ce151" office:value-type="string" calcext:value-type="string">
            <text:p>0.10</text:p>
          </table:table-cell>
          <table:table-cell table:style-name="ce134"/>
          <table:table-cell table:style-name="ce134" office:value-type="float" office:value="0.07" calcext:value-type="float">
            <text:p>0,07</text:p>
          </table:table-cell>
          <table:table-cell table:style-name="ce136" office:value-type="float" office:value="0.1" calcext:value-type="float">
            <text:p>0,10</text:p>
          </table:table-cell>
          <table:table-cell table:style-name="ce136"/>
          <table:table-cell table:style-name="ce166" office:value-type="float" office:value="0.05" calcext:value-type="float">
            <text:p>0,05</text:p>
          </table:table-cell>
          <table:table-cell table:style-name="ce136" table:number-columns-repeated="2"/>
          <table:table-cell table:style-name="ce181" table:number-columns-repeated="2"/>
          <table:table-cell table:style-name="ce134" office:value-type="float" office:value="0.13" calcext:value-type="float">
            <text:p>0,13</text:p>
          </table:table-cell>
          <table:table-cell table:style-name="ce136" office:value-type="float" office:value="0.1" calcext:value-type="float">
            <text:p>0,10</text:p>
          </table:table-cell>
          <table:table-cell table:style-name="ce134" table:number-columns-repeated="2"/>
          <table:table-cell table:style-name="ce136" office:value-type="float" office:value="0.1" calcext:value-type="float">
            <text:p>0,10</text:p>
          </table:table-cell>
          <table:table-cell table:style-name="ce194" table:formula="of:=AVERAGE([.D34:.V34])" office:value-type="float" office:value="0.0916666666666667" calcext:value-type="float">
            <text:p>0,09</text:p>
          </table:table-cell>
          <table:table-cell table:style-name="ce201"/>
          <table:table-cell table:style-name="ce49" table:number-columns-repeated="1000"/>
        </table:table-row>
        <table:table-row table:style-name="ro11">
          <table:table-cell table:style-name="ce57" office:value-type="string" calcext:value-type="string">
            <text:p>CEDRO</text:p>
          </table:table-cell>
          <table:table-cell table:style-name="ce100" office:value-type="string" calcext:value-type="string">
            <text:p>Cedrela fissilis</text:p>
          </table:table-cell>
          <table:table-cell table:style-name="ce117" office:value-type="string" calcext:value-type="string">
            <text:p>saquinho</text:p>
          </table:table-cell>
          <table:table-cell table:style-name="ce134" table:number-columns-repeated="3"/>
          <table:table-cell table:style-name="ce134" office:value-type="float" office:value="0.08" calcext:value-type="float">
            <text:p>0,08</text:p>
          </table:table-cell>
          <table:table-cell table:style-name="ce151" office:value-type="string" calcext:value-type="string">
            <text:p>0.10</text:p>
          </table:table-cell>
          <table:table-cell table:style-name="ce134"/>
          <table:table-cell table:style-name="ce134" office:value-type="float" office:value="0.07" calcext:value-type="float">
            <text:p>0,07</text:p>
          </table:table-cell>
          <table:table-cell table:style-name="ce134" office:value-type="float" office:value="0.08" calcext:value-type="float">
            <text:p>0,08</text:p>
          </table:table-cell>
          <table:table-cell table:style-name="ce136"/>
          <table:table-cell table:style-name="ce166" office:value-type="float" office:value="0.05" calcext:value-type="float">
            <text:p>0,05</text:p>
          </table:table-cell>
          <table:table-cell table:style-name="ce134"/>
          <table:table-cell table:style-name="ce136" office:value-type="float" office:value="0.07" calcext:value-type="float">
            <text:p>0,07</text:p>
          </table:table-cell>
          <table:table-cell table:style-name="ce181"/>
          <table:table-cell table:style-name="ce179" office:value-type="float" office:value="0.1" calcext:value-type="float">
            <text:p>0,10</text:p>
          </table:table-cell>
          <table:table-cell table:style-name="ce134" office:value-type="float" office:value="0.13" calcext:value-type="float">
            <text:p>0,13</text:p>
          </table:table-cell>
          <table:table-cell table:style-name="ce136" office:value-type="float" office:value="0.1" calcext:value-type="float">
            <text:p>0,10</text:p>
          </table:table-cell>
          <table:table-cell table:style-name="ce134"/>
          <table:table-cell table:style-name="ce134" office:value-type="float" office:value="0.05" calcext:value-type="float">
            <text:p>0,05</text:p>
          </table:table-cell>
          <table:table-cell table:style-name="ce136" office:value-type="float" office:value="0.1" calcext:value-type="float">
            <text:p>0,10</text:p>
          </table:table-cell>
          <table:table-cell table:style-name="ce194" table:formula="of:=AVERAGE([.D35:.V35])" office:value-type="float" office:value="0.083" calcext:value-type="float">
            <text:p>0,08</text:p>
          </table:table-cell>
          <table:table-cell table:style-name="ce201"/>
          <table:table-cell table:style-name="ce49" table:number-columns-repeated="1000"/>
        </table:table-row>
        <table:table-row table:style-name="ro11">
          <table:table-cell table:style-name="ce66" office:value-type="string" calcext:value-type="string">
            <text:p>PEROBA</text:p>
          </table:table-cell>
          <table:table-cell table:style-name="ce101" office:value-type="string" calcext:value-type="string">
            <text:p>Aspidosperma polyneuron</text:p>
          </table:table-cell>
          <table:table-cell table:style-name="ce117" office:value-type="string" calcext:value-type="string">
            <text:p>Saquinho</text:p>
          </table:table-cell>
          <table:table-cell table:style-name="ce134"/>
          <table:table-cell table:style-name="ce134" office:value-type="float" office:value="0.05" calcext:value-type="float">
            <text:p>0,05</text:p>
          </table:table-cell>
          <table:table-cell table:style-name="ce134" table:number-columns-repeated="2"/>
          <table:table-cell table:style-name="ce151" office:value-type="string" calcext:value-type="string">
            <text:p>0.10</text:p>
          </table:table-cell>
          <table:table-cell table:style-name="ce134"/>
          <table:table-cell table:style-name="ce134" office:value-type="float" office:value="0.07" calcext:value-type="float">
            <text:p>0,07</text:p>
          </table:table-cell>
          <table:table-cell table:style-name="ce134"/>
          <table:table-cell table:style-name="ce136"/>
          <table:table-cell table:style-name="ce166" office:value-type="float" office:value="0.05" calcext:value-type="float">
            <text:p>0,05</text:p>
          </table:table-cell>
          <table:table-cell table:style-name="ce134"/>
          <table:table-cell table:style-name="ce136"/>
          <table:table-cell table:style-name="ce181"/>
          <table:table-cell table:style-name="ce179" office:value-type="float" office:value="0.1" calcext:value-type="float">
            <text:p>0,10</text:p>
          </table:table-cell>
          <table:table-cell table:style-name="ce134"/>
          <table:table-cell table:style-name="ce136" office:value-type="float" office:value="0.1" calcext:value-type="float">
            <text:p>0,10</text:p>
          </table:table-cell>
          <table:table-cell table:style-name="ce134"/>
          <table:table-cell table:style-name="ce134" office:value-type="float" office:value="0.05" calcext:value-type="float">
            <text:p>0,05</text:p>
          </table:table-cell>
          <table:table-cell table:style-name="ce136"/>
          <table:table-cell table:style-name="ce194" table:formula="of:=AVERAGE([.D36:.V36])" office:value-type="float" office:value="0.07" calcext:value-type="float">
            <text:p>0,07</text:p>
          </table:table-cell>
          <table:table-cell table:style-name="ce201"/>
          <table:table-cell table:style-name="ce49" table:number-columns-repeated="1000"/>
        </table:table-row>
        <table:table-row table:style-name="ro11">
          <table:table-cell table:style-name="ce57" office:value-type="string" calcext:value-type="string">
            <text:p>ANGICO BRANCO</text:p>
          </table:table-cell>
          <table:table-cell table:style-name="ce101" office:value-type="string" calcext:value-type="string">
            <text:p>Anadenanthera colubrina</text:p>
          </table:table-cell>
          <table:table-cell table:style-name="ce117" office:value-type="string" calcext:value-type="string">
            <text:p>saquinho</text:p>
          </table:table-cell>
          <table:table-cell table:style-name="ce134"/>
          <table:table-cell table:style-name="ce134" office:value-type="float" office:value="0.05" calcext:value-type="float">
            <text:p>0,05</text:p>
          </table:table-cell>
          <table:table-cell table:style-name="ce134" table:number-columns-repeated="2"/>
          <table:table-cell table:style-name="ce151" office:value-type="string" calcext:value-type="string">
            <text:p>0.10</text:p>
          </table:table-cell>
          <table:table-cell table:style-name="ce134"/>
          <table:table-cell table:style-name="ce134" office:value-type="float" office:value="0.07" calcext:value-type="float">
            <text:p>0,07</text:p>
          </table:table-cell>
          <table:table-cell table:style-name="ce134" office:value-type="float" office:value="0.08" calcext:value-type="float">
            <text:p>0,08</text:p>
          </table:table-cell>
          <table:table-cell table:style-name="ce136"/>
          <table:table-cell table:style-name="ce166" office:value-type="float" office:value="0.05" calcext:value-type="float">
            <text:p>0,05</text:p>
          </table:table-cell>
          <table:table-cell table:style-name="ce134"/>
          <table:table-cell table:style-name="ce136"/>
          <table:table-cell table:style-name="ce181" table:number-columns-repeated="2"/>
          <table:table-cell table:style-name="ce134" office:value-type="float" office:value="0.13" calcext:value-type="float">
            <text:p>0,13</text:p>
          </table:table-cell>
          <table:table-cell table:style-name="ce136" office:value-type="float" office:value="0.1" calcext:value-type="float">
            <text:p>0,10</text:p>
          </table:table-cell>
          <table:table-cell table:style-name="ce134"/>
          <table:table-cell table:style-name="ce134" office:value-type="float" office:value="0.05" calcext:value-type="float">
            <text:p>0,05</text:p>
          </table:table-cell>
          <table:table-cell table:style-name="ce136" office:value-type="float" office:value="0.1" calcext:value-type="float">
            <text:p>0,10</text:p>
          </table:table-cell>
          <table:table-cell table:style-name="ce194" table:formula="of:=AVERAGE([.D37:.V37])" office:value-type="float" office:value="0.07875" calcext:value-type="float">
            <text:p>0,08</text:p>
          </table:table-cell>
          <table:table-cell table:style-name="ce201"/>
          <table:table-cell table:style-name="ce49" table:number-columns-repeated="1000"/>
        </table:table-row>
        <table:table-row table:style-name="ro11">
          <table:table-cell table:style-name="ce67" office:value-type="string" calcext:value-type="string">
            <text:p>CANAFÍSTOLA</text:p>
          </table:table-cell>
          <table:table-cell table:style-name="ce102" office:value-type="string" calcext:value-type="string">
            <text:p>Peltophorum dubium</text:p>
          </table:table-cell>
          <table:table-cell table:style-name="ce122" office:value-type="string" calcext:value-type="string">
            <text:p>saquinho</text:p>
          </table:table-cell>
          <table:table-cell table:style-name="ce134"/>
          <table:table-cell table:style-name="ce134" office:value-type="float" office:value="0.05" calcext:value-type="float">
            <text:p>0,05</text:p>
          </table:table-cell>
          <table:table-cell table:style-name="ce134"/>
          <table:table-cell table:style-name="ce134" office:value-type="float" office:value="0.09" calcext:value-type="float">
            <text:p>0,09</text:p>
          </table:table-cell>
          <table:table-cell table:style-name="ce151" office:value-type="string" calcext:value-type="string">
            <text:p>0.10</text:p>
          </table:table-cell>
          <table:table-cell table:style-name="ce134"/>
          <table:table-cell table:style-name="ce134" office:value-type="float" office:value="0.07" calcext:value-type="float">
            <text:p>0,07</text:p>
          </table:table-cell>
          <table:table-cell table:style-name="ce136" office:value-type="float" office:value="0.1" calcext:value-type="float">
            <text:p>0,10</text:p>
          </table:table-cell>
          <table:table-cell table:style-name="ce136"/>
          <table:table-cell table:style-name="ce166" office:value-type="float" office:value="0.05" calcext:value-type="float">
            <text:p>0,05</text:p>
          </table:table-cell>
          <table:table-cell table:style-name="ce134"/>
          <table:table-cell table:style-name="ce136" office:value-type="float" office:value="0.07" calcext:value-type="float">
            <text:p>0,07</text:p>
          </table:table-cell>
          <table:table-cell table:style-name="ce181"/>
          <table:table-cell table:style-name="ce179" office:value-type="float" office:value="0.1" calcext:value-type="float">
            <text:p>0,10</text:p>
          </table:table-cell>
          <table:table-cell table:style-name="ce134" office:value-type="float" office:value="0.13" calcext:value-type="float">
            <text:p>0,13</text:p>
          </table:table-cell>
          <table:table-cell table:style-name="ce136" office:value-type="float" office:value="0.1" calcext:value-type="float">
            <text:p>0,10</text:p>
          </table:table-cell>
          <table:table-cell table:style-name="ce134"/>
          <table:table-cell table:style-name="ce134" office:value-type="float" office:value="0.05" calcext:value-type="float">
            <text:p>0,05</text:p>
          </table:table-cell>
          <table:table-cell table:style-name="ce136" office:value-type="float" office:value="0.1" calcext:value-type="float">
            <text:p>0,10</text:p>
          </table:table-cell>
          <table:table-cell table:style-name="ce194" table:formula="of:=AVERAGE([.D38:.V38])" office:value-type="float" office:value="0.0827272727272727" calcext:value-type="float">
            <text:p>0,08</text:p>
          </table:table-cell>
          <table:table-cell table:style-name="ce201"/>
          <table:table-cell table:style-name="ce49" table:number-columns-repeated="1000"/>
        </table:table-row>
        <table:table-row table:style-name="ro13">
          <table:table-cell table:style-name="ce68" office:value-type="string" calcext:value-type="string">
            <text:p>ENERGIA E REVEGETAÇÃO</text:p>
          </table:table-cell>
          <table:table-cell table:style-name="ce103"/>
          <table:table-cell table:style-name="ce123"/>
          <table:table-cell table:style-name="ce134" table:number-columns-repeated="4"/>
          <table:table-cell table:style-name="ce156"/>
          <table:table-cell table:style-name="ce134" table:number-columns-repeated="3"/>
          <table:table-cell table:style-name="ce136"/>
          <table:table-cell table:style-name="ce166"/>
          <table:table-cell table:style-name="ce134"/>
          <table:table-cell table:style-name="ce136"/>
          <table:table-cell table:style-name="ce181" table:number-columns-repeated="2"/>
          <table:table-cell table:style-name="ce134" table:number-columns-repeated="5"/>
          <table:table-cell table:style-name="ce135"/>
          <table:table-cell table:style-name="ce202"/>
          <table:table-cell table:style-name="ce49" table:number-columns-repeated="1000"/>
        </table:table-row>
        <table:table-row table:style-name="ro11">
          <table:table-cell table:style-name="ce56" office:value-type="string" calcext:value-type="string">
            <text:p>BRACATINGA </text:p>
          </table:table-cell>
          <table:table-cell table:style-name="ce101" office:value-type="string" calcext:value-type="string">
            <text:p>Mimosa scabrella</text:p>
          </table:table-cell>
          <table:table-cell table:style-name="ce120" office:value-type="string" calcext:value-type="string">
            <text:p>saquinho</text:p>
          </table:table-cell>
          <table:table-cell table:style-name="ce134" table:number-columns-repeated="2"/>
          <table:table-cell table:style-name="ce144"/>
          <table:table-cell table:style-name="ce134"/>
          <table:table-cell table:style-name="ce151" office:value-type="string" calcext:value-type="string">
            <text:p>0.10</text:p>
          </table:table-cell>
          <table:table-cell table:style-name="ce134"/>
          <table:table-cell table:style-name="ce136"/>
          <table:table-cell table:style-name="ce134"/>
          <table:table-cell table:style-name="ce136"/>
          <table:table-cell table:style-name="ce166" office:value-type="float" office:value="0.05" calcext:value-type="float">
            <text:p>0,05</text:p>
          </table:table-cell>
          <table:table-cell table:style-name="ce134"/>
          <table:table-cell table:style-name="ce136"/>
          <table:table-cell table:style-name="ce181" table:number-columns-repeated="2"/>
          <table:table-cell table:style-name="ce134"/>
          <table:table-cell table:style-name="ce136" office:value-type="float" office:value="0.1" calcext:value-type="float">
            <text:p>0,10</text:p>
          </table:table-cell>
          <table:table-cell table:style-name="ce134" table:number-columns-repeated="2"/>
          <table:table-cell table:style-name="ce136" office:value-type="float" office:value="0.08" calcext:value-type="float">
            <text:p>0,08</text:p>
          </table:table-cell>
          <table:table-cell table:style-name="ce194" table:formula="of:=AVERAGE([.D40:.V40])" office:value-type="float" office:value="0.0766666666666667" calcext:value-type="float">
            <text:p>0,08</text:p>
          </table:table-cell>
          <table:table-cell table:style-name="ce201"/>
          <table:table-cell table:style-name="ce49" table:number-columns-repeated="1000"/>
        </table:table-row>
        <table:table-row table:style-name="ro11">
          <table:table-cell table:style-name="ce56" office:value-type="string" calcext:value-type="string">
            <text:p>AROEIRA VERMELHA</text:p>
          </table:table-cell>
          <table:table-cell table:style-name="ce104" office:value-type="string" calcext:value-type="string">
            <text:p>Schinus terebinthifolius</text:p>
          </table:table-cell>
          <table:table-cell table:style-name="ce124" office:value-type="string" calcext:value-type="string">
            <text:p>saquinho</text:p>
          </table:table-cell>
          <table:table-cell table:style-name="ce134" table:number-columns-repeated="4"/>
          <table:table-cell table:style-name="ce151" office:value-type="string" calcext:value-type="string">
            <text:p>0.10</text:p>
          </table:table-cell>
          <table:table-cell table:style-name="ce134" table:number-columns-repeated="2"/>
          <table:table-cell table:style-name="ce136" office:value-type="float" office:value="0.1" calcext:value-type="float">
            <text:p>0,10</text:p>
          </table:table-cell>
          <table:table-cell table:style-name="ce136"/>
          <table:table-cell table:style-name="ce166" office:value-type="float" office:value="0.05" calcext:value-type="float">
            <text:p>0,05</text:p>
          </table:table-cell>
          <table:table-cell table:style-name="ce144"/>
          <table:table-cell table:style-name="ce136"/>
          <table:table-cell table:style-name="ce181" table:number-columns-repeated="2"/>
          <table:table-cell table:style-name="ce134"/>
          <table:table-cell table:style-name="ce136" office:value-type="float" office:value="0.1" calcext:value-type="float">
            <text:p>0,10</text:p>
          </table:table-cell>
          <table:table-cell table:style-name="ce134"/>
          <table:table-cell table:style-name="ce134" office:value-type="float" office:value="0.05" calcext:value-type="float">
            <text:p>0,05</text:p>
          </table:table-cell>
          <table:table-cell table:style-name="ce136" office:value-type="float" office:value="0.1" calcext:value-type="float">
            <text:p>0,10</text:p>
          </table:table-cell>
          <table:table-cell table:style-name="ce194" table:formula="of:=AVERAGE([.D41:.V41])" office:value-type="float" office:value="0.08" calcext:value-type="float">
            <text:p>0,08</text:p>
          </table:table-cell>
          <table:table-cell table:style-name="ce201"/>
          <table:table-cell table:style-name="ce49" table:number-columns-repeated="1000"/>
        </table:table-row>
        <table:table-row table:style-name="ro14" table:visibility="collapse">
          <table:table-cell/>
          <table:table-cell table:style-name="ce105"/>
          <table:table-cell table:style-name="ce125"/>
          <table:table-cell table:style-name="ce137"/>
          <table:table-cell table:style-name="ce135" table:number-columns-repeated="3"/>
          <table:table-cell table:style-name="ce157"/>
          <table:table-cell table:style-name="ce135" table:number-columns-repeated="3"/>
          <table:table-cell table:style-name="ce164"/>
          <table:table-cell table:style-name="ce167"/>
          <table:table-cell table:style-name="ce135"/>
          <table:table-cell table:style-name="ce164"/>
          <table:table-cell table:style-name="ce180" table:number-columns-repeated="2"/>
          <table:table-cell table:style-name="ce135" table:number-columns-repeated="4"/>
          <table:table-cell table:style-name="ce164"/>
          <table:table-cell table:style-name="ce135" table:number-columns-repeated="2"/>
          <table:table-cell table:style-name="ce49" table:number-columns-repeated="1000"/>
        </table:table-row>
        <table:table-row table:style-name="ro13">
          <table:table-cell table:style-name="ce69" office:value-type="string" calcext:value-type="string">
            <text:p>ORNAMENTAIS</text:p>
          </table:table-cell>
          <table:table-cell table:style-name="ce106" office:value-type="string" calcext:value-type="string">
            <text:p>EXÓTICAS</text:p>
          </table:table-cell>
          <table:table-cell table:style-name="ce125"/>
          <table:table-cell table:style-name="ce137"/>
          <table:table-cell table:style-name="ce135" table:number-columns-repeated="3"/>
          <table:table-cell table:style-name="ce157"/>
          <table:table-cell table:style-name="ce135" table:number-columns-repeated="3"/>
          <table:table-cell table:style-name="ce164"/>
          <table:table-cell table:style-name="ce167"/>
          <table:table-cell table:style-name="ce135"/>
          <table:table-cell table:style-name="ce164"/>
          <table:table-cell table:style-name="ce180" table:number-columns-repeated="2"/>
          <table:table-cell table:style-name="ce135" table:number-columns-repeated="4"/>
          <table:table-cell table:style-name="ce164"/>
          <table:table-cell table:style-name="ce135"/>
          <table:table-cell table:style-name="ce202"/>
          <table:table-cell table:style-name="ce49" table:number-columns-repeated="1000"/>
        </table:table-row>
        <table:table-row table:style-name="ro15" table:visibility="collapse">
          <table:table-cell table:number-columns-repeated="2"/>
          <table:table-cell table:style-name="ce126"/>
          <table:table-cell table:style-name="ce135" table:number-columns-repeated="4"/>
          <table:table-cell table:style-name="ce157"/>
          <table:table-cell table:style-name="ce135" table:number-columns-repeated="3"/>
          <table:table-cell table:style-name="ce164"/>
          <table:table-cell table:style-name="ce167"/>
          <table:table-cell table:style-name="ce135"/>
          <table:table-cell table:style-name="ce164"/>
          <table:table-cell table:style-name="ce180" table:number-columns-repeated="2"/>
          <table:table-cell table:style-name="ce135" table:number-columns-repeated="4"/>
          <table:table-cell table:style-name="ce164"/>
          <table:table-cell table:style-name="ce135"/>
          <table:table-cell table:style-name="ce202"/>
          <table:table-cell table:style-name="ce135" table:number-columns-repeated="1000"/>
        </table:table-row>
        <table:table-row table:style-name="ro11">
          <table:table-cell table:style-name="ce70" office:value-type="string" calcext:value-type="string">
            <text:p>FLAMBOYANT</text:p>
          </table:table-cell>
          <table:table-cell table:style-name="ce107" office:value-type="string" calcext:value-type="string">
            <text:p>Delonix regia</text:p>
          </table:table-cell>
          <table:table-cell table:style-name="ce127" office:value-type="string" calcext:value-type="string">
            <text:p>saquinho</text:p>
          </table:table-cell>
          <table:table-cell table:style-name="ce134"/>
          <table:table-cell table:style-name="ce136" office:value-type="float" office:value="2" calcext:value-type="float">
            <text:p>2,00</text:p>
          </table:table-cell>
          <table:table-cell table:style-name="ce138"/>
          <table:table-cell table:style-name="ce138" office:value-type="float" office:value="1.93" calcext:value-type="float">
            <text:p><text:s/>1,93 </text:p>
          </table:table-cell>
          <table:table-cell table:style-name="ce152" office:value-type="string" calcext:value-type="string">
            <text:p>2.50</text:p>
          </table:table-cell>
          <table:table-cell table:style-name="ce152" office:value-type="float" office:value="3" calcext:value-type="float">
            <text:p>3,00</text:p>
          </table:table-cell>
          <table:table-cell table:style-name="ce136" office:value-type="float" office:value="2" calcext:value-type="float">
            <text:p>2,00</text:p>
          </table:table-cell>
          <table:table-cell table:style-name="ce134"/>
          <table:table-cell table:style-name="ce136"/>
          <table:table-cell table:style-name="ce166" office:value-type="float" office:value="1.3" calcext:value-type="float">
            <text:p>1,30</text:p>
          </table:table-cell>
          <table:table-cell table:style-name="ce136"/>
          <table:table-cell table:style-name="ce136" office:value-type="float" office:value="1.5" calcext:value-type="float">
            <text:p>1,50</text:p>
          </table:table-cell>
          <table:table-cell table:style-name="ce179" office:value-type="float" office:value="1.9" calcext:value-type="float">
            <text:p>1,90</text:p>
          </table:table-cell>
          <table:table-cell table:style-name="ce181"/>
          <table:table-cell table:style-name="ce134" table:number-columns-repeated="3"/>
          <table:table-cell table:style-name="ce136" table:number-columns-repeated="2"/>
          <table:table-cell table:style-name="ce194" table:formula="of:=AVERAGE([.D45:.V45])" office:value-type="float" office:value="1.94714285714286" calcext:value-type="float">
            <text:p>1,95</text:p>
          </table:table-cell>
          <table:table-cell table:style-name="ce201"/>
          <table:table-cell table:style-name="ce49" table:number-columns-repeated="1000"/>
        </table:table-row>
        <table:table-row table:style-name="ro11">
          <table:table-cell table:style-name="ce57" office:value-type="string" calcext:value-type="string">
            <text:p>TIPUANA</text:p>
          </table:table-cell>
          <table:table-cell table:style-name="ce108" office:value-type="string" calcext:value-type="string">
            <text:p>Tipuana tipu</text:p>
          </table:table-cell>
          <table:table-cell table:style-name="ce127" office:value-type="string" calcext:value-type="string">
            <text:p>saquinho</text:p>
          </table:table-cell>
          <table:table-cell table:style-name="ce136"/>
          <table:table-cell table:style-name="ce136" office:value-type="float" office:value="2" calcext:value-type="float">
            <text:p>2,00</text:p>
          </table:table-cell>
          <table:table-cell table:style-name="ce138"/>
          <table:table-cell table:style-name="ce134"/>
          <table:table-cell table:style-name="ce151"/>
          <table:table-cell table:style-name="ce154"/>
          <table:table-cell table:style-name="ce136" office:value-type="float" office:value="2" calcext:value-type="float">
            <text:p>2,00</text:p>
          </table:table-cell>
          <table:table-cell table:style-name="ce136" office:value-type="float" office:value="1.5" calcext:value-type="float">
            <text:p>1,50</text:p>
          </table:table-cell>
          <table:table-cell table:style-name="ce136"/>
          <table:table-cell table:style-name="ce166" office:value-type="float" office:value="1" calcext:value-type="float">
            <text:p>1,00</text:p>
          </table:table-cell>
          <table:table-cell table:style-name="ce134"/>
          <table:table-cell table:style-name="ce136"/>
          <table:table-cell table:style-name="ce179" office:value-type="float" office:value="1.9" calcext:value-type="float">
            <text:p>1,90</text:p>
          </table:table-cell>
          <table:table-cell table:style-name="ce181"/>
          <table:table-cell table:style-name="ce136" office:value-type="float" office:value="3" calcext:value-type="float">
            <text:p>3,00</text:p>
          </table:table-cell>
          <table:table-cell table:style-name="ce134" table:number-columns-repeated="3"/>
          <table:table-cell table:style-name="ce136"/>
          <table:table-cell table:style-name="ce194" table:formula="of:=AVERAGE([.D46:.V46])" office:value-type="float" office:value="1.9" calcext:value-type="float">
            <text:p>1,90</text:p>
          </table:table-cell>
          <table:table-cell table:style-name="ce201"/>
          <table:table-cell table:style-name="ce49" table:number-columns-repeated="1000"/>
        </table:table-row>
        <table:table-row table:style-name="ro11">
          <table:table-cell table:style-name="ce57" office:value-type="string" calcext:value-type="string">
            <text:p>EXTREMOSA</text:p>
          </table:table-cell>
          <table:table-cell table:style-name="ce109" office:value-type="string" calcext:value-type="string">
            <text:p>Lagerstroemia indica</text:p>
          </table:table-cell>
          <table:table-cell table:style-name="ce127" office:value-type="string" calcext:value-type="string">
            <text:p>saquinho</text:p>
          </table:table-cell>
          <table:table-cell table:style-name="ce136"/>
          <table:table-cell table:style-name="ce136" office:value-type="float" office:value="2" calcext:value-type="float">
            <text:p>2,00</text:p>
          </table:table-cell>
          <table:table-cell table:style-name="ce138"/>
          <table:table-cell table:style-name="ce134"/>
          <table:table-cell table:style-name="ce151"/>
          <table:table-cell table:style-name="ce159"/>
          <table:table-cell table:style-name="ce136" office:value-type="float" office:value="2" calcext:value-type="float">
            <text:p>2,00</text:p>
          </table:table-cell>
          <table:table-cell table:style-name="ce136" office:value-type="float" office:value="1.5" calcext:value-type="float">
            <text:p>1,50</text:p>
          </table:table-cell>
          <table:table-cell table:style-name="ce136"/>
          <table:table-cell table:style-name="ce166" office:value-type="float" office:value="1.9" calcext:value-type="float">
            <text:p>1,90</text:p>
          </table:table-cell>
          <table:table-cell table:style-name="ce134"/>
          <table:table-cell table:style-name="ce136"/>
          <table:table-cell table:style-name="ce179" office:value-type="float" office:value="1.9" calcext:value-type="float">
            <text:p>1,90</text:p>
          </table:table-cell>
          <table:table-cell table:style-name="ce181"/>
          <table:table-cell table:style-name="ce136" office:value-type="float" office:value="3" calcext:value-type="float">
            <text:p>3,00</text:p>
          </table:table-cell>
          <table:table-cell table:style-name="ce134" table:number-columns-repeated="3"/>
          <table:table-cell table:style-name="ce136"/>
          <table:table-cell table:style-name="ce194" table:formula="of:=AVERAGE([.D47:.V47])" office:value-type="float" office:value="2.05" calcext:value-type="float">
            <text:p>2,05</text:p>
          </table:table-cell>
          <table:table-cell table:style-name="ce201"/>
          <table:table-cell table:style-name="ce49" table:number-columns-repeated="1000"/>
        </table:table-row>
        <table:table-row table:style-name="ro13">
          <table:table-cell table:style-name="ce71" office:value-type="string" calcext:value-type="string">
            <text:p>ORNAMENTAIS</text:p>
          </table:table-cell>
          <table:table-cell table:style-name="ce106" office:value-type="string" calcext:value-type="string">
            <text:p>NATIVAS</text:p>
          </table:table-cell>
          <table:table-cell table:style-name="ce128"/>
          <table:table-cell table:style-name="ce135"/>
          <table:table-cell table:style-name="ce141"/>
          <table:table-cell table:style-name="ce145" table:number-columns-repeated="2"/>
          <table:table-cell table:style-name="ce158"/>
          <table:table-cell table:style-name="ce160"/>
          <table:table-cell table:style-name="ce162"/>
          <table:table-cell table:style-name="ce141" table:number-columns-repeated="2"/>
          <table:table-cell table:style-name="ce168"/>
          <table:table-cell table:style-name="ce137"/>
          <table:table-cell table:style-name="ce141"/>
          <table:table-cell table:style-name="ce182" table:number-columns-repeated="2"/>
          <table:table-cell table:style-name="ce137" table:number-columns-repeated="6"/>
          <table:table-cell table:style-name="ce202"/>
          <table:table-cell table:number-columns-repeated="1000"/>
        </table:table-row>
        <table:table-row table:style-name="ro11">
          <table:table-cell table:style-name="ce72" office:value-type="string" calcext:value-type="string">
            <text:p>CASSIA</text:p>
          </table:table-cell>
          <table:table-cell table:style-name="ce108" office:value-type="string" calcext:value-type="string">
            <text:p>Cassia leptophyllaa</text:p>
          </table:table-cell>
          <table:table-cell table:style-name="ce127" office:value-type="string" calcext:value-type="string">
            <text:p>saquinho</text:p>
          </table:table-cell>
          <table:table-cell table:style-name="ce138"/>
          <table:table-cell table:style-name="ce136"/>
          <table:table-cell table:style-name="ce138"/>
          <table:table-cell table:style-name="ce138" office:value-type="float" office:value="1.77" calcext:value-type="float">
            <text:p><text:s/>1,77 </text:p>
          </table:table-cell>
          <table:table-cell table:style-name="ce152" office:value-type="string" calcext:value-type="string">
            <text:p>1.20</text:p>
          </table:table-cell>
          <table:table-cell table:style-name="ce159"/>
          <table:table-cell table:style-name="ce136" office:value-type="float" office:value="2" calcext:value-type="float">
            <text:p>2,00</text:p>
          </table:table-cell>
          <table:table-cell table:style-name="ce136" office:value-type="float" office:value="1.5" calcext:value-type="float">
            <text:p>1,50</text:p>
          </table:table-cell>
          <table:table-cell table:style-name="ce136"/>
          <table:table-cell table:style-name="ce166" office:value-type="float" office:value="1.5" calcext:value-type="float">
            <text:p>1,50</text:p>
          </table:table-cell>
          <table:table-cell table:style-name="ce134"/>
          <table:table-cell table:style-name="ce136" office:value-type="float" office:value="1.2" calcext:value-type="float">
            <text:p>1,20</text:p>
          </table:table-cell>
          <table:table-cell table:style-name="ce179" office:value-type="float" office:value="2" calcext:value-type="float">
            <text:p>2,00</text:p>
          </table:table-cell>
          <table:table-cell table:style-name="ce179" office:value-type="float" office:value="1.5" calcext:value-type="float">
            <text:p>1,50</text:p>
          </table:table-cell>
          <table:table-cell table:style-name="ce136" office:value-type="float" office:value="3" calcext:value-type="float">
            <text:p>3,00</text:p>
          </table:table-cell>
          <table:table-cell table:style-name="ce134" table:number-columns-repeated="2"/>
          <table:table-cell table:style-name="ce136" table:number-columns-repeated="2"/>
          <table:table-cell table:style-name="ce194" table:formula="of:=AVERAGE([.D49:.V49])" office:value-type="float" office:value="1.80875" calcext:value-type="float">
            <text:p>1,81</text:p>
          </table:table-cell>
          <table:table-cell table:style-name="ce201"/>
          <table:table-cell table:number-columns-repeated="1000"/>
        </table:table-row>
        <table:table-row table:style-name="ro11">
          <table:table-cell table:style-name="ce70" office:value-type="string" calcext:value-type="string">
            <text:p>IPÊ AMARELO</text:p>
          </table:table-cell>
          <table:table-cell table:style-name="ce108" office:value-type="string" calcext:value-type="string">
            <text:p>Tabebuia alba</text:p>
          </table:table-cell>
          <table:table-cell table:style-name="ce127" office:value-type="string" calcext:value-type="string">
            <text:p>saquinho</text:p>
          </table:table-cell>
          <table:table-cell table:style-name="ce138"/>
          <table:table-cell table:style-name="ce136" office:value-type="float" office:value="2" calcext:value-type="float">
            <text:p>2,00</text:p>
          </table:table-cell>
          <table:table-cell table:style-name="ce146"/>
          <table:table-cell table:style-name="ce138" office:value-type="float" office:value="1.77" calcext:value-type="float">
            <text:p><text:s/>1,77 </text:p>
          </table:table-cell>
          <table:table-cell table:style-name="ce154" office:value-type="string" office:string-value="2.50" calcext:value-type="string">
            <text:p><text:s/>2.50 </text:p>
          </table:table-cell>
          <table:table-cell table:style-name="ce152" office:value-type="float" office:value="2" calcext:value-type="float">
            <text:p>2,00</text:p>
          </table:table-cell>
          <table:table-cell table:style-name="ce136" office:value-type="float" office:value="2" calcext:value-type="float">
            <text:p>2,00</text:p>
          </table:table-cell>
          <table:table-cell table:style-name="ce136" office:value-type="float" office:value="1.5" calcext:value-type="float">
            <text:p>1,50</text:p>
          </table:table-cell>
          <table:table-cell table:style-name="ce136"/>
          <table:table-cell table:style-name="ce169" office:value-type="float" office:value="1.5" calcext:value-type="float">
            <text:p>1,50</text:p>
          </table:table-cell>
          <table:table-cell table:style-name="ce138" office:value-type="float" office:value="2.57" calcext:value-type="float">
            <text:p><text:s/>2,57 </text:p>
          </table:table-cell>
          <table:table-cell table:style-name="ce136"/>
          <table:table-cell table:style-name="ce179" office:value-type="float" office:value="2" calcext:value-type="float">
            <text:p>2,00</text:p>
          </table:table-cell>
          <table:table-cell table:style-name="ce179" office:value-type="float" office:value="1.5" calcext:value-type="float">
            <text:p>1,50</text:p>
          </table:table-cell>
          <table:table-cell table:style-name="ce136" office:value-type="float" office:value="3" calcext:value-type="float">
            <text:p>3,00</text:p>
          </table:table-cell>
          <table:table-cell table:style-name="ce138" office:value-type="float" office:value="3" calcext:value-type="float">
            <text:p><text:s/>3,00 </text:p>
          </table:table-cell>
          <table:table-cell table:style-name="ce138"/>
          <table:table-cell table:style-name="ce138" office:value-type="float" office:value="2" calcext:value-type="float">
            <text:p><text:s/>2,00 </text:p>
          </table:table-cell>
          <table:table-cell table:style-name="ce138"/>
          <table:table-cell table:style-name="ce194" table:formula="of:=AVERAGE([.D50:.V50])" office:value-type="float" office:value="2.07" calcext:value-type="float">
            <text:p>2,07</text:p>
          </table:table-cell>
          <table:table-cell table:style-name="ce201"/>
          <table:table-cell table:number-columns-repeated="1000"/>
        </table:table-row>
        <table:table-row table:style-name="ro11">
          <table:table-cell table:style-name="ce72" office:value-type="string" calcext:value-type="string">
            <text:p>I<text:span text:style-name="T4">PÊ ROXO</text:span></text:p>
          </table:table-cell>
          <table:table-cell table:style-name="ce110" office:value-type="string" calcext:value-type="string">
            <text:p>Tabebuia heptaphylla</text:p>
          </table:table-cell>
          <table:table-cell table:style-name="ce127" office:value-type="string" calcext:value-type="string">
            <text:p>saquinho</text:p>
          </table:table-cell>
          <table:table-cell table:style-name="ce138"/>
          <table:table-cell table:style-name="ce136" office:value-type="float" office:value="2" calcext:value-type="float">
            <text:p>2,00</text:p>
          </table:table-cell>
          <table:table-cell table:style-name="ce138"/>
          <table:table-cell table:style-name="ce138" office:value-type="float" office:value="1.77" calcext:value-type="float">
            <text:p><text:s/>1,77 </text:p>
          </table:table-cell>
          <table:table-cell table:style-name="ce154" office:value-type="string" office:string-value="2.00" calcext:value-type="string">
            <text:p><text:s/>2.00 </text:p>
          </table:table-cell>
          <table:table-cell table:style-name="ce152" office:value-type="float" office:value="2" calcext:value-type="float">
            <text:p>2,00</text:p>
          </table:table-cell>
          <table:table-cell table:style-name="ce136" office:value-type="float" office:value="2" calcext:value-type="float">
            <text:p>2,00</text:p>
          </table:table-cell>
          <table:table-cell table:style-name="ce136" office:value-type="float" office:value="1.5" calcext:value-type="float">
            <text:p>1,50</text:p>
          </table:table-cell>
          <table:table-cell table:style-name="ce136"/>
          <table:table-cell table:style-name="ce169"/>
          <table:table-cell table:style-name="ce138" office:value-type="float" office:value="2.6" calcext:value-type="float">
            <text:p><text:s/>2,60 </text:p>
          </table:table-cell>
          <table:table-cell table:style-name="ce136"/>
          <table:table-cell table:style-name="ce179" office:value-type="float" office:value="2" calcext:value-type="float">
            <text:p>2,00</text:p>
          </table:table-cell>
          <table:table-cell table:style-name="ce179"/>
          <table:table-cell table:style-name="ce136" office:value-type="float" office:value="3" calcext:value-type="float">
            <text:p>3,00</text:p>
          </table:table-cell>
          <table:table-cell table:style-name="ce138" table:number-columns-repeated="2"/>
          <table:table-cell table:style-name="ce138" office:value-type="float" office:value="2" calcext:value-type="float">
            <text:p><text:s/>2,00 </text:p>
          </table:table-cell>
          <table:table-cell table:style-name="ce138"/>
          <table:table-cell table:style-name="ce194" table:formula="of:=AVERAGE([.D51:.V51])" office:value-type="float" office:value="2.09666666666667" calcext:value-type="float">
            <text:p>2,10</text:p>
          </table:table-cell>
          <table:table-cell table:style-name="ce201"/>
          <table:table-cell table:number-columns-repeated="1000"/>
        </table:table-row>
        <table:table-row table:style-name="ro11" table:visibility="collapse">
          <table:table-cell table:style-name="ce73" office:value-type="string" calcext:value-type="string">
            <text:p>JACARANDA MIMOSO</text:p>
          </table:table-cell>
          <table:table-cell table:style-name="ce108"/>
          <table:table-cell table:style-name="ce127" office:value-type="string" calcext:value-type="string">
            <text:p>saquinho</text:p>
          </table:table-cell>
          <table:table-cell table:style-name="ce134"/>
          <table:table-cell table:style-name="ce136"/>
          <table:table-cell table:style-name="ce138" table:number-columns-repeated="2"/>
          <table:table-cell table:style-name="ce154"/>
          <table:table-cell table:style-name="ce159"/>
          <table:table-cell table:style-name="ce134"/>
          <table:table-cell table:style-name="ce136" office:value-type="float" office:value="1.5" calcext:value-type="float">
            <text:p>1,50</text:p>
          </table:table-cell>
          <table:table-cell table:style-name="ce136"/>
          <table:table-cell table:style-name="ce169"/>
          <table:table-cell table:style-name="ce138"/>
          <table:table-cell table:style-name="ce136"/>
          <table:table-cell table:style-name="ce179" table:number-columns-repeated="2"/>
          <table:table-cell table:style-name="ce134"/>
          <table:table-cell table:style-name="ce138" table:number-columns-repeated="4"/>
          <table:table-cell table:style-name="ce194" table:formula="of:=AVERAGE([.D52:.V52])" office:value-type="float" office:value="1.5" calcext:value-type="float">
            <text:p>1,50</text:p>
          </table:table-cell>
          <table:table-cell table:style-name="ce203"/>
          <table:table-cell table:number-columns-repeated="1000"/>
        </table:table-row>
        <table:table-row table:style-name="ro11">
          <table:table-cell table:style-name="ce70" office:value-type="string" calcext:value-type="string">
            <text:p>MANDUIRANA</text:p>
          </table:table-cell>
          <table:table-cell table:style-name="ce111" office:value-type="string" calcext:value-type="string">
            <text:p>Senna macranthera</text:p>
          </table:table-cell>
          <table:table-cell table:style-name="ce127" office:value-type="string" calcext:value-type="string">
            <text:p>saquinho</text:p>
          </table:table-cell>
          <table:table-cell table:style-name="ce134"/>
          <table:table-cell table:style-name="ce136"/>
          <table:table-cell table:style-name="ce138" table:number-columns-repeated="2"/>
          <table:table-cell table:style-name="ce154" office:value-type="string" office:string-value="1.20" calcext:value-type="string">
            <text:p><text:s/>1.20 </text:p>
          </table:table-cell>
          <table:table-cell table:style-name="ce159"/>
          <table:table-cell table:style-name="ce136" office:value-type="float" office:value="2" calcext:value-type="float">
            <text:p>2,00</text:p>
          </table:table-cell>
          <table:table-cell table:style-name="ce136" office:value-type="float" office:value="1.5" calcext:value-type="float">
            <text:p>1,50</text:p>
          </table:table-cell>
          <table:table-cell table:style-name="ce136"/>
          <table:table-cell table:style-name="ce169"/>
          <table:table-cell table:style-name="ce138"/>
          <table:table-cell table:style-name="ce136"/>
          <table:table-cell table:style-name="ce179" office:value-type="float" office:value="2" calcext:value-type="float">
            <text:p>2,00</text:p>
          </table:table-cell>
          <table:table-cell table:style-name="ce179"/>
          <table:table-cell table:style-name="ce134"/>
          <table:table-cell table:style-name="ce138" table:number-columns-repeated="4"/>
          <table:table-cell table:style-name="ce194" table:formula="of:=AVERAGE([.D53:.V53])" office:value-type="float" office:value="1.83333333333333" calcext:value-type="float">
            <text:p>1,83</text:p>
          </table:table-cell>
          <table:table-cell table:style-name="ce201"/>
          <table:table-cell table:number-columns-repeated="1000"/>
        </table:table-row>
        <table:table-row table:style-name="ro11">
          <table:table-cell table:style-name="ce74" office:value-type="string" calcext:value-type="string">
            <text:p>* MUDAS ORNAMENTAIS 0,50 A 2,0 m <text:s/>ALTURA <text:s/>** EXÓTICAS DE 15 A 25CM <text:s/>*** <text:s/>NATIVAS DE 10 A 25 CM DE ALTURA</text:p>
          </table:table-cell>
          <table:table-cell table:style-name="ce112"/>
          <table:table-cell table:style-name="ce49"/>
          <table:table-cell table:number-columns-repeated="2"/>
          <table:table-cell table:style-name="ce147" table:number-columns-repeated="3"/>
          <table:table-cell table:number-columns-repeated="2"/>
          <table:table-cell table:style-name="ce163"/>
          <table:table-cell/>
          <table:table-cell table:style-name="ce170"/>
          <table:table-cell table:number-columns-repeated="1011"/>
        </table:table-row>
        <table:table-row table:style-name="ro11">
          <table:table-cell table:style-name="ce14" office:value-type="string" calcext:value-type="string">
            <text:p>FONTE: SEAB/PR - DERAL/DEB</text:p>
          </table:table-cell>
          <table:table-cell table:style-name="ce49" table:number-columns-repeated="2"/>
          <table:table-cell table:number-columns-repeated="2"/>
          <table:table-cell table:style-name="ce148" table:number-columns-repeated="3"/>
          <table:table-cell table:number-columns-repeated="4"/>
          <table:table-cell table:style-name="ce170"/>
          <table:table-cell table:number-columns-repeated="1011"/>
        </table:table-row>
        <table:table-row table:style-name="ro11">
          <table:table-cell table:style-name="ce75"/>
          <table:table-cell table:style-name="ce112"/>
          <table:table-cell table:style-name="ce49"/>
          <table:table-cell table:number-columns-repeated="9"/>
          <table:table-cell table:style-name="ce170"/>
          <table:table-cell table:number-columns-repeated="1011"/>
        </table:table-row>
        <table:table-row table:style-name="ro11">
          <table:table-cell table:number-columns-repeated="12"/>
          <table:table-cell table:style-name="ce170"/>
          <table:table-cell table:number-columns-repeated="1011"/>
        </table:table-row>
        <table:table-row table:style-name="ro7" table:number-rows-repeated="2">
          <table:table-cell table:number-columns-repeated="12"/>
          <table:table-cell table:style-name="ce170"/>
          <table:table-cell table:number-columns-repeated="1011"/>
        </table:table-row>
        <table:table-row table:style-name="ro7">
          <table:table-cell table:style-name="ce76"/>
          <table:table-cell table:style-name="ce48"/>
          <table:table-cell table:style-name="ce49"/>
          <table:table-cell table:style-name="ce78"/>
          <table:table-cell table:style-name="ce49" table:number-columns-repeated="8"/>
          <table:table-cell table:style-name="ce171"/>
          <table:table-cell table:style-name="ce49" table:number-columns-repeated="2"/>
          <table:table-cell table:style-name="ce184" table:number-columns-repeated="2"/>
          <table:table-cell table:style-name="ce49" table:number-columns-repeated="23"/>
          <table:table-cell table:number-columns-repeated="984"/>
        </table:table-row>
        <table:table-row table:style-name="ro7">
          <table:table-cell table:style-name="ce77"/>
          <table:table-cell table:style-name="ce48"/>
          <table:table-cell table:style-name="ce78"/>
          <table:table-cell table:style-name="ce49" table:number-columns-repeated="9"/>
          <table:table-cell table:style-name="ce171"/>
          <table:table-cell table:style-name="ce49" table:number-columns-repeated="2"/>
          <table:table-cell table:style-name="ce184" table:number-columns-repeated="2"/>
          <table:table-cell table:style-name="ce49" table:number-columns-repeated="23"/>
          <table:table-cell table:number-columns-repeated="984"/>
        </table:table-row>
        <table:table-row table:style-name="ro7">
          <table:table-cell table:style-name="ce78"/>
          <table:table-cell table:style-name="ce48"/>
          <table:table-cell table:style-name="ce129"/>
          <table:table-cell table:style-name="ce49" table:number-columns-repeated="9"/>
          <table:table-cell table:style-name="ce171"/>
          <table:table-cell table:style-name="ce49" table:number-columns-repeated="2"/>
          <table:table-cell table:style-name="ce184" table:number-columns-repeated="2"/>
          <table:table-cell table:style-name="ce49" table:number-columns-repeated="23"/>
          <table:table-cell table:number-columns-repeated="984"/>
        </table:table-row>
        <table:table-row table:style-name="ro7">
          <table:table-cell table:style-name="ce79"/>
          <table:table-cell table:style-name="ce48"/>
          <table:table-cell table:style-name="ce129"/>
          <table:table-cell table:style-name="ce49" table:number-columns-repeated="9"/>
          <table:table-cell table:style-name="ce171"/>
          <table:table-cell table:style-name="ce49" table:number-columns-repeated="2"/>
          <table:table-cell table:style-name="ce184" table:number-columns-repeated="2"/>
          <table:table-cell table:style-name="ce49" table:number-columns-repeated="23"/>
          <table:table-cell table:number-columns-repeated="984"/>
        </table:table-row>
        <table:table-row table:style-name="ro7" table:number-rows-repeated="2">
          <table:table-cell table:style-name="ce49" table:number-columns-repeated="12"/>
          <table:table-cell table:style-name="ce171"/>
          <table:table-cell table:style-name="ce49" table:number-columns-repeated="2"/>
          <table:table-cell table:style-name="ce184" table:number-columns-repeated="2"/>
          <table:table-cell table:style-name="ce49" table:number-columns-repeated="23"/>
          <table:table-cell table:number-columns-repeated="984"/>
        </table:table-row>
        <table:table-row table:style-name="ro7">
          <table:table-cell table:style-name="ce79"/>
          <table:table-cell table:style-name="ce48"/>
          <table:table-cell table:style-name="ce129"/>
          <table:table-cell table:style-name="ce49" table:number-columns-repeated="9"/>
          <table:table-cell table:style-name="ce171"/>
          <table:table-cell table:style-name="ce49" table:number-columns-repeated="2"/>
          <table:table-cell table:style-name="ce184" table:number-columns-repeated="2"/>
          <table:table-cell table:style-name="ce49" table:number-columns-repeated="23"/>
          <table:table-cell table:number-columns-repeated="984"/>
        </table:table-row>
        <table:table-row table:style-name="ro7">
          <table:table-cell table:style-name="ce78"/>
          <table:table-cell table:style-name="ce48"/>
          <table:table-cell table:style-name="ce129"/>
          <table:table-cell table:style-name="ce49" table:number-columns-repeated="9"/>
          <table:table-cell table:style-name="ce171"/>
          <table:table-cell table:style-name="ce49" table:number-columns-repeated="2"/>
          <table:table-cell table:style-name="ce184" table:number-columns-repeated="2"/>
          <table:table-cell table:style-name="ce49" table:number-columns-repeated="23"/>
          <table:table-cell table:number-columns-repeated="984"/>
        </table:table-row>
        <table:table-row table:style-name="ro7">
          <table:table-cell table:style-name="ce48" table:number-columns-repeated="2"/>
          <table:table-cell table:style-name="ce129"/>
          <table:table-cell table:style-name="ce49" table:number-columns-repeated="9"/>
          <table:table-cell table:style-name="ce171"/>
          <table:table-cell table:style-name="ce49" table:number-columns-repeated="2"/>
          <table:table-cell table:style-name="ce184" table:number-columns-repeated="2"/>
          <table:table-cell table:style-name="ce49" table:number-columns-repeated="23"/>
          <table:table-cell table:number-columns-repeated="984"/>
        </table:table-row>
        <table:table-row table:style-name="ro7">
          <table:table-cell table:style-name="ce80"/>
          <table:table-cell table:style-name="ce48"/>
          <table:table-cell table:style-name="ce129"/>
          <table:table-cell table:style-name="ce49" table:number-columns-repeated="9"/>
          <table:table-cell table:style-name="ce171"/>
          <table:table-cell table:style-name="ce49" table:number-columns-repeated="2"/>
          <table:table-cell table:style-name="ce184" table:number-columns-repeated="2"/>
          <table:table-cell table:style-name="ce49" table:number-columns-repeated="23"/>
          <table:table-cell table:number-columns-repeated="984"/>
        </table:table-row>
        <table:table-row table:style-name="ro7" table:number-rows-repeated="6">
          <table:table-cell table:style-name="ce49" table:number-columns-repeated="12"/>
          <table:table-cell table:style-name="ce171"/>
          <table:table-cell table:style-name="ce49" table:number-columns-repeated="2"/>
          <table:table-cell table:style-name="ce184" table:number-columns-repeated="2"/>
          <table:table-cell table:style-name="ce49" table:number-columns-repeated="23"/>
          <table:table-cell table:number-columns-repeated="984"/>
        </table:table-row>
        <table:table-row table:style-name="ro7">
          <table:table-cell table:style-name="ce48" table:number-columns-repeated="2"/>
          <table:table-cell table:style-name="ce129"/>
          <table:table-cell table:style-name="ce49" table:number-columns-repeated="9"/>
          <table:table-cell table:style-name="ce171"/>
          <table:table-cell table:style-name="ce49" table:number-columns-repeated="2"/>
          <table:table-cell table:style-name="ce184" table:number-columns-repeated="2"/>
          <table:table-cell table:style-name="ce49" table:number-columns-repeated="23"/>
          <table:table-cell table:number-columns-repeated="984"/>
        </table:table-row>
        <table:table-row table:style-name="ro7">
          <table:table-cell table:style-name="ce48"/>
          <table:table-cell table:style-name="ce79"/>
          <table:table-cell table:style-name="ce129"/>
          <table:table-cell table:style-name="ce49" table:number-columns-repeated="9"/>
          <table:table-cell table:style-name="ce171"/>
          <table:table-cell table:style-name="ce49" table:number-columns-repeated="2"/>
          <table:table-cell table:style-name="ce184" table:number-columns-repeated="2"/>
          <table:table-cell table:style-name="ce49" table:number-columns-repeated="23"/>
          <table:table-cell table:number-columns-repeated="984"/>
        </table:table-row>
        <table:table-row table:style-name="ro7">
          <table:table-cell table:style-name="ce78" table:number-columns-repeated="2"/>
          <table:table-cell table:style-name="ce129"/>
          <table:table-cell table:style-name="ce49" table:number-columns-repeated="9"/>
          <table:table-cell table:style-name="ce171"/>
          <table:table-cell table:style-name="ce49" table:number-columns-repeated="2"/>
          <table:table-cell table:style-name="ce184" table:number-columns-repeated="2"/>
          <table:table-cell table:style-name="ce49" table:number-columns-repeated="23"/>
          <table:table-cell table:number-columns-repeated="984"/>
        </table:table-row>
        <table:table-row table:style-name="ro7">
          <table:table-cell table:style-name="ce48"/>
          <table:table-cell table:style-name="ce78"/>
          <table:table-cell table:style-name="ce129"/>
          <table:table-cell table:style-name="ce49" table:number-columns-repeated="12"/>
          <table:table-cell table:style-name="ce184" table:number-columns-repeated="2"/>
          <table:table-cell table:style-name="ce49" table:number-columns-repeated="23"/>
          <table:table-cell table:number-columns-repeated="984"/>
        </table:table-row>
        <table:table-row table:style-name="ro7">
          <table:table-cell table:style-name="ce76"/>
          <table:table-cell table:style-name="ce48"/>
          <table:table-cell table:style-name="ce99"/>
          <table:table-cell table:style-name="ce49" table:number-columns-repeated="12"/>
          <table:table-cell table:style-name="ce184" table:number-columns-repeated="2"/>
          <table:table-cell table:style-name="ce49" table:number-columns-repeated="23"/>
          <table:table-cell table:number-columns-repeated="984"/>
        </table:table-row>
        <table:table-row table:style-name="ro7">
          <table:table-cell table:style-name="ce77"/>
          <table:table-cell table:style-name="ce48"/>
          <table:table-cell table:style-name="ce99"/>
          <table:table-cell table:style-name="ce49" table:number-columns-repeated="12"/>
          <table:table-cell table:style-name="ce184" table:number-columns-repeated="2"/>
          <table:table-cell table:style-name="ce49" table:number-columns-repeated="23"/>
          <table:table-cell table:number-columns-repeated="984"/>
        </table:table-row>
        <table:table-row table:style-name="ro7">
          <table:table-cell table:style-name="ce48" table:number-columns-repeated="2"/>
          <table:table-cell table:style-name="ce99"/>
          <table:table-cell table:style-name="ce49" table:number-columns-repeated="12"/>
          <table:table-cell table:style-name="ce184" table:number-columns-repeated="2"/>
          <table:table-cell table:style-name="ce49" table:number-columns-repeated="23"/>
          <table:table-cell table:number-columns-repeated="984"/>
        </table:table-row>
        <table:table-row table:style-name="ro7" table:number-rows-repeated="2">
          <table:table-cell table:style-name="ce78" table:number-columns-repeated="2"/>
          <table:table-cell table:style-name="ce129"/>
          <table:table-cell table:style-name="ce49" table:number-columns-repeated="12"/>
          <table:table-cell table:style-name="ce184" table:number-columns-repeated="2"/>
          <table:table-cell table:style-name="ce49" table:number-columns-repeated="23"/>
          <table:table-cell table:number-columns-repeated="984"/>
        </table:table-row>
        <table:table-row table:style-name="ro7" table:number-rows-repeated="56">
          <table:table-cell table:style-name="ce49" table:number-columns-repeated="15"/>
          <table:table-cell table:style-name="ce184" table:number-columns-repeated="2"/>
          <table:table-cell table:style-name="ce49" table:number-columns-repeated="23"/>
          <table:table-cell table:number-columns-repeated="984"/>
        </table:table-row>
        <table:table-row table:style-name="ro7" table:number-rows-repeated="104843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RVA - MATE" table:style-name="ta3">
        <table:shapes>
          <draw:line draw:z-index="0" draw:name="Linha 1" draw:style-name="gr3" draw:text-style-name="P3" svg:x1="0.57mm" svg:y1="16.78mm" svg:x2="79.68mm" svg:y2="39.26mm">
            <text:p/>
          </draw:line>
        </table:shapes>
        <table:table-column table:style-name="co16" table:default-cell-style-name="ce3"/>
        <table:table-column table:style-name="co17" table:default-cell-style-name="ce3"/>
        <table:table-column table:style-name="co4" table:number-columns-repeated="19" table:default-cell-style-name="ce3"/>
        <table:table-column table:style-name="co18" table:default-cell-style-name="ce3"/>
        <table:table-column table:style-name="co4" table:default-cell-style-name="ce3"/>
        <table:table-column table:style-name="co19" table:default-cell-style-name="ce3"/>
        <table:table-column table:style-name="co15" table:default-cell-style-name="ce3"/>
        <table:table-column table:style-name="co7" table:number-columns-repeated="232" table:default-cell-style-name="ce3"/>
        <table:table-column table:style-name="co7" table:number-columns-repeated="767" table:default-cell-style-name="Default"/>
        <table:table-row table:style-name="ro2">
          <table:table-cell table:style-name="ce206" office:value-type="string" calcext:value-type="string">
            <text:p>3. PREÇOS DE ERVA-MATE NO PARANÁ (R$)</text:p>
          </table:table-cell>
          <table:table-cell table:style-name="ce125" table:number-columns-repeated="2"/>
          <table:table-cell table:style-name="ce46" table:number-columns-repeated="3"/>
          <table:table-cell table:style-name="ce187" office:value-type="string" calcext:value-type="string">
            <text:p><text:s text:c="3"/>-</text:p>
          </table:table-cell>
          <table:table-cell table:style-name="ce187" office:value-type="string" calcext:value-type="string">
            <text:p>SETEMBRO/99</text:p>
          </table:table-cell>
          <table:table-cell table:style-name="ce187"/>
          <table:table-cell table:style-name="ce46" table:number-columns-repeated="15"/>
          <table:table-cell table:number-columns-repeated="1000"/>
        </table:table-row>
        <table:table-row table:style-name="ro16">
          <table:table-cell table:style-name="ce46" table:number-columns-repeated="3"/>
          <table:table-cell/>
          <table:table-cell table:style-name="ce46" table:number-columns-repeated="20"/>
          <table:table-cell table:number-columns-repeated="1000"/>
        </table:table-row>
        <table:table-row table:style-name="ro17">
          <table:table-cell table:style-name="ce207" office:value-type="string" calcext:value-type="string">
            <text:p>.</text:p>
          </table:table-cell>
          <table:table-cell table:style-name="ce215" office:value-type="string" calcext:value-type="string">
            <text:p>NÚCLEOS REGIONAIS</text:p>
          </table:table-cell>
          <table:table-cell table:style-name="ce131" office:value-type="string" calcext:value-type="string">
            <text:p>APUCARANA</text:p>
          </table:table-cell>
          <table:table-cell table:style-name="ce140" office:value-type="string" calcext:value-type="string">
            <text:p>C.MOURÃO</text:p>
          </table:table-cell>
          <table:table-cell table:style-name="ce142" office:value-type="string" calcext:value-type="string">
            <text:p>CASCAVEL</text:p>
          </table:table-cell>
          <table:table-cell table:style-name="ce149" office:value-type="string" calcext:value-type="string">
            <text:p>C.PROCÓPIO</text:p>
          </table:table-cell>
          <table:table-cell table:style-name="ce140" office:value-type="string" calcext:value-type="string">
            <text:p>CURITIBA</text:p>
          </table:table-cell>
          <table:table-cell table:style-name="ce142" office:value-type="string" calcext:value-type="string">
            <text:p>F.BELTRÃO</text:p>
          </table:table-cell>
          <table:table-cell table:style-name="ce161" office:value-type="string" calcext:value-type="string">
            <text:p>GUARAPUAVA</text:p>
          </table:table-cell>
          <table:table-cell table:style-name="ce142" office:value-type="string" calcext:value-type="string">
            <text:p>IRATI</text:p>
          </table:table-cell>
          <table:table-cell table:style-name="ce140" office:value-type="string" calcext:value-type="string">
            <text:p>IVAIPORÃ</text:p>
          </table:table-cell>
          <table:table-cell table:style-name="ce165" office:value-type="string" calcext:value-type="string">
            <text:p>JACAREZINHO</text:p>
          </table:table-cell>
          <table:table-cell table:style-name="ce140" office:value-type="string" calcext:value-type="string">
            <text:p>LONDRINA</text:p>
          </table:table-cell>
          <table:table-cell table:style-name="ce142" office:value-type="string" calcext:value-type="string">
            <text:p>MARINGÁ</text:p>
          </table:table-cell>
          <table:table-cell table:style-name="ce175" office:value-type="string" calcext:value-type="string">
            <text:p>PARANAGUÁ</text:p>
          </table:table-cell>
          <table:table-cell table:style-name="ce185" office:value-type="string" calcext:value-type="string">
            <text:p>PARANAVAÍ</text:p>
          </table:table-cell>
          <table:table-cell table:style-name="ce140" office:value-type="string" calcext:value-type="string">
            <text:p>P.BRANCO</text:p>
          </table:table-cell>
          <table:table-cell table:style-name="ce142" office:value-type="string" calcext:value-type="string">
            <text:p>P.GROSSA</text:p>
          </table:table-cell>
          <table:table-cell table:style-name="ce142" office:value-type="string" calcext:value-type="string">
            <text:p>TOLEDO</text:p>
          </table:table-cell>
          <table:table-cell table:style-name="ce142" office:value-type="string" calcext:value-type="string">
            <text:p>P.GROSSA</text:p>
          </table:table-cell>
          <table:table-cell table:style-name="ce142" office:value-type="string" calcext:value-type="string">
            <text:p>TOLEDO</text:p>
          </table:table-cell>
          <table:table-cell table:style-name="ce188" office:value-type="string" calcext:value-type="string">
            <text:p>UMUARAMA</text:p>
          </table:table-cell>
          <table:table-cell table:style-name="ce189" office:value-type="string" calcext:value-type="string">
            <text:p>U.VITÓRIA</text:p>
          </table:table-cell>
          <table:table-cell table:style-name="ce191" office:value-type="string" calcext:value-type="string" table:number-columns-spanned="2" table:number-rows-spanned="1">
            <text:p>MÉDIA ESTADUAL</text:p>
          </table:table-cell>
          <table:covered-table-cell table:style-name="ce191"/>
          <table:table-cell table:number-columns-repeated="999"/>
        </table:table-row>
        <table:table-row table:style-name="ro10">
          <table:table-cell table:style-name="ce208"/>
          <table:table-cell table:style-name="ce216"/>
          <table:table-cell table:style-name="ce219"/>
          <table:table-cell table:style-name="ce223" table:number-columns-repeated="3"/>
          <table:table-cell table:style-name="ce226"/>
          <table:table-cell table:style-name="ce223" table:number-columns-repeated="14"/>
          <table:table-cell table:style-name="ce236" table:number-columns-repeated="2"/>
          <table:table-cell table:style-name="ce241"/>
          <table:table-cell table:style-name="ce244"/>
          <table:table-cell table:number-columns-repeated="999"/>
        </table:table-row>
        <table:table-row table:style-name="ro10">
          <table:table-cell table:style-name="ce209"/>
          <table:table-cell table:style-name="ce217" office:value-type="string" calcext:value-type="string">
            <text:p>FOLHA NO PÉ</text:p>
          </table:table-cell>
          <table:table-cell table:style-name="ce220"/>
          <table:table-cell table:style-name="ce224"/>
          <table:table-cell table:style-name="ce224" office:value-type="float" office:value="1" calcext:value-type="float">
            <text:p>1,00</text:p>
          </table:table-cell>
          <table:table-cell table:style-name="ce224"/>
          <table:table-cell table:style-name="ce227" office:value-type="float" office:value="1.95" calcext:value-type="float">
            <text:p>1,95</text:p>
          </table:table-cell>
          <table:table-cell table:style-name="ce224" office:value-type="float" office:value="1.25" calcext:value-type="float">
            <text:p>1,25</text:p>
          </table:table-cell>
          <table:table-cell table:style-name="ce224" office:value-type="float" office:value="1.82" calcext:value-type="float">
            <text:p>1,82</text:p>
          </table:table-cell>
          <table:table-cell table:style-name="ce224" office:value-type="float" office:value="1.61" calcext:value-type="float">
            <text:p>1,61</text:p>
          </table:table-cell>
          <table:table-cell table:style-name="ce224" office:value-type="float" office:value="1.8" calcext:value-type="float">
            <text:p>1,80</text:p>
          </table:table-cell>
          <table:table-cell table:style-name="ce224" table:number-columns-repeated="5"/>
          <table:table-cell table:style-name="ce224" office:value-type="float" office:value="1.68" calcext:value-type="float">
            <text:p>1,68</text:p>
          </table:table-cell>
          <table:table-cell table:style-name="ce224"/>
          <table:table-cell table:style-name="ce224" office:value-type="float" office:value="1" calcext:value-type="float">
            <text:p>1,00</text:p>
          </table:table-cell>
          <table:table-cell table:style-name="ce224" office:value-type="float" office:value="1.65" calcext:value-type="float">
            <text:p>1,65</text:p>
          </table:table-cell>
          <table:table-cell table:style-name="ce224"/>
          <table:table-cell table:style-name="ce237"/>
          <table:table-cell table:style-name="ce237" office:value-type="float" office:value="1.8" calcext:value-type="float">
            <text:p>1,80</text:p>
          </table:table-cell>
          <table:table-cell table:style-name="ce241" table:formula="of:=AVERAGE([.C5:.W5])" office:value-type="float" office:value="1.556" calcext:value-type="float">
            <text:p>1,56</text:p>
          </table:table-cell>
          <table:table-cell table:style-name="ce245"/>
          <table:table-cell table:number-columns-repeated="999"/>
        </table:table-row>
        <table:table-row table:style-name="ro10">
          <table:table-cell table:style-name="ce209"/>
          <table:table-cell table:style-name="ce217" office:value-type="string" calcext:value-type="string">
            <text:p>(arroba)</text:p>
          </table:table-cell>
          <table:table-cell table:style-name="ce220"/>
          <table:table-cell table:style-name="ce224" table:number-columns-repeated="3"/>
          <table:table-cell table:style-name="ce227"/>
          <table:table-cell table:style-name="ce224" table:number-columns-repeated="9"/>
          <table:table-cell table:style-name="ce233"/>
          <table:table-cell table:style-name="ce224" table:number-columns-repeated="4"/>
          <table:table-cell table:style-name="ce237" table:number-columns-repeated="2"/>
          <table:table-cell table:style-name="ce241"/>
          <table:table-cell table:style-name="ce245"/>
          <table:table-cell table:number-columns-repeated="999"/>
        </table:table-row>
        <table:table-row table:style-name="ro10">
          <table:table-cell table:style-name="ce210"/>
          <table:table-cell table:style-name="ce218"/>
          <table:table-cell table:style-name="ce221"/>
          <table:table-cell table:style-name="ce225" table:number-columns-repeated="3"/>
          <table:table-cell table:style-name="ce228"/>
          <table:table-cell table:style-name="ce232"/>
          <table:table-cell table:style-name="ce225" table:number-columns-repeated="8"/>
          <table:table-cell table:style-name="ce234"/>
          <table:table-cell table:style-name="ce225" table:number-columns-repeated="4"/>
          <table:table-cell table:style-name="ce232" table:number-columns-repeated="2"/>
          <table:table-cell table:style-name="ce241"/>
          <table:table-cell table:style-name="ce246"/>
          <table:table-cell table:number-columns-repeated="999"/>
        </table:table-row>
        <table:table-row table:style-name="ro10">
          <table:table-cell table:style-name="ce210"/>
          <table:table-cell table:style-name="ce216"/>
          <table:table-cell table:style-name="ce219"/>
          <table:table-cell table:style-name="ce223" table:number-columns-repeated="3"/>
          <table:table-cell table:style-name="ce229"/>
          <table:table-cell table:style-name="ce223" table:number-columns-repeated="9"/>
          <table:table-cell table:style-name="ce235"/>
          <table:table-cell table:style-name="ce223" table:number-columns-repeated="4"/>
          <table:table-cell table:style-name="ce236"/>
          <table:table-cell table:style-name="ce238"/>
          <table:table-cell table:style-name="ce242"/>
          <table:table-cell table:style-name="ce244"/>
          <table:table-cell table:number-columns-repeated="999"/>
        </table:table-row>
        <table:table-row table:style-name="ro10">
          <table:table-cell table:style-name="ce209"/>
          <table:table-cell table:style-name="ce217" office:value-type="string" calcext:value-type="string">
            <text:p>FOLHA NO BARRANCO</text:p>
          </table:table-cell>
          <table:table-cell table:style-name="ce222"/>
          <table:table-cell table:style-name="ce224"/>
          <table:table-cell table:style-name="ce224" office:value-type="float" office:value="1.6" calcext:value-type="float">
            <text:p>1,60</text:p>
          </table:table-cell>
          <table:table-cell table:style-name="ce224"/>
          <table:table-cell table:style-name="ce227" office:value-type="float" office:value="2.4" calcext:value-type="float">
            <text:p>2,40</text:p>
          </table:table-cell>
          <table:table-cell table:style-name="ce224"/>
          <table:table-cell table:style-name="ce224" office:value-type="float" office:value="2.29" calcext:value-type="float">
            <text:p>2,29</text:p>
          </table:table-cell>
          <table:table-cell table:style-name="ce224" office:value-type="float" office:value="2.39" calcext:value-type="float">
            <text:p>2,39</text:p>
          </table:table-cell>
          <table:table-cell table:style-name="ce224" office:value-type="float" office:value="2.2" calcext:value-type="float">
            <text:p>2,20</text:p>
          </table:table-cell>
          <table:table-cell table:style-name="ce224" table:number-columns-repeated="5"/>
          <table:table-cell table:style-name="ce224" office:value-type="float" office:value="2.21" calcext:value-type="float">
            <text:p>2,21</text:p>
          </table:table-cell>
          <table:table-cell table:style-name="ce224"/>
          <table:table-cell table:style-name="ce224" office:value-type="float" office:value="1.6" calcext:value-type="float">
            <text:p>1,60</text:p>
          </table:table-cell>
          <table:table-cell table:style-name="ce224" office:value-type="float" office:value="2.2" calcext:value-type="float">
            <text:p>2,20</text:p>
          </table:table-cell>
          <table:table-cell table:style-name="ce224"/>
          <table:table-cell table:style-name="ce237"/>
          <table:table-cell table:style-name="ce239" office:value-type="float" office:value="2.55" calcext:value-type="float">
            <text:p>2,55</text:p>
          </table:table-cell>
          <table:table-cell table:style-name="ce241" table:formula="of:=AVERAGE([.C9:.W9])" office:value-type="float" office:value="2.16" calcext:value-type="float">
            <text:p>2,16</text:p>
          </table:table-cell>
          <table:table-cell table:style-name="ce245"/>
          <table:table-cell table:number-columns-repeated="999"/>
        </table:table-row>
        <table:table-row table:style-name="ro10">
          <table:table-cell table:style-name="ce209" office:value-type="string" calcext:value-type="string">
            <text:p>PRODUÇÃO</text:p>
          </table:table-cell>
          <table:table-cell table:style-name="ce217" office:value-type="string" calcext:value-type="string">
            <text:p>(arroba)</text:p>
          </table:table-cell>
          <table:table-cell table:style-name="ce220"/>
          <table:table-cell table:style-name="ce224" table:number-columns-repeated="3"/>
          <table:table-cell table:style-name="ce227"/>
          <table:table-cell table:style-name="ce224" table:number-columns-repeated="9"/>
          <table:table-cell table:style-name="ce233"/>
          <table:table-cell table:style-name="ce224" table:number-columns-repeated="4"/>
          <table:table-cell table:style-name="ce237"/>
          <table:table-cell table:style-name="ce239"/>
          <table:table-cell table:style-name="ce241"/>
          <table:table-cell table:style-name="ce245"/>
          <table:table-cell table:number-columns-repeated="999"/>
        </table:table-row>
        <table:table-row table:style-name="ro10">
          <table:table-cell table:style-name="ce209" office:value-type="string" calcext:value-type="string">
            <text:p>AGRÍCOLA</text:p>
          </table:table-cell>
          <table:table-cell table:style-name="ce217"/>
          <table:table-cell table:style-name="ce221"/>
          <table:table-cell table:style-name="ce225" table:number-columns-repeated="3"/>
          <table:table-cell table:style-name="ce228"/>
          <table:table-cell table:style-name="ce225" table:number-columns-repeated="9"/>
          <table:table-cell table:style-name="ce234"/>
          <table:table-cell table:style-name="ce225" table:number-columns-repeated="4"/>
          <table:table-cell table:style-name="ce232"/>
          <table:table-cell table:style-name="ce240"/>
          <table:table-cell table:style-name="ce243"/>
          <table:table-cell table:style-name="ce246"/>
          <table:table-cell table:number-columns-repeated="999"/>
        </table:table-row>
        <table:table-row table:style-name="ro10">
          <table:table-cell table:style-name="ce209"/>
          <table:table-cell table:style-name="ce216"/>
          <table:table-cell table:style-name="ce219"/>
          <table:table-cell table:style-name="ce223" table:number-columns-repeated="3"/>
          <table:table-cell table:style-name="ce229"/>
          <table:table-cell table:style-name="ce223" table:number-columns-repeated="9"/>
          <table:table-cell table:style-name="ce235"/>
          <table:table-cell table:style-name="ce223" table:number-columns-repeated="4"/>
          <table:table-cell table:style-name="ce236"/>
          <table:table-cell table:style-name="ce238"/>
          <table:table-cell table:style-name="ce242"/>
          <table:table-cell table:style-name="ce244"/>
          <table:table-cell table:number-columns-repeated="999"/>
        </table:table-row>
        <table:table-row table:style-name="ro10">
          <table:table-cell table:style-name="ce209"/>
          <table:table-cell table:style-name="ce217" office:value-type="string" calcext:value-type="string">
            <text:p>FOLHA NA INDÚSTRIA</text:p>
          </table:table-cell>
          <table:table-cell table:style-name="ce220"/>
          <table:table-cell table:style-name="ce224"/>
          <table:table-cell table:style-name="ce224" office:value-type="float" office:value="2.1" calcext:value-type="float">
            <text:p>2,10</text:p>
          </table:table-cell>
          <table:table-cell table:style-name="ce224"/>
          <table:table-cell table:style-name="ce227" office:value-type="float" office:value="2.85" calcext:value-type="float">
            <text:p>2,85</text:p>
          </table:table-cell>
          <table:table-cell table:style-name="ce224"/>
          <table:table-cell table:style-name="ce224" office:value-type="float" office:value="2.48" calcext:value-type="float">
            <text:p>2,48</text:p>
          </table:table-cell>
          <table:table-cell table:style-name="ce224" office:value-type="float" office:value="2.69" calcext:value-type="float">
            <text:p>2,69</text:p>
          </table:table-cell>
          <table:table-cell table:style-name="ce224" table:number-columns-repeated="6"/>
          <table:table-cell table:style-name="ce224" office:value-type="float" office:value="2.38" calcext:value-type="float">
            <text:p>2,38</text:p>
          </table:table-cell>
          <table:table-cell table:style-name="ce224"/>
          <table:table-cell table:style-name="ce224" office:value-type="float" office:value="2" calcext:value-type="float">
            <text:p>2,00</text:p>
          </table:table-cell>
          <table:table-cell table:style-name="ce224" office:value-type="float" office:value="2.65" calcext:value-type="float">
            <text:p>2,65</text:p>
          </table:table-cell>
          <table:table-cell table:style-name="ce224"/>
          <table:table-cell table:style-name="ce237"/>
          <table:table-cell table:style-name="ce239" office:value-type="float" office:value="2.85" calcext:value-type="float">
            <text:p>2,85</text:p>
          </table:table-cell>
          <table:table-cell table:style-name="ce241" table:formula="of:=AVERAGE([.C13:.W13])" office:value-type="float" office:value="2.5" calcext:value-type="float">
            <text:p>2,50</text:p>
          </table:table-cell>
          <table:table-cell table:style-name="ce245"/>
          <table:table-cell table:number-columns-repeated="999"/>
        </table:table-row>
        <table:table-row table:style-name="ro10">
          <table:table-cell table:style-name="ce209"/>
          <table:table-cell table:style-name="ce217" office:value-type="string" calcext:value-type="string">
            <text:p>(arroba)</text:p>
          </table:table-cell>
          <table:table-cell table:style-name="ce220"/>
          <table:table-cell table:style-name="ce224" table:number-columns-repeated="3"/>
          <table:table-cell table:style-name="ce227"/>
          <table:table-cell table:style-name="ce224" table:number-columns-repeated="9"/>
          <table:table-cell table:style-name="ce233"/>
          <table:table-cell table:style-name="ce224" table:number-columns-repeated="4"/>
          <table:table-cell table:style-name="ce237"/>
          <table:table-cell table:style-name="ce239"/>
          <table:table-cell table:style-name="ce241"/>
          <table:table-cell table:style-name="ce245"/>
          <table:table-cell table:number-columns-repeated="999"/>
        </table:table-row>
        <table:table-row table:style-name="ro10">
          <table:table-cell table:style-name="ce211"/>
          <table:table-cell table:style-name="ce218"/>
          <table:table-cell table:style-name="ce221"/>
          <table:table-cell table:style-name="ce225" table:number-columns-repeated="3"/>
          <table:table-cell table:style-name="ce228"/>
          <table:table-cell table:style-name="ce225" table:number-columns-repeated="9"/>
          <table:table-cell table:style-name="ce234"/>
          <table:table-cell table:style-name="ce225" table:number-columns-repeated="4"/>
          <table:table-cell table:style-name="ce232"/>
          <table:table-cell table:style-name="ce240"/>
          <table:table-cell table:style-name="ce243"/>
          <table:table-cell table:style-name="ce246"/>
          <table:table-cell table:number-columns-repeated="999"/>
        </table:table-row>
        <table:table-row table:style-name="ro10">
          <table:table-cell table:style-name="ce212"/>
          <table:table-cell table:style-name="ce216"/>
          <table:table-cell table:style-name="ce219"/>
          <table:table-cell table:style-name="ce223" table:number-columns-repeated="3"/>
          <table:table-cell table:style-name="ce229"/>
          <table:table-cell table:style-name="ce223" table:number-columns-repeated="9"/>
          <table:table-cell table:style-name="ce235"/>
          <table:table-cell table:style-name="ce223" table:number-columns-repeated="4"/>
          <table:table-cell table:style-name="ce236"/>
          <table:table-cell table:style-name="ce238"/>
          <table:table-cell table:style-name="ce242"/>
          <table:table-cell table:style-name="ce244"/>
          <table:table-cell table:number-columns-repeated="999"/>
        </table:table-row>
        <table:table-row table:style-name="ro10">
          <table:table-cell table:style-name="ce213"/>
          <table:table-cell table:style-name="ce217" office:value-type="string" calcext:value-type="string">
            <text:p>ERVA - MATE CANCHEADA</text:p>
          </table:table-cell>
          <table:table-cell table:style-name="ce220"/>
          <table:table-cell table:style-name="ce224"/>
          <table:table-cell table:style-name="ce224" office:value-type="float" office:value="0.75" calcext:value-type="float">
            <text:p>0,75</text:p>
          </table:table-cell>
          <table:table-cell table:style-name="ce224"/>
          <table:table-cell table:style-name="ce227" office:value-type="float" office:value="0.75" calcext:value-type="float">
            <text:p>0,75</text:p>
          </table:table-cell>
          <table:table-cell table:style-name="ce224" office:value-type="float" office:value="0.5" calcext:value-type="float">
            <text:p>0,50</text:p>
          </table:table-cell>
          <table:table-cell table:style-name="ce224" office:value-type="float" office:value="0.67" calcext:value-type="float">
            <text:p>0,67</text:p>
          </table:table-cell>
          <table:table-cell table:style-name="ce224" office:value-type="float" office:value="0.64" calcext:value-type="float">
            <text:p>0,64</text:p>
          </table:table-cell>
          <table:table-cell table:style-name="ce224" office:value-type="float" office:value="0.65" calcext:value-type="float">
            <text:p>0,65</text:p>
          </table:table-cell>
          <table:table-cell table:style-name="ce224" office:value-type="float" office:value="0.77" calcext:value-type="float">
            <text:p>0,77</text:p>
          </table:table-cell>
          <table:table-cell table:style-name="ce224" table:number-columns-repeated="4"/>
          <table:table-cell table:style-name="ce224" office:value-type="float" office:value="0.65" calcext:value-type="float">
            <text:p>0,65</text:p>
          </table:table-cell>
          <table:table-cell table:style-name="ce224"/>
          <table:table-cell table:number-columns-repeated="2" table:style-name="ce224" office:value-type="float" office:value="0.7" calcext:value-type="float">
            <text:p>0,70</text:p>
          </table:table-cell>
          <table:table-cell table:style-name="ce224"/>
          <table:table-cell table:style-name="ce237"/>
          <table:table-cell table:style-name="ce239" office:value-type="float" office:value="0.73" calcext:value-type="float">
            <text:p>0,73</text:p>
          </table:table-cell>
          <table:table-cell table:style-name="ce241" table:formula="of:=AVERAGE([.C17:.W17])" office:value-type="float" office:value="0.682727272727273" calcext:value-type="float">
            <text:p>0,68</text:p>
          </table:table-cell>
          <table:table-cell table:style-name="ce245"/>
          <table:table-cell table:number-columns-repeated="999"/>
        </table:table-row>
        <table:table-row table:style-name="ro10">
          <table:table-cell table:style-name="ce213"/>
          <table:table-cell table:style-name="ce217" office:value-type="string" calcext:value-type="string">
            <text:p>(Kg)</text:p>
          </table:table-cell>
          <table:table-cell table:style-name="ce220"/>
          <table:table-cell table:style-name="ce224" table:number-columns-repeated="3"/>
          <table:table-cell table:style-name="ce230"/>
          <table:table-cell table:style-name="ce224" table:number-columns-repeated="9"/>
          <table:table-cell table:style-name="ce233"/>
          <table:table-cell table:style-name="ce224" table:number-columns-repeated="4"/>
          <table:table-cell table:style-name="ce237"/>
          <table:table-cell table:style-name="ce239"/>
          <table:table-cell table:style-name="ce241"/>
          <table:table-cell table:style-name="ce245"/>
          <table:table-cell table:number-columns-repeated="999"/>
        </table:table-row>
        <table:table-row table:style-name="ro10">
          <table:table-cell table:style-name="ce213" office:value-type="string" calcext:value-type="string">
            <text:p>PRODUÇÃO</text:p>
          </table:table-cell>
          <table:table-cell table:style-name="ce218"/>
          <table:table-cell table:style-name="ce221"/>
          <table:table-cell table:style-name="ce225" table:number-columns-repeated="3"/>
          <table:table-cell table:style-name="ce231"/>
          <table:table-cell table:style-name="ce225" table:number-columns-repeated="9"/>
          <table:table-cell table:style-name="ce234"/>
          <table:table-cell table:style-name="ce225" table:number-columns-repeated="4"/>
          <table:table-cell table:style-name="ce232"/>
          <table:table-cell table:style-name="ce240"/>
          <table:table-cell table:style-name="ce243"/>
          <table:table-cell table:style-name="ce246"/>
          <table:table-cell table:number-columns-repeated="999"/>
        </table:table-row>
        <table:table-row table:style-name="ro10">
          <table:table-cell table:style-name="ce213" office:value-type="string" calcext:value-type="string">
            <text:p>AGROINDUSTRIAL</text:p>
          </table:table-cell>
          <table:table-cell table:style-name="ce216"/>
          <table:table-cell table:style-name="ce219"/>
          <table:table-cell table:style-name="ce223" table:number-columns-repeated="3"/>
          <table:table-cell table:style-name="ce226"/>
          <table:table-cell table:style-name="ce223" table:number-columns-repeated="9"/>
          <table:table-cell table:style-name="ce235"/>
          <table:table-cell table:style-name="ce223" table:number-columns-repeated="4"/>
          <table:table-cell table:style-name="ce236"/>
          <table:table-cell table:style-name="ce238"/>
          <table:table-cell table:style-name="ce242"/>
          <table:table-cell table:style-name="ce244"/>
          <table:table-cell table:number-columns-repeated="999"/>
        </table:table-row>
        <table:table-row table:style-name="ro10">
          <table:table-cell table:style-name="ce213" office:value-type="string" calcext:value-type="string">
            <text:p><text:s/>E</text:p>
          </table:table-cell>
          <table:table-cell table:style-name="ce217" office:value-type="string" calcext:value-type="string">
            <text:p>ERVA - MATE BENEFICIADA</text:p>
          </table:table-cell>
          <table:table-cell table:style-name="ce220"/>
          <table:table-cell table:style-name="ce224"/>
          <table:table-cell table:style-name="ce224" office:value-type="float" office:value="1.15" calcext:value-type="float">
            <text:p>1,15</text:p>
          </table:table-cell>
          <table:table-cell table:style-name="ce224"/>
          <table:table-cell table:style-name="ce227" office:value-type="float" office:value="1.2" calcext:value-type="float">
            <text:p>1,20</text:p>
          </table:table-cell>
          <table:table-cell table:style-name="ce224" office:value-type="float" office:value="0.95" calcext:value-type="float">
            <text:p>0,95</text:p>
          </table:table-cell>
          <table:table-cell table:style-name="ce224"/>
          <table:table-cell table:style-name="ce224" office:value-type="float" office:value="1.12" calcext:value-type="float">
            <text:p>1,12</text:p>
          </table:table-cell>
          <table:table-cell table:style-name="ce224" office:value-type="float" office:value="1.3" calcext:value-type="float">
            <text:p>1,30</text:p>
          </table:table-cell>
          <table:table-cell table:style-name="ce224" office:value-type="float" office:value="1.78" calcext:value-type="float">
            <text:p>1,78</text:p>
          </table:table-cell>
          <table:table-cell table:style-name="ce224" table:number-columns-repeated="4"/>
          <table:table-cell table:style-name="ce224" office:value-type="float" office:value="0.93" calcext:value-type="float">
            <text:p>0,93</text:p>
          </table:table-cell>
          <table:table-cell table:style-name="ce224"/>
          <table:table-cell table:style-name="ce224" office:value-type="float" office:value="1.1" calcext:value-type="float">
            <text:p>1,10</text:p>
          </table:table-cell>
          <table:table-cell table:style-name="ce224" office:value-type="float" office:value="1.5" calcext:value-type="float">
            <text:p>1,50</text:p>
          </table:table-cell>
          <table:table-cell table:style-name="ce224"/>
          <table:table-cell table:style-name="ce237"/>
          <table:table-cell table:style-name="ce239" office:value-type="float" office:value="1.13" calcext:value-type="float">
            <text:p>1,13</text:p>
          </table:table-cell>
          <table:table-cell table:style-name="ce241" table:formula="of:=AVERAGE([.C21:.W21])" office:value-type="float" office:value="1.216" calcext:value-type="float">
            <text:p>1,22</text:p>
          </table:table-cell>
          <table:table-cell table:style-name="ce245"/>
          <table:table-cell table:number-columns-repeated="999"/>
        </table:table-row>
        <table:table-row table:style-name="ro10">
          <table:table-cell table:style-name="ce213" office:value-type="string" calcext:value-type="string">
            <text:p>INDÚSTRIAL <text:s text:c="6"/></text:p>
          </table:table-cell>
          <table:table-cell table:style-name="ce217" office:value-type="string" calcext:value-type="string">
            <text:p>(Kg)</text:p>
          </table:table-cell>
          <table:table-cell table:style-name="ce220"/>
          <table:table-cell table:style-name="ce224" table:number-columns-repeated="3"/>
          <table:table-cell table:style-name="ce227"/>
          <table:table-cell table:style-name="ce224" table:number-columns-repeated="9"/>
          <table:table-cell table:style-name="ce233"/>
          <table:table-cell table:style-name="ce224" table:number-columns-repeated="4"/>
          <table:table-cell table:style-name="ce237"/>
          <table:table-cell table:style-name="ce239"/>
          <table:table-cell table:style-name="ce241"/>
          <table:table-cell table:style-name="ce245"/>
          <table:table-cell table:number-columns-repeated="999"/>
        </table:table-row>
        <table:table-row table:style-name="ro10">
          <table:table-cell table:style-name="ce213"/>
          <table:table-cell table:style-name="ce218"/>
          <table:table-cell table:style-name="ce221"/>
          <table:table-cell table:style-name="ce225" table:number-columns-repeated="3"/>
          <table:table-cell table:style-name="ce228"/>
          <table:table-cell table:style-name="ce225" table:number-columns-repeated="9"/>
          <table:table-cell table:style-name="ce234"/>
          <table:table-cell table:style-name="ce225" table:number-columns-repeated="4"/>
          <table:table-cell table:style-name="ce232"/>
          <table:table-cell table:style-name="ce240"/>
          <table:table-cell table:style-name="ce243"/>
          <table:table-cell table:style-name="ce246"/>
          <table:table-cell table:number-columns-repeated="999"/>
        </table:table-row>
        <table:table-row table:style-name="ro10">
          <table:table-cell table:style-name="ce213"/>
          <table:table-cell table:style-name="ce217"/>
          <table:table-cell table:style-name="ce219"/>
          <table:table-cell table:style-name="ce223" table:number-columns-repeated="3"/>
          <table:table-cell table:style-name="ce229"/>
          <table:table-cell table:style-name="ce223" table:number-columns-repeated="9"/>
          <table:table-cell table:style-name="ce235"/>
          <table:table-cell table:style-name="ce223" table:number-columns-repeated="4"/>
          <table:table-cell table:style-name="ce236"/>
          <table:table-cell table:style-name="ce238"/>
          <table:table-cell table:style-name="ce242"/>
          <table:table-cell table:style-name="ce244"/>
          <table:table-cell table:number-columns-repeated="999"/>
        </table:table-row>
        <table:table-row table:style-name="ro10">
          <table:table-cell table:style-name="ce213"/>
          <table:table-cell table:style-name="ce217" office:value-type="string" calcext:value-type="string">
            <text:p>GOMA/PÓ/PALITOS</text:p>
          </table:table-cell>
          <table:table-cell table:style-name="ce220"/>
          <table:table-cell table:style-name="ce224"/>
          <table:table-cell table:style-name="ce224" office:value-type="float" office:value="0.15" calcext:value-type="float">
            <text:p>0,15</text:p>
          </table:table-cell>
          <table:table-cell table:style-name="ce224"/>
          <table:table-cell table:style-name="ce227" office:value-type="float" office:value="0.06" calcext:value-type="float">
            <text:p>0,06</text:p>
          </table:table-cell>
          <table:table-cell table:style-name="ce224"/>
          <table:table-cell table:style-name="ce224" office:value-type="float" office:value="0.07" calcext:value-type="float">
            <text:p>0,07</text:p>
          </table:table-cell>
          <table:table-cell table:style-name="ce224" office:value-type="float" office:value="0.1" calcext:value-type="float">
            <text:p>0,10</text:p>
          </table:table-cell>
          <table:table-cell table:style-name="ce224" office:value-type="float" office:value="0.15" calcext:value-type="float">
            <text:p>0,15</text:p>
          </table:table-cell>
          <table:table-cell table:style-name="ce224" office:value-type="float" office:value="0.07" calcext:value-type="float">
            <text:p>0,07</text:p>
          </table:table-cell>
          <table:table-cell table:style-name="ce224" table:number-columns-repeated="4"/>
          <table:table-cell table:style-name="ce224" office:value-type="float" office:value="0.14" calcext:value-type="float">
            <text:p>0,14</text:p>
          </table:table-cell>
          <table:table-cell table:style-name="ce224" table:number-columns-repeated="2"/>
          <table:table-cell table:style-name="ce224" office:value-type="float" office:value="0.1" calcext:value-type="float">
            <text:p>0,10</text:p>
          </table:table-cell>
          <table:table-cell table:style-name="ce224"/>
          <table:table-cell table:style-name="ce237"/>
          <table:table-cell table:style-name="ce239"/>
          <table:table-cell table:style-name="ce241" table:formula="of:=AVERAGE([.C25:.W25])" office:value-type="float" office:value="0.105" calcext:value-type="float">
            <text:p>0,11</text:p>
          </table:table-cell>
          <table:table-cell table:style-name="ce245"/>
          <table:table-cell table:number-columns-repeated="999"/>
        </table:table-row>
        <table:table-row table:style-name="ro10">
          <table:table-cell table:style-name="ce213"/>
          <table:table-cell table:style-name="ce217" office:value-type="string" calcext:value-type="string">
            <text:p>(Kg)</text:p>
          </table:table-cell>
          <table:table-cell table:style-name="ce220"/>
          <table:table-cell table:style-name="ce224" table:number-columns-repeated="3"/>
          <table:table-cell table:style-name="ce227"/>
          <table:table-cell table:style-name="ce224" table:number-columns-repeated="9"/>
          <table:table-cell table:style-name="ce233"/>
          <table:table-cell table:style-name="ce224" table:number-columns-repeated="4"/>
          <table:table-cell table:style-name="ce237"/>
          <table:table-cell table:style-name="ce239"/>
          <table:table-cell table:style-name="ce241"/>
          <table:table-cell table:style-name="ce245"/>
          <table:table-cell table:number-columns-repeated="999"/>
        </table:table-row>
        <table:table-row table:style-name="ro10">
          <table:table-cell table:style-name="ce213"/>
          <table:table-cell table:style-name="ce218"/>
          <table:table-cell table:style-name="ce221"/>
          <table:table-cell table:style-name="ce225" table:number-columns-repeated="3"/>
          <table:table-cell table:style-name="ce228"/>
          <table:table-cell table:style-name="ce225" table:number-columns-repeated="9"/>
          <table:table-cell table:style-name="ce234"/>
          <table:table-cell table:style-name="ce225" table:number-columns-repeated="4"/>
          <table:table-cell table:style-name="ce232"/>
          <table:table-cell table:style-name="ce240"/>
          <table:table-cell table:style-name="ce243"/>
          <table:table-cell table:style-name="ce246"/>
          <table:table-cell table:number-columns-repeated="999"/>
        </table:table-row>
        <table:table-row table:style-name="ro10">
          <table:table-cell table:style-name="ce212"/>
          <table:table-cell table:style-name="ce216"/>
          <table:table-cell table:style-name="ce219"/>
          <table:table-cell table:style-name="ce223" table:number-columns-repeated="3"/>
          <table:table-cell table:style-name="ce229"/>
          <table:table-cell table:style-name="ce223" table:number-columns-repeated="9"/>
          <table:table-cell table:style-name="ce235"/>
          <table:table-cell table:style-name="ce223" table:number-columns-repeated="4"/>
          <table:table-cell table:style-name="ce236"/>
          <table:table-cell table:style-name="ce238"/>
          <table:table-cell table:style-name="ce242"/>
          <table:table-cell table:style-name="ce244"/>
          <table:table-cell table:number-columns-repeated="999"/>
        </table:table-row>
        <table:table-row table:style-name="ro14">
          <table:table-cell table:style-name="ce213" office:value-type="string" calcext:value-type="string">
            <text:p>MERCADO</text:p>
          </table:table-cell>
          <table:table-cell table:style-name="ce217" office:value-type="string" calcext:value-type="string">
            <text:p>ERVA-MATE TIPO PN 1 <text:s text:c="4"/></text:p>
          </table:table-cell>
          <table:table-cell table:style-name="ce220"/>
          <table:table-cell table:style-name="ce224" office:value-type="float" office:value="1.69" calcext:value-type="float">
            <text:p>1,69</text:p>
          </table:table-cell>
          <table:table-cell table:style-name="ce224" office:value-type="float" office:value="1.2" calcext:value-type="float">
            <text:p>1,20</text:p>
          </table:table-cell>
          <table:table-cell table:style-name="ce224"/>
          <table:table-cell table:style-name="ce227" office:value-type="float" office:value="1.7" calcext:value-type="float">
            <text:p>1,70</text:p>
          </table:table-cell>
          <table:table-cell table:style-name="ce224" office:value-type="float" office:value="1.3" calcext:value-type="float">
            <text:p>1,30</text:p>
          </table:table-cell>
          <table:table-cell table:style-name="ce224"/>
          <table:table-cell table:style-name="ce224" office:value-type="float" office:value="1.41" calcext:value-type="float">
            <text:p>1,41</text:p>
          </table:table-cell>
          <table:table-cell table:style-name="ce224" table:number-columns-repeated="6"/>
          <table:table-cell table:style-name="ce137" office:value-type="float" office:value="1.26" calcext:value-type="float">
            <text:p>1,26</text:p>
          </table:table-cell>
          <table:table-cell table:style-name="ce224"/>
          <table:table-cell table:style-name="ce224" office:value-type="float" office:value="1.2" calcext:value-type="float">
            <text:p>1,20</text:p>
          </table:table-cell>
          <table:table-cell table:style-name="ce224" office:value-type="float" office:value="1.91" calcext:value-type="float">
            <text:p>1,91</text:p>
          </table:table-cell>
          <table:table-cell table:style-name="ce224"/>
          <table:table-cell table:style-name="ce237"/>
          <table:table-cell table:style-name="ce239" office:value-type="float" office:value="1.39" calcext:value-type="float">
            <text:p>1,39</text:p>
          </table:table-cell>
          <table:table-cell table:style-name="ce241" table:formula="of:=AVERAGE([.C29:.W29])" office:value-type="float" office:value="1.45111111111111" calcext:value-type="float">
            <text:p>1,45</text:p>
          </table:table-cell>
          <table:table-cell table:style-name="ce245"/>
          <table:table-cell table:number-columns-repeated="999"/>
        </table:table-row>
        <table:table-row table:style-name="ro14">
          <table:table-cell table:style-name="ce213" office:value-type="string" calcext:value-type="string">
            <text:p>VAREJISTA</text:p>
          </table:table-cell>
          <table:table-cell table:style-name="ce217" office:value-type="string" calcext:value-type="string">
            <text:p>(Kg)</text:p>
          </table:table-cell>
          <table:table-cell table:style-name="ce220"/>
          <table:table-cell table:style-name="ce224" table:number-columns-repeated="3"/>
          <table:table-cell table:style-name="ce230"/>
          <table:table-cell table:style-name="ce224" table:number-columns-repeated="9"/>
          <table:table-cell table:style-name="ce233"/>
          <table:table-cell table:style-name="ce224" table:number-columns-repeated="4"/>
          <table:table-cell table:style-name="ce237"/>
          <table:table-cell table:style-name="ce239"/>
          <table:table-cell table:style-name="ce241"/>
          <table:table-cell table:style-name="ce245"/>
          <table:table-cell table:number-columns-repeated="999"/>
        </table:table-row>
        <table:table-row table:style-name="ro14">
          <table:table-cell table:style-name="ce214"/>
          <table:table-cell table:style-name="ce218"/>
          <table:table-cell table:style-name="ce221"/>
          <table:table-cell table:style-name="ce225" table:number-columns-repeated="3"/>
          <table:table-cell table:style-name="ce231"/>
          <table:table-cell table:style-name="ce225" table:number-columns-repeated="9"/>
          <table:table-cell table:style-name="ce234"/>
          <table:table-cell table:style-name="ce225" table:number-columns-repeated="4"/>
          <table:table-cell table:style-name="ce232"/>
          <table:table-cell table:style-name="ce240"/>
          <table:table-cell table:style-name="ce243"/>
          <table:table-cell table:style-name="ce246"/>
          <table:table-cell table:number-columns-repeated="999"/>
        </table:table-row>
        <table:table-row table:style-name="ro18">
          <table:table-cell table:style-name="ce14" office:value-type="string" calcext:value-type="string">
            <text:p>FONTE: SEAB/PR - DERAL/DEB</text:p>
          </table:table-cell>
          <table:table-cell table:number-columns-repeated="1023"/>
        </table:table-row>
        <table:table-row table:style-name="ro14" table:number-rows-repeated="21">
          <table:table-cell table:number-columns-repeated="1024"/>
        </table:table-row>
        <table:table-row table:style-name="ro7" table:number-rows-repeated="10485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LENHA" table:style-name="ta4">
        <table:shapes>
          <draw:line draw:z-index="0" draw:name="Linha 1" draw:style-name="gr3" draw:text-style-name="P3" svg:x1="2.78mm" svg:y1="17.7mm" svg:x2="75.48mm" svg:y2="40.4mm">
            <text:p/>
          </draw:line>
          <draw:line draw:z-index="1" draw:name="Linha 2" draw:style-name="gr3" draw:text-style-name="P3" svg:x1="0.56mm" svg:y1="17.25mm" svg:x2="73.25mm" svg:y2="39.88mm">
            <text:p/>
          </draw:line>
        </table:shapes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14" table:default-cell-style-name="ce3"/>
        <table:table-column table:style-name="co12" table:default-cell-style-name="ce3"/>
        <table:table-column table:style-name="co23" table:default-cell-style-name="ce3"/>
        <table:table-column table:style-name="co14" table:number-columns-repeated="2" table:default-cell-style-name="ce3"/>
        <table:table-column table:style-name="co4" table:default-cell-style-name="ce3"/>
        <table:table-column table:style-name="co14" table:number-columns-repeated="2" table:default-cell-style-name="ce3"/>
        <table:table-column table:style-name="co5" table:number-columns-repeated="2" table:default-cell-style-name="ce3"/>
        <table:table-column table:style-name="co4" table:default-cell-style-name="ce3"/>
        <table:table-column table:style-name="co14" table:number-columns-repeated="6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7" table:number-columns-repeated="234" table:default-cell-style-name="ce3"/>
        <table:table-column table:style-name="co7" table:number-columns-repeated="767" table:default-cell-style-name="Default"/>
        <table:table-row table:style-name="ro2">
          <table:table-cell table:style-name="ce247" office:value-type="string" calcext:value-type="string">
            <text:p>4.PREÇOS DE LENHA NO PARANÁ(R$/ESTÉREO)</text:p>
          </table:table-cell>
          <table:table-cell table:style-name="ce259" table:number-columns-repeated="3"/>
          <table:table-cell table:style-name="ce278"/>
          <table:table-cell table:number-columns-repeated="3"/>
          <table:table-cell office:value-type="string" calcext:value-type="string">
            <text:p> <text:span text:style-name="T5"> -  SETEMBRO/99</text:span></text:p>
          </table:table-cell>
          <table:table-cell table:number-columns-repeated="1015"/>
        </table:table-row>
        <table:table-row table:style-name="ro9">
          <table:table-cell table:number-columns-repeated="1024"/>
        </table:table-row>
        <table:table-row table:style-name="ro19">
          <table:table-cell table:style-name="ce207" office:value-type="string" calcext:value-type="string">
            <text:p>ESPECIFICAÇÃO</text:p>
          </table:table-cell>
          <table:table-cell table:style-name="ce260" office:value-type="string" calcext:value-type="string">
            <text:p>INFORMANTES</text:p>
          </table:table-cell>
          <table:table-cell table:style-name="ce131" office:value-type="string" calcext:value-type="string">
            <text:p>APUCARANA</text:p>
          </table:table-cell>
          <table:table-cell table:style-name="ce140" office:value-type="string" calcext:value-type="string">
            <text:p>C.MOURÃO</text:p>
          </table:table-cell>
          <table:table-cell table:style-name="ce142" office:value-type="string" calcext:value-type="string">
            <text:p>CASCAVEL</text:p>
          </table:table-cell>
          <table:table-cell table:style-name="ce142" office:value-type="string" calcext:value-type="string">
            <text:p>C.PROCÓPIO</text:p>
          </table:table-cell>
          <table:table-cell table:style-name="ce140" office:value-type="string" calcext:value-type="string">
            <text:p>CURITIBA</text:p>
          </table:table-cell>
          <table:table-cell table:style-name="ce142" office:value-type="string" calcext:value-type="string">
            <text:p>F.BELTRÃO</text:p>
          </table:table-cell>
          <table:table-cell table:style-name="ce161" office:value-type="string" calcext:value-type="string">
            <text:p>GUARAPUAVA</text:p>
          </table:table-cell>
          <table:table-cell table:style-name="ce142" office:value-type="string" calcext:value-type="string">
            <text:p>IRATI</text:p>
          </table:table-cell>
          <table:table-cell table:style-name="ce140" office:value-type="string" calcext:value-type="string">
            <text:p>IVAIPORÃ</text:p>
          </table:table-cell>
          <table:table-cell table:style-name="ce165" office:value-type="string" calcext:value-type="string">
            <text:p>JACAREZINHO</text:p>
          </table:table-cell>
          <table:table-cell table:style-name="ce140" office:value-type="string" calcext:value-type="string">
            <text:p>LONDRINA</text:p>
          </table:table-cell>
          <table:table-cell table:style-name="ce142" office:value-type="string" calcext:value-type="string">
            <text:p>MARINGÁ</text:p>
          </table:table-cell>
          <table:table-cell table:style-name="ce175" office:value-type="string" calcext:value-type="string">
            <text:p>PARANAGUÁ</text:p>
          </table:table-cell>
          <table:table-cell table:style-name="ce185" office:value-type="string" calcext:value-type="string">
            <text:p>PARANAVAÍ</text:p>
          </table:table-cell>
          <table:table-cell table:style-name="ce140" office:value-type="string" calcext:value-type="string">
            <text:p>P.BRANCO</text:p>
          </table:table-cell>
          <table:table-cell table:style-name="ce142" office:value-type="string" calcext:value-type="string">
            <text:p>P.GROSSA</text:p>
          </table:table-cell>
          <table:table-cell table:style-name="ce142" office:value-type="string" calcext:value-type="string">
            <text:p>TOLEDO</text:p>
          </table:table-cell>
          <table:table-cell table:style-name="ce188" office:value-type="string" calcext:value-type="string">
            <text:p>UMUARAMA</text:p>
          </table:table-cell>
          <table:table-cell table:style-name="ce189" office:value-type="string" calcext:value-type="string">
            <text:p>U.VITÓRIA</text:p>
          </table:table-cell>
          <table:table-cell table:style-name="ce286" office:value-type="string" calcext:value-type="string" table:number-columns-spanned="2" table:number-rows-spanned="1">
            <text:p>MÉDIA ESTADUAL</text:p>
          </table:table-cell>
          <table:covered-table-cell table:style-name="ce191"/>
          <table:table-cell table:number-columns-repeated="1001"/>
        </table:table-row>
        <table:table-row table:style-name="ro20">
          <table:table-cell table:style-name="ce248"/>
          <table:table-cell table:style-name="ce261" office:value-type="string" calcext:value-type="string">
            <text:p>BRACATINGA</text:p>
          </table:table-cell>
          <table:table-cell table:style-name="ce265"/>
          <table:table-cell table:style-name="ce275"/>
          <table:table-cell table:style-name="ce275" office:value-type="float" office:value="3.2" calcext:value-type="float">
            <text:p>3,20</text:p>
          </table:table-cell>
          <table:table-cell table:style-name="ce275"/>
          <table:table-cell table:style-name="ce280" office:value-type="float" office:value="3" calcext:value-type="float">
            <text:p>3,00</text:p>
          </table:table-cell>
          <table:table-cell table:style-name="ce275"/>
          <table:table-cell table:style-name="ce275" office:value-type="float" office:value="1.68" calcext:value-type="float">
            <text:p>1,68</text:p>
          </table:table-cell>
          <table:table-cell table:style-name="ce275" office:value-type="float" office:value="2.57" calcext:value-type="float">
            <text:p>2,57</text:p>
          </table:table-cell>
          <table:table-cell table:style-name="ce275" office:value-type="float" office:value="3" calcext:value-type="float">
            <text:p>3,00</text:p>
          </table:table-cell>
          <table:table-cell table:style-name="ce275"/>
          <table:table-cell table:style-name="ce275" office:value-type="float" office:value="2.5" calcext:value-type="float">
            <text:p>2,50</text:p>
          </table:table-cell>
          <table:table-cell table:style-name="ce275" table:number-columns-repeated="3"/>
          <table:table-cell table:style-name="ce275" office:value-type="float" office:value="2.27" calcext:value-type="float">
            <text:p>2,27</text:p>
          </table:table-cell>
          <table:table-cell table:style-name="ce275" office:value-type="float" office:value="2" calcext:value-type="float">
            <text:p>2,00</text:p>
          </table:table-cell>
          <table:table-cell table:style-name="ce275" office:value-type="float" office:value="3.18" calcext:value-type="float">
            <text:p>3,18</text:p>
          </table:table-cell>
          <table:table-cell table:style-name="ce275"/>
          <table:table-cell table:style-name="ce275" office:value-type="float" office:value="1.62" calcext:value-type="float">
            <text:p>1,62</text:p>
          </table:table-cell>
          <table:table-cell table:style-name="ce287" table:formula="of:=AVERAGE([.C4:.U4])" office:value-type="float" office:value="2.502" calcext:value-type="float">
            <text:p>2,50</text:p>
          </table:table-cell>
          <table:table-cell table:style-name="ce289"/>
          <table:table-cell table:number-columns-repeated="1001"/>
        </table:table-row>
        <table:table-row table:style-name="ro20">
          <table:table-cell table:style-name="ce249" office:value-type="string" calcext:value-type="string">
            <text:p>EM PÉ</text:p>
          </table:table-cell>
          <table:table-cell table:style-name="ce262" office:value-type="string" calcext:value-type="string">
            <text:p>EUCALIPTO</text:p>
          </table:table-cell>
          <table:table-cell table:style-name="ce266" office:value-type="float" office:value="4" calcext:value-type="float">
            <text:p>4,00</text:p>
          </table:table-cell>
          <table:table-cell table:style-name="ce136" office:value-type="float" office:value="4" calcext:value-type="float">
            <text:p>4,00</text:p>
          </table:table-cell>
          <table:table-cell table:style-name="ce136" office:value-type="float" office:value="4.2" calcext:value-type="float">
            <text:p>4,20</text:p>
          </table:table-cell>
          <table:table-cell table:style-name="ce136" office:value-type="float" office:value="4.33" calcext:value-type="float">
            <text:p>4,33</text:p>
          </table:table-cell>
          <table:table-cell table:style-name="ce152"/>
          <table:table-cell table:style-name="ce136" table:number-columns-repeated="2"/>
          <table:table-cell table:style-name="ce136" office:value-type="float" office:value="2.68" calcext:value-type="float">
            <text:p>2,68</text:p>
          </table:table-cell>
          <table:table-cell table:style-name="ce136" office:value-type="float" office:value="3" calcext:value-type="float">
            <text:p>3,00</text:p>
          </table:table-cell>
          <table:table-cell table:style-name="ce136" office:value-type="float" office:value="3.2" calcext:value-type="float">
            <text:p>3,20</text:p>
          </table:table-cell>
          <table:table-cell table:style-name="ce136" office:value-type="float" office:value="4.5" calcext:value-type="float">
            <text:p>4,50</text:p>
          </table:table-cell>
          <table:table-cell table:style-name="ce136" office:value-type="float" office:value="6.16" calcext:value-type="float">
            <text:p>6,16</text:p>
          </table:table-cell>
          <table:table-cell table:style-name="ce136"/>
          <table:table-cell table:style-name="ce136" office:value-type="float" office:value="3.5" calcext:value-type="float">
            <text:p>3,50</text:p>
          </table:table-cell>
          <table:table-cell table:style-name="ce136" office:value-type="float" office:value="3.43" calcext:value-type="float">
            <text:p>3,43</text:p>
          </table:table-cell>
          <table:table-cell table:style-name="ce136" office:value-type="float" office:value="2.5" calcext:value-type="float">
            <text:p>2,50</text:p>
          </table:table-cell>
          <table:table-cell table:style-name="ce136" office:value-type="float" office:value="4.16" calcext:value-type="float">
            <text:p>4,16</text:p>
          </table:table-cell>
          <table:table-cell table:style-name="ce136" table:number-columns-repeated="2"/>
          <table:table-cell table:style-name="ce287" table:formula="of:=AVERAGE([.C5:.U5])" office:value-type="float" office:value="3.82" calcext:value-type="float">
            <text:p>3,82</text:p>
          </table:table-cell>
          <table:table-cell table:style-name="ce45"/>
          <table:table-cell table:number-columns-repeated="1001"/>
        </table:table-row>
        <table:table-row table:style-name="ro20">
          <table:table-cell table:style-name="ce250" office:value-type="string" calcext:value-type="string">
            <text:p>NO</text:p>
          </table:table-cell>
          <table:table-cell table:style-name="ce262" office:value-type="string" calcext:value-type="string">
            <text:p>PINUS</text:p>
          </table:table-cell>
          <table:table-cell table:style-name="ce267"/>
          <table:table-cell table:style-name="ce136" office:value-type="float" office:value="2.5" calcext:value-type="float">
            <text:p>2,50</text:p>
          </table:table-cell>
          <table:table-cell table:style-name="ce136" office:value-type="float" office:value="1.78" calcext:value-type="float">
            <text:p>1,78</text:p>
          </table:table-cell>
          <table:table-cell table:style-name="ce136" office:value-type="float" office:value="2.66" calcext:value-type="float">
            <text:p>2,66</text:p>
          </table:table-cell>
          <table:table-cell table:style-name="ce152"/>
          <table:table-cell table:style-name="ce136"/>
          <table:table-cell table:style-name="ce136" office:value-type="float" office:value="1.6" calcext:value-type="float">
            <text:p>1,60</text:p>
          </table:table-cell>
          <table:table-cell table:style-name="ce136" office:value-type="float" office:value="1.99" calcext:value-type="float">
            <text:p>1,99</text:p>
          </table:table-cell>
          <table:table-cell table:style-name="ce136" table:number-columns-repeated="8"/>
          <table:table-cell table:style-name="ce136" office:value-type="float" office:value="1.76" calcext:value-type="float">
            <text:p>1,76</text:p>
          </table:table-cell>
          <table:table-cell table:style-name="ce136" table:number-columns-repeated="2"/>
          <table:table-cell table:style-name="ce287" table:formula="of:=AVERAGE([.C6:.U6])" office:value-type="float" office:value="2.04833333333333" calcext:value-type="float">
            <text:p>2,05</text:p>
          </table:table-cell>
          <table:table-cell table:style-name="ce45"/>
          <table:table-cell table:number-columns-repeated="1001"/>
        </table:table-row>
        <table:table-row table:style-name="ro20">
          <table:table-cell table:style-name="ce250" office:value-type="string" calcext:value-type="string">
            <text:p>PRODUTOR</text:p>
          </table:table-cell>
          <table:table-cell table:style-name="ce261" office:value-type="string" calcext:value-type="string">
            <text:p>MISTA </text:p>
          </table:table-cell>
          <table:table-cell table:style-name="ce268" office:value-type="float" office:value="2" calcext:value-type="float">
            <text:p>2,00</text:p>
          </table:table-cell>
          <table:table-cell table:style-name="ce276" office:value-type="float" office:value="2.5" calcext:value-type="float">
            <text:p>2,50</text:p>
          </table:table-cell>
          <table:table-cell table:style-name="ce276"/>
          <table:table-cell table:style-name="ce276" office:value-type="float" office:value="2.5" calcext:value-type="float">
            <text:p>2,50</text:p>
          </table:table-cell>
          <table:table-cell table:style-name="ce281" office:value-type="float" office:value="3" calcext:value-type="float">
            <text:p>3,00</text:p>
          </table:table-cell>
          <table:table-cell table:style-name="ce276"/>
          <table:table-cell table:style-name="ce276" office:value-type="float" office:value="1.68" calcext:value-type="float">
            <text:p>1,68</text:p>
          </table:table-cell>
          <table:table-cell table:style-name="ce276" office:value-type="float" office:value="2.07" calcext:value-type="float">
            <text:p>2,07</text:p>
          </table:table-cell>
          <table:table-cell table:style-name="ce276" table:number-columns-repeated="2"/>
          <table:table-cell table:style-name="ce276" office:value-type="float" office:value="1.75" calcext:value-type="float">
            <text:p>1,75</text:p>
          </table:table-cell>
          <table:table-cell table:style-name="ce284" office:value-type="string" calcext:value-type="string">
            <text:p>2.65</text:p>
          </table:table-cell>
          <table:table-cell table:style-name="ce276" office:value-type="float" office:value="3.05" calcext:value-type="float">
            <text:p>3,05</text:p>
          </table:table-cell>
          <table:table-cell table:style-name="ce276" office:value-type="float" office:value="2.43" calcext:value-type="float">
            <text:p>2,43</text:p>
          </table:table-cell>
          <table:table-cell table:style-name="ce276" office:value-type="float" office:value="1.97" calcext:value-type="float">
            <text:p>1,97</text:p>
          </table:table-cell>
          <table:table-cell table:style-name="ce276" office:value-type="float" office:value="1.9" calcext:value-type="float">
            <text:p>1,90</text:p>
          </table:table-cell>
          <table:table-cell table:style-name="ce276" table:number-columns-repeated="2"/>
          <table:table-cell table:style-name="ce276" office:value-type="float" office:value="1.25" calcext:value-type="float">
            <text:p>1,25</text:p>
          </table:table-cell>
          <table:table-cell table:style-name="ce287" table:formula="of:=AVERAGE([.C7:.U7])" office:value-type="float" office:value="2.175" calcext:value-type="float">
            <text:p>2,18</text:p>
          </table:table-cell>
          <table:table-cell table:style-name="ce290"/>
          <table:table-cell table:number-columns-repeated="1001"/>
        </table:table-row>
        <table:table-row table:style-name="ro20" table:visibility="collapse">
          <table:table-cell table:style-name="ce251"/>
          <table:table-cell table:style-name="ce261" office:value-type="string" calcext:value-type="string">
            <text:p>OUTRAS ESPÉCIES</text:p>
          </table:table-cell>
          <table:table-cell table:style-name="ce269"/>
          <table:table-cell table:style-name="ce136" table:number-columns-repeated="3"/>
          <table:table-cell table:style-name="ce152"/>
          <table:table-cell table:style-name="ce136" table:number-columns-repeated="14"/>
          <table:table-cell table:style-name="ce287" table:formula="of:=AVERAGE([.C8:.U8])" office:value-type="string" office:string-value="" calcext:value-type="error">
            <text:p>#DIV/0!</text:p>
          </table:table-cell>
          <table:table-cell table:style-name="ce45"/>
          <table:table-cell table:number-columns-repeated="1001"/>
        </table:table-row>
        <table:table-row table:style-name="ro20" table:visibility="collapse">
          <table:table-cell table:style-name="ce252"/>
          <table:table-cell table:style-name="ce261"/>
          <table:table-cell table:style-name="ce269"/>
          <table:table-cell table:style-name="ce136" table:number-columns-repeated="3"/>
          <table:table-cell table:style-name="ce152"/>
          <table:table-cell table:style-name="ce136" table:number-columns-repeated="14"/>
          <table:table-cell table:style-name="ce287" table:formula="of:=AVERAGE([.C9:.U9])" office:value-type="string" office:string-value="" calcext:value-type="error">
            <text:p>#DIV/0!</text:p>
          </table:table-cell>
          <table:table-cell table:style-name="ce45"/>
          <table:table-cell table:number-columns-repeated="1001"/>
        </table:table-row>
        <table:table-row table:style-name="ro20">
          <table:table-cell table:style-name="ce253"/>
          <table:table-cell table:style-name="ce261" office:value-type="string" calcext:value-type="string">
            <text:p><text:s/></text:p>
          </table:table-cell>
          <table:table-cell table:style-name="ce270"/>
          <table:table-cell table:style-name="ce275" table:number-columns-repeated="3"/>
          <table:table-cell table:style-name="ce280" office:value-type="float" office:value="5.5" calcext:value-type="float">
            <text:p>5,50</text:p>
          </table:table-cell>
          <table:table-cell table:style-name="ce275"/>
          <table:table-cell table:style-name="ce275" office:value-type="float" office:value="3.63" calcext:value-type="float">
            <text:p>3,63</text:p>
          </table:table-cell>
          <table:table-cell table:style-name="ce275" office:value-type="float" office:value="5.01" calcext:value-type="float">
            <text:p>5,01</text:p>
          </table:table-cell>
          <table:table-cell table:style-name="ce275" table:number-columns-repeated="2"/>
          <table:table-cell table:style-name="ce275" office:value-type="float" office:value="5" calcext:value-type="float">
            <text:p>5,00</text:p>
          </table:table-cell>
          <table:table-cell table:style-name="ce275" table:number-columns-repeated="3"/>
          <table:table-cell table:style-name="ce275" office:value-type="float" office:value="4.27" calcext:value-type="float">
            <text:p>4,27</text:p>
          </table:table-cell>
          <table:table-cell table:style-name="ce275" office:value-type="float" office:value="5.5" calcext:value-type="float">
            <text:p>5,50</text:p>
          </table:table-cell>
          <table:table-cell table:style-name="ce275" table:number-columns-repeated="2"/>
          <table:table-cell table:style-name="ce275" office:value-type="float" office:value="3.57" calcext:value-type="float">
            <text:p>3,57</text:p>
          </table:table-cell>
          <table:table-cell table:style-name="ce287" table:formula="of:=AVERAGE([.C10:.U10])" office:value-type="float" office:value="4.64" calcext:value-type="float">
            <text:p>4,64</text:p>
          </table:table-cell>
          <table:table-cell table:style-name="ce289"/>
          <table:table-cell table:number-columns-repeated="1001"/>
        </table:table-row>
        <table:table-row table:style-name="ro20">
          <table:table-cell table:style-name="ce254" office:value-type="string" calcext:value-type="string">
            <text:p>POSTO</text:p>
          </table:table-cell>
          <table:table-cell table:style-name="ce262" office:value-type="string" calcext:value-type="string">
            <text:p>EUCALIPTO</text:p>
          </table:table-cell>
          <table:table-cell table:style-name="ce271" office:value-type="float" office:value="5" calcext:value-type="float">
            <text:p>5,00</text:p>
          </table:table-cell>
          <table:table-cell table:style-name="ce136" office:value-type="float" office:value="6.5" calcext:value-type="float">
            <text:p>6,50</text:p>
          </table:table-cell>
          <table:table-cell table:style-name="ce275"/>
          <table:table-cell table:style-name="ce136" office:value-type="float" office:value="5.33" calcext:value-type="float">
            <text:p>5,33</text:p>
          </table:table-cell>
          <table:table-cell table:style-name="ce152"/>
          <table:table-cell table:style-name="ce136"/>
          <table:table-cell table:style-name="ce136" office:value-type="float" office:value="3.55" calcext:value-type="float">
            <text:p>3,55</text:p>
          </table:table-cell>
          <table:table-cell table:style-name="ce136" office:value-type="float" office:value="5.18" calcext:value-type="float">
            <text:p>5,18</text:p>
          </table:table-cell>
          <table:table-cell table:style-name="ce136" office:value-type="float" office:value="4.5" calcext:value-type="float">
            <text:p>4,50</text:p>
          </table:table-cell>
          <table:table-cell table:style-name="ce136"/>
          <table:table-cell table:style-name="ce136" office:value-type="float" office:value="7.5" calcext:value-type="float">
            <text:p>7,50</text:p>
          </table:table-cell>
          <table:table-cell table:style-name="ce136" office:value-type="float" office:value="7.87" calcext:value-type="float">
            <text:p>7,87</text:p>
          </table:table-cell>
          <table:table-cell table:style-name="ce136" table:number-columns-repeated="2"/>
          <table:table-cell table:style-name="ce136" office:value-type="float" office:value="5.12" calcext:value-type="float">
            <text:p>5,12</text:p>
          </table:table-cell>
          <table:table-cell table:style-name="ce136" office:value-type="float" office:value="6" calcext:value-type="float">
            <text:p>6,00</text:p>
          </table:table-cell>
          <table:table-cell table:style-name="ce136" table:number-columns-repeated="3"/>
          <table:table-cell table:style-name="ce287" table:formula="of:=AVERAGE([.C11:.U11])" office:value-type="float" office:value="5.655" calcext:value-type="float">
            <text:p>5,66</text:p>
          </table:table-cell>
          <table:table-cell table:style-name="ce45"/>
          <table:table-cell table:number-columns-repeated="1001"/>
        </table:table-row>
        <table:table-row table:style-name="ro20">
          <table:table-cell table:style-name="ce254" office:value-type="string" calcext:value-type="string">
            <text:p>NO</text:p>
          </table:table-cell>
          <table:table-cell table:style-name="ce262" office:value-type="string" calcext:value-type="string">
            <text:p>PINUS</text:p>
          </table:table-cell>
          <table:table-cell table:style-name="ce271"/>
          <table:table-cell table:style-name="ce136" office:value-type="float" office:value="4" calcext:value-type="float">
            <text:p>4,00</text:p>
          </table:table-cell>
          <table:table-cell table:style-name="ce275"/>
          <table:table-cell table:style-name="ce136"/>
          <table:table-cell table:style-name="ce152"/>
          <table:table-cell table:style-name="ce136"/>
          <table:table-cell table:style-name="ce136" office:value-type="float" office:value="3.33" calcext:value-type="float">
            <text:p>3,33</text:p>
          </table:table-cell>
          <table:table-cell table:style-name="ce136" office:value-type="float" office:value="4.41" calcext:value-type="float">
            <text:p>4,41</text:p>
          </table:table-cell>
          <table:table-cell table:style-name="ce136"/>
          <table:table-cell table:style-name="ce136" office:value-type="float" office:value="4.8" calcext:value-type="float">
            <text:p>4,80</text:p>
          </table:table-cell>
          <table:table-cell table:style-name="ce136" office:value-type="float" office:value="5.5" calcext:value-type="float">
            <text:p>5,50</text:p>
          </table:table-cell>
          <table:table-cell table:style-name="ce136" table:number-columns-repeated="8"/>
          <table:table-cell table:style-name="ce287" table:formula="of:=AVERAGE([.C12:.U12])" office:value-type="float" office:value="4.408" calcext:value-type="float">
            <text:p>4,41</text:p>
          </table:table-cell>
          <table:table-cell table:style-name="ce45"/>
          <table:table-cell table:number-columns-repeated="1001"/>
        </table:table-row>
        <table:table-row table:style-name="ro20">
          <table:table-cell table:style-name="ce255" office:value-type="string" calcext:value-type="string">
            <text:p>CARREADOR</text:p>
          </table:table-cell>
          <table:table-cell table:style-name="ce261" office:value-type="string" calcext:value-type="string">
            <text:p>MISTA </text:p>
          </table:table-cell>
          <table:table-cell table:style-name="ce268" office:value-type="float" office:value="3" calcext:value-type="float">
            <text:p>3,00</text:p>
          </table:table-cell>
          <table:table-cell table:style-name="ce276" office:value-type="float" office:value="4" calcext:value-type="float">
            <text:p>4,00</text:p>
          </table:table-cell>
          <table:table-cell table:style-name="ce275"/>
          <table:table-cell table:style-name="ce276" office:value-type="float" office:value="5.33" calcext:value-type="float">
            <text:p>5,33</text:p>
          </table:table-cell>
          <table:table-cell table:style-name="ce281" office:value-type="float" office:value="5" calcext:value-type="float">
            <text:p>5,00</text:p>
          </table:table-cell>
          <table:table-cell table:style-name="ce276"/>
          <table:table-cell table:style-name="ce276" office:value-type="float" office:value="3.63" calcext:value-type="float">
            <text:p>3,63</text:p>
          </table:table-cell>
          <table:table-cell table:style-name="ce276" office:value-type="float" office:value="4.57" calcext:value-type="float">
            <text:p>4,57</text:p>
          </table:table-cell>
          <table:table-cell table:style-name="ce276" office:value-type="float" office:value="4.5" calcext:value-type="float">
            <text:p>4,50</text:p>
          </table:table-cell>
          <table:table-cell table:style-name="ce276"/>
          <table:table-cell table:style-name="ce276" office:value-type="float" office:value="4" calcext:value-type="float">
            <text:p>4,00</text:p>
          </table:table-cell>
          <table:table-cell table:style-name="ce276"/>
          <table:table-cell table:style-name="ce276" office:value-type="float" office:value="5.2" calcext:value-type="float">
            <text:p>5,20</text:p>
          </table:table-cell>
          <table:table-cell table:style-name="ce276"/>
          <table:table-cell table:style-name="ce276" office:value-type="float" office:value="4.32" calcext:value-type="float">
            <text:p>4,32</text:p>
          </table:table-cell>
          <table:table-cell table:style-name="ce276" office:value-type="float" office:value="4.5" calcext:value-type="float">
            <text:p>4,50</text:p>
          </table:table-cell>
          <table:table-cell table:style-name="ce276" table:number-columns-repeated="2"/>
          <table:table-cell table:style-name="ce276" office:value-type="float" office:value="3.1" calcext:value-type="float">
            <text:p>3,10</text:p>
          </table:table-cell>
          <table:table-cell table:style-name="ce287" table:formula="of:=AVERAGE([.C13:.U13])" office:value-type="float" office:value="4.2625" calcext:value-type="float">
            <text:p>4,26</text:p>
          </table:table-cell>
          <table:table-cell table:style-name="ce290"/>
          <table:table-cell table:number-columns-repeated="1001"/>
        </table:table-row>
        <table:table-row table:style-name="ro20" table:visibility="collapse">
          <table:table-cell table:style-name="ce256"/>
          <table:table-cell table:style-name="ce261" office:value-type="string" calcext:value-type="string">
            <text:p>OUTRAS ESPÉCIES</text:p>
          </table:table-cell>
          <table:table-cell table:style-name="ce136" table:number-columns-repeated="4"/>
          <table:table-cell table:style-name="ce152"/>
          <table:table-cell table:style-name="ce136" table:number-columns-repeated="14"/>
          <table:table-cell table:style-name="ce287" table:formula="of:=AVERAGE([.C14:.U14])" office:value-type="string" office:string-value="" calcext:value-type="error">
            <text:p>#DIV/0!</text:p>
          </table:table-cell>
          <table:table-cell table:style-name="ce45"/>
          <table:table-cell table:number-columns-repeated="1001"/>
        </table:table-row>
        <table:table-row table:style-name="ro20" table:visibility="collapse">
          <table:table-cell table:style-name="ce257"/>
          <table:table-cell table:style-name="ce261"/>
          <table:table-cell table:style-name="ce136" table:number-columns-repeated="4"/>
          <table:table-cell table:style-name="ce152"/>
          <table:table-cell table:style-name="ce136" table:number-columns-repeated="14"/>
          <table:table-cell table:style-name="ce287" table:formula="of:=AVERAGE([.C15:.U15])" office:value-type="string" office:string-value="" calcext:value-type="error">
            <text:p>#DIV/0!</text:p>
          </table:table-cell>
          <table:table-cell table:style-name="ce45"/>
          <table:table-cell table:number-columns-repeated="1001"/>
        </table:table-row>
        <table:table-row table:style-name="ro20">
          <table:table-cell table:style-name="ce210"/>
          <table:table-cell table:style-name="ce261" office:value-type="string" calcext:value-type="string">
            <text:p>BRACATINGA</text:p>
          </table:table-cell>
          <table:table-cell table:style-name="ce272"/>
          <table:table-cell table:style-name="ce275"/>
          <table:table-cell table:style-name="ce275" office:value-type="float" office:value="7.3" calcext:value-type="float">
            <text:p>7,30</text:p>
          </table:table-cell>
          <table:table-cell table:style-name="ce275"/>
          <table:table-cell table:style-name="ce280" office:value-type="float" office:value="10" calcext:value-type="float">
            <text:p>10,00</text:p>
          </table:table-cell>
          <table:table-cell table:style-name="ce275"/>
          <table:table-cell table:style-name="ce275" office:value-type="float" office:value="10.71" calcext:value-type="float">
            <text:p>10,71</text:p>
          </table:table-cell>
          <table:table-cell table:style-name="ce275" office:value-type="float" office:value="7.67" calcext:value-type="float">
            <text:p>7,67</text:p>
          </table:table-cell>
          <table:table-cell table:style-name="ce275" table:number-columns-repeated="2"/>
          <table:table-cell table:style-name="ce275" office:value-type="float" office:value="10" calcext:value-type="float">
            <text:p>10,00</text:p>
          </table:table-cell>
          <table:table-cell table:style-name="ce275"/>
          <table:table-cell table:style-name="ce275" office:value-type="float" office:value="9.9" calcext:value-type="float">
            <text:p>9,90</text:p>
          </table:table-cell>
          <table:table-cell table:style-name="ce275"/>
          <table:table-cell table:style-name="ce275" office:value-type="float" office:value="8.83" calcext:value-type="float">
            <text:p>8,83</text:p>
          </table:table-cell>
          <table:table-cell table:style-name="ce275" office:value-type="float" office:value="8.75" calcext:value-type="float">
            <text:p>8,75</text:p>
          </table:table-cell>
          <table:table-cell table:style-name="ce275" office:value-type="float" office:value="7.25" calcext:value-type="float">
            <text:p>7,25</text:p>
          </table:table-cell>
          <table:table-cell table:style-name="ce275"/>
          <table:table-cell table:style-name="ce275" office:value-type="float" office:value="7.15" calcext:value-type="float">
            <text:p>7,15</text:p>
          </table:table-cell>
          <table:table-cell table:style-name="ce287" table:formula="of:=AVERAGE([.C16:.U16])" office:value-type="float" office:value="8.756" calcext:value-type="float">
            <text:p>8,76</text:p>
          </table:table-cell>
          <table:table-cell table:style-name="ce289"/>
          <table:table-cell table:number-columns-repeated="1001"/>
        </table:table-row>
        <table:table-row table:style-name="ro20">
          <table:table-cell table:style-name="ce254" office:value-type="string" calcext:value-type="string">
            <text:p>POSTO</text:p>
          </table:table-cell>
          <table:table-cell table:style-name="ce261" office:value-type="string" calcext:value-type="string">
            <text:p>EUCALIPTO</text:p>
          </table:table-cell>
          <table:table-cell table:style-name="ce271" office:value-type="float" office:value="15" calcext:value-type="float">
            <text:p>15,00</text:p>
          </table:table-cell>
          <table:table-cell table:style-name="ce136" office:value-type="float" office:value="14" calcext:value-type="float">
            <text:p>14,00</text:p>
          </table:table-cell>
          <table:table-cell table:style-name="ce275" office:value-type="float" office:value="8.3" calcext:value-type="float">
            <text:p>8,30</text:p>
          </table:table-cell>
          <table:table-cell table:style-name="ce136" office:value-type="float" office:value="10.16" calcext:value-type="float">
            <text:p>10,16</text:p>
          </table:table-cell>
          <table:table-cell table:style-name="ce152"/>
          <table:table-cell table:style-name="ce136" office:value-type="float" office:value="9.5" calcext:value-type="float">
            <text:p>9,50</text:p>
          </table:table-cell>
          <table:table-cell table:style-name="ce136" office:value-type="float" office:value="10.5" calcext:value-type="float">
            <text:p>10,50</text:p>
          </table:table-cell>
          <table:table-cell table:style-name="ce136" office:value-type="float" office:value="7.7" calcext:value-type="float">
            <text:p>7,70</text:p>
          </table:table-cell>
          <table:table-cell table:style-name="ce136" office:value-type="float" office:value="8" calcext:value-type="float">
            <text:p>8,00</text:p>
          </table:table-cell>
          <table:table-cell table:style-name="ce136" office:value-type="float" office:value="12" calcext:value-type="float">
            <text:p>12,00</text:p>
          </table:table-cell>
          <table:table-cell table:style-name="ce136" office:value-type="float" office:value="12.75" calcext:value-type="float">
            <text:p>12,75</text:p>
          </table:table-cell>
          <table:table-cell table:style-name="ce136" office:value-type="float" office:value="11.87" calcext:value-type="float">
            <text:p>11,87</text:p>
          </table:table-cell>
          <table:table-cell table:style-name="ce136" office:value-type="float" office:value="9.9" calcext:value-type="float">
            <text:p>9,90</text:p>
          </table:table-cell>
          <table:table-cell table:style-name="ce136" office:value-type="float" office:value="9.66" calcext:value-type="float">
            <text:p>9,66</text:p>
          </table:table-cell>
          <table:table-cell table:style-name="ce136" office:value-type="float" office:value="9.2" calcext:value-type="float">
            <text:p>9,20</text:p>
          </table:table-cell>
          <table:table-cell table:style-name="ce136" office:value-type="float" office:value="10.5" calcext:value-type="float">
            <text:p>10,50</text:p>
          </table:table-cell>
          <table:table-cell table:style-name="ce136" office:value-type="float" office:value="9" calcext:value-type="float">
            <text:p>9,00</text:p>
          </table:table-cell>
          <table:table-cell table:style-name="ce136" office:value-type="float" office:value="12.66" calcext:value-type="float">
            <text:p>12,66</text:p>
          </table:table-cell>
          <table:table-cell table:style-name="ce136"/>
          <table:table-cell table:style-name="ce287" table:formula="of:=AVERAGE([.C17:.U17])" office:value-type="float" office:value="10.6294117647059" calcext:value-type="float">
            <text:p>10,63</text:p>
          </table:table-cell>
          <table:table-cell table:style-name="ce45"/>
          <table:table-cell table:number-columns-repeated="1001"/>
        </table:table-row>
        <table:table-row table:style-name="ro20">
          <table:table-cell table:style-name="ce254" office:value-type="string" calcext:value-type="string">
            <text:p>NO</text:p>
          </table:table-cell>
          <table:table-cell table:style-name="ce261" office:value-type="string" calcext:value-type="string">
            <text:p>PINUS</text:p>
          </table:table-cell>
          <table:table-cell table:style-name="ce271"/>
          <table:table-cell table:style-name="ce136" office:value-type="float" office:value="7" calcext:value-type="float">
            <text:p>7,00</text:p>
          </table:table-cell>
          <table:table-cell table:style-name="ce275" office:value-type="float" office:value="8" calcext:value-type="float">
            <text:p>8,00</text:p>
          </table:table-cell>
          <table:table-cell table:style-name="ce136" office:value-type="float" office:value="11" calcext:value-type="float">
            <text:p>11,00</text:p>
          </table:table-cell>
          <table:table-cell table:style-name="ce152"/>
          <table:table-cell table:style-name="ce136" office:value-type="float" office:value="9.2" calcext:value-type="float">
            <text:p>9,20</text:p>
          </table:table-cell>
          <table:table-cell table:style-name="ce136" office:value-type="float" office:value="10.66" calcext:value-type="float">
            <text:p>10,66</text:p>
          </table:table-cell>
          <table:table-cell table:style-name="ce136" office:value-type="float" office:value="7.06" calcext:value-type="float">
            <text:p>7,06</text:p>
          </table:table-cell>
          <table:table-cell table:style-name="ce136" table:number-columns-repeated="2"/>
          <table:table-cell table:style-name="ce136" office:value-type="float" office:value="10" calcext:value-type="float">
            <text:p>10,00</text:p>
          </table:table-cell>
          <table:table-cell table:style-name="ce136"/>
          <table:table-cell table:style-name="ce136" office:value-type="float" office:value="9" calcext:value-type="float">
            <text:p>9,00</text:p>
          </table:table-cell>
          <table:table-cell table:style-name="ce136" table:number-columns-repeated="5"/>
          <table:table-cell table:style-name="ce136" office:value-type="float" office:value="6.1" calcext:value-type="float">
            <text:p>6,10</text:p>
          </table:table-cell>
          <table:table-cell table:style-name="ce287" table:formula="of:=AVERAGE([.C18:.U18])" office:value-type="float" office:value="8.66888888888889" calcext:value-type="float">
            <text:p>8,67</text:p>
          </table:table-cell>
          <table:table-cell table:style-name="ce45"/>
          <table:table-cell table:number-columns-repeated="1001"/>
        </table:table-row>
        <table:table-row table:style-name="ro20">
          <table:table-cell table:style-name="ce254" office:value-type="string" calcext:value-type="string">
            <text:p>CONSUMIDOR</text:p>
          </table:table-cell>
          <table:table-cell table:style-name="ce261" office:value-type="string" calcext:value-type="string">
            <text:p>MISTA </text:p>
          </table:table-cell>
          <table:table-cell table:style-name="ce268" office:value-type="float" office:value="7.5" calcext:value-type="float">
            <text:p>7,50</text:p>
          </table:table-cell>
          <table:table-cell table:style-name="ce276" office:value-type="float" office:value="7" calcext:value-type="float">
            <text:p>7,00</text:p>
          </table:table-cell>
          <table:table-cell table:style-name="ce275" office:value-type="float" office:value="7.2" calcext:value-type="float">
            <text:p>7,20</text:p>
          </table:table-cell>
          <table:table-cell table:style-name="ce276" office:value-type="float" office:value="8.66" calcext:value-type="float">
            <text:p>8,66</text:p>
          </table:table-cell>
          <table:table-cell table:style-name="ce281" office:value-type="float" office:value="10" calcext:value-type="float">
            <text:p>10,00</text:p>
          </table:table-cell>
          <table:table-cell table:style-name="ce276" office:value-type="float" office:value="9.5" calcext:value-type="float">
            <text:p>9,50</text:p>
          </table:table-cell>
          <table:table-cell table:style-name="ce276" office:value-type="float" office:value="10.71" calcext:value-type="float">
            <text:p>10,71</text:p>
          </table:table-cell>
          <table:table-cell table:style-name="ce276" office:value-type="float" office:value="7.15" calcext:value-type="float">
            <text:p>7,15</text:p>
          </table:table-cell>
          <table:table-cell table:style-name="ce276" office:value-type="float" office:value="8" calcext:value-type="float">
            <text:p>8,00</text:p>
          </table:table-cell>
          <table:table-cell table:style-name="ce276"/>
          <table:table-cell table:style-name="ce276" office:value-type="float" office:value="8.62" calcext:value-type="float">
            <text:p>8,62</text:p>
          </table:table-cell>
          <table:table-cell table:style-name="ce276" office:value-type="float" office:value="8.5" calcext:value-type="float">
            <text:p>8,50</text:p>
          </table:table-cell>
          <table:table-cell table:style-name="ce276" office:value-type="float" office:value="9" calcext:value-type="float">
            <text:p>9,00</text:p>
          </table:table-cell>
          <table:table-cell table:style-name="ce276" office:value-type="float" office:value="7" calcext:value-type="float">
            <text:p>7,00</text:p>
          </table:table-cell>
          <table:table-cell table:style-name="ce276" office:value-type="float" office:value="7.28" calcext:value-type="float">
            <text:p>7,28</text:p>
          </table:table-cell>
          <table:table-cell table:style-name="ce276" office:value-type="float" office:value="8" calcext:value-type="float">
            <text:p>8,00</text:p>
          </table:table-cell>
          <table:table-cell table:style-name="ce276" office:value-type="float" office:value="7.15" calcext:value-type="float">
            <text:p>7,15</text:p>
          </table:table-cell>
          <table:table-cell table:style-name="ce276" office:value-type="float" office:value="12" calcext:value-type="float">
            <text:p>12,00</text:p>
          </table:table-cell>
          <table:table-cell table:style-name="ce276" office:value-type="float" office:value="6.6" calcext:value-type="float">
            <text:p>6,60</text:p>
          </table:table-cell>
          <table:table-cell table:style-name="ce287" table:formula="of:=AVERAGE([.C19:.U19])" office:value-type="float" office:value="8.32611111111111" calcext:value-type="float">
            <text:p>8,33</text:p>
          </table:table-cell>
          <table:table-cell table:style-name="ce290"/>
          <table:table-cell table:number-columns-repeated="1001"/>
        </table:table-row>
        <table:table-row table:style-name="ro20" table:visibility="collapse">
          <table:table-cell table:style-name="ce256"/>
          <table:table-cell table:style-name="ce261" office:value-type="string" calcext:value-type="string">
            <text:p>OUTRAS ESPÉCIES</text:p>
          </table:table-cell>
          <table:table-cell table:style-name="ce273"/>
          <table:table-cell table:style-name="ce134" table:number-columns-repeated="3"/>
          <table:table-cell table:style-name="ce151"/>
          <table:table-cell table:style-name="ce134" table:number-columns-repeated="14"/>
          <table:table-cell table:style-name="ce287" table:formula="of:=AVERAGE([.C20:.U20])" office:value-type="string" office:string-value="" calcext:value-type="error">
            <text:p>#DIV/0!</text:p>
          </table:table-cell>
          <table:table-cell table:style-name="ce45"/>
          <table:table-cell table:number-columns-repeated="1001"/>
        </table:table-row>
        <table:table-row table:style-name="ro20" table:visibility="collapse">
          <table:table-cell table:style-name="ce257"/>
          <table:table-cell table:style-name="ce263"/>
          <table:table-cell table:style-name="ce273"/>
          <table:table-cell table:style-name="ce134" table:number-columns-repeated="3"/>
          <table:table-cell table:style-name="ce151"/>
          <table:table-cell table:style-name="ce134" table:number-columns-repeated="14"/>
          <table:table-cell table:style-name="ce287" table:formula="of:=AVERAGE([.C21:.U21])" office:value-type="string" office:string-value="" calcext:value-type="error">
            <text:p>#DIV/0!</text:p>
          </table:table-cell>
          <table:table-cell table:style-name="ce45"/>
          <table:table-cell table:number-columns-repeated="1001"/>
        </table:table-row>
        <table:table-row table:style-name="ro20">
          <table:table-cell table:style-name="ce258" office:value-type="string" calcext:value-type="string">
            <text:p>DISTÂNCIA MÉDIA TRANSPORTE KM</text:p>
          </table:table-cell>
          <table:table-cell table:style-name="ce264"/>
          <table:table-cell table:style-name="ce274" office:value-type="float" office:value="125" calcext:value-type="float">
            <text:p>125</text:p>
          </table:table-cell>
          <table:table-cell table:style-name="ce277" office:value-type="float" office:value="40" calcext:value-type="float">
            <text:p>40</text:p>
          </table:table-cell>
          <table:table-cell table:style-name="ce277" office:value-type="float" office:value="50" calcext:value-type="float">
            <text:p>50</text:p>
          </table:table-cell>
          <table:table-cell table:style-name="ce279" office:value-type="float" office:value="88.33" calcext:value-type="float">
            <text:p>88,33</text:p>
          </table:table-cell>
          <table:table-cell table:style-name="ce282" office:value-type="float" office:value="40" calcext:value-type="float">
            <text:p>40</text:p>
          </table:table-cell>
          <table:table-cell table:style-name="ce277" office:value-type="float" office:value="20" calcext:value-type="float">
            <text:p>20</text:p>
          </table:table-cell>
          <table:table-cell table:style-name="ce277" office:value-type="float" office:value="25.71" calcext:value-type="float">
            <text:p>25,71</text:p>
          </table:table-cell>
          <table:table-cell table:style-name="ce283" office:value-type="float" office:value="40" calcext:value-type="float">
            <text:p>40</text:p>
          </table:table-cell>
          <table:table-cell table:style-name="ce277"/>
          <table:table-cell table:style-name="ce277" office:value-type="float" office:value="18" calcext:value-type="float">
            <text:p>18</text:p>
          </table:table-cell>
          <table:table-cell table:style-name="ce279" office:value-type="float" office:value="28.75" calcext:value-type="float">
            <text:p>28,75</text:p>
          </table:table-cell>
          <table:table-cell table:style-name="ce277"/>
          <table:table-cell table:style-name="ce277" office:value-type="float" office:value="37.5" calcext:value-type="float">
            <text:p>37,5</text:p>
          </table:table-cell>
          <table:table-cell table:style-name="ce285" office:value-type="float" office:value="33" calcext:value-type="float">
            <text:p><text:s/>33 </text:p>
          </table:table-cell>
          <table:table-cell table:style-name="ce277" office:value-type="float" office:value="33" calcext:value-type="float">
            <text:p>33</text:p>
          </table:table-cell>
          <table:table-cell table:style-name="ce277" office:value-type="float" office:value="45" calcext:value-type="float">
            <text:p>45</text:p>
          </table:table-cell>
          <table:table-cell table:style-name="ce277" table:number-columns-repeated="2"/>
          <table:table-cell table:style-name="ce277" office:value-type="float" office:value="50" calcext:value-type="float">
            <text:p>50</text:p>
          </table:table-cell>
          <table:table-cell table:style-name="ce288" table:formula="of:=AVERAGE([.C22:.U22])" office:value-type="float" office:value="44.9526666666667" calcext:value-type="float">
            <text:p>45</text:p>
          </table:table-cell>
          <table:table-cell table:style-name="ce110"/>
          <table:table-cell table:number-columns-repeated="1001"/>
        </table:table-row>
        <table:table-row table:style-name="ro20">
          <table:table-cell table:style-name="ce49" office:value-type="string" calcext:value-type="string">
            <text:p>FONTE: DERAL/DEB - SEAB/PR</text:p>
          </table:table-cell>
          <table:table-cell table:style-name="ce49"/>
          <table:table-cell table:number-columns-repeated="1022"/>
        </table:table-row>
        <table:table-row table:style-name="ro20">
          <table:table-cell table:style-name="ce49" table:number-columns-repeated="2"/>
          <table:table-cell table:number-columns-repeated="1022"/>
        </table:table-row>
        <table:table-row table:style-name="ro10" table:number-rows-repeated="4">
          <table:table-cell table:number-columns-repeated="1024"/>
        </table:table-row>
        <table:table-row table:style-name="ro14" table:number-rows-repeated="25">
          <table:table-cell table:number-columns-repeated="1024"/>
        </table:table-row>
        <table:table-row table:style-name="ro7" table:number-rows-repeated="10485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ARVÃO" table:style-name="ta5">
        <table:shapes>
          <draw:line draw:z-index="0" draw:name="Linha 1" draw:style-name="gr3" draw:text-style-name="P3" svg:x1="0.29mm" svg:y1="17.24mm" svg:x2="65.15mm" svg:y2="38.89mm">
            <text:p/>
          </draw:line>
          <draw:line draw:z-index="1" draw:name="Linha 2" draw:style-name="gr4" draw:text-style-name="P3" svg:x1="0.29mm" svg:y1="16.99mm" svg:x2="65.15mm" svg:y2="19.9mm">
            <text:p/>
          </draw:line>
        </table:shapes>
        <table:table-column table:style-name="co27" table:default-cell-style-name="ce46"/>
        <table:table-column table:style-name="co28" table:default-cell-style-name="ce46"/>
        <table:table-column table:style-name="co5" table:number-columns-repeated="2" table:default-cell-style-name="ce46"/>
        <table:table-column table:style-name="co3" table:default-cell-style-name="ce46"/>
        <table:table-column table:style-name="co5" table:number-columns-repeated="11" table:default-cell-style-name="ce46"/>
        <table:table-column table:style-name="co3" table:default-cell-style-name="ce46"/>
        <table:table-column table:style-name="co5" table:number-columns-repeated="4" table:default-cell-style-name="ce46"/>
        <table:table-column table:style-name="co29" table:default-cell-style-name="ce46"/>
        <table:table-column table:style-name="co30" table:default-cell-style-name="ce46"/>
        <table:table-column table:style-name="co7" table:number-columns-repeated="234" table:default-cell-style-name="ce46"/>
        <table:table-column table:style-name="co7" table:number-columns-repeated="767" table:default-cell-style-name="Default"/>
        <table:table-row table:style-name="ro2">
          <table:table-cell table:style-name="ce247" office:value-type="string" calcext:value-type="string">
            <text:p>5. PREÇOS DE CARVÃO VEGETAL NO PARANÁ (R$) </text:p>
          </table:table-cell>
          <table:table-cell table:number-columns-repeated="8"/>
          <table:table-cell table:style-name="ce187" office:value-type="string" calcext:value-type="string">
            <text:p><text:s text:c="3"/>- <text:s/>SETEMBRO/99</text:p>
          </table:table-cell>
          <table:table-cell table:style-name="ce187"/>
          <table:table-cell table:style-name="ce332" table:number-columns-repeated="2"/>
          <table:table-cell table:number-columns-repeated="1011"/>
        </table:table-row>
        <table:table-row table:style-name="ro9">
          <table:table-cell table:style-name="ce3"/>
          <table:table-cell table:style-name="ce259" table:number-columns-repeated="4"/>
          <table:table-cell table:style-name="ce324" table:number-columns-repeated="4"/>
          <table:table-cell table:style-name="ce3"/>
          <table:table-cell table:style-name="ce324" table:number-columns-repeated="1014"/>
        </table:table-row>
        <table:table-row table:style-name="ro4">
          <table:table-cell table:style-name="ce291" office:value-type="string" calcext:value-type="string">
            <text:p>ESPECIFICACÃO</text:p>
          </table:table-cell>
          <table:table-cell table:style-name="ce299" office:value-type="string" calcext:value-type="string">
            <text:p>INFORMANTES</text:p>
          </table:table-cell>
          <table:table-cell table:style-name="ce131" office:value-type="string" calcext:value-type="string">
            <text:p>APUCARANA</text:p>
          </table:table-cell>
          <table:table-cell table:style-name="ce140" office:value-type="string" calcext:value-type="string">
            <text:p>C.MOURÃO</text:p>
          </table:table-cell>
          <table:table-cell table:style-name="ce317" office:value-type="string" calcext:value-type="string">
            <text:p>CASCAVEL</text:p>
          </table:table-cell>
          <table:table-cell table:style-name="ce149" office:value-type="string" calcext:value-type="string">
            <text:p>C.PROCÓPIO</text:p>
          </table:table-cell>
          <table:table-cell table:style-name="ce140" office:value-type="string" calcext:value-type="string">
            <text:p>CURITIBA</text:p>
          </table:table-cell>
          <table:table-cell table:style-name="ce149" office:value-type="string" calcext:value-type="string">
            <text:p>F.BELTRÃO</text:p>
          </table:table-cell>
          <table:table-cell table:style-name="ce161" office:value-type="string" calcext:value-type="string">
            <text:p>GUARAPUAVA</text:p>
          </table:table-cell>
          <table:table-cell table:style-name="ce142" office:value-type="string" calcext:value-type="string">
            <text:p>IRATI</text:p>
          </table:table-cell>
          <table:table-cell table:style-name="ce140" office:value-type="string" calcext:value-type="string">
            <text:p>IVAIPORÃ</text:p>
          </table:table-cell>
          <table:table-cell table:style-name="ce165" office:value-type="string" calcext:value-type="string">
            <text:p>JACAREZINHO</text:p>
          </table:table-cell>
          <table:table-cell table:style-name="ce140" office:value-type="string" calcext:value-type="string">
            <text:p>LONDRINA</text:p>
          </table:table-cell>
          <table:table-cell table:style-name="ce142" office:value-type="string" calcext:value-type="string">
            <text:p>MARINGÁ</text:p>
          </table:table-cell>
          <table:table-cell table:style-name="ce175" office:value-type="string" calcext:value-type="string">
            <text:p>PARANAGUÁ</text:p>
          </table:table-cell>
          <table:table-cell table:style-name="ce185" office:value-type="string" calcext:value-type="string">
            <text:p>PARANAVAÍ</text:p>
          </table:table-cell>
          <table:table-cell table:style-name="ce140" office:value-type="string" calcext:value-type="string">
            <text:p>P.BRANCO</text:p>
          </table:table-cell>
          <table:table-cell table:style-name="ce142" office:value-type="string" calcext:value-type="string">
            <text:p>P.GROSSA</text:p>
          </table:table-cell>
          <table:table-cell table:style-name="ce142" office:value-type="string" calcext:value-type="string">
            <text:p>TOLEDO</text:p>
          </table:table-cell>
          <table:table-cell table:style-name="ce188" office:value-type="string" calcext:value-type="string">
            <text:p>UMUARAMA</text:p>
          </table:table-cell>
          <table:table-cell table:style-name="ce189" office:value-type="string" calcext:value-type="string">
            <text:p>U.VITÓRIA</text:p>
          </table:table-cell>
          <table:table-cell table:style-name="ce286" office:value-type="string" calcext:value-type="string">
            <text:p>MÉDIA ESTADUAL</text:p>
          </table:table-cell>
          <table:table-cell table:number-columns-repeated="1002"/>
        </table:table-row>
        <table:table-row table:style-name="ro20">
          <table:table-cell table:style-name="ce292"/>
          <table:table-cell table:style-name="ce300" office:value-type="string" calcext:value-type="string">
            <text:p>PINUS</text:p>
          </table:table-cell>
          <table:table-cell table:style-name="ce305"/>
          <table:table-cell table:style-name="ce312" table:number-columns-repeated="5"/>
          <table:table-cell table:style-name="ce327" office:value-type="float" office:value="13.75" calcext:value-type="float">
            <text:p>13,75</text:p>
          </table:table-cell>
          <table:table-cell table:style-name="ce327" office:value-type="float" office:value="14.33" calcext:value-type="float">
            <text:p>14,33</text:p>
          </table:table-cell>
          <table:table-cell table:style-name="ce312" table:number-columns-repeated="6"/>
          <table:table-cell table:style-name="ce327" office:value-type="float" office:value="12.5" calcext:value-type="float">
            <text:p>12,50</text:p>
          </table:table-cell>
          <table:table-cell table:style-name="ce25" office:value-type="float" office:value="15" calcext:value-type="float">
            <text:p>15,00</text:p>
          </table:table-cell>
          <table:table-cell table:style-name="ce312" table:number-columns-repeated="2"/>
          <table:table-cell table:style-name="ce315"/>
          <table:table-cell table:style-name="ce337" table:formula="of:=AVERAGE([.C4:.U4])" office:value-type="float" office:value="13.895" calcext:value-type="float">
            <text:p>13,90</text:p>
          </table:table-cell>
          <table:table-cell table:number-columns-repeated="1002"/>
        </table:table-row>
        <table:table-row table:style-name="ro20">
          <table:table-cell table:style-name="ce293" office:value-type="string" calcext:value-type="string">
            <text:p>PRODUTOR</text:p>
          </table:table-cell>
          <table:table-cell table:style-name="ce301" office:value-type="string" calcext:value-type="string">
            <text:p>BRACATINGA</text:p>
          </table:table-cell>
          <table:table-cell table:style-name="ce306"/>
          <table:table-cell table:style-name="ce313"/>
          <table:table-cell table:style-name="ce318"/>
          <table:table-cell table:style-name="ce313"/>
          <table:table-cell table:style-name="ce326" office:value-type="float" office:value="14" calcext:value-type="float">
            <text:p>14,00</text:p>
          </table:table-cell>
          <table:table-cell table:style-name="ce313"/>
          <table:table-cell table:style-name="ce313" office:value-type="float" office:value="14.17" calcext:value-type="float">
            <text:p>14,17</text:p>
          </table:table-cell>
          <table:table-cell table:style-name="ce25" office:value-type="float" office:value="16" calcext:value-type="float">
            <text:p>16,00</text:p>
          </table:table-cell>
          <table:table-cell table:style-name="ce313" table:number-columns-repeated="6"/>
          <table:table-cell table:style-name="ce25" office:value-type="float" office:value="15.2" calcext:value-type="float">
            <text:p>15,20</text:p>
          </table:table-cell>
          <table:table-cell table:style-name="ce25" office:value-type="float" office:value="18" calcext:value-type="float">
            <text:p>18,00</text:p>
          </table:table-cell>
          <table:table-cell table:style-name="ce313" table:number-columns-repeated="2"/>
          <table:table-cell table:style-name="ce25" office:value-type="float" office:value="13" calcext:value-type="float">
            <text:p>13,00</text:p>
          </table:table-cell>
          <table:table-cell table:style-name="ce337" table:formula="of:=AVERAGE([.C5:.U5])" office:value-type="float" office:value="15.0616666666667" calcext:value-type="float">
            <text:p>15,06</text:p>
          </table:table-cell>
          <table:table-cell table:number-columns-repeated="1002"/>
        </table:table-row>
        <table:table-row table:style-name="ro20">
          <table:table-cell table:style-name="ce293" office:value-type="string" calcext:value-type="string">
            <text:p>(R$/m3)</text:p>
          </table:table-cell>
          <table:table-cell table:style-name="ce301" office:value-type="string" calcext:value-type="string">
            <text:p>EUCALIPTO</text:p>
          </table:table-cell>
          <table:table-cell table:style-name="ce306"/>
          <table:table-cell table:style-name="ce313"/>
          <table:table-cell table:style-name="ce319"/>
          <table:table-cell table:style-name="ce25" office:value-type="float" office:value="14.5" calcext:value-type="float">
            <text:p>14,50</text:p>
          </table:table-cell>
          <table:table-cell table:style-name="ce318"/>
          <table:table-cell table:style-name="ce313"/>
          <table:table-cell table:style-name="ce25" office:value-type="float" office:value="14" calcext:value-type="float">
            <text:p>14,00</text:p>
          </table:table-cell>
          <table:table-cell table:style-name="ce25" office:value-type="float" office:value="14.33" calcext:value-type="float">
            <text:p>14,33</text:p>
          </table:table-cell>
          <table:table-cell table:style-name="ce25" table:number-columns-repeated="2"/>
          <table:table-cell table:style-name="ce313" table:number-columns-repeated="3"/>
          <table:table-cell table:style-name="ce25" office:value-type="float" office:value="13.33" calcext:value-type="float">
            <text:p>13,33</text:p>
          </table:table-cell>
          <table:table-cell table:style-name="ce313"/>
          <table:table-cell table:style-name="ce25" office:value-type="float" office:value="18.5" calcext:value-type="float">
            <text:p>18,50</text:p>
          </table:table-cell>
          <table:table-cell table:style-name="ce313" table:number-columns-repeated="2"/>
          <table:table-cell table:style-name="ce25"/>
          <table:table-cell table:style-name="ce337" table:formula="of:=AVERAGE([.C6:.U6])" office:value-type="float" office:value="14.932" calcext:value-type="float">
            <text:p>14,93</text:p>
          </table:table-cell>
          <table:table-cell table:number-columns-repeated="1002"/>
        </table:table-row>
        <table:table-row table:style-name="ro20">
          <table:table-cell table:style-name="ce61"/>
          <table:table-cell table:style-name="ce301" office:value-type="string" calcext:value-type="string">
            <text:p>LENHA MISTA</text:p>
          </table:table-cell>
          <table:table-cell table:style-name="ce306"/>
          <table:table-cell table:style-name="ce313"/>
          <table:table-cell table:style-name="ce318"/>
          <table:table-cell table:style-name="ce313"/>
          <table:table-cell table:style-name="ce326" office:value-type="float" office:value="12" calcext:value-type="float">
            <text:p>12,00</text:p>
          </table:table-cell>
          <table:table-cell table:style-name="ce25"/>
          <table:table-cell table:style-name="ce330" office:value-type="float" office:value="14.17" calcext:value-type="float">
            <text:p>14,17</text:p>
          </table:table-cell>
          <table:table-cell table:style-name="ce25" office:value-type="float" office:value="14.38" calcext:value-type="float">
            <text:p>14,38</text:p>
          </table:table-cell>
          <table:table-cell table:style-name="ce313"/>
          <table:table-cell table:style-name="ce137"/>
          <table:table-cell table:style-name="ce25"/>
          <table:table-cell table:style-name="ce313" table:number-columns-repeated="2"/>
          <table:table-cell table:style-name="ce25" office:value-type="float" office:value="13" calcext:value-type="float">
            <text:p>13,00</text:p>
          </table:table-cell>
          <table:table-cell table:style-name="ce313" office:value-type="float" office:value="13.94" calcext:value-type="float">
            <text:p>13,94</text:p>
          </table:table-cell>
          <table:table-cell table:style-name="ce25" office:value-type="float" office:value="16.5" calcext:value-type="float">
            <text:p>16,50</text:p>
          </table:table-cell>
          <table:table-cell table:style-name="ce313" table:number-columns-repeated="2"/>
          <table:table-cell table:style-name="ce25" office:value-type="float" office:value="11.8" calcext:value-type="float">
            <text:p>11,80</text:p>
          </table:table-cell>
          <table:table-cell table:style-name="ce337" table:formula="of:=AVERAGE([.C7:.U7])" office:value-type="float" office:value="13.6842857142857" calcext:value-type="float">
            <text:p>13,68</text:p>
          </table:table-cell>
          <table:table-cell table:number-columns-repeated="1002"/>
        </table:table-row>
        <table:table-row table:style-name="ro20">
          <table:table-cell table:style-name="ce294"/>
          <table:table-cell table:style-name="ce301" office:value-type="string" calcext:value-type="string">
            <text:p>RESÍDUOS MADEIRA</text:p>
          </table:table-cell>
          <table:table-cell table:style-name="ce307"/>
          <table:table-cell table:style-name="ce314"/>
          <table:table-cell table:style-name="ce320" office:value-type="float" office:value="10" calcext:value-type="float">
            <text:p>10,00</text:p>
          </table:table-cell>
          <table:table-cell table:style-name="ce325" office:value-type="float" office:value="12" calcext:value-type="float">
            <text:p>12,00</text:p>
          </table:table-cell>
          <table:table-cell table:style-name="ce322"/>
          <table:table-cell table:style-name="ce325"/>
          <table:table-cell table:style-name="ce331"/>
          <table:table-cell table:style-name="ce325" office:value-type="float" office:value="12.56" calcext:value-type="float">
            <text:p>12,56</text:p>
          </table:table-cell>
          <table:table-cell table:style-name="ce314" table:number-columns-repeated="2"/>
          <table:table-cell table:style-name="ce25"/>
          <table:table-cell table:style-name="ce314" table:number-columns-repeated="2"/>
          <table:table-cell table:style-name="ce325"/>
          <table:table-cell table:style-name="ce336" office:value-type="float" office:value="13.3" calcext:value-type="float">
            <text:p><text:s/>13,30 </text:p>
          </table:table-cell>
          <table:table-cell table:style-name="ce325" office:value-type="float" office:value="13.5" calcext:value-type="float">
            <text:p>13,50</text:p>
          </table:table-cell>
          <table:table-cell table:style-name="ce314" table:number-columns-repeated="2"/>
          <table:table-cell table:style-name="ce325" office:value-type="float" office:value="10" calcext:value-type="float">
            <text:p>10,00</text:p>
          </table:table-cell>
          <table:table-cell table:style-name="ce337" table:formula="of:=AVERAGE([.C8:.U8])" office:value-type="float" office:value="11.8933333333333" calcext:value-type="float">
            <text:p>11,89</text:p>
          </table:table-cell>
          <table:table-cell table:number-columns-repeated="1002"/>
        </table:table-row>
        <table:table-row table:style-name="ro20">
          <table:table-cell table:style-name="ce295"/>
          <table:table-cell table:style-name="ce302" office:value-type="string" calcext:value-type="string">
            <text:p>PINUS</text:p>
          </table:table-cell>
          <table:table-cell table:style-name="ce308"/>
          <table:table-cell table:style-name="ce315"/>
          <table:table-cell table:style-name="ce321"/>
          <table:table-cell table:style-name="ce315"/>
          <table:table-cell table:style-name="ce327"/>
          <table:table-cell table:style-name="ce315"/>
          <table:table-cell table:style-name="ce328" office:value-type="float" office:value="18.5" calcext:value-type="float">
            <text:p>18,50</text:p>
          </table:table-cell>
          <table:table-cell table:style-name="ce328" office:value-type="float" office:value="14.33" calcext:value-type="float">
            <text:p>14,33</text:p>
          </table:table-cell>
          <table:table-cell table:style-name="ce315" table:number-columns-repeated="5"/>
          <table:table-cell table:style-name="ce328"/>
          <table:table-cell table:style-name="ce315"/>
          <table:table-cell table:style-name="ce328" office:value-type="float" office:value="18.5" calcext:value-type="float">
            <text:p>18,50</text:p>
          </table:table-cell>
          <table:table-cell table:style-name="ce315" table:number-columns-repeated="3"/>
          <table:table-cell table:style-name="ce337" table:formula="of:=AVERAGE([.C9:.U9])" office:value-type="float" office:value="17.11" calcext:value-type="float">
            <text:p>17,11</text:p>
          </table:table-cell>
          <table:table-cell table:number-columns-repeated="1002"/>
        </table:table-row>
        <table:table-row table:style-name="ro20">
          <table:table-cell table:style-name="ce296" office:value-type="string" calcext:value-type="string">
            <text:p>ATACADO</text:p>
          </table:table-cell>
          <table:table-cell table:style-name="ce301" office:value-type="string" calcext:value-type="string">
            <text:p>BRACATINGA</text:p>
          </table:table-cell>
          <table:table-cell table:style-name="ce306"/>
          <table:table-cell table:style-name="ce313"/>
          <table:table-cell table:style-name="ce318"/>
          <table:table-cell table:style-name="ce313"/>
          <table:table-cell table:style-name="ce326" office:value-type="float" office:value="21" calcext:value-type="float">
            <text:p>21,00</text:p>
          </table:table-cell>
          <table:table-cell table:style-name="ce313"/>
          <table:table-cell table:style-name="ce313" office:value-type="float" office:value="19.17" calcext:value-type="float">
            <text:p>19,17</text:p>
          </table:table-cell>
          <table:table-cell table:style-name="ce25" office:value-type="float" office:value="16" calcext:value-type="float">
            <text:p>16,00</text:p>
          </table:table-cell>
          <table:table-cell table:style-name="ce313" table:number-columns-repeated="5"/>
          <table:table-cell table:style-name="ce25"/>
          <table:table-cell table:style-name="ce25" office:value-type="float" office:value="19.8" calcext:value-type="float">
            <text:p>19,80</text:p>
          </table:table-cell>
          <table:table-cell table:style-name="ce25" office:value-type="float" office:value="20" calcext:value-type="float">
            <text:p>20,00</text:p>
          </table:table-cell>
          <table:table-cell table:style-name="ce313" table:number-columns-repeated="2"/>
          <table:table-cell table:style-name="ce25" office:value-type="float" office:value="22" calcext:value-type="float">
            <text:p>22,00</text:p>
          </table:table-cell>
          <table:table-cell table:style-name="ce337" table:formula="of:=AVERAGE([.C10:.U10])" office:value-type="float" office:value="19.6616666666667" calcext:value-type="float">
            <text:p>19,66</text:p>
          </table:table-cell>
          <table:table-cell table:number-columns-repeated="1002"/>
        </table:table-row>
        <table:table-row table:style-name="ro20">
          <table:table-cell table:style-name="ce293" office:value-type="string" calcext:value-type="string">
            <text:p>(R$/m3)</text:p>
          </table:table-cell>
          <table:table-cell table:style-name="ce301" office:value-type="string" calcext:value-type="string">
            <text:p>EUCALIPTO</text:p>
          </table:table-cell>
          <table:table-cell table:style-name="ce309"/>
          <table:table-cell table:style-name="ce313"/>
          <table:table-cell table:style-name="ce318"/>
          <table:table-cell table:style-name="ce25" office:value-type="float" office:value="19" calcext:value-type="float">
            <text:p>19,00</text:p>
          </table:table-cell>
          <table:table-cell table:style-name="ce318"/>
          <table:table-cell table:style-name="ce313"/>
          <table:table-cell table:style-name="ce25" office:value-type="float" office:value="19.25" calcext:value-type="float">
            <text:p>19,25</text:p>
          </table:table-cell>
          <table:table-cell table:style-name="ce25" office:value-type="float" office:value="16" calcext:value-type="float">
            <text:p>16,00</text:p>
          </table:table-cell>
          <table:table-cell table:style-name="ce25" office:value-type="float" office:value="2" calcext:value-type="float">
            <text:p>2,00</text:p>
          </table:table-cell>
          <table:table-cell table:style-name="ce313" table:number-columns-repeated="4"/>
          <table:table-cell table:style-name="ce25" office:value-type="float" office:value="18.33" calcext:value-type="float">
            <text:p>18,33</text:p>
          </table:table-cell>
          <table:table-cell table:style-name="ce313"/>
          <table:table-cell table:style-name="ce25" office:value-type="float" office:value="21" calcext:value-type="float">
            <text:p>21,00</text:p>
          </table:table-cell>
          <table:table-cell table:style-name="ce313" table:number-columns-repeated="2"/>
          <table:table-cell table:style-name="ce25"/>
          <table:table-cell table:style-name="ce337" table:formula="of:=AVERAGE([.C11:.U11])" office:value-type="float" office:value="15.93" calcext:value-type="float">
            <text:p>15,93</text:p>
          </table:table-cell>
          <table:table-cell table:number-columns-repeated="1002"/>
        </table:table-row>
        <table:table-row table:style-name="ro20">
          <table:table-cell table:style-name="ce61"/>
          <table:table-cell table:style-name="ce301" office:value-type="string" calcext:value-type="string">
            <text:p>LENHA MISTA</text:p>
          </table:table-cell>
          <table:table-cell table:style-name="ce309"/>
          <table:table-cell table:style-name="ce313"/>
          <table:table-cell table:style-name="ce318"/>
          <table:table-cell table:style-name="ce313"/>
          <table:table-cell table:style-name="ce326" office:value-type="float" office:value="20" calcext:value-type="float">
            <text:p>20,00</text:p>
          </table:table-cell>
          <table:table-cell table:style-name="ce25"/>
          <table:table-cell table:style-name="ce25" office:value-type="float" office:value="19.17" calcext:value-type="float">
            <text:p>19,17</text:p>
          </table:table-cell>
          <table:table-cell table:style-name="ce25" office:value-type="float" office:value="16.5" calcext:value-type="float">
            <text:p>16,50</text:p>
          </table:table-cell>
          <table:table-cell table:style-name="ce313"/>
          <table:table-cell table:style-name="ce25" office:value-type="float" office:value="22" calcext:value-type="float">
            <text:p>22,00</text:p>
          </table:table-cell>
          <table:table-cell table:style-name="ce25" office:value-type="float" office:value="28" calcext:value-type="float">
            <text:p>28,00</text:p>
          </table:table-cell>
          <table:table-cell table:style-name="ce313" table:number-columns-repeated="2"/>
          <table:table-cell table:style-name="ce25" office:value-type="float" office:value="21" calcext:value-type="float">
            <text:p>21,00</text:p>
          </table:table-cell>
          <table:table-cell table:style-name="ce313" office:value-type="float" office:value="18.56" calcext:value-type="float">
            <text:p>18,56</text:p>
          </table:table-cell>
          <table:table-cell table:style-name="ce25" office:value-type="float" office:value="20" calcext:value-type="float">
            <text:p>20,00</text:p>
          </table:table-cell>
          <table:table-cell table:style-name="ce313"/>
          <table:table-cell table:style-name="ce25" office:value-type="float" office:value="20" calcext:value-type="float">
            <text:p>20,00</text:p>
          </table:table-cell>
          <table:table-cell table:style-name="ce25" office:value-type="float" office:value="21" calcext:value-type="float">
            <text:p>21,00</text:p>
          </table:table-cell>
          <table:table-cell table:style-name="ce337" table:formula="of:=AVERAGE([.C12:.U12])" office:value-type="float" office:value="20.623" calcext:value-type="float">
            <text:p>20,62</text:p>
          </table:table-cell>
          <table:table-cell table:number-columns-repeated="1002"/>
        </table:table-row>
        <table:table-row table:style-name="ro20">
          <table:table-cell table:style-name="ce297"/>
          <table:table-cell table:style-name="ce301" office:value-type="string" calcext:value-type="string">
            <text:p>RESÍDUOS MADEIRA</text:p>
          </table:table-cell>
          <table:table-cell table:style-name="ce310"/>
          <table:table-cell table:style-name="ce314"/>
          <table:table-cell table:style-name="ce322"/>
          <table:table-cell table:style-name="ce314" office:value-type="float" office:value="16.75" calcext:value-type="float">
            <text:p>16,75</text:p>
          </table:table-cell>
          <table:table-cell table:style-name="ce322"/>
          <table:table-cell table:style-name="ce325" table:number-columns-repeated="2"/>
          <table:table-cell table:style-name="ce325" office:value-type="float" office:value="14.5" calcext:value-type="float">
            <text:p>14,50</text:p>
          </table:table-cell>
          <table:table-cell table:style-name="ce314"/>
          <table:table-cell table:style-name="ce325" table:number-columns-repeated="2"/>
          <table:table-cell table:style-name="ce314" table:number-columns-repeated="3"/>
          <table:table-cell table:style-name="ce314" office:value-type="float" office:value="16.62" calcext:value-type="float">
            <text:p>16,62</text:p>
          </table:table-cell>
          <table:table-cell table:style-name="ce325" office:value-type="float" office:value="18" calcext:value-type="float">
            <text:p>18,00</text:p>
          </table:table-cell>
          <table:table-cell table:style-name="ce314" table:number-columns-repeated="3"/>
          <table:table-cell table:style-name="ce337" table:formula="of:=AVERAGE([.C13:.U13])" office:value-type="float" office:value="16.4675" calcext:value-type="float">
            <text:p>16,47</text:p>
          </table:table-cell>
          <table:table-cell table:number-columns-repeated="1002"/>
        </table:table-row>
        <table:table-row table:style-name="ro20">
          <table:table-cell table:style-name="ce296" office:value-type="string" calcext:value-type="string">
            <text:p>ATACADO</text:p>
          </table:table-cell>
          <table:table-cell table:style-name="ce303" office:value-type="string" calcext:value-type="string">
            <text:p>LENHA MISTA</text:p>
          </table:table-cell>
          <table:table-cell table:style-name="ce308" office:value-type="float" office:value="1.5" calcext:value-type="float">
            <text:p>1,50</text:p>
          </table:table-cell>
          <table:table-cell table:style-name="ce315"/>
          <table:table-cell table:style-name="ce312"/>
          <table:table-cell table:style-name="ce315" office:value-type="float" office:value="1.88" calcext:value-type="float">
            <text:p>1,88</text:p>
          </table:table-cell>
          <table:table-cell table:style-name="ce327" office:value-type="float" office:value="2.2" calcext:value-type="float">
            <text:p>2,20</text:p>
          </table:table-cell>
          <table:table-cell table:style-name="ce328" office:value-type="float" office:value="1.3" calcext:value-type="float">
            <text:p>1,30</text:p>
          </table:table-cell>
          <table:table-cell table:style-name="ce315" office:value-type="float" office:value="1.54" calcext:value-type="float">
            <text:p>1,54</text:p>
          </table:table-cell>
          <table:table-cell table:style-name="ce328" office:value-type="float" office:value="1.37" calcext:value-type="float">
            <text:p>1,37</text:p>
          </table:table-cell>
          <table:table-cell table:style-name="ce315" table:number-columns-repeated="2"/>
          <table:table-cell table:style-name="ce333" office:value-type="float" office:value="1.9" calcext:value-type="float">
            <text:p>1,90</text:p>
          </table:table-cell>
          <table:table-cell table:style-name="ce328"/>
          <table:table-cell table:style-name="ce315" table:number-columns-repeated="2"/>
          <table:table-cell table:number-columns-repeated="2" table:style-name="ce328" office:value-type="float" office:value="1.5" calcext:value-type="float">
            <text:p>1,50</text:p>
          </table:table-cell>
          <table:table-cell table:style-name="ce315"/>
          <table:table-cell table:style-name="ce315" office:value-type="float" office:value="1.27" calcext:value-type="float">
            <text:p>1,27</text:p>
          </table:table-cell>
          <table:table-cell table:style-name="ce328"/>
          <table:table-cell table:style-name="ce337" table:formula="of:=AVERAGE([.C14:.U14])" office:value-type="float" office:value="1.596" calcext:value-type="float">
            <text:p>1,60</text:p>
          </table:table-cell>
          <table:table-cell table:number-columns-repeated="1002"/>
        </table:table-row>
        <table:table-row table:style-name="ro20">
          <table:table-cell table:style-name="ce297" office:value-type="string" calcext:value-type="string">
            <text:p>(R$/SC 5Kg)</text:p>
          </table:table-cell>
          <table:table-cell table:style-name="ce303" office:value-type="string" calcext:value-type="string">
            <text:p>BRACATINGA</text:p>
          </table:table-cell>
          <table:table-cell table:style-name="ce310"/>
          <table:table-cell table:style-name="ce314"/>
          <table:table-cell table:style-name="ce322"/>
          <table:table-cell table:style-name="ce314"/>
          <table:table-cell table:style-name="ce320" office:value-type="float" office:value="2.4" calcext:value-type="float">
            <text:p>2,40</text:p>
          </table:table-cell>
          <table:table-cell table:style-name="ce314"/>
          <table:table-cell table:style-name="ce314" office:value-type="float" office:value="1.54" calcext:value-type="float">
            <text:p>1,54</text:p>
          </table:table-cell>
          <table:table-cell table:style-name="ce325" office:value-type="float" office:value="1.6" calcext:value-type="float">
            <text:p>1,60</text:p>
          </table:table-cell>
          <table:table-cell table:style-name="ce314" table:number-columns-repeated="2"/>
          <table:table-cell table:style-name="ce334" office:value-type="float" office:value="1.9" calcext:value-type="float">
            <text:p>1,90</text:p>
          </table:table-cell>
          <table:table-cell table:style-name="ce314" table:number-columns-repeated="3"/>
          <table:table-cell table:style-name="ce314" office:value-type="float" office:value="1.72" calcext:value-type="float">
            <text:p>1,72</text:p>
          </table:table-cell>
          <table:table-cell table:style-name="ce325" office:value-type="float" office:value="1.6" calcext:value-type="float">
            <text:p>1,60</text:p>
          </table:table-cell>
          <table:table-cell table:style-name="ce314" table:number-columns-repeated="2"/>
          <table:table-cell table:style-name="ce325" office:value-type="float" office:value="1.3" calcext:value-type="float">
            <text:p>1,30</text:p>
          </table:table-cell>
          <table:table-cell table:style-name="ce337" table:formula="of:=AVERAGE([.C15:.U15])" office:value-type="float" office:value="1.72285714285714" calcext:value-type="float">
            <text:p>1,72</text:p>
          </table:table-cell>
          <table:table-cell table:number-columns-repeated="1002"/>
        </table:table-row>
        <table:table-row table:style-name="ro21">
          <table:table-cell table:style-name="ce298" office:value-type="string" calcext:value-type="string" table:number-columns-spanned="2" table:number-rows-spanned="1">
            <text:p>VAREJO <text:s/>(sc 05 kg) </text:p>
          </table:table-cell>
          <table:covered-table-cell table:style-name="ce304"/>
          <table:table-cell table:style-name="ce311" office:value-type="float" office:value="2" calcext:value-type="float">
            <text:p>2,00</text:p>
          </table:table-cell>
          <table:table-cell table:style-name="ce316" office:value-type="float" office:value="2.84" calcext:value-type="float">
            <text:p>2,84</text:p>
          </table:table-cell>
          <table:table-cell table:style-name="ce323" office:value-type="float" office:value="2.5" calcext:value-type="float">
            <text:p>2,50</text:p>
          </table:table-cell>
          <table:table-cell table:style-name="ce316" office:value-type="float" office:value="2.76" calcext:value-type="float">
            <text:p>2,76</text:p>
          </table:table-cell>
          <table:table-cell table:style-name="ce323" office:value-type="float" office:value="2.85" calcext:value-type="float">
            <text:p>2,85</text:p>
          </table:table-cell>
          <table:table-cell table:style-name="ce329" office:value-type="float" office:value="1.9" calcext:value-type="float">
            <text:p>1,90</text:p>
          </table:table-cell>
          <table:table-cell table:style-name="ce329" office:value-type="float" office:value="1.75" calcext:value-type="float">
            <text:p>1,75</text:p>
          </table:table-cell>
          <table:table-cell table:style-name="ce316" office:value-type="float" office:value="2.18" calcext:value-type="float">
            <text:p>2,18</text:p>
          </table:table-cell>
          <table:table-cell table:style-name="ce329"/>
          <table:table-cell table:style-name="ce316" office:value-type="float" office:value="2.5" calcext:value-type="float">
            <text:p>2,5</text:p>
          </table:table-cell>
          <table:table-cell table:style-name="ce335" office:value-type="float" office:value="2.2" calcext:value-type="float">
            <text:p>2,20</text:p>
          </table:table-cell>
          <table:table-cell table:style-name="ce329" office:value-type="float" office:value="2.41" calcext:value-type="float">
            <text:p>2,41</text:p>
          </table:table-cell>
          <table:table-cell table:style-name="ce316" office:value-type="float" office:value="2.56" calcext:value-type="float">
            <text:p>2,56</text:p>
          </table:table-cell>
          <table:table-cell table:style-name="ce316" office:value-type="float" office:value="1.05" calcext:value-type="float">
            <text:p>1,05</text:p>
          </table:table-cell>
          <table:table-cell table:style-name="ce316" office:value-type="float" office:value="2.08" calcext:value-type="float">
            <text:p>2,08</text:p>
          </table:table-cell>
          <table:table-cell table:style-name="ce329" office:value-type="float" office:value="2.1" calcext:value-type="float">
            <text:p>2,10</text:p>
          </table:table-cell>
          <table:table-cell table:style-name="ce316" office:value-type="float" office:value="2.75" calcext:value-type="float">
            <text:p>2,75</text:p>
          </table:table-cell>
          <table:table-cell table:style-name="ce329" office:value-type="float" office:value="2.39" calcext:value-type="float">
            <text:p>2,39</text:p>
          </table:table-cell>
          <table:table-cell table:style-name="ce329" office:value-type="float" office:value="2.05" calcext:value-type="float">
            <text:p>2,05</text:p>
          </table:table-cell>
          <table:table-cell table:style-name="ce338" table:formula="of:=AVERAGE([.C16:.U16])" office:value-type="float" office:value="2.27055555555556" calcext:value-type="float">
            <text:p>2,27</text:p>
          </table:table-cell>
          <table:table-cell table:number-columns-repeated="1002"/>
        </table:table-row>
        <table:table-row table:style-name="ro10">
          <table:table-cell table:style-name="ce14" office:value-type="string" calcext:value-type="string">
            <text:p>FONTE: SEAB/PR - DERAL/DEB</text:p>
          </table:table-cell>
          <table:table-cell table:number-columns-repeated="1023"/>
        </table:table-row>
        <table:table-row table:style-name="ro10" table:number-rows-repeated="11">
          <table:table-cell table:number-columns-repeated="1024"/>
        </table:table-row>
        <table:table-row table:style-name="ro14" table:number-rows-repeated="25">
          <table:table-cell table:number-columns-repeated="1024"/>
        </table:table-row>
        <table:table-row table:style-name="ro7" table:number-rows-repeated="10485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ORAS" table:style-name="ta6">
        <office:forms form:automatic-focus="false" form:apply-design-mode="false"/>
        <table:shapes>
          <draw:line draw:z-index="0" draw:name="Linha 1" draw:style-name="gr3" draw:text-style-name="P3" svg:x1="0.28mm" svg:y1="47.22mm" svg:x2="64.86mm" svg:y2="68.62mm">
            <text:p/>
          </draw:line>
          <draw:line draw:z-index="1" draw:name="Linha 2" draw:style-name="gr3" draw:text-style-name="P3" svg:x1="0.56mm" svg:y1="180.74mm" svg:x2="64.02mm" svg:y2="203.09mm">
            <text:p/>
          </draw:line>
        </table:shapes>
        <table:table-column table:style-name="co31" table:default-cell-style-name="ce3"/>
        <table:table-column table:style-name="co32" table:default-cell-style-name="ce3"/>
        <table:table-column table:style-name="co22" table:number-columns-repeated="19" table:default-cell-style-name="ce3"/>
        <table:table-column table:style-name="co7" table:number-columns-repeated="236" table:default-cell-style-name="ce3"/>
        <table:table-column table:style-name="co7" table:number-columns-repeated="767" table:default-cell-style-name="Default"/>
        <table:table-row table:style-name="ro2">
          <table:table-cell table:style-name="ce247" office:value-type="string" calcext:value-type="string">
            <text:p>6.PREÇOS DE TORAS</text:p>
          </table:table-cell>
          <table:table-cell table:style-name="ce50" table:number-columns-repeated="4"/>
          <table:table-cell table:style-name="ce125"/>
          <table:table-cell table:style-name="ce50"/>
          <table:table-cell table:number-columns-repeated="1017"/>
        </table:table-row>
        <table:table-row table:style-name="ro9">
          <table:table-cell table:number-columns-repeated="1024"/>
        </table:table-row>
        <table:table-row table:style-name="ro19">
          <table:table-cell table:style-name="ce247" office:value-type="string" calcext:value-type="string">
            <text:p>6.1.PREÇOS DE TORAS EM PÉ NO PRODUTOR (R$/M3)</text:p>
          </table:table-cell>
          <table:table-cell table:style-name="ce50" table:number-columns-repeated="6"/>
          <table:table-cell table:number-columns-repeated="2"/>
          <table:table-cell office:value-type="string" calcext:value-type="string">
            <text:p>   <text:span text:style-name="T5">-   SETEMBRO/99</text:span></text:p>
          </table:table-cell>
          <table:table-cell table:number-columns-repeated="1014"/>
        </table:table-row>
        <table:table-row table:style-name="ro9">
          <table:table-cell table:style-name="ce52"/>
          <table:table-cell table:style-name="ce50" table:number-columns-repeated="6"/>
          <table:table-cell table:number-columns-repeated="1017"/>
        </table:table-row>
        <table:table-row table:style-name="ro4">
          <table:table-cell table:style-name="ce339" office:value-type="string" calcext:value-type="string">
            <text:p>ESPECIFICACÃO</text:p>
          </table:table-cell>
          <table:table-cell table:style-name="ce354" office:value-type="string" calcext:value-type="string">
            <text:p>NÚCLEOS REGIONAIS</text:p>
          </table:table-cell>
          <table:table-cell table:style-name="ce131" office:value-type="string" calcext:value-type="string">
            <text:p>APUCARANA</text:p>
          </table:table-cell>
          <table:table-cell table:style-name="ce140" office:value-type="string" calcext:value-type="string">
            <text:p>C.MOURÃO</text:p>
          </table:table-cell>
          <table:table-cell table:style-name="ce142" office:value-type="string" calcext:value-type="string">
            <text:p>CASCAVEL</text:p>
          </table:table-cell>
          <table:table-cell table:style-name="ce371" office:value-type="string" calcext:value-type="string">
            <text:p>C.PROCÓPIO</text:p>
          </table:table-cell>
          <table:table-cell table:style-name="ce142" office:value-type="string" calcext:value-type="string">
            <text:p>CURITIBA</text:p>
          </table:table-cell>
          <table:table-cell table:style-name="ce142" office:value-type="string" calcext:value-type="string">
            <text:p>F.BELTRÃO</text:p>
          </table:table-cell>
          <table:table-cell table:style-name="ce161" office:value-type="string" calcext:value-type="string">
            <text:p>GUARAPUAVA</text:p>
          </table:table-cell>
          <table:table-cell table:style-name="ce142" office:value-type="string" calcext:value-type="string">
            <text:p>IRATI</text:p>
          </table:table-cell>
          <table:table-cell table:style-name="ce140" office:value-type="string" calcext:value-type="string">
            <text:p>IVAIPORÃ</text:p>
          </table:table-cell>
          <table:table-cell table:style-name="ce165" office:value-type="string" calcext:value-type="string">
            <text:p>JACAREZINHO</text:p>
          </table:table-cell>
          <table:table-cell table:style-name="ce140" office:value-type="string" calcext:value-type="string">
            <text:p>LONDRINA</text:p>
          </table:table-cell>
          <table:table-cell table:style-name="ce142" office:value-type="string" calcext:value-type="string">
            <text:p>MARINGÁ</text:p>
          </table:table-cell>
          <table:table-cell table:style-name="ce175" office:value-type="string" calcext:value-type="string">
            <text:p>PARANAGUÁ</text:p>
          </table:table-cell>
          <table:table-cell table:style-name="ce185" office:value-type="string" calcext:value-type="string">
            <text:p>PARANAVAÍ</text:p>
          </table:table-cell>
          <table:table-cell table:style-name="ce140" office:value-type="string" calcext:value-type="string">
            <text:p>P.BRANCO</text:p>
          </table:table-cell>
          <table:table-cell table:style-name="ce142" office:value-type="string" calcext:value-type="string">
            <text:p>P.GROSSA</text:p>
          </table:table-cell>
          <table:table-cell table:style-name="ce142" office:value-type="string" calcext:value-type="string">
            <text:p>TOLEDO</text:p>
          </table:table-cell>
          <table:table-cell table:style-name="ce188" office:value-type="string" calcext:value-type="string">
            <text:p>UMUARAMA</text:p>
          </table:table-cell>
          <table:table-cell table:style-name="ce189" office:value-type="string" calcext:value-type="string">
            <text:p>U.VITÓRIA</text:p>
          </table:table-cell>
          <table:table-cell table:style-name="ce382" office:value-type="string" calcext:value-type="string">
            <text:p>MÉDIA ESTADUAL</text:p>
          </table:table-cell>
          <table:table-cell table:number-columns-repeated="1002"/>
        </table:table-row>
        <table:table-row table:style-name="ro12">
          <table:table-cell table:style-name="ce340" office:value-type="string" calcext:value-type="string" table:number-columns-spanned="2" table:number-rows-spanned="1">
            <text:p>ARAUCÁRIA &gt; 40 cm</text:p>
          </table:table-cell>
          <table:covered-table-cell table:style-name="ce355"/>
          <table:table-cell table:style-name="ce308"/>
          <table:table-cell table:style-name="ce328" office:value-type="float" office:value="60" calcext:value-type="float">
            <text:p>60,00</text:p>
          </table:table-cell>
          <table:table-cell table:style-name="ce328" table:number-columns-repeated="2"/>
          <table:table-cell table:style-name="ce327" office:value-type="float" office:value="55" calcext:value-type="float">
            <text:p>55,00</text:p>
          </table:table-cell>
          <table:table-cell table:style-name="ce328" office:value-type="float" office:value="70" calcext:value-type="float">
            <text:p>70,00</text:p>
          </table:table-cell>
          <table:table-cell table:style-name="ce328" office:value-type="float" office:value="75.71" calcext:value-type="float">
            <text:p>75,71</text:p>
          </table:table-cell>
          <table:table-cell table:style-name="ce328" office:value-type="float" office:value="61.2" calcext:value-type="float">
            <text:p>61,20</text:p>
          </table:table-cell>
          <table:table-cell table:style-name="ce328" table:number-columns-repeated="6"/>
          <table:table-cell table:style-name="ce328" office:value-type="float" office:value="68" calcext:value-type="float">
            <text:p>68,00</text:p>
          </table:table-cell>
          <table:table-cell table:style-name="ce328" office:value-type="float" office:value="62" calcext:value-type="float">
            <text:p>62,00</text:p>
          </table:table-cell>
          <table:table-cell table:style-name="ce328" table:number-columns-repeated="2"/>
          <table:table-cell table:style-name="ce379" office:value-type="float" office:value="66" calcext:value-type="float">
            <text:p>66,00</text:p>
          </table:table-cell>
          <table:table-cell table:style-name="ce383" table:formula="of:=AVERAGE([.C6:.U6])" office:value-type="float" office:value="64.73875" calcext:value-type="float">
            <text:p>64,74</text:p>
          </table:table-cell>
          <table:table-cell table:number-columns-repeated="1002"/>
        </table:table-row>
        <table:table-row table:style-name="ro12">
          <table:table-cell table:style-name="ce340" office:value-type="string" calcext:value-type="string" table:number-columns-spanned="2" table:number-rows-spanned="1">
            <text:p>ARAUCÁRIA &lt; 40 cm</text:p>
          </table:table-cell>
          <table:covered-table-cell table:style-name="ce355"/>
          <table:table-cell table:style-name="ce306"/>
          <table:table-cell table:style-name="ce25" office:value-type="float" office:value="40" calcext:value-type="float">
            <text:p>40,00</text:p>
          </table:table-cell>
          <table:table-cell table:style-name="ce25" office:value-type="float" office:value="32" calcext:value-type="float">
            <text:p>32,00</text:p>
          </table:table-cell>
          <table:table-cell table:style-name="ce25"/>
          <table:table-cell table:style-name="ce326" office:value-type="float" office:value="30" calcext:value-type="float">
            <text:p>30,00</text:p>
          </table:table-cell>
          <table:table-cell table:style-name="ce25" office:value-type="float" office:value="40" calcext:value-type="float">
            <text:p>40,00</text:p>
          </table:table-cell>
          <table:table-cell table:style-name="ce25" office:value-type="float" office:value="37.14" calcext:value-type="float">
            <text:p>37,14</text:p>
          </table:table-cell>
          <table:table-cell table:style-name="ce25" office:value-type="float" office:value="35.8" calcext:value-type="float">
            <text:p>35,80</text:p>
          </table:table-cell>
          <table:table-cell table:style-name="ce25" table:number-columns-repeated="6"/>
          <table:table-cell table:style-name="ce25" office:value-type="float" office:value="33" calcext:value-type="float">
            <text:p>33,00</text:p>
          </table:table-cell>
          <table:table-cell table:style-name="ce25" office:value-type="float" office:value="45" calcext:value-type="float">
            <text:p>45,00</text:p>
          </table:table-cell>
          <table:table-cell table:style-name="ce25" office:value-type="float" office:value="26" calcext:value-type="float">
            <text:p>26,00</text:p>
          </table:table-cell>
          <table:table-cell table:style-name="ce25"/>
          <table:table-cell table:style-name="ce380" office:value-type="float" office:value="40" calcext:value-type="float">
            <text:p>40,00</text:p>
          </table:table-cell>
          <table:table-cell table:style-name="ce383" table:formula="of:=AVERAGE([.C7:.U7])" office:value-type="float" office:value="35.894" calcext:value-type="float">
            <text:p>35,89</text:p>
          </table:table-cell>
          <table:table-cell table:number-columns-repeated="1002"/>
        </table:table-row>
        <table:table-row table:style-name="ro12">
          <table:table-cell table:style-name="ce340" office:value-type="string" calcext:value-type="string" table:number-columns-spanned="2" table:number-rows-spanned="1">
            <text:p>CEDRO <text:s/>&gt; 30 cm <text:s/></text:p>
          </table:table-cell>
          <table:covered-table-cell table:style-name="ce355"/>
          <table:table-cell table:style-name="ce362"/>
          <table:table-cell table:style-name="ce25" table:number-columns-repeated="3"/>
          <table:table-cell table:style-name="ce326"/>
          <table:table-cell table:style-name="ce25"/>
          <table:table-cell table:style-name="ce25" office:value-type="float" office:value="60" calcext:value-type="float">
            <text:p>60,00</text:p>
          </table:table-cell>
          <table:table-cell table:style-name="ce25" office:value-type="float" office:value="38.1" calcext:value-type="float">
            <text:p>38,10</text:p>
          </table:table-cell>
          <table:table-cell table:style-name="ce25" table:number-columns-repeated="6"/>
          <table:table-cell table:style-name="ce25" office:value-type="float" office:value="60" calcext:value-type="float">
            <text:p>60,00</text:p>
          </table:table-cell>
          <table:table-cell table:style-name="ce25" office:value-type="float" office:value="33" calcext:value-type="float">
            <text:p>33,00</text:p>
          </table:table-cell>
          <table:table-cell table:style-name="ce25" table:number-columns-repeated="2"/>
          <table:table-cell table:style-name="ce380" office:value-type="float" office:value="40" calcext:value-type="float">
            <text:p>40,00</text:p>
          </table:table-cell>
          <table:table-cell table:style-name="ce383" table:formula="of:=AVERAGE([.C8:.U8])" office:value-type="float" office:value="46.22" calcext:value-type="float">
            <text:p>46,22</text:p>
          </table:table-cell>
          <table:table-cell table:number-columns-repeated="1002"/>
        </table:table-row>
        <table:table-row table:style-name="ro12">
          <table:table-cell table:style-name="ce340" office:value-type="string" calcext:value-type="string" table:number-columns-spanned="2" table:number-rows-spanned="1">
            <text:p>EUCALIPTO &gt; 20 <text:s/>- 30 cm</text:p>
          </table:table-cell>
          <table:covered-table-cell table:style-name="ce355"/>
          <table:table-cell table:style-name="ce363" office:value-type="float" office:value="20" calcext:value-type="float">
            <text:p>20,00</text:p>
          </table:table-cell>
          <table:table-cell table:number-columns-repeated="2" table:style-name="ce25" office:value-type="float" office:value="12" calcext:value-type="float">
            <text:p>12,00</text:p>
          </table:table-cell>
          <table:table-cell table:style-name="ce25" office:value-type="float" office:value="21.87" calcext:value-type="float">
            <text:p>21,87</text:p>
          </table:table-cell>
          <table:table-cell table:style-name="ce326" office:value-type="float" office:value="15" calcext:value-type="float">
            <text:p>15,00</text:p>
          </table:table-cell>
          <table:table-cell table:style-name="ce25" office:value-type="float" office:value="18.5" calcext:value-type="float">
            <text:p>18,50</text:p>
          </table:table-cell>
          <table:table-cell table:style-name="ce25" office:value-type="float" office:value="21" calcext:value-type="float">
            <text:p>21,00</text:p>
          </table:table-cell>
          <table:table-cell table:style-name="ce25" office:value-type="float" office:value="17.25" calcext:value-type="float">
            <text:p>17,25</text:p>
          </table:table-cell>
          <table:table-cell table:style-name="ce25"/>
          <table:table-cell table:style-name="ce25" office:value-type="float" office:value="18" calcext:value-type="float">
            <text:p>18,00</text:p>
          </table:table-cell>
          <table:table-cell table:style-name="ce25" office:value-type="float" office:value="21" calcext:value-type="float">
            <text:p>21,00</text:p>
          </table:table-cell>
          <table:table-cell table:style-name="ce25" office:value-type="float" office:value="17" calcext:value-type="float">
            <text:p>17,00</text:p>
          </table:table-cell>
          <table:table-cell table:style-name="ce25" table:number-columns-repeated="3"/>
          <table:table-cell table:style-name="ce25" office:value-type="float" office:value="19" calcext:value-type="float">
            <text:p>19,00</text:p>
          </table:table-cell>
          <table:table-cell table:style-name="ce25" table:number-columns-repeated="2"/>
          <table:table-cell table:style-name="ce380" office:value-type="float" office:value="20" calcext:value-type="float">
            <text:p>20,00</text:p>
          </table:table-cell>
          <table:table-cell table:style-name="ce383" table:formula="of:=AVERAGE([.C9:.U9])" office:value-type="float" office:value="17.8938461538462" calcext:value-type="float">
            <text:p>17,89</text:p>
          </table:table-cell>
          <table:table-cell table:number-columns-repeated="1002"/>
        </table:table-row>
        <table:table-row table:style-name="ro12">
          <table:table-cell table:style-name="ce340" office:value-type="string" calcext:value-type="string" table:number-columns-spanned="2" table:number-rows-spanned="1">
            <text:p>EUCALIPTO &gt; 30 cm</text:p>
          </table:table-cell>
          <table:covered-table-cell table:style-name="ce355"/>
          <table:table-cell table:style-name="ce363" office:value-type="float" office:value="20" calcext:value-type="float">
            <text:p>20,00</text:p>
          </table:table-cell>
          <table:table-cell table:style-name="ce25" table:number-columns-repeated="2"/>
          <table:table-cell table:style-name="ce25" office:value-type="float" office:value="25.66" calcext:value-type="float">
            <text:p>25,66</text:p>
          </table:table-cell>
          <table:table-cell table:style-name="ce326" office:value-type="float" office:value="20" calcext:value-type="float">
            <text:p>20,00</text:p>
          </table:table-cell>
          <table:table-cell table:style-name="ce25" office:value-type="float" office:value="22.5" calcext:value-type="float">
            <text:p>22,50</text:p>
          </table:table-cell>
          <table:table-cell table:style-name="ce25" office:value-type="float" office:value="26.5" calcext:value-type="float">
            <text:p>26,50</text:p>
          </table:table-cell>
          <table:table-cell table:style-name="ce25" office:value-type="float" office:value="23.4" calcext:value-type="float">
            <text:p>23,40</text:p>
          </table:table-cell>
          <table:table-cell table:style-name="ce25"/>
          <table:table-cell table:style-name="ce25" office:value-type="float" office:value="25" calcext:value-type="float">
            <text:p>25,00</text:p>
          </table:table-cell>
          <table:table-cell table:style-name="ce25" office:value-type="float" office:value="22" calcext:value-type="float">
            <text:p>22,00</text:p>
          </table:table-cell>
          <table:table-cell table:style-name="ce25" office:value-type="float" office:value="19" calcext:value-type="float">
            <text:p>19,00</text:p>
          </table:table-cell>
          <table:table-cell table:style-name="ce25"/>
          <table:table-cell table:style-name="ce25" office:value-type="float" office:value="16" calcext:value-type="float">
            <text:p>16,00</text:p>
          </table:table-cell>
          <table:table-cell table:style-name="ce25"/>
          <table:table-cell table:style-name="ce25" office:value-type="float" office:value="19" calcext:value-type="float">
            <text:p>19,00</text:p>
          </table:table-cell>
          <table:table-cell table:style-name="ce25" table:number-columns-repeated="2"/>
          <table:table-cell table:style-name="ce380" office:value-type="float" office:value="25" calcext:value-type="float">
            <text:p>25,00</text:p>
          </table:table-cell>
          <table:table-cell table:style-name="ce383" table:formula="of:=AVERAGE([.C10:.U10])" office:value-type="float" office:value="22.005" calcext:value-type="float">
            <text:p>22,01</text:p>
          </table:table-cell>
          <table:table-cell table:number-columns-repeated="1002"/>
        </table:table-row>
        <table:table-row table:style-name="ro12">
          <table:table-cell table:style-name="ce340" office:value-type="string" calcext:value-type="string" table:number-columns-spanned="2" table:number-rows-spanned="1">
            <text:p>GREVILEA &gt; 30 cm</text:p>
          </table:table-cell>
          <table:covered-table-cell table:style-name="ce355"/>
          <table:table-cell table:style-name="ce363" office:value-type="float" office:value="20" calcext:value-type="float">
            <text:p>20,00</text:p>
          </table:table-cell>
          <table:table-cell table:style-name="ce25" office:value-type="float" office:value="15" calcext:value-type="float">
            <text:p>15,00</text:p>
          </table:table-cell>
          <table:table-cell table:style-name="ce25"/>
          <table:table-cell table:style-name="ce25" office:value-type="float" office:value="18.66" calcext:value-type="float">
            <text:p>18,66</text:p>
          </table:table-cell>
          <table:table-cell table:style-name="ce326"/>
          <table:table-cell table:style-name="ce25" table:number-columns-repeated="5"/>
          <table:table-cell table:style-name="ce25" office:value-type="float" office:value="22" calcext:value-type="float">
            <text:p>22,00</text:p>
          </table:table-cell>
          <table:table-cell table:style-name="ce25" office:value-type="float" office:value="18.33" calcext:value-type="float">
            <text:p>18,33</text:p>
          </table:table-cell>
          <table:table-cell table:style-name="ce25"/>
          <table:table-cell table:style-name="ce25" office:value-type="float" office:value="13" calcext:value-type="float">
            <text:p>13,00</text:p>
          </table:table-cell>
          <table:table-cell table:style-name="ce25" table:number-columns-repeated="4"/>
          <table:table-cell table:style-name="ce380"/>
          <table:table-cell table:style-name="ce383" table:formula="of:=AVERAGE([.C11:.U11])" office:value-type="float" office:value="17.8316666666667" calcext:value-type="float">
            <text:p>17,83</text:p>
          </table:table-cell>
          <table:table-cell table:number-columns-repeated="1002"/>
        </table:table-row>
        <table:table-row table:style-name="ro12">
          <table:table-cell table:style-name="ce340" office:value-type="string" calcext:value-type="string" table:number-columns-spanned="2" table:number-rows-spanned="1">
            <text:p>PINUS <text:s/>10 - 20 cm</text:p>
          </table:table-cell>
          <table:covered-table-cell table:style-name="ce355"/>
          <table:table-cell table:style-name="ce363"/>
          <table:table-cell table:style-name="ce25" table:number-columns-repeated="3"/>
          <table:table-cell table:style-name="ce326" office:value-type="float" office:value="12" calcext:value-type="float">
            <text:p>12,00</text:p>
          </table:table-cell>
          <table:table-cell table:style-name="ce25"/>
          <table:table-cell table:style-name="ce25" office:value-type="float" office:value="7.71" calcext:value-type="float">
            <text:p>7,71</text:p>
          </table:table-cell>
          <table:table-cell table:style-name="ce25" office:value-type="float" office:value="10.63" calcext:value-type="float">
            <text:p>10,63</text:p>
          </table:table-cell>
          <table:table-cell table:style-name="ce25" table:number-columns-repeated="6"/>
          <table:table-cell table:style-name="ce25" office:value-type="float" office:value="11.88" calcext:value-type="float">
            <text:p>11,88</text:p>
          </table:table-cell>
          <table:table-cell table:style-name="ce25" office:value-type="float" office:value="9.5" calcext:value-type="float">
            <text:p>9,50</text:p>
          </table:table-cell>
          <table:table-cell table:style-name="ce25" table:number-columns-repeated="2"/>
          <table:table-cell table:style-name="ce380" office:value-type="float" office:value="10" calcext:value-type="float">
            <text:p>10,00</text:p>
          </table:table-cell>
          <table:table-cell table:style-name="ce383" table:formula="of:=AVERAGE([.C12:.U12])" office:value-type="float" office:value="10.2866666666667" calcext:value-type="float">
            <text:p>10,29</text:p>
          </table:table-cell>
          <table:table-cell table:number-columns-repeated="1002"/>
        </table:table-row>
        <table:table-row table:style-name="ro12">
          <table:table-cell table:style-name="ce340" office:value-type="string" calcext:value-type="string" table:number-columns-spanned="2" table:number-rows-spanned="1">
            <text:p>PINUS <text:s/>20 - 30 cm</text:p>
          </table:table-cell>
          <table:covered-table-cell table:style-name="ce355"/>
          <table:table-cell table:style-name="ce363" office:value-type="float" office:value="20" calcext:value-type="float">
            <text:p>20,00</text:p>
          </table:table-cell>
          <table:table-cell table:style-name="ce25" office:value-type="float" office:value="12" calcext:value-type="float">
            <text:p>12,00</text:p>
          </table:table-cell>
          <table:table-cell table:style-name="ce25" table:number-columns-repeated="2"/>
          <table:table-cell table:style-name="ce326" office:value-type="float" office:value="13" calcext:value-type="float">
            <text:p>13,00</text:p>
          </table:table-cell>
          <table:table-cell table:style-name="ce25" office:value-type="float" office:value="17.5" calcext:value-type="float">
            <text:p>17,50</text:p>
          </table:table-cell>
          <table:table-cell table:style-name="ce25" office:value-type="float" office:value="15.71" calcext:value-type="float">
            <text:p>15,71</text:p>
          </table:table-cell>
          <table:table-cell table:style-name="ce25" office:value-type="float" office:value="19.74" calcext:value-type="float">
            <text:p>19,74</text:p>
          </table:table-cell>
          <table:table-cell table:style-name="ce25" table:number-columns-repeated="2"/>
          <table:table-cell table:style-name="ce25" office:value-type="float" office:value="20" calcext:value-type="float">
            <text:p>20,00</text:p>
          </table:table-cell>
          <table:table-cell table:style-name="ce25" office:value-type="float" office:value="12.5" calcext:value-type="float">
            <text:p>12,50</text:p>
          </table:table-cell>
          <table:table-cell table:style-name="ce25" table:number-columns-repeated="2"/>
          <table:table-cell table:style-name="ce25" office:value-type="float" office:value="22.33" calcext:value-type="float">
            <text:p>22,33</text:p>
          </table:table-cell>
          <table:table-cell table:style-name="ce25" office:value-type="float" office:value="12" calcext:value-type="float">
            <text:p>12,00</text:p>
          </table:table-cell>
          <table:table-cell table:style-name="ce25" table:number-columns-repeated="2"/>
          <table:table-cell table:style-name="ce380" office:value-type="float" office:value="21" calcext:value-type="float">
            <text:p>21,00</text:p>
          </table:table-cell>
          <table:table-cell table:style-name="ce383" table:formula="of:=AVERAGE([.C13:.U13])" office:value-type="float" office:value="16.8890909090909" calcext:value-type="float">
            <text:p>16,89</text:p>
          </table:table-cell>
          <table:table-cell table:number-columns-repeated="1002"/>
        </table:table-row>
        <table:table-row table:style-name="ro12">
          <table:table-cell table:style-name="ce340" office:value-type="string" calcext:value-type="string" table:number-columns-spanned="2" table:number-rows-spanned="1">
            <text:p>PINUS <text:s/>30 - 40 cm</text:p>
          </table:table-cell>
          <table:covered-table-cell table:style-name="ce355"/>
          <table:table-cell table:style-name="ce363" office:value-type="float" office:value="20" calcext:value-type="float">
            <text:p>20,00</text:p>
          </table:table-cell>
          <table:table-cell table:style-name="ce25" office:value-type="float" office:value="15" calcext:value-type="float">
            <text:p>15,00</text:p>
          </table:table-cell>
          <table:table-cell table:style-name="ce25" office:value-type="float" office:value="24" calcext:value-type="float">
            <text:p>24,00</text:p>
          </table:table-cell>
          <table:table-cell table:style-name="ce25"/>
          <table:table-cell table:style-name="ce326" office:value-type="float" office:value="20" calcext:value-type="float">
            <text:p>20,00</text:p>
          </table:table-cell>
          <table:table-cell table:style-name="ce25" office:value-type="float" office:value="19.1" calcext:value-type="float">
            <text:p>19,10</text:p>
          </table:table-cell>
          <table:table-cell table:style-name="ce25" office:value-type="float" office:value="32.14" calcext:value-type="float">
            <text:p>32,14</text:p>
          </table:table-cell>
          <table:table-cell table:style-name="ce25" office:value-type="float" office:value="27.18" calcext:value-type="float">
            <text:p>27,18</text:p>
          </table:table-cell>
          <table:table-cell table:style-name="ce25" table:number-columns-repeated="2"/>
          <table:table-cell table:style-name="ce25" office:value-type="float" office:value="24" calcext:value-type="float">
            <text:p>24,00</text:p>
          </table:table-cell>
          <table:table-cell table:style-name="ce25" table:number-columns-repeated="3"/>
          <table:table-cell table:style-name="ce25" office:value-type="float" office:value="31.33" calcext:value-type="float">
            <text:p>31,33</text:p>
          </table:table-cell>
          <table:table-cell table:style-name="ce25" office:value-type="float" office:value="19" calcext:value-type="float">
            <text:p>19,00</text:p>
          </table:table-cell>
          <table:table-cell table:style-name="ce25" table:number-columns-repeated="2"/>
          <table:table-cell table:style-name="ce380" office:value-type="float" office:value="28" calcext:value-type="float">
            <text:p>28,00</text:p>
          </table:table-cell>
          <table:table-cell table:style-name="ce383" table:formula="of:=AVERAGE([.C14:.U14])" office:value-type="float" office:value="23.6136363636364" calcext:value-type="float">
            <text:p>23,61</text:p>
          </table:table-cell>
          <table:table-cell table:number-columns-repeated="1002"/>
        </table:table-row>
        <table:table-row table:style-name="ro12">
          <table:table-cell table:style-name="ce340" office:value-type="string" calcext:value-type="string" table:number-columns-spanned="2" table:number-rows-spanned="1">
            <text:p>CANELA <text:s/>&gt; 30 cm</text:p>
          </table:table-cell>
          <table:covered-table-cell table:style-name="ce355"/>
          <table:table-cell table:style-name="ce306"/>
          <table:table-cell table:style-name="ce25" table:number-columns-repeated="3"/>
          <table:table-cell table:style-name="ce326"/>
          <table:table-cell table:style-name="ce25"/>
          <table:table-cell table:style-name="ce25" office:value-type="float" office:value="29" calcext:value-type="float">
            <text:p>29,00</text:p>
          </table:table-cell>
          <table:table-cell table:style-name="ce25" office:value-type="float" office:value="23.79" calcext:value-type="float">
            <text:p>23,79</text:p>
          </table:table-cell>
          <table:table-cell table:style-name="ce25" table:number-columns-repeated="7"/>
          <table:table-cell table:style-name="ce25" office:value-type="float" office:value="24" calcext:value-type="float">
            <text:p>24,00</text:p>
          </table:table-cell>
          <table:table-cell table:style-name="ce25" table:number-columns-repeated="2"/>
          <table:table-cell table:style-name="ce380" office:value-type="float" office:value="30" calcext:value-type="float">
            <text:p>30,00</text:p>
          </table:table-cell>
          <table:table-cell table:style-name="ce383" table:formula="of:=AVERAGE([.C15:.U15])" office:value-type="float" office:value="26.6975" calcext:value-type="float">
            <text:p>26,70</text:p>
          </table:table-cell>
          <table:table-cell table:number-columns-repeated="1002"/>
        </table:table-row>
        <table:table-row table:style-name="ro12">
          <table:table-cell table:style-name="ce340" office:value-type="string" calcext:value-type="string" table:number-columns-spanned="2" table:number-rows-spanned="1">
            <text:p>IMBUIA <text:s/>&gt; <text:s/>30 cm</text:p>
          </table:table-cell>
          <table:covered-table-cell table:style-name="ce355"/>
          <table:table-cell table:style-name="ce306"/>
          <table:table-cell table:style-name="ce25" table:number-columns-repeated="3"/>
          <table:table-cell table:style-name="ce326" office:value-type="float" office:value="60" calcext:value-type="float">
            <text:p>60,00</text:p>
          </table:table-cell>
          <table:table-cell table:style-name="ce25"/>
          <table:table-cell table:style-name="ce25" office:value-type="float" office:value="107.14" calcext:value-type="float">
            <text:p>107,14</text:p>
          </table:table-cell>
          <table:table-cell table:style-name="ce25" office:value-type="float" office:value="71.4" calcext:value-type="float">
            <text:p>71,40</text:p>
          </table:table-cell>
          <table:table-cell table:style-name="ce25" table:number-columns-repeated="6"/>
          <table:table-cell table:style-name="ce25" office:value-type="float" office:value="63" calcext:value-type="float">
            <text:p>63,00</text:p>
          </table:table-cell>
          <table:table-cell table:style-name="ce25" office:value-type="float" office:value="57.5" calcext:value-type="float">
            <text:p>57,50</text:p>
          </table:table-cell>
          <table:table-cell table:style-name="ce25" table:number-columns-repeated="2"/>
          <table:table-cell table:style-name="ce380" office:value-type="float" office:value="75" calcext:value-type="float">
            <text:p>75,00</text:p>
          </table:table-cell>
          <table:table-cell table:style-name="ce383" table:formula="of:=AVERAGE([.C16:.U16])" office:value-type="float" office:value="72.34" calcext:value-type="float">
            <text:p>72,34</text:p>
          </table:table-cell>
          <table:table-cell table:number-columns-repeated="1002"/>
        </table:table-row>
        <table:table-row table:style-name="ro12">
          <table:table-cell table:style-name="ce341" office:value-type="string" calcext:value-type="string" table:number-columns-spanned="2" table:number-rows-spanned="1">
            <text:p>ANGICO <text:s/>&gt; <text:s/>30 cm</text:p>
          </table:table-cell>
          <table:covered-table-cell table:style-name="ce356"/>
          <table:table-cell table:style-name="ce306"/>
          <table:table-cell table:style-name="ce25" table:number-columns-repeated="3"/>
          <table:table-cell table:style-name="ce326"/>
          <table:table-cell table:style-name="ce25" table:number-columns-repeated="13"/>
          <table:table-cell table:style-name="ce380"/>
          <table:table-cell table:style-name="ce383"/>
          <table:table-cell table:number-columns-repeated="1002"/>
        </table:table-row>
        <table:table-row table:style-name="ro12">
          <table:table-cell table:style-name="ce342" office:value-type="string" calcext:value-type="string" table:number-columns-spanned="2" table:number-rows-spanned="1">
            <text:p>PEROBA <text:s/>&gt; 30 cm</text:p>
          </table:table-cell>
          <table:covered-table-cell table:style-name="ce356"/>
          <table:table-cell table:style-name="ce307"/>
          <table:table-cell table:style-name="ce325"/>
          <table:table-cell table:style-name="ce25"/>
          <table:table-cell table:style-name="ce325"/>
          <table:table-cell table:style-name="ce320"/>
          <table:table-cell table:style-name="ce325" table:number-columns-repeated="13"/>
          <table:table-cell table:style-name="ce381"/>
          <table:table-cell table:style-name="ce384"/>
          <table:table-cell table:number-columns-repeated="1002"/>
        </table:table-row>
        <table:table-row table:style-name="ro10" table:visibility="collapse">
          <table:table-cell table:style-name="ce343"/>
          <table:table-cell table:style-name="ce200"/>
          <table:table-cell table:style-name="ce364"/>
          <table:table-cell table:style-name="ce367"/>
          <table:table-cell table:style-name="ce364"/>
          <table:table-cell table:style-name="ce367"/>
          <table:table-cell table:style-name="ce373"/>
          <table:table-cell table:style-name="ce364"/>
          <table:table-cell table:style-name="ce367"/>
          <table:table-cell table:style-name="ce364"/>
          <table:table-cell table:style-name="ce367"/>
          <table:table-cell table:style-name="ce364"/>
          <table:table-cell table:style-name="ce367"/>
          <table:table-cell table:style-name="ce364"/>
          <table:table-cell table:style-name="ce367"/>
          <table:table-cell table:style-name="ce364"/>
          <table:table-cell table:style-name="ce367"/>
          <table:table-cell table:style-name="ce364"/>
          <table:table-cell table:style-name="ce367"/>
          <table:table-cell table:style-name="ce377"/>
          <table:table-cell table:number-columns-repeated="1004"/>
        </table:table-row>
        <table:table-row table:style-name="ro10" table:visibility="collapse">
          <table:table-cell table:style-name="ce344"/>
          <table:table-cell table:style-name="ce357"/>
          <table:table-cell table:style-name="ce364"/>
          <table:table-cell table:style-name="ce367"/>
          <table:table-cell table:style-name="ce364"/>
          <table:table-cell table:style-name="ce367"/>
          <table:table-cell table:style-name="ce373"/>
          <table:table-cell table:style-name="ce364"/>
          <table:table-cell table:style-name="ce367"/>
          <table:table-cell table:style-name="ce364"/>
          <table:table-cell table:style-name="ce367"/>
          <table:table-cell table:style-name="ce364"/>
          <table:table-cell table:style-name="ce367"/>
          <table:table-cell table:style-name="ce364"/>
          <table:table-cell table:style-name="ce367"/>
          <table:table-cell table:style-name="ce364"/>
          <table:table-cell table:style-name="ce367"/>
          <table:table-cell table:style-name="ce364"/>
          <table:table-cell table:style-name="ce367"/>
          <table:table-cell table:style-name="ce377"/>
          <table:table-cell table:number-columns-repeated="1004"/>
        </table:table-row>
        <table:table-row table:style-name="ro10" table:visibility="collapse">
          <table:table-cell table:style-name="ce345" office:value-type="string" calcext:value-type="string" table:number-columns-spanned="2" table:number-rows-spanned="1">
            <text:p>MADEIRA DE LEI</text:p>
          </table:table-cell>
          <table:covered-table-cell table:style-name="ce358"/>
          <table:table-cell table:style-name="ce364"/>
          <table:table-cell table:style-name="ce367"/>
          <table:table-cell table:style-name="ce364"/>
          <table:table-cell table:style-name="ce367"/>
          <table:table-cell table:style-name="ce373"/>
          <table:table-cell table:style-name="ce364"/>
          <table:table-cell table:style-name="ce367"/>
          <table:table-cell table:style-name="ce364"/>
          <table:table-cell table:style-name="ce367"/>
          <table:table-cell table:style-name="ce364"/>
          <table:table-cell table:style-name="ce367"/>
          <table:table-cell table:style-name="ce364"/>
          <table:table-cell table:style-name="ce367"/>
          <table:table-cell table:style-name="ce364"/>
          <table:table-cell table:style-name="ce367"/>
          <table:table-cell table:style-name="ce364"/>
          <table:table-cell table:style-name="ce367"/>
          <table:table-cell table:style-name="ce377"/>
          <table:table-cell table:number-columns-repeated="1004"/>
        </table:table-row>
        <table:table-row table:style-name="ro10" table:visibility="collapse">
          <table:table-cell table:style-name="ce346" office:value-type="string" calcext:value-type="string" table:number-columns-spanned="2" table:number-rows-spanned="1">
            <text:p>DISCRIMINAR</text:p>
          </table:table-cell>
          <table:covered-table-cell table:style-name="ce359"/>
          <table:table-cell table:style-name="ce364"/>
          <table:table-cell table:style-name="ce367"/>
          <table:table-cell table:style-name="ce364"/>
          <table:table-cell table:style-name="ce367"/>
          <table:table-cell table:style-name="ce373"/>
          <table:table-cell table:style-name="ce364"/>
          <table:table-cell table:style-name="ce367"/>
          <table:table-cell table:style-name="ce364"/>
          <table:table-cell table:style-name="ce367"/>
          <table:table-cell table:style-name="ce364"/>
          <table:table-cell table:style-name="ce367"/>
          <table:table-cell table:style-name="ce364"/>
          <table:table-cell table:style-name="ce367"/>
          <table:table-cell table:style-name="ce364"/>
          <table:table-cell table:style-name="ce367"/>
          <table:table-cell table:style-name="ce364"/>
          <table:table-cell table:style-name="ce367"/>
          <table:table-cell table:style-name="ce377"/>
          <table:table-cell table:number-columns-repeated="1004"/>
        </table:table-row>
        <table:table-row table:style-name="ro10" table:visibility="collapse">
          <table:table-cell table:style-name="ce43"/>
          <table:table-cell table:style-name="ce201"/>
          <table:table-cell table:style-name="ce364"/>
          <table:table-cell table:style-name="ce367"/>
          <table:table-cell table:style-name="ce364"/>
          <table:table-cell table:style-name="ce367"/>
          <table:table-cell table:style-name="ce373"/>
          <table:table-cell table:style-name="ce364"/>
          <table:table-cell table:style-name="ce367"/>
          <table:table-cell table:style-name="ce364"/>
          <table:table-cell table:style-name="ce367"/>
          <table:table-cell table:style-name="ce364"/>
          <table:table-cell table:style-name="ce367"/>
          <table:table-cell table:style-name="ce364"/>
          <table:table-cell table:style-name="ce367"/>
          <table:table-cell table:style-name="ce364"/>
          <table:table-cell table:style-name="ce367"/>
          <table:table-cell table:style-name="ce364"/>
          <table:table-cell table:style-name="ce367"/>
          <table:table-cell table:style-name="ce377"/>
          <table:table-cell table:number-columns-repeated="1004"/>
        </table:table-row>
        <table:table-row table:style-name="ro10" table:visibility="collapse">
          <table:table-cell table:style-name="ce347"/>
          <table:table-cell table:style-name="ce360"/>
          <table:table-cell table:style-name="ce365"/>
          <table:table-cell table:style-name="ce368"/>
          <table:table-cell table:style-name="ce365"/>
          <table:table-cell table:style-name="ce368"/>
          <table:table-cell table:style-name="ce374"/>
          <table:table-cell table:style-name="ce365"/>
          <table:table-cell table:style-name="ce368"/>
          <table:table-cell table:style-name="ce365"/>
          <table:table-cell table:style-name="ce368"/>
          <table:table-cell table:style-name="ce365"/>
          <table:table-cell table:style-name="ce368"/>
          <table:table-cell table:style-name="ce365"/>
          <table:table-cell table:style-name="ce368"/>
          <table:table-cell table:style-name="ce365"/>
          <table:table-cell table:style-name="ce368"/>
          <table:table-cell table:style-name="ce365"/>
          <table:table-cell table:style-name="ce368"/>
          <table:table-cell table:style-name="ce378"/>
          <table:table-cell table:number-columns-repeated="1004"/>
        </table:table-row>
        <table:table-row table:style-name="ro10">
          <table:table-cell table:style-name="ce14" office:value-type="string" calcext:value-type="string">
            <text:p>FONTE: SEAB/PR - DERAL/DEB</text:p>
          </table:table-cell>
          <table:table-cell/>
          <table:table-cell table:style-name="ce49" table:number-columns-repeated="20"/>
          <table:table-cell table:number-columns-repeated="1002"/>
        </table:table-row>
        <table:table-row table:style-name="ro10" table:number-rows-repeated="3">
          <table:table-cell table:number-columns-repeated="2"/>
          <table:table-cell table:style-name="ce49" table:number-columns-repeated="20"/>
          <table:table-cell table:number-columns-repeated="1002"/>
        </table:table-row>
        <table:table-row table:style-name="ro14">
          <table:table-cell table:number-columns-repeated="2"/>
          <table:table-cell table:style-name="ce49" table:number-columns-repeated="20"/>
          <table:table-cell table:number-columns-repeated="1002"/>
        </table:table-row>
        <table:table-row table:style-name="ro22">
          <table:table-cell table:style-name="ce247" office:value-type="string" calcext:value-type="string">
            <text:p>6.2.PREÇOS DE TORAS POSTO NA LAMINADORA(R$/M3)</text:p>
          </table:table-cell>
          <table:table-cell table:style-name="ce50"/>
          <table:table-cell table:style-name="ce51" table:number-columns-repeated="5"/>
          <table:table-cell table:style-name="ce49" table:number-columns-repeated="3"/>
          <table:table-cell table:style-name="ce49" office:value-type="string" calcext:value-type="string">
            <text:p>  <text:span text:style-name="T5"> -    SETEMBRO/99</text:span></text:p>
          </table:table-cell>
          <table:table-cell table:style-name="ce49" table:number-columns-repeated="11"/>
          <table:table-cell table:number-columns-repeated="1002"/>
        </table:table-row>
        <table:table-row table:style-name="ro14">
          <table:table-cell table:number-columns-repeated="2"/>
          <table:table-cell table:style-name="ce49" table:number-columns-repeated="20"/>
          <table:table-cell table:number-columns-repeated="1002"/>
        </table:table-row>
        <table:table-row table:style-name="ro19">
          <table:table-cell table:style-name="ce339" office:value-type="string" calcext:value-type="string">
            <text:p>ESPECIFICAÇÃO</text:p>
          </table:table-cell>
          <table:table-cell table:style-name="ce361" office:value-type="string" calcext:value-type="string">
            <text:p>NÚCLEOS REGIONAIS</text:p>
          </table:table-cell>
          <table:table-cell table:style-name="ce131" office:value-type="string" calcext:value-type="string">
            <text:p>APUCARANA</text:p>
          </table:table-cell>
          <table:table-cell table:style-name="ce140" office:value-type="string" calcext:value-type="string">
            <text:p>C.MOURÃO</text:p>
          </table:table-cell>
          <table:table-cell table:style-name="ce142" office:value-type="string" calcext:value-type="string">
            <text:p>CASCAVEL</text:p>
          </table:table-cell>
          <table:table-cell table:style-name="ce140" office:value-type="string" calcext:value-type="string">
            <text:p>C.PROCÓPIO</text:p>
          </table:table-cell>
          <table:table-cell table:style-name="ce142" office:value-type="string" calcext:value-type="string">
            <text:p>CURITIBA</text:p>
          </table:table-cell>
          <table:table-cell table:style-name="ce142" office:value-type="string" calcext:value-type="string">
            <text:p>F.BELTRÃO</text:p>
          </table:table-cell>
          <table:table-cell table:style-name="ce161" office:value-type="string" calcext:value-type="string">
            <text:p>GUARAPUAVA</text:p>
          </table:table-cell>
          <table:table-cell table:style-name="ce142" office:value-type="string" calcext:value-type="string">
            <text:p>IRATI</text:p>
          </table:table-cell>
          <table:table-cell table:style-name="ce140" office:value-type="string" calcext:value-type="string">
            <text:p>IVAIPORÃ</text:p>
          </table:table-cell>
          <table:table-cell table:style-name="ce165" office:value-type="string" calcext:value-type="string">
            <text:p>JACAREZINHO</text:p>
          </table:table-cell>
          <table:table-cell table:style-name="ce140" office:value-type="string" calcext:value-type="string">
            <text:p>LONDRINA</text:p>
          </table:table-cell>
          <table:table-cell table:style-name="ce142" office:value-type="string" calcext:value-type="string">
            <text:p>MARINGÁ</text:p>
          </table:table-cell>
          <table:table-cell table:style-name="ce175" office:value-type="string" calcext:value-type="string">
            <text:p>PARANAGUÁ</text:p>
          </table:table-cell>
          <table:table-cell table:style-name="ce185" office:value-type="string" calcext:value-type="string">
            <text:p>PARANAVAÍ</text:p>
          </table:table-cell>
          <table:table-cell table:style-name="ce140" office:value-type="string" calcext:value-type="string">
            <text:p>P.BRANCO</text:p>
          </table:table-cell>
          <table:table-cell table:style-name="ce142" office:value-type="string" calcext:value-type="string">
            <text:p>P.GROSSA</text:p>
          </table:table-cell>
          <table:table-cell table:style-name="ce142" office:value-type="string" calcext:value-type="string">
            <text:p>TOLEDO</text:p>
          </table:table-cell>
          <table:table-cell table:style-name="ce188" office:value-type="string" calcext:value-type="string">
            <text:p>UMUARAMA</text:p>
          </table:table-cell>
          <table:table-cell table:style-name="ce189" office:value-type="string" calcext:value-type="string">
            <text:p>U.VITÓRIA</text:p>
          </table:table-cell>
          <table:table-cell table:style-name="ce382" office:value-type="string" calcext:value-type="string">
            <text:p>MÉDIA ESTADUAL</text:p>
          </table:table-cell>
          <table:table-cell table:number-columns-repeated="1002"/>
        </table:table-row>
        <table:table-row table:style-name="ro12">
          <table:table-cell table:style-name="ce348" office:value-type="string" calcext:value-type="string" table:number-columns-spanned="2" table:number-rows-spanned="1">
            <text:p>ARAUCÁRIA &gt; 40 cm</text:p>
          </table:table-cell>
          <table:covered-table-cell table:style-name="ce356"/>
          <table:table-cell table:style-name="ce272"/>
          <table:table-cell table:style-name="ce275" table:number-columns-repeated="5"/>
          <table:table-cell table:style-name="ce275" office:value-type="float" office:value="119" calcext:value-type="float">
            <text:p>119,00</text:p>
          </table:table-cell>
          <table:table-cell table:style-name="ce275" office:value-type="float" office:value="89.33" calcext:value-type="float">
            <text:p>89,33</text:p>
          </table:table-cell>
          <table:table-cell table:style-name="ce275" table:number-columns-repeated="7"/>
          <table:table-cell table:style-name="ce275" office:value-type="float" office:value="90" calcext:value-type="float">
            <text:p>90,00</text:p>
          </table:table-cell>
          <table:table-cell table:style-name="ce275"/>
          <table:table-cell table:style-name="ce328"/>
          <table:table-cell table:style-name="ce275" office:value-type="float" office:value="100" calcext:value-type="float">
            <text:p>100,00</text:p>
          </table:table-cell>
          <table:table-cell table:style-name="ce383" table:formula="of:=AVERAGE([.C33:.U33])" office:value-type="float" office:value="99.5825" calcext:value-type="float">
            <text:p>99,58</text:p>
          </table:table-cell>
          <table:table-cell table:number-columns-repeated="1002"/>
        </table:table-row>
        <table:table-row table:style-name="ro12">
          <table:table-cell table:style-name="ce340" office:value-type="string" calcext:value-type="string" table:number-columns-spanned="2" table:number-rows-spanned="1">
            <text:p>MOGNO &gt; 70 cm</text:p>
          </table:table-cell>
          <table:covered-table-cell table:style-name="ce357"/>
          <table:table-cell table:style-name="ce271"/>
          <table:table-cell table:style-name="ce136" table:number-columns-repeated="16"/>
          <table:table-cell table:style-name="ce25"/>
          <table:table-cell table:style-name="ce136"/>
          <table:table-cell table:style-name="ce383"/>
          <table:table-cell table:number-columns-repeated="1002"/>
        </table:table-row>
        <table:table-row table:style-name="ro12">
          <table:table-cell table:style-name="ce340" office:value-type="string" calcext:value-type="string" table:number-columns-spanned="2" table:number-rows-spanned="1">
            <text:p>EUCALIPTO &gt; 40 cm</text:p>
          </table:table-cell>
          <table:covered-table-cell table:style-name="ce357"/>
          <table:table-cell table:style-name="ce271"/>
          <table:table-cell table:style-name="ce136" table:number-columns-repeated="2"/>
          <table:table-cell table:style-name="ce136" office:value-type="float" office:value="39.25" calcext:value-type="float">
            <text:p>39,25</text:p>
          </table:table-cell>
          <table:table-cell table:style-name="ce136" table:number-columns-repeated="3"/>
          <table:table-cell table:style-name="ce136" office:value-type="float" office:value="32.5" calcext:value-type="float">
            <text:p>32,50</text:p>
          </table:table-cell>
          <table:table-cell table:style-name="ce136" table:number-columns-repeated="5"/>
          <table:table-cell table:style-name="ce136" office:value-type="float" office:value="31.25" calcext:value-type="float">
            <text:p>31,25</text:p>
          </table:table-cell>
          <table:table-cell table:style-name="ce136" table:number-columns-repeated="3"/>
          <table:table-cell table:style-name="ce25"/>
          <table:table-cell table:style-name="ce136" office:value-type="float" office:value="33" calcext:value-type="float">
            <text:p>33,00</text:p>
          </table:table-cell>
          <table:table-cell table:style-name="ce383" table:formula="of:=AVERAGE([.C35:.U35])" office:value-type="float" office:value="34" calcext:value-type="float">
            <text:p>34,00</text:p>
          </table:table-cell>
          <table:table-cell table:number-columns-repeated="1002"/>
        </table:table-row>
        <table:table-row table:style-name="ro12">
          <table:table-cell table:style-name="ce340" office:value-type="string" calcext:value-type="string" table:number-columns-spanned="2" table:number-rows-spanned="1">
            <text:p>PINUS &gt; 40 cm</text:p>
          </table:table-cell>
          <table:covered-table-cell table:style-name="ce357"/>
          <table:table-cell table:style-name="ce271"/>
          <table:table-cell table:style-name="ce136" table:number-columns-repeated="3"/>
          <table:table-cell table:style-name="ce136" office:value-type="float" office:value="35" calcext:value-type="float">
            <text:p>35,00</text:p>
          </table:table-cell>
          <table:table-cell table:style-name="ce136"/>
          <table:table-cell table:style-name="ce136" office:value-type="float" office:value="46.4" calcext:value-type="float">
            <text:p>46,40</text:p>
          </table:table-cell>
          <table:table-cell table:style-name="ce136" office:value-type="float" office:value="59.57" calcext:value-type="float">
            <text:p>59,57</text:p>
          </table:table-cell>
          <table:table-cell table:style-name="ce136" table:number-columns-repeated="6"/>
          <table:table-cell table:style-name="ce136" office:value-type="float" office:value="50.5" calcext:value-type="float">
            <text:p>50,50</text:p>
          </table:table-cell>
          <table:table-cell table:style-name="ce136" office:value-type="float" office:value="40" calcext:value-type="float">
            <text:p>40,00</text:p>
          </table:table-cell>
          <table:table-cell table:style-name="ce136"/>
          <table:table-cell table:style-name="ce25"/>
          <table:table-cell table:style-name="ce136" office:value-type="float" office:value="55" calcext:value-type="float">
            <text:p>55,00</text:p>
          </table:table-cell>
          <table:table-cell table:style-name="ce383" table:formula="of:=AVERAGE([.C36:.U36])" office:value-type="float" office:value="47.745" calcext:value-type="float">
            <text:p>47,75</text:p>
          </table:table-cell>
          <table:table-cell table:number-columns-repeated="1002"/>
        </table:table-row>
        <table:table-row table:style-name="ro12">
          <table:table-cell table:style-name="ce340" office:value-type="string" calcext:value-type="string" table:number-columns-spanned="2" table:number-rows-spanned="1">
            <text:p>CEREJEIRA &gt; 70 cm</text:p>
          </table:table-cell>
          <table:covered-table-cell table:style-name="ce357"/>
          <table:table-cell table:style-name="ce271"/>
          <table:table-cell table:style-name="ce136" table:number-columns-repeated="16"/>
          <table:table-cell table:style-name="ce25"/>
          <table:table-cell table:style-name="ce136"/>
          <table:table-cell table:style-name="ce383"/>
          <table:table-cell table:number-columns-repeated="1002"/>
        </table:table-row>
        <table:table-row table:style-name="ro12" table:visibility="collapse">
          <table:table-cell table:style-name="ce349"/>
          <table:table-cell table:style-name="ce357"/>
          <table:table-cell table:style-name="ce271"/>
          <table:table-cell table:style-name="ce136" table:number-columns-repeated="16"/>
          <table:table-cell table:style-name="ce25"/>
          <table:table-cell table:style-name="ce136"/>
          <table:table-cell table:style-name="ce383" table:formula="of:=AVERAGE([.C38:.U38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2" table:visibility="collapse">
          <table:table-cell table:style-name="ce340" office:value-type="string" calcext:value-type="string" table:number-columns-spanned="2" table:number-rows-spanned="1">
            <text:p>MADEIRA DE LEI</text:p>
          </table:table-cell>
          <table:covered-table-cell table:style-name="ce357"/>
          <table:table-cell table:style-name="ce271"/>
          <table:table-cell table:style-name="ce136" table:number-columns-repeated="16"/>
          <table:table-cell table:style-name="ce25"/>
          <table:table-cell table:style-name="ce136"/>
          <table:table-cell table:style-name="ce383" table:formula="of:=AVERAGE([.C39:.U39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2">
          <table:table-cell table:style-name="ce340" office:value-type="string" calcext:value-type="string" table:number-columns-spanned="2" table:number-rows-spanned="1">
            <text:p>IMBUIA ( 01 FILÉ )</text:p>
          </table:table-cell>
          <table:covered-table-cell table:style-name="ce357"/>
          <table:table-cell table:style-name="ce271"/>
          <table:table-cell table:style-name="ce136" table:number-columns-repeated="5"/>
          <table:table-cell table:style-name="ce136" office:value-type="float" office:value="270" calcext:value-type="float">
            <text:p>270,00</text:p>
          </table:table-cell>
          <table:table-cell table:style-name="ce136" office:value-type="float" office:value="250" calcext:value-type="float">
            <text:p>250,00</text:p>
          </table:table-cell>
          <table:table-cell table:style-name="ce136" table:number-columns-repeated="9"/>
          <table:table-cell table:style-name="ce25"/>
          <table:table-cell table:style-name="ce136" office:value-type="float" office:value="350" calcext:value-type="float">
            <text:p>350,00</text:p>
          </table:table-cell>
          <table:table-cell table:style-name="ce383" table:formula="of:=AVERAGE([.C40:.U40])" office:value-type="float" office:value="290" calcext:value-type="float">
            <text:p>290,00</text:p>
          </table:table-cell>
          <table:table-cell table:number-columns-repeated="1002"/>
        </table:table-row>
        <table:table-row table:style-name="ro12">
          <table:table-cell table:style-name="ce340" office:value-type="string" calcext:value-type="string" table:number-columns-spanned="2" table:number-rows-spanned="1">
            <text:p>IMBUIA ( 02 FILÉS)</text:p>
          </table:table-cell>
          <table:covered-table-cell table:style-name="ce357"/>
          <table:table-cell table:style-name="ce271"/>
          <table:table-cell table:style-name="ce136" table:number-columns-repeated="5"/>
          <table:table-cell table:style-name="ce136" office:value-type="float" office:value="320" calcext:value-type="float">
            <text:p>320,00</text:p>
          </table:table-cell>
          <table:table-cell table:style-name="ce136" table:number-columns-repeated="11"/>
          <table:table-cell table:style-name="ce136" office:value-type="float" office:value="270" calcext:value-type="float">
            <text:p>270,00</text:p>
          </table:table-cell>
          <table:table-cell table:style-name="ce383" table:formula="of:=AVERAGE([.C41:.U41])" office:value-type="float" office:value="295" calcext:value-type="float">
            <text:p>295,00</text:p>
          </table:table-cell>
          <table:table-cell table:number-columns-repeated="1002"/>
        </table:table-row>
        <table:table-row table:style-name="ro12" table:visibility="collapse">
          <table:table-cell table:style-name="ce350" office:value-type="string" calcext:value-type="string" table:number-columns-spanned="2" table:number-rows-spanned="1">
            <text:p>OUTRAS<text:span text:style-name="T6"> </text:span><text:span text:style-name="T7">(DISCRIMINAR)</text:span></text:p>
          </table:table-cell>
          <table:covered-table-cell table:style-name="ce200"/>
          <table:table-cell table:style-name="ce271"/>
          <table:table-cell table:style-name="ce136" table:number-columns-repeated="18"/>
          <table:table-cell table:style-name="ce383" table:formula="of:=AVERAGE([.C42:.U42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2" table:visibility="collapse">
          <table:table-cell table:style-name="ce351"/>
          <table:table-cell table:style-name="ce200"/>
          <table:table-cell table:style-name="ce271"/>
          <table:table-cell table:style-name="ce136" table:number-columns-repeated="18"/>
          <table:table-cell table:style-name="ce383" table:formula="of:=AVERAGE([.C43:.U43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2">
          <table:table-cell table:style-name="ce352" office:value-type="string" calcext:value-type="string">
            <text:p><text:s text:c="20"/>CANELA &gt; 40 cm</text:p>
          </table:table-cell>
          <table:table-cell table:style-name="ce201"/>
          <table:table-cell table:style-name="ce271"/>
          <table:table-cell table:style-name="ce136" table:number-columns-repeated="5"/>
          <table:table-cell table:style-name="ce136" office:value-type="float" office:value="55" calcext:value-type="float">
            <text:p>55,00</text:p>
          </table:table-cell>
          <table:table-cell table:style-name="ce136" office:value-type="float" office:value="36.2" calcext:value-type="float">
            <text:p>36,20</text:p>
          </table:table-cell>
          <table:table-cell table:style-name="ce136" table:number-columns-repeated="10"/>
          <table:table-cell table:style-name="ce136" office:value-type="float" office:value="50" calcext:value-type="float">
            <text:p>50,00</text:p>
          </table:table-cell>
          <table:table-cell table:style-name="ce383" table:formula="of:=AVERAGE([.C44:.U44])" office:value-type="float" office:value="47.0666666666667" calcext:value-type="float">
            <text:p>47,07</text:p>
          </table:table-cell>
          <table:table-cell table:number-columns-repeated="1002"/>
        </table:table-row>
        <table:table-row table:style-name="ro12">
          <table:table-cell table:style-name="ce353" office:value-type="string" calcext:value-type="string" table:number-columns-spanned="2" table:number-rows-spanned="1">
            <text:p>DISTÂNCIA MÉDIA DO TRANSPORTE KM</text:p>
          </table:table-cell>
          <table:covered-table-cell table:style-name="ce356"/>
          <table:table-cell table:style-name="ce366"/>
          <table:table-cell table:style-name="ce369"/>
          <table:table-cell table:style-name="ce370"/>
          <table:table-cell table:style-name="ce372"/>
          <table:table-cell table:style-name="ce375" office:value-type="float" office:value="70" calcext:value-type="float">
            <text:p><text:s/>70 </text:p>
          </table:table-cell>
          <table:table-cell table:style-name="ce369"/>
          <table:table-cell table:style-name="ce376" office:value-type="float" office:value="88" calcext:value-type="float">
            <text:p>88</text:p>
          </table:table-cell>
          <table:table-cell table:style-name="ce369" office:value-type="float" office:value="60" calcext:value-type="float">
            <text:p>60</text:p>
          </table:table-cell>
          <table:table-cell table:style-name="ce369" table:number-columns-repeated="5"/>
          <table:table-cell table:style-name="ce369" office:value-type="float" office:value="35.5" calcext:value-type="float">
            <text:p>35,5</text:p>
          </table:table-cell>
          <table:table-cell table:style-name="ce369" office:value-type="float" office:value="127" calcext:value-type="float">
            <text:p>127</text:p>
          </table:table-cell>
          <table:table-cell table:style-name="ce369" table:number-columns-repeated="3"/>
          <table:table-cell table:style-name="ce276" office:value-type="float" office:value="50" calcext:value-type="float">
            <text:p>50,00</text:p>
          </table:table-cell>
          <table:table-cell table:style-name="ce384" table:formula="of:=AVERAGE([.C45:.U45])" office:value-type="float" office:value="71.75" calcext:value-type="float">
            <text:p>71,75</text:p>
          </table:table-cell>
          <table:table-cell table:number-columns-repeated="1002"/>
        </table:table-row>
        <table:table-row table:style-name="ro14">
          <table:table-cell table:style-name="ce14" office:value-type="string" calcext:value-type="string">
            <text:p>FONTE: SEAB/PR - DERAL/DEB</text:p>
          </table:table-cell>
          <table:table-cell table:number-columns-repeated="1023"/>
        </table:table-row>
        <table:table-row table:style-name="ro14" table:number-rows-repeated="7">
          <table:table-cell table:number-columns-repeated="1024"/>
        </table:table-row>
        <table:table-row table:style-name="ro7" table:number-rows-repeated="10485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ORAS 2 " table:style-name="ta7">
        <table:table-column table:style-name="co33" table:default-cell-style-name="ce3"/>
        <table:table-column table:style-name="co34" table:default-cell-style-name="ce3"/>
        <table:table-column table:style-name="co35" table:default-cell-style-name="ce3"/>
        <table:table-column table:style-name="co4" table:number-columns-repeated="4" table:default-cell-style-name="ce3"/>
        <table:table-column table:style-name="co36" table:default-cell-style-name="ce3"/>
        <table:table-column table:style-name="co4" table:number-columns-repeated="2" table:default-cell-style-name="ce3"/>
        <table:table-column table:style-name="co36" table:default-cell-style-name="ce3"/>
        <table:table-column table:style-name="co4" table:number-columns-repeated="7" table:default-cell-style-name="ce3"/>
        <table:table-column table:style-name="co36" table:default-cell-style-name="ce3"/>
        <table:table-column table:style-name="co4" table:number-columns-repeated="3" table:default-cell-style-name="ce3"/>
        <table:table-column table:style-name="co37" table:default-cell-style-name="ce3"/>
        <table:table-column table:style-name="co38" table:default-cell-style-name="ce3"/>
        <table:table-column table:style-name="co7" table:number-columns-repeated="233" table:default-cell-style-name="ce3"/>
        <table:table-column table:style-name="co7" table:number-columns-repeated="767" table:default-cell-style-name="Default"/>
        <table:table-row table:style-name="ro8">
          <table:table-cell table:style-name="ce385" office:value-type="string" calcext:value-type="string">
            <text:p>6.3 PREÇOS DE TORAS POSTO NA SERRARIA (R$/M3)</text:p>
          </table:table-cell>
          <table:table-cell table:style-name="ce187" table:number-columns-repeated="4"/>
          <table:table-cell table:style-name="ce332" table:number-columns-repeated="3"/>
          <table:table-cell table:style-name="ce46" table:number-columns-repeated="6"/>
          <table:table-cell table:style-name="ce46" office:value-type="string" calcext:value-type="string">
            <text:p> <text:span text:style-name="T5">- SETEMBRO/99</text:span></text:p>
          </table:table-cell>
          <table:table-cell table:style-name="ce46" table:number-columns-repeated="9"/>
          <table:table-cell table:number-columns-repeated="1000"/>
        </table:table-row>
        <table:table-row table:style-name="ro23">
          <table:table-cell table:style-name="ce46" table:number-columns-repeated="24"/>
          <table:table-cell table:number-columns-repeated="1000"/>
        </table:table-row>
        <table:table-row table:style-name="ro4">
          <table:table-cell table:style-name="ce386" office:value-type="string" calcext:value-type="string">
            <text:p>TIPO DE <text:s text:c="8"/>MADEIRA</text:p>
          </table:table-cell>
          <table:table-cell table:style-name="ce390" office:value-type="string" calcext:value-type="string">
            <text:p>DIÂMETRO</text:p>
          </table:table-cell>
          <table:table-cell table:style-name="ce395"/>
          <table:table-cell table:style-name="ce131" office:value-type="string" calcext:value-type="string">
            <text:p>APUCARANA</text:p>
          </table:table-cell>
          <table:table-cell table:style-name="ce140" office:value-type="string" calcext:value-type="string">
            <text:p>C.MOURÃO</text:p>
          </table:table-cell>
          <table:table-cell table:style-name="ce142" office:value-type="string" calcext:value-type="string">
            <text:p>CASCAVEL</text:p>
          </table:table-cell>
          <table:table-cell table:style-name="ce371" office:value-type="string" calcext:value-type="string">
            <text:p>C.PROCÓPIO</text:p>
          </table:table-cell>
          <table:table-cell table:style-name="ce142" office:value-type="string" calcext:value-type="string">
            <text:p>CURITIBA</text:p>
          </table:table-cell>
          <table:table-cell table:style-name="ce142" office:value-type="string" calcext:value-type="string">
            <text:p>F.BELTRÃO</text:p>
          </table:table-cell>
          <table:table-cell table:style-name="ce161" office:value-type="string" calcext:value-type="string">
            <text:p>GUARAPUAVA</text:p>
          </table:table-cell>
          <table:table-cell table:style-name="ce142" office:value-type="string" calcext:value-type="string">
            <text:p>IRATI</text:p>
          </table:table-cell>
          <table:table-cell table:style-name="ce140" office:value-type="string" calcext:value-type="string">
            <text:p>IVAIPORÃ</text:p>
          </table:table-cell>
          <table:table-cell table:style-name="ce165" office:value-type="string" calcext:value-type="string">
            <text:p>JACAREZINHO</text:p>
          </table:table-cell>
          <table:table-cell table:style-name="ce140" office:value-type="string" calcext:value-type="string">
            <text:p>LONDRINA</text:p>
          </table:table-cell>
          <table:table-cell table:style-name="ce142" office:value-type="string" calcext:value-type="string">
            <text:p>MARINGÁ</text:p>
          </table:table-cell>
          <table:table-cell table:style-name="ce175" office:value-type="string" calcext:value-type="string">
            <text:p>PARANAGUÁ</text:p>
          </table:table-cell>
          <table:table-cell table:style-name="ce185" office:value-type="string" calcext:value-type="string">
            <text:p>PARANAVAÍ</text:p>
          </table:table-cell>
          <table:table-cell table:style-name="ce140" office:value-type="string" calcext:value-type="string">
            <text:p>P.BRANCO</text:p>
          </table:table-cell>
          <table:table-cell table:style-name="ce142" office:value-type="string" calcext:value-type="string">
            <text:p>P.GROSSA</text:p>
          </table:table-cell>
          <table:table-cell table:style-name="ce142" office:value-type="string" calcext:value-type="string">
            <text:p>TOLEDO</text:p>
          </table:table-cell>
          <table:table-cell table:style-name="ce188" office:value-type="string" calcext:value-type="string">
            <text:p>UMUARAMA</text:p>
          </table:table-cell>
          <table:table-cell table:style-name="ce189" office:value-type="string" calcext:value-type="string">
            <text:p>U.VITÓRIA</text:p>
          </table:table-cell>
          <table:table-cell table:style-name="ce382" office:value-type="string" calcext:value-type="string">
            <text:p>MÉDIA ESTADUAL</text:p>
          </table:table-cell>
          <table:table-cell table:number-columns-repeated="1001"/>
        </table:table-row>
        <table:table-row table:style-name="ro6">
          <table:table-cell table:style-name="ce208"/>
          <table:table-cell table:style-name="ce391" office:value-type="string" calcext:value-type="string">
            <text:p>&lt; 40 cm</text:p>
          </table:table-cell>
          <table:table-cell table:style-name="ce364"/>
          <table:table-cell table:style-name="ce272"/>
          <table:table-cell table:style-name="ce328"/>
          <table:table-cell table:style-name="ce328" office:value-type="float" office:value="40" calcext:value-type="float">
            <text:p>40,00</text:p>
          </table:table-cell>
          <table:table-cell table:style-name="ce328"/>
          <table:table-cell table:style-name="ce328" office:value-type="float" office:value="40" calcext:value-type="float">
            <text:p>40,00</text:p>
          </table:table-cell>
          <table:table-cell table:style-name="ce328"/>
          <table:table-cell table:style-name="ce328" office:value-type="float" office:value="60" calcext:value-type="float">
            <text:p>60,00</text:p>
          </table:table-cell>
          <table:table-cell table:style-name="ce328" office:value-type="float" office:value="44.3" calcext:value-type="float">
            <text:p>44,30</text:p>
          </table:table-cell>
          <table:table-cell table:style-name="ce328" table:number-columns-repeated="6"/>
          <table:table-cell table:style-name="ce328" office:value-type="float" office:value="53.75" calcext:value-type="float">
            <text:p>53,75</text:p>
          </table:table-cell>
          <table:table-cell table:style-name="ce328" office:value-type="float" office:value="70" calcext:value-type="float">
            <text:p>70,00</text:p>
          </table:table-cell>
          <table:table-cell table:style-name="ce328" table:number-columns-repeated="2"/>
          <table:table-cell table:style-name="ce275" office:value-type="float" office:value="60" calcext:value-type="float">
            <text:p>60,00</text:p>
          </table:table-cell>
          <table:table-cell table:style-name="ce384" table:formula="of:=AVERAGE([.D4:.V4])" office:value-type="float" office:value="52.5785714285714" calcext:value-type="float">
            <text:p>52,58</text:p>
          </table:table-cell>
          <table:table-cell/>
          <table:table-cell table:style-name="ce49"/>
          <table:table-cell table:number-columns-repeated="999"/>
        </table:table-row>
        <table:table-row table:style-name="ro6">
          <table:table-cell table:style-name="ce211" office:value-type="string" calcext:value-type="string">
            <text:p>ARAUCÁRIA</text:p>
          </table:table-cell>
          <table:table-cell table:style-name="ce392" office:value-type="string" calcext:value-type="string">
            <text:p>&gt;40 cm</text:p>
          </table:table-cell>
          <table:table-cell/>
          <table:table-cell table:style-name="ce306"/>
          <table:table-cell table:style-name="ce25" office:value-type="float" office:value="65" calcext:value-type="float">
            <text:p>65,00</text:p>
          </table:table-cell>
          <table:table-cell table:style-name="ce25" table:number-columns-repeated="2"/>
          <table:table-cell table:style-name="ce25" office:value-type="float" office:value="85" calcext:value-type="float">
            <text:p>85,00</text:p>
          </table:table-cell>
          <table:table-cell table:style-name="ce25"/>
          <table:table-cell table:style-name="ce25" office:value-type="float" office:value="100.71" calcext:value-type="float">
            <text:p>100,71</text:p>
          </table:table-cell>
          <table:table-cell table:style-name="ce25" office:value-type="float" office:value="81.15" calcext:value-type="float">
            <text:p>81,15</text:p>
          </table:table-cell>
          <table:table-cell table:style-name="ce25" table:number-columns-repeated="6"/>
          <table:table-cell table:style-name="ce25" office:value-type="float" office:value="95" calcext:value-type="float">
            <text:p>95,00</text:p>
          </table:table-cell>
          <table:table-cell table:style-name="ce25" office:value-type="float" office:value="90" calcext:value-type="float">
            <text:p>90,00</text:p>
          </table:table-cell>
          <table:table-cell table:style-name="ce25" table:number-columns-repeated="2"/>
          <table:table-cell table:style-name="ce136" office:value-type="float" office:value="80" calcext:value-type="float">
            <text:p>80,00</text:p>
          </table:table-cell>
          <table:table-cell table:style-name="ce384" table:formula="of:=AVERAGE([.D5:.V5])" office:value-type="float" office:value="85.2657142857143" calcext:value-type="float">
            <text:p>85,27</text:p>
          </table:table-cell>
          <table:table-cell table:number-columns-repeated="1001"/>
        </table:table-row>
        <table:table-row table:style-name="ro6">
          <table:table-cell table:style-name="ce212"/>
          <table:table-cell table:style-name="ce392" office:value-type="string" calcext:value-type="string">
            <text:p>10 - 20 cm</text:p>
          </table:table-cell>
          <table:table-cell table:style-name="ce396"/>
          <table:table-cell table:style-name="ce306"/>
          <table:table-cell table:style-name="ce25"/>
          <table:table-cell table:style-name="ce25" office:value-type="float" office:value="30" calcext:value-type="float">
            <text:p>30,00</text:p>
          </table:table-cell>
          <table:table-cell table:style-name="ce25"/>
          <table:table-cell table:style-name="ce25" office:value-type="float" office:value="22" calcext:value-type="float">
            <text:p>22,00</text:p>
          </table:table-cell>
          <table:table-cell table:style-name="ce25"/>
          <table:table-cell table:style-name="ce25" office:value-type="float" office:value="17.85" calcext:value-type="float">
            <text:p>17,85</text:p>
          </table:table-cell>
          <table:table-cell table:style-name="ce25" office:value-type="float" office:value="19.3" calcext:value-type="float">
            <text:p>19,30</text:p>
          </table:table-cell>
          <table:table-cell table:style-name="ce25" table:number-columns-repeated="6"/>
          <table:table-cell table:style-name="ce25" office:value-type="float" office:value="17.67" calcext:value-type="float">
            <text:p>17,67</text:p>
          </table:table-cell>
          <table:table-cell table:style-name="ce25" office:value-type="float" office:value="25" calcext:value-type="float">
            <text:p>25,00</text:p>
          </table:table-cell>
          <table:table-cell table:style-name="ce25" table:number-columns-repeated="2"/>
          <table:table-cell table:style-name="ce136" office:value-type="float" office:value="22.25" calcext:value-type="float">
            <text:p>22,25</text:p>
          </table:table-cell>
          <table:table-cell table:style-name="ce384" table:formula="of:=AVERAGE([.D6:.V6])" office:value-type="float" office:value="22.01" calcext:value-type="float">
            <text:p>22,01</text:p>
          </table:table-cell>
          <table:table-cell table:number-columns-repeated="1001"/>
        </table:table-row>
        <table:table-row table:style-name="ro6">
          <table:table-cell table:style-name="ce210"/>
          <table:table-cell table:style-name="ce392" office:value-type="string" calcext:value-type="string">
            <text:p>20 - 30 cm</text:p>
          </table:table-cell>
          <table:table-cell table:style-name="ce396"/>
          <table:table-cell table:style-name="ce306" office:value-type="float" office:value="30" calcext:value-type="float">
            <text:p>30,00</text:p>
          </table:table-cell>
          <table:table-cell table:style-name="ce25" office:value-type="float" office:value="25" calcext:value-type="float">
            <text:p>25,00</text:p>
          </table:table-cell>
          <table:table-cell table:style-name="ce25" office:value-type="float" office:value="30" calcext:value-type="float">
            <text:p>30,00</text:p>
          </table:table-cell>
          <table:table-cell table:style-name="ce25"/>
          <table:table-cell table:style-name="ce25" office:value-type="float" office:value="35" calcext:value-type="float">
            <text:p>35,00</text:p>
          </table:table-cell>
          <table:table-cell table:style-name="ce25"/>
          <table:table-cell table:style-name="ce25" office:value-type="float" office:value="26" calcext:value-type="float">
            <text:p>26,00</text:p>
          </table:table-cell>
          <table:table-cell table:style-name="ce25" office:value-type="float" office:value="30.65" calcext:value-type="float">
            <text:p>30,65</text:p>
          </table:table-cell>
          <table:table-cell table:style-name="ce25" table:number-columns-repeated="2"/>
          <table:table-cell table:style-name="ce25" office:value-type="float" office:value="30.5" calcext:value-type="float">
            <text:p>30,50</text:p>
          </table:table-cell>
          <table:table-cell table:style-name="ce25" table:number-columns-repeated="3"/>
          <table:table-cell table:style-name="ce25" office:value-type="float" office:value="25.67" calcext:value-type="float">
            <text:p>25,67</text:p>
          </table:table-cell>
          <table:table-cell table:style-name="ce25" office:value-type="float" office:value="30" calcext:value-type="float">
            <text:p>30,00</text:p>
          </table:table-cell>
          <table:table-cell table:style-name="ce25" table:number-columns-repeated="2"/>
          <table:table-cell table:style-name="ce136" office:value-type="float" office:value="33.1" calcext:value-type="float">
            <text:p>33,10</text:p>
          </table:table-cell>
          <table:table-cell table:style-name="ce384" table:formula="of:=AVERAGE([.D7:.V7])" office:value-type="float" office:value="29.592" calcext:value-type="float">
            <text:p>29,59</text:p>
          </table:table-cell>
          <table:table-cell table:number-columns-repeated="1001"/>
        </table:table-row>
        <table:table-row table:style-name="ro6">
          <table:table-cell table:style-name="ce387" office:value-type="string" calcext:value-type="string">
            <text:p>PINUS</text:p>
          </table:table-cell>
          <table:table-cell table:style-name="ce392" office:value-type="string" calcext:value-type="string">
            <text:p>30 - 40 cm</text:p>
          </table:table-cell>
          <table:table-cell table:style-name="ce396"/>
          <table:table-cell table:style-name="ce306" office:value-type="float" office:value="30" calcext:value-type="float">
            <text:p>30,00</text:p>
          </table:table-cell>
          <table:table-cell table:style-name="ce25" office:value-type="float" office:value="27" calcext:value-type="float">
            <text:p>27,00</text:p>
          </table:table-cell>
          <table:table-cell table:style-name="ce25" office:value-type="float" office:value="30" calcext:value-type="float">
            <text:p>30,00</text:p>
          </table:table-cell>
          <table:table-cell table:style-name="ce25"/>
          <table:table-cell table:style-name="ce25" office:value-type="float" office:value="40" calcext:value-type="float">
            <text:p>40,00</text:p>
          </table:table-cell>
          <table:table-cell table:style-name="ce25"/>
          <table:table-cell table:style-name="ce25" office:value-type="float" office:value="41.42" calcext:value-type="float">
            <text:p>41,42</text:p>
          </table:table-cell>
          <table:table-cell table:style-name="ce25" office:value-type="float" office:value="41.1" calcext:value-type="float">
            <text:p>41,10</text:p>
          </table:table-cell>
          <table:table-cell table:style-name="ce25" table:number-columns-repeated="2"/>
          <table:table-cell table:style-name="ce25" office:value-type="float" office:value="33" calcext:value-type="float">
            <text:p>33,00</text:p>
          </table:table-cell>
          <table:table-cell table:style-name="ce25" table:number-columns-repeated="3"/>
          <table:table-cell table:style-name="ce25" office:value-type="float" office:value="48.75" calcext:value-type="float">
            <text:p>48,75</text:p>
          </table:table-cell>
          <table:table-cell table:style-name="ce25" office:value-type="float" office:value="40" calcext:value-type="float">
            <text:p>40,00</text:p>
          </table:table-cell>
          <table:table-cell table:style-name="ce25" table:number-columns-repeated="2"/>
          <table:table-cell table:style-name="ce136" office:value-type="float" office:value="40.35" calcext:value-type="float">
            <text:p>40,35</text:p>
          </table:table-cell>
          <table:table-cell table:style-name="ce384" table:formula="of:=AVERAGE([.D8:.V8])" office:value-type="float" office:value="37.162" calcext:value-type="float">
            <text:p>37,16</text:p>
          </table:table-cell>
          <table:table-cell table:number-columns-repeated="1001"/>
        </table:table-row>
        <table:table-row table:style-name="ro6">
          <table:table-cell table:style-name="ce214"/>
          <table:table-cell table:style-name="ce392" office:value-type="string" calcext:value-type="string">
            <text:p>&gt; 45cm</text:p>
          </table:table-cell>
          <table:table-cell table:style-name="ce396"/>
          <table:table-cell table:style-name="ce362"/>
          <table:table-cell table:style-name="ce25" office:value-type="float" office:value="30" calcext:value-type="float">
            <text:p>30,00</text:p>
          </table:table-cell>
          <table:table-cell table:style-name="ce25" table:number-columns-repeated="2"/>
          <table:table-cell table:style-name="ce25" office:value-type="float" office:value="49.37" calcext:value-type="float">
            <text:p>49,37</text:p>
          </table:table-cell>
          <table:table-cell table:style-name="ce25"/>
          <table:table-cell table:style-name="ce25" office:value-type="float" office:value="48" calcext:value-type="float">
            <text:p>48,00</text:p>
          </table:table-cell>
          <table:table-cell table:style-name="ce25" office:value-type="float" office:value="59.6" calcext:value-type="float">
            <text:p>59,60</text:p>
          </table:table-cell>
          <table:table-cell table:style-name="ce25" table:number-columns-repeated="6"/>
          <table:table-cell table:style-name="ce25" office:value-type="float" office:value="57.25" calcext:value-type="float">
            <text:p>57,25</text:p>
          </table:table-cell>
          <table:table-cell table:style-name="ce25" office:value-type="float" office:value="45" calcext:value-type="float">
            <text:p>45,00</text:p>
          </table:table-cell>
          <table:table-cell table:style-name="ce25" table:number-columns-repeated="2"/>
          <table:table-cell table:style-name="ce136" office:value-type="float" office:value="53" calcext:value-type="float">
            <text:p>53,00</text:p>
          </table:table-cell>
          <table:table-cell table:style-name="ce384" table:formula="of:=AVERAGE([.D9:.V9])" office:value-type="float" office:value="48.8885714285714" calcext:value-type="float">
            <text:p>48,89</text:p>
          </table:table-cell>
          <table:table-cell table:number-columns-repeated="1001"/>
        </table:table-row>
        <table:table-row table:style-name="ro6">
          <table:table-cell table:style-name="ce253"/>
          <table:table-cell table:style-name="ce392" office:value-type="string" calcext:value-type="string">
            <text:p>30 cm</text:p>
          </table:table-cell>
          <table:table-cell table:style-name="ce396"/>
          <table:table-cell table:style-name="ce362"/>
          <table:table-cell table:style-name="ce25" table:number-columns-repeated="6"/>
          <table:table-cell table:style-name="ce25" office:value-type="float" office:value="61.1" calcext:value-type="float">
            <text:p>61,10</text:p>
          </table:table-cell>
          <table:table-cell table:style-name="ce25" table:number-columns-repeated="6"/>
          <table:table-cell table:style-name="ce25" office:value-type="float" office:value="42.5" calcext:value-type="float">
            <text:p>42,50</text:p>
          </table:table-cell>
          <table:table-cell table:style-name="ce25" office:value-type="float" office:value="45" calcext:value-type="float">
            <text:p>45,00</text:p>
          </table:table-cell>
          <table:table-cell table:style-name="ce25" table:number-columns-repeated="2"/>
          <table:table-cell table:style-name="ce136" office:value-type="float" office:value="58.1" calcext:value-type="float">
            <text:p>58,10</text:p>
          </table:table-cell>
          <table:table-cell table:style-name="ce384" table:formula="of:=AVERAGE([.D10:.V10])" office:value-type="float" office:value="51.675" calcext:value-type="float">
            <text:p>51,68</text:p>
          </table:table-cell>
          <table:table-cell table:number-columns-repeated="1001"/>
        </table:table-row>
        <table:table-row table:style-name="ro6">
          <table:table-cell table:style-name="ce387" office:value-type="string" calcext:value-type="string">
            <text:p>IMBUIA</text:p>
          </table:table-cell>
          <table:table-cell table:style-name="ce392" office:value-type="string" calcext:value-type="string">
            <text:p>30 - 40 cm</text:p>
          </table:table-cell>
          <table:table-cell table:style-name="ce396"/>
          <table:table-cell table:style-name="ce362"/>
          <table:table-cell table:style-name="ce25" table:number-columns-repeated="5"/>
          <table:table-cell table:style-name="ce25" office:value-type="float" office:value="86" calcext:value-type="float">
            <text:p>86,00</text:p>
          </table:table-cell>
          <table:table-cell table:style-name="ce25" office:value-type="float" office:value="83.4" calcext:value-type="float">
            <text:p>83,40</text:p>
          </table:table-cell>
          <table:table-cell table:style-name="ce25" table:number-columns-repeated="6"/>
          <table:table-cell table:style-name="ce25" office:value-type="float" office:value="57.5" calcext:value-type="float">
            <text:p>57,50</text:p>
          </table:table-cell>
          <table:table-cell table:style-name="ce25" office:value-type="float" office:value="75" calcext:value-type="float">
            <text:p>75,00</text:p>
          </table:table-cell>
          <table:table-cell table:style-name="ce25" table:number-columns-repeated="2"/>
          <table:table-cell table:style-name="ce136" office:value-type="float" office:value="65" calcext:value-type="float">
            <text:p>65,00</text:p>
          </table:table-cell>
          <table:table-cell table:style-name="ce384" table:formula="of:=AVERAGE([.D11:.V11])" office:value-type="float" office:value="73.38" calcext:value-type="float">
            <text:p>73,38</text:p>
          </table:table-cell>
          <table:table-cell table:number-columns-repeated="1001"/>
        </table:table-row>
        <table:table-row table:style-name="ro6">
          <table:table-cell table:style-name="ce214"/>
          <table:table-cell table:style-name="ce392" office:value-type="string" calcext:value-type="string">
            <text:p>&gt; 45cm</text:p>
          </table:table-cell>
          <table:table-cell table:style-name="ce396"/>
          <table:table-cell table:style-name="ce267"/>
          <table:table-cell table:style-name="ce136" table:number-columns-repeated="5"/>
          <table:table-cell table:style-name="ce136" office:value-type="float" office:value="121.43" calcext:value-type="float">
            <text:p>121,43</text:p>
          </table:table-cell>
          <table:table-cell table:style-name="ce136" office:value-type="float" office:value="110.15" calcext:value-type="float">
            <text:p>110,15</text:p>
          </table:table-cell>
          <table:table-cell table:style-name="ce136" table:number-columns-repeated="6"/>
          <table:table-cell table:style-name="ce136" office:value-type="float" office:value="93.75" calcext:value-type="float">
            <text:p>93,75</text:p>
          </table:table-cell>
          <table:table-cell table:style-name="ce136" office:value-type="float" office:value="90" calcext:value-type="float">
            <text:p>90,00</text:p>
          </table:table-cell>
          <table:table-cell table:style-name="ce136" table:number-columns-repeated="2"/>
          <table:table-cell table:style-name="ce136" office:value-type="float" office:value="88" calcext:value-type="float">
            <text:p>88,00</text:p>
          </table:table-cell>
          <table:table-cell table:style-name="ce384" table:formula="of:=AVERAGE([.D12:.V12])" office:value-type="float" office:value="100.666" calcext:value-type="float">
            <text:p>100,67</text:p>
          </table:table-cell>
          <table:table-cell table:number-columns-repeated="1001"/>
        </table:table-row>
        <table:table-row table:style-name="ro6">
          <table:table-cell table:style-name="ce212"/>
          <table:table-cell table:style-name="ce392" office:value-type="string" calcext:value-type="string">
            <text:p>10 - 20 cm</text:p>
          </table:table-cell>
          <table:table-cell table:style-name="ce396"/>
          <table:table-cell table:style-name="ce362"/>
          <table:table-cell table:style-name="ce25"/>
          <table:table-cell table:style-name="ce25" office:value-type="float" office:value="15" calcext:value-type="float">
            <text:p>15,00</text:p>
          </table:table-cell>
          <table:table-cell table:style-name="ce25" table:number-columns-repeated="7"/>
          <table:table-cell table:style-name="ce25" office:value-type="float" office:value="34" calcext:value-type="float">
            <text:p>34,00</text:p>
          </table:table-cell>
          <table:table-cell table:style-name="ce25" table:number-columns-repeated="4"/>
          <table:table-cell table:style-name="ce25" office:value-type="float" office:value="19" calcext:value-type="float">
            <text:p>19,00</text:p>
          </table:table-cell>
          <table:table-cell table:style-name="ce25" table:number-columns-repeated="2"/>
          <table:table-cell table:style-name="ce136" office:value-type="float" office:value="17" calcext:value-type="float">
            <text:p>17,00</text:p>
          </table:table-cell>
          <table:table-cell table:style-name="ce384" table:formula="of:=AVERAGE([.D13:.V13])" office:value-type="float" office:value="21.25" calcext:value-type="float">
            <text:p>21,25</text:p>
          </table:table-cell>
          <table:table-cell table:number-columns-repeated="1001"/>
        </table:table-row>
        <table:table-row table:style-name="ro6">
          <table:table-cell table:style-name="ce210"/>
          <table:table-cell table:style-name="ce392" office:value-type="string" calcext:value-type="string">
            <text:p>20 - 30 cm</text:p>
          </table:table-cell>
          <table:table-cell table:style-name="ce396"/>
          <table:table-cell table:style-name="ce306" office:value-type="float" office:value="30" calcext:value-type="float">
            <text:p>30,00</text:p>
          </table:table-cell>
          <table:table-cell table:style-name="ce25" office:value-type="float" office:value="25" calcext:value-type="float">
            <text:p>25,00</text:p>
          </table:table-cell>
          <table:table-cell table:style-name="ce25" office:value-type="float" office:value="15" calcext:value-type="float">
            <text:p>15,00</text:p>
          </table:table-cell>
          <table:table-cell table:style-name="ce25" office:value-type="float" office:value="27.66" calcext:value-type="float">
            <text:p>27,66</text:p>
          </table:table-cell>
          <table:table-cell table:style-name="ce25" office:value-type="float" office:value="30" calcext:value-type="float">
            <text:p>30,00</text:p>
          </table:table-cell>
          <table:table-cell table:style-name="ce25"/>
          <table:table-cell table:style-name="ce25" office:value-type="float" office:value="34.33" calcext:value-type="float">
            <text:p>34,33</text:p>
          </table:table-cell>
          <table:table-cell table:style-name="ce25" office:value-type="float" office:value="29" calcext:value-type="float">
            <text:p>29,00</text:p>
          </table:table-cell>
          <table:table-cell table:style-name="ce25"/>
          <table:table-cell table:style-name="ce25" office:value-type="float" office:value="23" calcext:value-type="float">
            <text:p>23,00</text:p>
          </table:table-cell>
          <table:table-cell table:style-name="ce25" office:value-type="float" office:value="34" calcext:value-type="float">
            <text:p>34,00</text:p>
          </table:table-cell>
          <table:table-cell table:style-name="ce25" table:number-columns-repeated="4"/>
          <table:table-cell table:style-name="ce25" office:value-type="float" office:value="25" calcext:value-type="float">
            <text:p>25,00</text:p>
          </table:table-cell>
          <table:table-cell table:style-name="ce25" table:number-columns-repeated="2"/>
          <table:table-cell table:style-name="ce136" office:value-type="float" office:value="29" calcext:value-type="float">
            <text:p>29,00</text:p>
          </table:table-cell>
          <table:table-cell table:style-name="ce384" table:formula="of:=AVERAGE([.D14:.V14])" office:value-type="float" office:value="27.4536363636364" calcext:value-type="float">
            <text:p>27,45</text:p>
          </table:table-cell>
          <table:table-cell table:number-columns-repeated="1001"/>
        </table:table-row>
        <table:table-row table:style-name="ro6">
          <table:table-cell table:style-name="ce388" office:value-type="string" calcext:value-type="string">
            <text:p>EUCALIPTO</text:p>
          </table:table-cell>
          <table:table-cell table:style-name="ce392" office:value-type="string" calcext:value-type="string">
            <text:p>30 - 40 cm</text:p>
          </table:table-cell>
          <table:table-cell table:style-name="ce396"/>
          <table:table-cell table:style-name="ce306" office:value-type="float" office:value="30" calcext:value-type="float">
            <text:p>30,00</text:p>
          </table:table-cell>
          <table:table-cell table:style-name="ce25" office:value-type="float" office:value="27" calcext:value-type="float">
            <text:p>27,00</text:p>
          </table:table-cell>
          <table:table-cell table:style-name="ce25"/>
          <table:table-cell table:style-name="ce25" office:value-type="float" office:value="37.66" calcext:value-type="float">
            <text:p>37,66</text:p>
          </table:table-cell>
          <table:table-cell table:style-name="ce25" office:value-type="float" office:value="31" calcext:value-type="float">
            <text:p>31,00</text:p>
          </table:table-cell>
          <table:table-cell table:style-name="ce25"/>
          <table:table-cell table:style-name="ce25" office:value-type="float" office:value="39.33" calcext:value-type="float">
            <text:p>39,33</text:p>
          </table:table-cell>
          <table:table-cell table:style-name="ce25" office:value-type="float" office:value="35.42" calcext:value-type="float">
            <text:p>35,42</text:p>
          </table:table-cell>
          <table:table-cell table:style-name="ce25"/>
          <table:table-cell table:style-name="ce25" office:value-type="float" office:value="28" calcext:value-type="float">
            <text:p>28,00</text:p>
          </table:table-cell>
          <table:table-cell table:style-name="ce25" table:number-columns-repeated="3"/>
          <table:table-cell table:style-name="ce25" office:value-type="float" office:value="31.75" calcext:value-type="float">
            <text:p>31,75</text:p>
          </table:table-cell>
          <table:table-cell table:style-name="ce25"/>
          <table:table-cell table:style-name="ce25" office:value-type="float" office:value="35" calcext:value-type="float">
            <text:p>35,00</text:p>
          </table:table-cell>
          <table:table-cell table:style-name="ce25" table:number-columns-repeated="2"/>
          <table:table-cell table:style-name="ce136" office:value-type="float" office:value="35" calcext:value-type="float">
            <text:p>35,00</text:p>
          </table:table-cell>
          <table:table-cell table:style-name="ce384" table:formula="of:=AVERAGE([.D15:.V15])" office:value-type="float" office:value="33.016" calcext:value-type="float">
            <text:p>33,02</text:p>
          </table:table-cell>
          <table:table-cell table:number-columns-repeated="1001"/>
        </table:table-row>
        <table:table-row table:style-name="ro6">
          <table:table-cell table:style-name="ce214"/>
          <table:table-cell table:style-name="ce392" office:value-type="string" calcext:value-type="string">
            <text:p>&gt; 45cm</text:p>
          </table:table-cell>
          <table:table-cell table:style-name="ce396"/>
          <table:table-cell table:style-name="ce306"/>
          <table:table-cell table:style-name="ce25" office:value-type="float" office:value="30" calcext:value-type="float">
            <text:p>30,00</text:p>
          </table:table-cell>
          <table:table-cell table:style-name="ce25"/>
          <table:table-cell table:style-name="ce25" office:value-type="float" office:value="41" calcext:value-type="float">
            <text:p>41,00</text:p>
          </table:table-cell>
          <table:table-cell table:style-name="ce25" table:number-columns-repeated="2"/>
          <table:table-cell table:style-name="ce25" office:value-type="float" office:value="44.25" calcext:value-type="float">
            <text:p>44,25</text:p>
          </table:table-cell>
          <table:table-cell table:style-name="ce25" office:value-type="float" office:value="38.93" calcext:value-type="float">
            <text:p>38,93</text:p>
          </table:table-cell>
          <table:table-cell table:style-name="ce25"/>
          <table:table-cell table:style-name="ce25" office:value-type="float" office:value="31.5" calcext:value-type="float">
            <text:p>31,50</text:p>
          </table:table-cell>
          <table:table-cell table:style-name="ce25" table:number-columns-repeated="5"/>
          <table:table-cell table:style-name="ce25" office:value-type="float" office:value="46" calcext:value-type="float">
            <text:p>46,00</text:p>
          </table:table-cell>
          <table:table-cell table:style-name="ce25"/>
          <table:table-cell table:style-name="ce25" office:value-type="float" office:value="25" calcext:value-type="float">
            <text:p>25,00</text:p>
          </table:table-cell>
          <table:table-cell table:style-name="ce136" office:value-type="float" office:value="40" calcext:value-type="float">
            <text:p>40,00</text:p>
          </table:table-cell>
          <table:table-cell table:style-name="ce384" table:formula="of:=AVERAGE([.D16:.V16])" office:value-type="float" office:value="37.085" calcext:value-type="float">
            <text:p>37,09</text:p>
          </table:table-cell>
          <table:table-cell table:number-columns-repeated="1001"/>
        </table:table-row>
        <table:table-row table:style-name="ro6">
          <table:table-cell table:style-name="ce389" office:value-type="string" calcext:value-type="string">
            <text:p>CANELA</text:p>
          </table:table-cell>
          <table:table-cell table:style-name="ce393" office:value-type="string" calcext:value-type="string">
            <text:p>&gt; 30 cm</text:p>
          </table:table-cell>
          <table:table-cell table:style-name="ce30"/>
          <table:table-cell table:style-name="ce271"/>
          <table:table-cell table:style-name="ce136" table:number-columns-repeated="5"/>
          <table:table-cell table:style-name="ce136" office:value-type="float" office:value="49" calcext:value-type="float">
            <text:p>49,00</text:p>
          </table:table-cell>
          <table:table-cell table:style-name="ce136" office:value-type="float" office:value="38.17" calcext:value-type="float">
            <text:p>38,17</text:p>
          </table:table-cell>
          <table:table-cell table:style-name="ce136" table:number-columns-repeated="6"/>
          <table:table-cell table:style-name="ce136" office:value-type="float" office:value="38.25" calcext:value-type="float">
            <text:p>38,25</text:p>
          </table:table-cell>
          <table:table-cell table:style-name="ce136" office:value-type="float" office:value="35" calcext:value-type="float">
            <text:p>35,00</text:p>
          </table:table-cell>
          <table:table-cell table:style-name="ce136" table:number-columns-repeated="2"/>
          <table:table-cell table:style-name="ce136" office:value-type="float" office:value="40" calcext:value-type="float">
            <text:p>40,00</text:p>
          </table:table-cell>
          <table:table-cell table:style-name="ce384" table:formula="of:=AVERAGE([.D17:.V17])" office:value-type="float" office:value="40.084" calcext:value-type="float">
            <text:p>40,08</text:p>
          </table:table-cell>
          <table:table-cell table:number-columns-repeated="1001"/>
        </table:table-row>
        <table:table-row table:style-name="ro6">
          <table:table-cell table:style-name="ce389" office:value-type="string" calcext:value-type="string">
            <text:p>ANGICO</text:p>
          </table:table-cell>
          <table:table-cell table:style-name="ce393" office:value-type="string" calcext:value-type="string">
            <text:p>&gt; 30 cm</text:p>
          </table:table-cell>
          <table:table-cell table:style-name="ce30"/>
          <table:table-cell table:style-name="ce271"/>
          <table:table-cell table:style-name="ce136" table:number-columns-repeated="18"/>
          <table:table-cell table:style-name="ce384"/>
          <table:table-cell table:number-columns-repeated="1001"/>
        </table:table-row>
        <table:table-row table:style-name="ro6">
          <table:table-cell table:style-name="ce389" office:value-type="string" calcext:value-type="string">
            <text:p>PEROBA</text:p>
          </table:table-cell>
          <table:table-cell table:style-name="ce394" office:value-type="string" calcext:value-type="string">
            <text:p>&gt; 30 cm</text:p>
          </table:table-cell>
          <table:table-cell table:style-name="ce31"/>
          <table:table-cell table:style-name="ce268"/>
          <table:table-cell table:style-name="ce276" table:number-columns-repeated="16"/>
          <table:table-cell table:style-name="ce276" office:value-type="float" office:value="90" calcext:value-type="float">
            <text:p>90,00</text:p>
          </table:table-cell>
          <table:table-cell table:style-name="ce276"/>
          <table:table-cell table:style-name="ce384" table:formula="of:=AVERAGE([.D19:.V19])" office:value-type="float" office:value="90" calcext:value-type="float">
            <text:p>90,00</text:p>
          </table:table-cell>
          <table:table-cell table:number-columns-repeated="1001"/>
        </table:table-row>
        <table:table-row table:style-name="ro10">
          <table:table-cell table:style-name="ce137" office:value-type="string" calcext:value-type="string">
            <text:p>FONTE: SEAB/PR - DERAL/DEB</text:p>
          </table:table-cell>
          <table:table-cell table:style-name="ce137" table:number-columns-repeated="1023"/>
        </table:table-row>
        <table:table-row table:style-name="ro10">
          <table:table-cell/>
          <table:table-cell table:style-name="ce137" table:number-columns-repeated="5"/>
          <table:table-cell table:number-columns-repeated="1018"/>
        </table:table-row>
        <table:table-row table:style-name="ro10" table:number-rows-repeated="7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22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4" table:number-rows-repeated="21">
          <table:table-cell table:number-columns-repeated="1024"/>
        </table:table-row>
        <table:table-row table:style-name="ro7" table:number-rows-repeated="10485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DEIRAS" table:style-name="ta8">
        <table:shapes>
          <draw:line draw:z-index="0" draw:name="Linha 1" draw:style-name="gr3" draw:text-style-name="P3" svg:x1="19.84mm" svg:y1="148.03mm" svg:x2="19.87mm" svg:y2="148.03mm">
            <text:p/>
          </draw:line>
          <draw:line draw:z-index="1" draw:name="Linha 4" draw:style-name="gr3" draw:text-style-name="P3" svg:x1="18.72mm" svg:y1="37.87mm" svg:x2="23.23mm" svg:y2="33.67mm">
            <text:p/>
          </draw:line>
          <draw:line draw:z-index="2" draw:name="Linha 10" draw:style-name="gr5" draw:text-style-name="P3" svg:x1="0.27mm" svg:y1="17.5mm" svg:x2="69.89mm" svg:y2="38.12mm">
            <text:p/>
          </draw:line>
          <draw:line draw:z-index="3" draw:name="Linha 11" draw:style-name="gr5" draw:text-style-name="P3" svg:x1="0.83mm" svg:y1="148.03mm" svg:x2="70.45mm" svg:y2="168.86mm">
            <text:p/>
          </draw:line>
        </table:shapes>
        <table:table-column table:style-name="co39" table:default-cell-style-name="ce46"/>
        <table:table-column table:style-name="co7" table:default-cell-style-name="ce46"/>
        <table:table-column table:style-name="co40" table:default-cell-style-name="ce46"/>
        <table:table-column table:style-name="co4" table:number-columns-repeated="19" table:default-cell-style-name="ce46"/>
        <table:table-column table:style-name="co41" table:default-cell-style-name="ce46"/>
        <table:table-column table:style-name="co37" table:default-cell-style-name="ce46"/>
        <table:table-column table:style-name="co7" table:number-columns-repeated="233" table:default-cell-style-name="ce46"/>
        <table:table-column table:style-name="co7" table:number-columns-repeated="767" table:default-cell-style-name="Default"/>
        <table:table-row table:style-name="ro2">
          <table:table-cell table:style-name="ce397" office:value-type="string" calcext:value-type="string">
            <text:p>7.PREÇOS DE MADEIRAS SERRADAS <text:s/>NA SERRARIA R$/m3</text:p>
          </table:table-cell>
          <table:table-cell table:style-name="ce32" table:number-columns-repeated="5"/>
          <table:table-cell table:number-columns-repeated="10"/>
          <table:table-cell table:style-name="ce187" office:value-type="string" calcext:value-type="string">
            <text:p><text:s text:c="2"/>- <text:s/>SETEMBRO/99</text:p>
          </table:table-cell>
          <table:table-cell table:style-name="ce187" table:number-columns-repeated="2"/>
          <table:table-cell table:style-name="ce332"/>
          <table:table-cell table:number-columns-repeated="1004"/>
        </table:table-row>
        <table:table-row table:style-name="ro9">
          <table:table-cell table:number-columns-repeated="9"/>
          <table:table-cell table:style-name="ce3"/>
          <table:table-cell table:number-columns-repeated="1014"/>
        </table:table-row>
        <table:table-row table:style-name="ro4">
          <table:table-cell table:style-name="ce398" office:value-type="string" calcext:value-type="string">
            <text:p><text:s/>MADEIRA</text:p>
          </table:table-cell>
          <table:table-cell table:style-name="ce411" office:value-type="string" calcext:value-type="string">
            <text:p>TÁBUA</text:p>
          </table:table-cell>
          <table:table-cell table:style-name="ce424" office:value-type="string" calcext:value-type="string">
            <text:p>NÚCLEOS REGIONAIS</text:p>
          </table:table-cell>
          <table:table-cell table:style-name="ce131" office:value-type="string" calcext:value-type="string">
            <text:p>APUCARANA</text:p>
          </table:table-cell>
          <table:table-cell table:style-name="ce140" office:value-type="string" calcext:value-type="string">
            <text:p>C.MOURÃO</text:p>
          </table:table-cell>
          <table:table-cell table:style-name="ce142" office:value-type="string" calcext:value-type="string">
            <text:p>CASCAVEL</text:p>
          </table:table-cell>
          <table:table-cell table:style-name="ce149" office:value-type="string" calcext:value-type="string">
            <text:p>C.PROCÓPIO</text:p>
          </table:table-cell>
          <table:table-cell table:style-name="ce140" office:value-type="string" calcext:value-type="string">
            <text:p>CURITIBA</text:p>
          </table:table-cell>
          <table:table-cell table:style-name="ce142" office:value-type="string" calcext:value-type="string">
            <text:p>F.BELTRÃO</text:p>
          </table:table-cell>
          <table:table-cell table:style-name="ce161" office:value-type="string" calcext:value-type="string">
            <text:p>GUARAPUAVA</text:p>
          </table:table-cell>
          <table:table-cell table:style-name="ce142" office:value-type="string" calcext:value-type="string">
            <text:p>IRATI</text:p>
          </table:table-cell>
          <table:table-cell table:style-name="ce140" office:value-type="string" calcext:value-type="string">
            <text:p>IVAIPORÃ</text:p>
          </table:table-cell>
          <table:table-cell table:style-name="ce165" office:value-type="string" calcext:value-type="string">
            <text:p>JACAREZINHO</text:p>
          </table:table-cell>
          <table:table-cell table:style-name="ce140" office:value-type="string" calcext:value-type="string">
            <text:p>LONDRINA</text:p>
          </table:table-cell>
          <table:table-cell table:style-name="ce142" office:value-type="string" calcext:value-type="string">
            <text:p>MARINGÁ</text:p>
          </table:table-cell>
          <table:table-cell table:style-name="ce175" office:value-type="string" calcext:value-type="string">
            <text:p>PARANAGUÁ</text:p>
          </table:table-cell>
          <table:table-cell table:style-name="ce185" office:value-type="string" calcext:value-type="string">
            <text:p>PARANAVAÍ</text:p>
          </table:table-cell>
          <table:table-cell table:style-name="ce140" office:value-type="string" calcext:value-type="string">
            <text:p>P.BRANCO</text:p>
          </table:table-cell>
          <table:table-cell table:style-name="ce142" office:value-type="string" calcext:value-type="string">
            <text:p>P.GROSSA</text:p>
          </table:table-cell>
          <table:table-cell table:style-name="ce142" office:value-type="string" calcext:value-type="string">
            <text:p>TOLEDO</text:p>
          </table:table-cell>
          <table:table-cell table:style-name="ce188" office:value-type="string" calcext:value-type="string">
            <text:p>UMUARAMA</text:p>
          </table:table-cell>
          <table:table-cell table:style-name="ce189" office:value-type="string" calcext:value-type="string">
            <text:p>U.VITÓRIA</text:p>
          </table:table-cell>
          <table:table-cell table:style-name="ce437" office:value-type="string" calcext:value-type="string">
            <text:p>MÉDIA ESTADUAL</text:p>
          </table:table-cell>
          <table:table-cell table:number-columns-repeated="1001"/>
        </table:table-row>
        <table:table-row table:style-name="ro24">
          <table:table-cell table:style-name="ce211" office:value-type="string" calcext:value-type="string" table:number-columns-spanned="3" table:number-rows-spanned="1">
            <text:p>PINUS (1" x 4" x 2,40m)</text:p>
          </table:table-cell>
          <table:covered-table-cell table:style-name="ce412"/>
          <table:covered-table-cell table:style-name="ce425"/>
          <table:table-cell table:style-name="ce435" office:value-type="float" office:value="120" calcext:value-type="float">
            <text:p>120,00</text:p>
          </table:table-cell>
          <table:table-cell table:style-name="ce328" office:value-type="float" office:value="130" calcext:value-type="float">
            <text:p>130,00</text:p>
          </table:table-cell>
          <table:table-cell table:style-name="ce328" office:value-type="float" office:value="140" calcext:value-type="float">
            <text:p>140,00</text:p>
          </table:table-cell>
          <table:table-cell table:style-name="ce328"/>
          <table:table-cell table:style-name="ce328" office:value-type="float" office:value="120" calcext:value-type="float">
            <text:p>120,00</text:p>
          </table:table-cell>
          <table:table-cell table:style-name="ce328" office:value-type="float" office:value="110" calcext:value-type="float">
            <text:p>110,00</text:p>
          </table:table-cell>
          <table:table-cell table:style-name="ce328" office:value-type="float" office:value="140" calcext:value-type="float">
            <text:p>140,00</text:p>
          </table:table-cell>
          <table:table-cell table:style-name="ce328" office:value-type="float" office:value="110" calcext:value-type="float">
            <text:p>110,00</text:p>
          </table:table-cell>
          <table:table-cell table:style-name="ce328"/>
          <table:table-cell table:style-name="ce328" office:value-type="float" office:value="170" calcext:value-type="float">
            <text:p>170,00</text:p>
          </table:table-cell>
          <table:table-cell table:style-name="ce328" office:value-type="float" office:value="108.33" calcext:value-type="float">
            <text:p>108,33</text:p>
          </table:table-cell>
          <table:table-cell table:style-name="ce328" office:value-type="float" office:value="132" calcext:value-type="float">
            <text:p>132,00</text:p>
          </table:table-cell>
          <table:table-cell table:style-name="ce328"/>
          <table:table-cell table:style-name="ce328" office:value-type="float" office:value="113.33" calcext:value-type="float">
            <text:p>113,33</text:p>
          </table:table-cell>
          <table:table-cell table:style-name="ce328" office:value-type="float" office:value="115" calcext:value-type="float">
            <text:p>115,00</text:p>
          </table:table-cell>
          <table:table-cell table:style-name="ce328" office:value-type="float" office:value="130" calcext:value-type="float">
            <text:p>130,00</text:p>
          </table:table-cell>
          <table:table-cell table:style-name="ce328" office:value-type="float" office:value="107" calcext:value-type="float">
            <text:p>107,00</text:p>
          </table:table-cell>
          <table:table-cell table:style-name="ce328"/>
          <table:table-cell table:style-name="ce328" office:value-type="float" office:value="130" calcext:value-type="float">
            <text:p>130,00</text:p>
          </table:table-cell>
          <table:table-cell table:style-name="ce438" table:formula="of:=AVERAGE([.D4:.V4])" office:value-type="float" office:value="125.044" calcext:value-type="float">
            <text:p>125,04</text:p>
          </table:table-cell>
          <table:table-cell table:number-columns-repeated="1001"/>
        </table:table-row>
        <table:table-row table:style-name="ro24">
          <table:table-cell table:style-name="ce211" office:value-type="string" calcext:value-type="string" table:number-columns-spanned="3" table:number-rows-spanned="1">
            <text:p>ARAUCÁRIA( 1" x 4" x 2,40m)</text:p>
          </table:table-cell>
          <table:covered-table-cell table:style-name="ce412"/>
          <table:covered-table-cell table:style-name="ce425"/>
          <table:table-cell table:style-name="ce363"/>
          <table:table-cell table:style-name="ce25" office:value-type="float" office:value="150" calcext:value-type="float">
            <text:p>150,00</text:p>
          </table:table-cell>
          <table:table-cell table:style-name="ce25" office:value-type="float" office:value="200" calcext:value-type="float">
            <text:p>200,00</text:p>
          </table:table-cell>
          <table:table-cell table:style-name="ce25"/>
          <table:table-cell table:number-columns-repeated="2" table:style-name="ce25" office:value-type="float" office:value="250" calcext:value-type="float">
            <text:p>250,00</text:p>
          </table:table-cell>
          <table:table-cell table:style-name="ce25" office:value-type="float" office:value="376.67" calcext:value-type="float">
            <text:p>376,67</text:p>
          </table:table-cell>
          <table:table-cell table:style-name="ce25" office:value-type="float" office:value="212.27" calcext:value-type="float">
            <text:p>212,27</text:p>
          </table:table-cell>
          <table:table-cell table:style-name="ce25" table:number-columns-repeated="6"/>
          <table:table-cell table:style-name="ce25" office:value-type="float" office:value="243" calcext:value-type="float">
            <text:p>243,00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5" table:number-columns-repeated="2"/>
          <table:table-cell table:style-name="ce25" office:value-type="float" office:value="226" calcext:value-type="float">
            <text:p>226,00</text:p>
          </table:table-cell>
          <table:table-cell table:style-name="ce438" table:formula="of:=AVERAGE([.D5:.V5])" office:value-type="float" office:value="240.882222222222" calcext:value-type="float">
            <text:p>240,88</text:p>
          </table:table-cell>
          <table:table-cell table:number-columns-repeated="1001"/>
        </table:table-row>
        <table:table-row table:style-name="ro24">
          <table:table-cell table:style-name="ce211" office:value-type="string" calcext:value-type="string" table:number-columns-spanned="3" table:number-rows-spanned="1">
            <text:p>EUCALIPTO (1"x 4" x 2,40m)</text:p>
          </table:table-cell>
          <table:covered-table-cell table:style-name="ce412"/>
          <table:covered-table-cell table:style-name="ce425"/>
          <table:table-cell table:style-name="ce363" office:value-type="float" office:value="120" calcext:value-type="float">
            <text:p>120,00</text:p>
          </table:table-cell>
          <table:table-cell table:style-name="ce25" office:value-type="float" office:value="130" calcext:value-type="float">
            <text:p>130,00</text:p>
          </table:table-cell>
          <table:table-cell table:style-name="ce25" office:value-type="float" office:value="160" calcext:value-type="float">
            <text:p>160,00</text:p>
          </table:table-cell>
          <table:table-cell table:style-name="ce25" office:value-type="float" office:value="143.33" calcext:value-type="float">
            <text:p>143,33</text:p>
          </table:table-cell>
          <table:table-cell table:style-name="ce25" office:value-type="float" office:value="130" calcext:value-type="float">
            <text:p>130,00</text:p>
          </table:table-cell>
          <table:table-cell table:style-name="ce25" office:value-type="float" office:value="115" calcext:value-type="float">
            <text:p>115,00</text:p>
          </table:table-cell>
          <table:table-cell table:style-name="ce25" office:value-type="float" office:value="120" calcext:value-type="float">
            <text:p>120,00</text:p>
          </table:table-cell>
          <table:table-cell table:style-name="ce25" office:value-type="float" office:value="124.29" calcext:value-type="float">
            <text:p>124,29</text:p>
          </table:table-cell>
          <table:table-cell table:style-name="ce25"/>
          <table:table-cell table:style-name="ce25" office:value-type="float" office:value="150" calcext:value-type="float">
            <text:p>150,00</text:p>
          </table:table-cell>
          <table:table-cell table:style-name="ce25"/>
          <table:table-cell table:style-name="ce25" office:value-type="float" office:value="112" calcext:value-type="float">
            <text:p>112,00</text:p>
          </table:table-cell>
          <table:table-cell table:style-name="ce25"/>
          <table:table-cell table:style-name="ce25" office:value-type="float" office:value="125" calcext:value-type="float">
            <text:p>125,00</text:p>
          </table:table-cell>
          <table:table-cell table:style-name="ce25"/>
          <table:table-cell table:style-name="ce25" office:value-type="float" office:value="135" calcext:value-type="float">
            <text:p>135,00</text:p>
          </table:table-cell>
          <table:table-cell table:style-name="ce25"/>
          <table:table-cell table:style-name="ce25" office:value-type="float" office:value="147.5" calcext:value-type="float">
            <text:p>147,50</text:p>
          </table:table-cell>
          <table:table-cell table:style-name="ce25" office:value-type="float" office:value="135" calcext:value-type="float">
            <text:p>135,00</text:p>
          </table:table-cell>
          <table:table-cell table:style-name="ce438" table:formula="of:=AVERAGE([.D6:.V6])" office:value-type="float" office:value="131.937142857143" calcext:value-type="float">
            <text:p>131,94</text:p>
          </table:table-cell>
          <table:table-cell table:number-columns-repeated="1001"/>
        </table:table-row>
        <table:table-row table:style-name="ro24">
          <table:table-cell table:style-name="ce211" office:value-type="string" calcext:value-type="string" table:number-columns-spanned="3" table:number-rows-spanned="1">
            <text:p>GREVÍLEA (1"x 4" x 2,40m)</text:p>
          </table:table-cell>
          <table:covered-table-cell table:style-name="ce412"/>
          <table:covered-table-cell table:style-name="ce425"/>
          <table:table-cell table:style-name="ce363" office:value-type="float" office:value="120" calcext:value-type="float">
            <text:p>120,00</text:p>
          </table:table-cell>
          <table:table-cell table:style-name="ce25" office:value-type="float" office:value="130" calcext:value-type="float">
            <text:p>130,00</text:p>
          </table:table-cell>
          <table:table-cell table:style-name="ce25"/>
          <table:table-cell table:style-name="ce25" office:value-type="float" office:value="115" calcext:value-type="float">
            <text:p>115,00</text:p>
          </table:table-cell>
          <table:table-cell table:style-name="ce25" table:number-columns-repeated="5"/>
          <table:table-cell table:style-name="ce25" office:value-type="float" office:value="138" calcext:value-type="float">
            <text:p>138,00</text:p>
          </table:table-cell>
          <table:table-cell table:style-name="ce25"/>
          <table:table-cell table:style-name="ce25" office:value-type="float" office:value="108" calcext:value-type="float">
            <text:p>108,00</text:p>
          </table:table-cell>
          <table:table-cell table:style-name="ce25"/>
          <table:table-cell table:style-name="ce25" office:value-type="float" office:value="115" calcext:value-type="float">
            <text:p>115,00</text:p>
          </table:table-cell>
          <table:table-cell table:style-name="ce25" table:number-columns-repeated="3"/>
          <table:table-cell table:style-name="ce25" office:value-type="float" office:value="147.5" calcext:value-type="float">
            <text:p>147,50</text:p>
          </table:table-cell>
          <table:table-cell table:style-name="ce25"/>
          <table:table-cell table:style-name="ce438" table:formula="of:=AVERAGE([.D7:.V7])" office:value-type="float" office:value="124.785714285714" calcext:value-type="float">
            <text:p>124,79</text:p>
          </table:table-cell>
          <table:table-cell table:number-columns-repeated="1001"/>
        </table:table-row>
        <table:table-row table:style-name="ro24">
          <table:table-cell table:style-name="ce211" office:value-type="string" calcext:value-type="string" table:number-columns-spanned="3" table:number-rows-spanned="1">
            <text:p>CEDRO ( 1" x 4" x 2,40m)</text:p>
          </table:table-cell>
          <table:covered-table-cell table:style-name="ce412"/>
          <table:covered-table-cell table:style-name="ce425"/>
          <table:table-cell table:style-name="ce306"/>
          <table:table-cell table:style-name="ce25" table:number-columns-repeated="5"/>
          <table:table-cell table:style-name="ce25" office:value-type="float" office:value="362.5" calcext:value-type="float">
            <text:p>362,50</text:p>
          </table:table-cell>
          <table:table-cell table:style-name="ce25" office:value-type="float" office:value="248.7" calcext:value-type="float">
            <text:p>248,70</text:p>
          </table:table-cell>
          <table:table-cell table:style-name="ce25" table:number-columns-repeated="6"/>
          <table:table-cell table:style-name="ce25" office:value-type="float" office:value="232.5" calcext:value-type="float">
            <text:p>232,50</text:p>
          </table:table-cell>
          <table:table-cell table:style-name="ce25" table:number-columns-repeated="3"/>
          <table:table-cell table:style-name="ce25" office:value-type="float" office:value="220" calcext:value-type="float">
            <text:p>220,00</text:p>
          </table:table-cell>
          <table:table-cell table:style-name="ce438" table:formula="of:=AVERAGE([.D8:.V8])" office:value-type="float" office:value="265.925" calcext:value-type="float">
            <text:p>265,93</text:p>
          </table:table-cell>
          <table:table-cell table:number-columns-repeated="1001"/>
        </table:table-row>
        <table:table-row table:style-name="ro24" table:visibility="collapse">
          <table:table-cell table:style-name="ce208" office:value-type="string" calcext:value-type="string" table:number-columns-spanned="3" table:number-rows-spanned="1">
            <text:p>OUTRAS <text:span text:style-name="T8">(discriminar)</text:span></text:p>
          </table:table-cell>
          <table:covered-table-cell table:style-name="ce413"/>
          <table:covered-table-cell table:style-name="ce426"/>
          <table:table-cell table:style-name="ce306"/>
          <table:table-cell table:style-name="ce25" table:number-columns-repeated="18"/>
          <table:table-cell table:style-name="ce438" table:formula="of:=AVERAGE([.D9:.V9])" office:value-type="string" office:string-value="" calcext:value-type="error">
            <text:p>#DIV/0!</text:p>
          </table:table-cell>
          <table:table-cell table:number-columns-repeated="1001"/>
        </table:table-row>
        <table:table-row table:style-name="ro24">
          <table:table-cell table:style-name="ce399" office:value-type="string" calcext:value-type="string">
            <text:p><text:s text:c="15"/>IMBUIA (1,5" x 9" x 2,20m)</text:p>
          </table:table-cell>
          <table:table-cell table:style-name="ce414"/>
          <table:table-cell table:style-name="ce427"/>
          <table:table-cell table:style-name="ce306"/>
          <table:table-cell table:style-name="ce25" table:number-columns-repeated="5"/>
          <table:table-cell table:style-name="ce25" office:value-type="float" office:value="418.33" calcext:value-type="float">
            <text:p>418,33</text:p>
          </table:table-cell>
          <table:table-cell table:style-name="ce25" office:value-type="float" office:value="317.78" calcext:value-type="float">
            <text:p>317,78</text:p>
          </table:table-cell>
          <table:table-cell table:style-name="ce25" table:number-columns-repeated="6"/>
          <table:table-cell table:style-name="ce25" office:value-type="float" office:value="290" calcext:value-type="float">
            <text:p>290,00</text:p>
          </table:table-cell>
          <table:table-cell table:style-name="ce25" table:number-columns-repeated="3"/>
          <table:table-cell table:style-name="ce25" office:value-type="float" office:value="280" calcext:value-type="float">
            <text:p>280,00</text:p>
          </table:table-cell>
          <table:table-cell table:style-name="ce438" table:formula="of:=AVERAGE([.D10:.V10])" office:value-type="float" office:value="326.5275" calcext:value-type="float">
            <text:p>326,53</text:p>
          </table:table-cell>
          <table:table-cell table:number-columns-repeated="1001"/>
        </table:table-row>
        <table:table-row table:style-name="ro24">
          <table:table-cell table:style-name="ce399" office:value-type="string" calcext:value-type="string">
            <text:p><text:s text:c="15"/>IMBUIA (1,5" x 5" x 2,20m)</text:p>
          </table:table-cell>
          <table:table-cell table:style-name="ce414"/>
          <table:table-cell table:style-name="ce427"/>
          <table:table-cell table:style-name="ce306"/>
          <table:table-cell table:style-name="ce25" table:number-columns-repeated="3"/>
          <table:table-cell table:style-name="ce25" office:value-type="float" office:value="280" calcext:value-type="float">
            <text:p>280,00</text:p>
          </table:table-cell>
          <table:table-cell table:style-name="ce25"/>
          <table:table-cell table:style-name="ce25" office:value-type="float" office:value="415" calcext:value-type="float">
            <text:p>415,00</text:p>
          </table:table-cell>
          <table:table-cell table:style-name="ce25" office:value-type="float" office:value="291.11" calcext:value-type="float">
            <text:p>291,11</text:p>
          </table:table-cell>
          <table:table-cell table:style-name="ce25" table:number-columns-repeated="6"/>
          <table:table-cell table:style-name="ce25" office:value-type="float" office:value="290" calcext:value-type="float">
            <text:p>290,00</text:p>
          </table:table-cell>
          <table:table-cell table:style-name="ce25" table:number-columns-repeated="3"/>
          <table:table-cell table:style-name="ce25" office:value-type="float" office:value="266" calcext:value-type="float">
            <text:p>266,00</text:p>
          </table:table-cell>
          <table:table-cell table:style-name="ce438" table:formula="of:=AVERAGE([.D11:.V11])" office:value-type="float" office:value="308.422" calcext:value-type="float">
            <text:p>308,42</text:p>
          </table:table-cell>
          <table:table-cell table:number-columns-repeated="1001"/>
        </table:table-row>
        <table:table-row table:style-name="ro24">
          <table:table-cell table:style-name="ce400" office:value-type="string" calcext:value-type="string">
            <text:p><text:s text:c="15"/>CEREJEIRA ( 1,5" x 5" x 2,20m)</text:p>
          </table:table-cell>
          <table:table-cell table:style-name="ce76"/>
          <table:table-cell table:style-name="ce428"/>
          <table:table-cell table:style-name="ce306"/>
          <table:table-cell table:style-name="ce25" table:number-columns-repeated="16"/>
          <table:table-cell table:style-name="ce25" office:value-type="float" office:value="500" calcext:value-type="float">
            <text:p>500,00</text:p>
          </table:table-cell>
          <table:table-cell table:style-name="ce25"/>
          <table:table-cell table:style-name="ce438" table:formula="of:=AVERAGE([.D12:.V12])" office:value-type="float" office:value="500" calcext:value-type="float">
            <text:p>500,00</text:p>
          </table:table-cell>
          <table:table-cell table:number-columns-repeated="1001"/>
        </table:table-row>
        <table:table-row table:style-name="ro24">
          <table:table-cell table:style-name="ce401" office:value-type="string" calcext:value-type="string">
            <text:p><text:s text:c="14"/>MOGNO (1,5" x 5" x 2,20m)</text:p>
          </table:table-cell>
          <table:table-cell table:style-name="ce415" table:number-columns-repeated="2"/>
          <table:table-cell table:style-name="ce307"/>
          <table:table-cell table:style-name="ce325"/>
          <table:table-cell table:style-name="ce25"/>
          <table:table-cell table:style-name="ce325" table:number-columns-repeated="16"/>
          <table:table-cell table:style-name="ce439"/>
          <table:table-cell table:number-columns-repeated="1001"/>
        </table:table-row>
        <table:table-row table:style-name="ro10">
          <table:table-cell table:style-name="ce14" office:value-type="string" calcext:value-type="string">
            <text:p>FONTE: SEAB/PR - DERAL/DEB</text:p>
          </table:table-cell>
          <table:table-cell table:style-name="ce416" table:number-columns-repeated="23"/>
          <table:table-cell table:number-columns-repeated="1000"/>
        </table:table-row>
        <table:table-row table:style-name="ro10">
          <table:table-cell table:style-name="ce402"/>
          <table:table-cell table:style-name="ce416" table:number-columns-repeated="23"/>
          <table:table-cell table:number-columns-repeated="1000"/>
        </table:table-row>
        <table:table-row table:style-name="ro10">
          <table:table-cell table:style-name="ce402"/>
          <table:table-cell table:style-name="ce416" table:number-columns-repeated="6"/>
          <table:table-cell table:style-name="ce3"/>
          <table:table-cell table:style-name="ce416" table:number-columns-repeated="16"/>
          <table:table-cell table:number-columns-repeated="1000"/>
        </table:table-row>
        <table:table-row table:style-name="ro10" table:visibility="collapse">
          <table:table-cell table:style-name="ce402"/>
          <table:table-cell table:style-name="ce416" table:number-columns-repeated="4"/>
          <table:table-cell table:style-name="ce429"/>
          <table:table-cell table:style-name="ce416" table:number-columns-repeated="1018"/>
        </table:table-row>
        <table:table-row table:style-name="ro10" table:number-rows-repeated="2">
          <table:table-cell table:style-name="ce402"/>
          <table:table-cell table:style-name="ce416" table:number-columns-repeated="1023"/>
        </table:table-row>
        <table:table-row table:style-name="ro25">
          <table:table-cell table:style-name="ce397" office:value-type="string" calcext:value-type="string">
            <text:p>7.1.PREÇOS DE RESÍDUOS POSTO EM SERRARIA R$</text:p>
          </table:table-cell>
          <table:table-cell table:style-name="ce32" table:number-columns-repeated="5"/>
          <table:table-cell table:style-name="ce416" table:number-columns-repeated="8"/>
          <table:table-cell table:style-name="ce416" office:value-type="string" calcext:value-type="string">
            <text:p> <text:span text:style-name="T5"> -   SETEMBRO/99</text:span></text:p>
          </table:table-cell>
          <table:table-cell table:style-name="ce416" table:number-columns-repeated="1009"/>
        </table:table-row>
        <table:table-row table:style-name="ro10">
          <table:table-cell table:style-name="ce403"/>
          <table:table-cell table:style-name="ce32" table:number-columns-repeated="5"/>
          <table:table-cell table:style-name="ce416" table:number-columns-repeated="1018"/>
        </table:table-row>
        <table:table-row table:style-name="ro19">
          <table:table-cell table:style-name="ce404" office:value-type="string" calcext:value-type="string">
            <text:p>TIPO DE RESÍDUOS</text:p>
          </table:table-cell>
          <table:table-cell table:style-name="ce417"/>
          <table:table-cell table:style-name="ce429" office:value-type="string" calcext:value-type="string">
            <text:p>NÚCLEOS REGIONAIS</text:p>
          </table:table-cell>
          <table:table-cell table:style-name="ce131" office:value-type="string" calcext:value-type="string">
            <text:p>APUCARANA</text:p>
          </table:table-cell>
          <table:table-cell table:style-name="ce140" office:value-type="string" calcext:value-type="string">
            <text:p>C.MOURÃO</text:p>
          </table:table-cell>
          <table:table-cell table:style-name="ce142" office:value-type="string" calcext:value-type="string">
            <text:p>CASCAVEL</text:p>
          </table:table-cell>
          <table:table-cell table:style-name="ce142" office:value-type="string" calcext:value-type="string">
            <text:p>C.PROCÓPIO</text:p>
          </table:table-cell>
          <table:table-cell table:style-name="ce140" office:value-type="string" calcext:value-type="string">
            <text:p>CURITIBA</text:p>
          </table:table-cell>
          <table:table-cell table:style-name="ce142" office:value-type="string" calcext:value-type="string">
            <text:p>F.BELTRÃO</text:p>
          </table:table-cell>
          <table:table-cell table:style-name="ce161" office:value-type="string" calcext:value-type="string">
            <text:p>GUARAPUAVA</text:p>
          </table:table-cell>
          <table:table-cell table:style-name="ce142" office:value-type="string" calcext:value-type="string">
            <text:p>IRATI</text:p>
          </table:table-cell>
          <table:table-cell table:style-name="ce140" office:value-type="string" calcext:value-type="string">
            <text:p>IVAIPORÃ</text:p>
          </table:table-cell>
          <table:table-cell table:style-name="ce165" office:value-type="string" calcext:value-type="string">
            <text:p>JACAREZINHO</text:p>
          </table:table-cell>
          <table:table-cell table:style-name="ce140" office:value-type="string" calcext:value-type="string">
            <text:p>LONDRINA</text:p>
          </table:table-cell>
          <table:table-cell table:style-name="ce142" office:value-type="string" calcext:value-type="string">
            <text:p>MARINGÁ</text:p>
          </table:table-cell>
          <table:table-cell table:style-name="ce175" office:value-type="string" calcext:value-type="string">
            <text:p>PARANAGUÁ</text:p>
          </table:table-cell>
          <table:table-cell table:style-name="ce185" office:value-type="string" calcext:value-type="string">
            <text:p>PARANAVAÍ</text:p>
          </table:table-cell>
          <table:table-cell table:style-name="ce140" office:value-type="string" calcext:value-type="string">
            <text:p>P.BRANCO</text:p>
          </table:table-cell>
          <table:table-cell table:style-name="ce142" office:value-type="string" calcext:value-type="string">
            <text:p>P.GROSSA</text:p>
          </table:table-cell>
          <table:table-cell table:style-name="ce142" office:value-type="string" calcext:value-type="string">
            <text:p>TOLEDO</text:p>
          </table:table-cell>
          <table:table-cell table:style-name="ce188" office:value-type="string" calcext:value-type="string">
            <text:p>UMUARAMA</text:p>
          </table:table-cell>
          <table:table-cell table:style-name="ce189" office:value-type="string" calcext:value-type="string">
            <text:p>U.VITÓRIA</text:p>
          </table:table-cell>
          <table:table-cell table:style-name="ce437" office:value-type="string" calcext:value-type="string">
            <text:p>MÉDIA ESTADUAL</text:p>
          </table:table-cell>
          <table:table-cell table:style-name="ce416" table:number-columns-repeated="1001"/>
        </table:table-row>
        <table:table-row table:style-name="ro20">
          <table:table-cell table:style-name="ce405" office:value-type="string" calcext:value-type="string" table:number-columns-spanned="3" table:number-rows-spanned="1">
            <text:p>SEPILHO / <text:s/>PÓ DE SERRA <text:s/>(M3)</text:p>
          </table:table-cell>
          <table:covered-table-cell table:style-name="ce418"/>
          <table:covered-table-cell table:style-name="ce430"/>
          <table:table-cell table:style-name="ce308"/>
          <table:table-cell table:style-name="ce328"/>
          <table:table-cell table:style-name="ce328" office:value-type="float" office:value="1.05" calcext:value-type="float">
            <text:p>1,05</text:p>
          </table:table-cell>
          <table:table-cell table:style-name="ce328"/>
          <table:table-cell table:style-name="ce328" office:value-type="float" office:value="1" calcext:value-type="float">
            <text:p>1,00</text:p>
          </table:table-cell>
          <table:table-cell table:style-name="ce328"/>
          <table:table-cell table:style-name="ce328" office:value-type="float" office:value="1.05" calcext:value-type="float">
            <text:p>1,05</text:p>
          </table:table-cell>
          <table:table-cell table:style-name="ce328" office:value-type="float" office:value="1.5" calcext:value-type="float">
            <text:p>1,50</text:p>
          </table:table-cell>
          <table:table-cell table:style-name="ce328"/>
          <table:table-cell table:style-name="ce328" office:value-type="float" office:value="3" calcext:value-type="float">
            <text:p>3,00</text:p>
          </table:table-cell>
          <table:table-cell table:style-name="ce328" office:value-type="float" office:value="2.65" calcext:value-type="float">
            <text:p>2,65</text:p>
          </table:table-cell>
          <table:table-cell table:style-name="ce328" table:number-columns-repeated="3"/>
          <table:table-cell table:style-name="ce328" office:value-type="float" office:value="2.67" calcext:value-type="float">
            <text:p>2,67</text:p>
          </table:table-cell>
          <table:table-cell table:style-name="ce328" office:value-type="float" office:value="3" calcext:value-type="float">
            <text:p>3,00</text:p>
          </table:table-cell>
          <table:table-cell table:style-name="ce328" office:value-type="float" office:value="2.5" calcext:value-type="float">
            <text:p>2,50</text:p>
          </table:table-cell>
          <table:table-cell table:style-name="ce328"/>
          <table:table-cell table:style-name="ce328" office:value-type="float" office:value="2" calcext:value-type="float">
            <text:p>2,00</text:p>
          </table:table-cell>
          <table:table-cell table:style-name="ce438" table:formula="of:=AVERAGE([.D23:.V23])" office:value-type="float" office:value="2.042" calcext:value-type="float">
            <text:p>2,04</text:p>
          </table:table-cell>
          <table:table-cell table:number-columns-repeated="1001"/>
        </table:table-row>
        <table:table-row table:style-name="ro20">
          <table:table-cell table:style-name="ce406" office:value-type="string" calcext:value-type="string">
            <text:p><text:s text:c="10"/>REFIO ( M/ESTÉREO)</text:p>
          </table:table-cell>
          <table:table-cell table:style-name="ce419"/>
          <table:table-cell table:style-name="ce431"/>
          <table:table-cell table:style-name="ce306"/>
          <table:table-cell table:style-name="ce25" office:value-type="float" office:value="7" calcext:value-type="float">
            <text:p>7,00</text:p>
          </table:table-cell>
          <table:table-cell table:style-name="ce25" office:value-type="float" office:value="2.5" calcext:value-type="float">
            <text:p>2,50</text:p>
          </table:table-cell>
          <table:table-cell table:style-name="ce25"/>
          <table:table-cell table:style-name="ce25" office:value-type="float" office:value="3" calcext:value-type="float">
            <text:p>3,00</text:p>
          </table:table-cell>
          <table:table-cell table:style-name="ce25" office:value-type="float" office:value="3.3" calcext:value-type="float">
            <text:p>3,30</text:p>
          </table:table-cell>
          <table:table-cell table:style-name="ce25" office:value-type="float" office:value="2.5" calcext:value-type="float">
            <text:p>2,50</text:p>
          </table:table-cell>
          <table:table-cell table:style-name="ce25" office:value-type="float" office:value="2.26" calcext:value-type="float">
            <text:p>2,26</text:p>
          </table:table-cell>
          <table:table-cell table:style-name="ce25" table:number-columns-repeated="6"/>
          <table:table-cell table:style-name="ce25" office:value-type="float" office:value="3" calcext:value-type="float">
            <text:p>3,00</text:p>
          </table:table-cell>
          <table:table-cell table:style-name="ce25" office:value-type="float" office:value="2.5" calcext:value-type="float">
            <text:p>2,50</text:p>
          </table:table-cell>
          <table:table-cell table:style-name="ce25" table:number-columns-repeated="3"/>
          <table:table-cell table:style-name="ce438" table:formula="of:=AVERAGE([.D24:.V24])" office:value-type="float" office:value="3.2575" calcext:value-type="float">
            <text:p>3,26</text:p>
          </table:table-cell>
          <table:table-cell table:number-columns-repeated="1001"/>
        </table:table-row>
        <table:table-row table:style-name="ro20">
          <table:table-cell table:style-name="ce407"/>
          <table:table-cell table:style-name="ce420" office:value-type="string" calcext:value-type="string">
            <text:p>COSTANEIRAS (DZ)</text:p>
          </table:table-cell>
          <table:table-cell table:style-name="ce425"/>
          <table:table-cell table:style-name="ce436" office:value-type="float" office:value="6" calcext:value-type="float">
            <text:p>6,00</text:p>
          </table:table-cell>
          <table:table-cell table:style-name="ce325" office:value-type="float" office:value="3" calcext:value-type="float">
            <text:p>3,00</text:p>
          </table:table-cell>
          <table:table-cell table:style-name="ce325" office:value-type="float" office:value="5.17" calcext:value-type="float">
            <text:p>5,17</text:p>
          </table:table-cell>
          <table:table-cell table:style-name="ce325"/>
          <table:table-cell table:style-name="ce325" office:value-type="float" office:value="4" calcext:value-type="float">
            <text:p>4,00</text:p>
          </table:table-cell>
          <table:table-cell table:style-name="ce325" office:value-type="float" office:value="3.8" calcext:value-type="float">
            <text:p>3,80</text:p>
          </table:table-cell>
          <table:table-cell table:style-name="ce325" office:value-type="float" office:value="5.17" calcext:value-type="float">
            <text:p>5,17</text:p>
          </table:table-cell>
          <table:table-cell table:style-name="ce325" office:value-type="float" office:value="3.5" calcext:value-type="float">
            <text:p>3,50</text:p>
          </table:table-cell>
          <table:table-cell table:style-name="ce325" table:number-columns-repeated="6"/>
          <table:table-cell table:style-name="ce325" office:value-type="float" office:value="6.7" calcext:value-type="float">
            <text:p>6,70</text:p>
          </table:table-cell>
          <table:table-cell table:style-name="ce325" office:value-type="float" office:value="5" calcext:value-type="float">
            <text:p>5,00</text:p>
          </table:table-cell>
          <table:table-cell table:style-name="ce325" office:value-type="float" office:value="3.4" calcext:value-type="float">
            <text:p>3,40</text:p>
          </table:table-cell>
          <table:table-cell table:style-name="ce325" table:number-columns-repeated="2"/>
          <table:table-cell table:style-name="ce438" table:formula="of:=AVERAGE([.D25:.V25])" office:value-type="float" office:value="4.574" calcext:value-type="float">
            <text:p>4,57</text:p>
          </table:table-cell>
          <table:table-cell table:number-columns-repeated="1001"/>
        </table:table-row>
        <table:table-row table:style-name="ro10" table:visibility="collapse">
          <table:table-cell table:style-name="ce408"/>
          <table:table-cell table:style-name="ce421"/>
          <table:table-cell table:style-name="ce432"/>
          <table:table-cell table:style-name="ce373" table:number-columns-repeated="2"/>
          <table:table-cell table:style-name="ce364"/>
          <table:table-cell table:style-name="ce367"/>
          <table:table-cell table:style-name="ce373"/>
          <table:table-cell table:style-name="ce364"/>
          <table:table-cell table:style-name="ce367"/>
          <table:table-cell table:style-name="ce364"/>
          <table:table-cell table:style-name="ce367"/>
          <table:table-cell table:style-name="ce364"/>
          <table:table-cell table:style-name="ce367"/>
          <table:table-cell table:style-name="ce364"/>
          <table:table-cell table:style-name="ce367"/>
          <table:table-cell table:style-name="ce364"/>
          <table:table-cell table:style-name="ce367"/>
          <table:table-cell table:style-name="ce364"/>
          <table:table-cell table:style-name="ce367"/>
          <table:table-cell table:style-name="ce377"/>
          <table:table-cell table:number-columns-repeated="1003"/>
        </table:table-row>
        <table:table-row table:style-name="ro10" table:visibility="collapse">
          <table:table-cell table:style-name="ce409"/>
          <table:table-cell table:style-name="ce422"/>
          <table:table-cell table:style-name="ce433"/>
          <table:table-cell table:style-name="ce373" table:number-columns-repeated="2"/>
          <table:table-cell table:style-name="ce364"/>
          <table:table-cell table:style-name="ce367"/>
          <table:table-cell table:style-name="ce373"/>
          <table:table-cell table:style-name="ce364"/>
          <table:table-cell table:style-name="ce367"/>
          <table:table-cell table:style-name="ce364"/>
          <table:table-cell table:style-name="ce367"/>
          <table:table-cell table:style-name="ce364"/>
          <table:table-cell table:style-name="ce367"/>
          <table:table-cell table:style-name="ce364"/>
          <table:table-cell table:style-name="ce367"/>
          <table:table-cell table:style-name="ce364"/>
          <table:table-cell table:style-name="ce367"/>
          <table:table-cell table:style-name="ce364"/>
          <table:table-cell table:style-name="ce367"/>
          <table:table-cell table:style-name="ce377"/>
          <table:table-cell table:number-columns-repeated="1003"/>
        </table:table-row>
        <table:table-row table:style-name="ro10" table:visibility="collapse">
          <table:table-cell table:style-name="ce410"/>
          <table:table-cell table:style-name="ce423"/>
          <table:table-cell table:style-name="ce434"/>
          <table:table-cell table:style-name="ce374" table:number-columns-repeated="2"/>
          <table:table-cell table:style-name="ce365"/>
          <table:table-cell table:style-name="ce368"/>
          <table:table-cell table:style-name="ce374"/>
          <table:table-cell table:style-name="ce365"/>
          <table:table-cell table:style-name="ce368"/>
          <table:table-cell table:style-name="ce365"/>
          <table:table-cell table:style-name="ce368"/>
          <table:table-cell table:style-name="ce365"/>
          <table:table-cell table:style-name="ce368"/>
          <table:table-cell table:style-name="ce365"/>
          <table:table-cell table:style-name="ce368"/>
          <table:table-cell table:style-name="ce365"/>
          <table:table-cell table:style-name="ce368"/>
          <table:table-cell table:style-name="ce365"/>
          <table:table-cell table:style-name="ce368"/>
          <table:table-cell table:style-name="ce378"/>
          <table:table-cell table:number-columns-repeated="1003"/>
        </table:table-row>
        <table:table-row table:style-name="ro14">
          <table:table-cell table:style-name="ce14" office:value-type="string" calcext:value-type="string">
            <text:p>FONTE: SEAB/PR - DERAL/DEB</text:p>
          </table:table-cell>
          <table:table-cell table:style-name="ce416" table:number-columns-repeated="2"/>
          <table:table-cell table:number-columns-repeated="1021"/>
        </table:table-row>
        <table:table-row table:style-name="ro22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4" table:number-rows-repeated="21">
          <table:table-cell table:number-columns-repeated="1024"/>
        </table:table-row>
        <table:table-row table:style-name="ro7" table:number-rows-repeated="104852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R$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8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7P2" style:volatile="true">
      <loext:text> $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29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31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Cr$ </number:text>
      <number:number number:decimal-places="0" loext:min-decimal-places="0" number:min-integer-digits="1" number:grouping="true"/>
      <number:text> </number:text>
    </number:number-style>
    <number:number-style style:name="N135">
      <number:text>(Cr$ 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Cr$ </number:text>
      <number:number number:decimal-places="0" loext:min-decimal-places="0" number:min-integer-digits="1" number:grouping="true"/>
      <number:text> </number:text>
    </number:number-style>
    <number:number-style style:name="N136">
      <style:text-properties fo:color="#ff0000"/>
      <number:text>(Cr$ 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Cr$ </number:text>
      <number:number number:decimal-places="2" loext:min-decimal-places="2" number:min-integer-digits="1" number:grouping="true"/>
      <number:text> </number:text>
    </number:number-style>
    <number:number-style style:name="N137">
      <number:text>(Cr$ 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Cr$ </number:text>
      <number:number number:decimal-places="2" loext:min-decimal-places="2" number:min-integer-digits="1" number:grouping="true"/>
      <number:text> </number:text>
    </number:number-style>
    <number:number-style style:name="N138">
      <style:text-properties fo:color="#ff0000"/>
      <number:text>(Cr$ 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loext:text> C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C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Cr$ 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C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C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C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">
      <number:number number:decimal-places="1" loext:min-decimal-places="1" number:min-integer-digits="1"/>
    </number:number-style>
    <number:number-style style:name="N142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number number:decimal-places="3" loext:min-decimal-places="3" number:min-integer-digits="1"/>
    </number:number-style>
    <number:number-style style:name="N145">
      <number:number number:decimal-places="4" loext:min-decimal-places="4" number:min-integer-digits="1"/>
    </number:number-style>
    <number:number-style style:name="N14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omma" style:display-name="Excel_BuiltIn_Comma" style:family="table-cell" style:parent-style-name="Default" style:data-style-name="N117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.99mm" fo:margin-bottom="4.99mm" fo:margin-left="12.45mm" fo:margin-right="12.45mm" style:first-page-number="continue" loext:scale-to-X="1" loext:scale-to-Y="1" style:table-centering="both" style:writing-mode="lr-tb"/>
      <style:header-style>
        <style:header-footer-properties fo:min-height="7.5mm" fo:margin-left="6.54mm" fo:margin-right="6.54mm" fo:margin-bottom="0mm"/>
      </style:header-style>
      <style:footer-style>
        <style:header-footer-properties fo:min-height="7.5mm" fo:margin-left="6.54mm" fo:margin-right="6.54mm" fo:margin-top="0mm"/>
      </style:footer-style>
    </style:page-layout>
    <style:page-layout style:name="Mpm4">
      <style:page-layout-properties fo:page-width="297mm" fo:page-height="210.01mm" style:num-format="1" style:print-orientation="landscape" fo:margin-top="6mm" fo:margin-bottom="6mm" fo:margin-left="6mm" fo:margin-right="13mm" style:first-page-number="continue" style:scale-to="67%" style:table-centering="both" style:writing-mode="lr-tb"/>
      <style:header-style>
        <style:header-footer-properties fo:min-height="7.5mm" fo:margin-left="13mm" fo:margin-right="6mm" fo:margin-bottom="0mm"/>
      </style:header-style>
      <style:footer-style>
        <style:header-footer-properties fo:min-height="7.5mm" fo:margin-left="13mm" fo:margin-right="6mm" fo:margin-top="0mm"/>
      </style:footer-style>
    </style:page-layout>
    <style:page-layout style:name="Mpm5">
      <style:page-layout-properties fo:page-width="297mm" fo:page-height="210.01mm" style:num-format="1" style:print-orientation="landscape" fo:margin-top="13.72mm" fo:margin-bottom="24.99mm" fo:margin-left="19.05mm" fo:margin-right="13mm" style:first-page-number="continue" loext:scale-to-X="1" loext:scale-to-Y="1" style:table-centering="both" style:writing-mode="lr-tb"/>
      <style:header-style>
        <style:header-footer-properties fo:min-height="7.5mm" fo:margin-left="0mm" fo:margin-right="6mm" fo:margin-bottom="0mm"/>
      </style:header-style>
      <style:footer-style>
        <style:header-footer-properties fo:min-height="7.5mm" fo:margin-left="0mm" fo:margin-right="6mm" fo:margin-top="0mm"/>
      </style:footer-style>
    </style:page-layout>
    <style:page-layout style:name="Mpm6">
      <style:page-layout-properties fo:page-width="297mm" fo:page-height="210.01mm" style:num-format="1" style:print-orientation="landscape" fo:margin-top="24.99mm" fo:margin-bottom="24.99mm" fo:margin-left="15.49mm" fo:margin-right="13mm" style:first-page-number="continue" style:scale-to="75%" style:table-centering="both" style:writing-mode="lr-tb"/>
      <style:header-style>
        <style:header-footer-properties fo:min-height="7.5mm" fo:margin-left="3.51mm" fo:margin-right="6mm" fo:margin-bottom="0mm"/>
      </style:header-style>
      <style:footer-style>
        <style:header-footer-properties fo:min-height="7.5mm" fo:margin-left="3.51mm" fo:margin-right="6mm" fo:margin-top="0mm"/>
      </style:footer-style>
    </style:page-layout>
    <style:page-layout style:name="Mpm7">
      <style:page-layout-properties fo:page-width="297mm" fo:page-height="210.01mm" style:num-format="1" style:print-orientation="landscape" fo:margin-top="24.99mm" fo:margin-bottom="24.99mm" fo:margin-left="6.35mm" fo:margin-right="12.45mm" style:first-page-number="continue" style:scale-to="76%" style:table-centering="both" style:writing-mode="lr-tb"/>
      <style:header-style>
        <style:header-footer-properties fo:min-height="7.5mm" fo:margin-left="12.65mm" fo:margin-right="6.54mm" fo:margin-bottom="0mm"/>
      </style:header-style>
      <style:footer-style>
        <style:header-footer-properties fo:min-height="7.5mm" fo:margin-left="12.65mm" fo:margin-right="6.54mm" fo:margin-top="0mm"/>
      </style:footer-style>
    </style:page-layout>
    <style:page-layout style:name="Mpm8">
      <style:page-layout-properties fo:page-width="297mm" fo:page-height="210.01mm" style:num-format="1" style:print-orientation="landscape" fo:margin-top="16mm" fo:margin-bottom="6mm" fo:margin-left="12.7mm" fo:margin-right="13mm" style:first-page-number="continue" style:scale-to="73%" style:table-centering="both" style:writing-mode="lr-tb"/>
      <style:header-style>
        <style:header-footer-properties fo:min-height="7.5mm" fo:margin-left="6.3mm" fo:margin-right="6mm" fo:margin-bottom="0mm"/>
      </style:header-style>
      <style:footer-style>
        <style:header-footer-properties fo:min-height="7.5mm" fo:margin-left="6.3mm" fo:margin-right="6mm" fo:margin-top="0mm"/>
      </style:footer-style>
    </style:page-layout>
    <style:page-layout style:name="Mpm9">
      <style:page-layout-properties fo:page-width="297mm" fo:page-height="210.01mm" style:num-format="1" style:print-orientation="landscape" fo:margin-top="24.99mm" fo:margin-bottom="24.99mm" fo:margin-left="6mm" fo:margin-right="13mm" style:first-page-number="continue" style:scale-to="75%" style:table-centering="both" style:writing-mode="lr-tb"/>
      <style:header-style>
        <style:header-footer-properties fo:min-height="7.5mm" fo:margin-left="13mm" fo:margin-right="6mm" fo:margin-bottom="0mm"/>
      </style:header-style>
      <style:footer-style>
        <style:header-footer-properties fo:min-height="7.5mm" fo:margin-left="13mm" fo:margin-right="6mm" fo:margin-top="0mm"/>
      </style:footer-style>
    </style:page-layout>
    <style:page-layout style:name="Mpm10">
      <style:page-layout-properties fo:page-width="297mm" fo:page-height="210.01mm" style:num-format="1" style:print-orientation="landscape" fo:margin-top="24.99mm" fo:margin-bottom="24.99mm" fo:margin-left="6mm" fo:margin-right="13mm" style:first-page-number="continue" style:scale-to="77%" style:table-centering="both" style:writing-mode="lr-tb"/>
      <style:header-style>
        <style:header-footer-properties fo:min-height="7.5mm" fo:margin-left="13mm" fo:margin-right="6mm" fo:margin-bottom="0mm"/>
      </style:header-style>
      <style:footer-style>
        <style:header-footer-properties fo:min-height="7.5mm" fo:margin-left="13mm" fo:margin-right="6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MENTES" style:display-name="PageStyle_SEMEN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DAS" style:display-name="PageStyle_MUD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RVA_20_-_20_MATE" style:display-name="PageStyle_ERVA - MAT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ENHA" style:display-name="PageStyle_LENHA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CARVÃO" style:display-name="PageStyle_CARVÃO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ORAS" style:display-name="PageStyle_TORAS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TORAS_20_2_20_" style:display-name="PageStyle_TORAS 2 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MADEIRAS" style:display-name="PageStyle_MADEIRAS" style:page-layout-name="Mpm10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1550" meta:object-count="13"/>
    <meta:generator>LibreOffice/5.3.4.2$Windows_X86_64 LibreOffice_project/f82d347ccc0be322489bf7da61d7e4ad13fe2ff3</meta:generator>
  </office:meta>
</office:document-meta>
</file>